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ta" table:style-name="ta1">
        <table:table-column table:style-name="co1" table:number-columns-repeated="7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rigidity</text:p>
          </table:table-cell>
          <table:table-cell office:value-type="string" calcext:value-type="string">
            <text:p>total_motor_updrs</text:p>
          </table:table-cell>
          <table:table-cell office:value-type="string" calcext:value-type="string">
            <text:p>lf auto</text:p>
          </table:table-cell>
          <table:table-cell office:value-type="string" calcext:value-type="string">
            <text:p>hf auto</text:p>
          </table:table-cell>
          <table:table-cell office:value-type="string" calcext:value-type="string">
            <text:p>burst auto</text:p>
          </table:table-cell>
          <table:table-cell office:value-type="string" calcext:value-type="string">
            <text:p>non burst auto</text:p>
          </table:table-cell>
          <table:table-cell office:value-type="string" calcext:value-type="string">
            <text:p>lf manual</text:p>
          </table:table-cell>
          <table:table-cell office:value-type="string" calcext:value-type="string">
            <text:p>hf manual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ade in fade out</text:p>
          </table:table-cell>
          <table:table-cell office:value-type="string" calcext:value-type="string">
            <text:p>lf f min</text:p>
          </table:table-cell>
          <table:table-cell office:value-type="string" calcext:value-type="string">
            <text:p>lf f max</text:p>
          </table:table-cell>
          <table:table-cell office:value-type="string" calcext:value-type="string">
            <text:p>lf f width</text:p>
          </table:table-cell>
          <table:table-cell office:value-type="string" calcext:value-type="string">
            <text:p>hf f min</text:p>
          </table:table-cell>
          <table:table-cell office:value-type="string" calcext:value-type="string">
            <text:p>hf f max</text:p>
          </table:table-cell>
          <table:table-cell office:value-type="string" calcext:value-type="string">
            <text:p>hf f width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spread</text:p>
          </table:table-cell>
          <table:table-cell office:value-type="string" calcext:value-type="string">
            <text:p>spread_checked</text:p>
          </table:table-cell>
          <table:table-cell office:value-type="string" calcext:value-type="string">
            <text:p>pac_thresh</text:p>
          </table:table-cell>
          <table:table-cell office:value-type="string" calcext:value-type="string">
            <text:p>lf_1</text:p>
          </table:table-cell>
          <table:table-cell office:value-type="string" calcext:value-type="string">
            <text:p>hf_1</text:p>
          </table:table-cell>
          <table:table-cell office:value-type="string" calcext:value-type="string">
            <text:p>peaks_align_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f_zoom_factor</text:p>
          </table:table-cell>
          <table:table-cell office:value-type="string" calcext:value-type="string">
            <text:p>lf_offset_factor</text:p>
          </table:table-cell>
          <table:table-cell office:value-type="string" calcext:value-type="string">
            <text:p>hf_zoom_factor</text:p>
          </table:table-cell>
          <table:table-cell office:value-type="string" calcext:value-type="string">
            <text:p>hf_offset_factor</text:p>
          </table:table-cell>
          <table:table-cell office:value-type="string" calcext:value-type="string">
            <text:p>lf_3</text:p>
          </table:table-cell>
          <table:table-cell office:value-type="string" calcext:value-type="string">
            <text:p>hf_3</text:p>
          </table:table-cell>
          <table:table-cell office:value-type="string" calcext:value-type="string">
            <text:p>lf_3 &amp; hf_3 overlap</text:p>
          </table:table-cell>
          <table:table-cell office:value-type="string" calcext:value-type="string">
            <text:p>pac_3</text:p>
          </table:table-cell>
          <table:table-cell office:value-type="string" calcext:value-type="string">
            <text:p>expecting pac</text:p>
          </table:table-cell>
          <table:table-cell office:value-type="string" calcext:value-type="string">
            <text:p>beta lfp strength 1</text:p>
          </table:table-cell>
          <table:table-cell office:value-type="string" calcext:value-type="string">
            <text:p>beta overall strength 1</text:p>
          </table:table-cell>
          <table:table-cell office:value-type="string" calcext:value-type="string">
            <text:p>beta burst strength 1</text:p>
          </table:table-cell>
          <table:table-cell office:value-type="string" calcext:value-type="string">
            <text:p>beta non burst strength 1</text:p>
          </table:table-cell>
          <table:table-cell office:value-type="string" calcext:value-type="string">
            <text:p>pac overall strength 2</text:p>
          </table:table-cell>
          <table:table-cell office:value-type="string" calcext:value-type="string">
            <text:p>pac burst strength 2</text:p>
          </table:table-cell>
          <table:table-cell office:value-type="string" calcext:value-type="string">
            <text:p>pac non burst strength 2</text:p>
          </table:table-cell>
          <table:table-cell office:value-type="string" calcext:value-type="string">
            <text:p>pac burst strength 3</text:p>
          </table:table-cell>
          <table:table-cell office:value-type="string" calcext:value-type="string">
            <text:p>pac non burst strength 3</text:p>
          </table:table-cell>
          <table:table-cell office:value-type="string" calcext:value-type="string">
            <text:p>pac burst specificity 3</text:p>
          </table:table-cell>
          <table:table-cell office:value-type="string" calcext:value-type="string">
            <text:p>pac burst specific strength 3</text:p>
          </table:table-cell>
          <table:table-cell office:value-type="string" calcext:value-type="string">
            <text:p>pac non burst specific strength 3</text:p>
          </table:table-cell>
          <table:table-cell office:value-type="string" calcext:value-type="string">
            <text:p>pac non burst specificity 3</text:p>
          </table:table-cell>
          <table:table-cell office:value-type="string" calcext:value-type="string">
            <text:p>pac random burst specific strength 3</text:p>
          </table:table-cell>
          <table:table-cell office:value-type="string" calcext:value-type="string">
            <text:p>pac burst specific strength norm 3</text:p>
          </table:table-cell>
          <table:table-cell office:value-type="string" calcext:value-type="string">
            <text:p>pac non burst specific strength norm 3</text:p>
          </table:table-cell>
          <table:table-cell office:value-type="string" calcext:value-type="string">
            <text:p>pac random burst specific strength norm 3</text:p>
          </table:table-cell>
          <table:table-cell office:value-type="string" calcext:value-type="string">
            <text:p>pac random non burst specific strength norm 3</text:p>
          </table:table-cell>
          <table:table-cell office:value-type="string" calcext:value-type="string">
            <text:p>pac random non burst specific strength 3</text:p>
          </table:table-cell>
          <table:table-cell office:value-type="string" calcext:value-type="string">
            <text:p>spikes_within</text:p>
          </table:table-cell>
          <table:table-cell office:value-type="string" calcext:value-type="string">
            <text:p>spikes_outside</text:p>
          </table:table-cell>
          <table:table-cell office:value-type="string" calcext:value-type="string">
            <text:p>spikes_within_per_second</text:p>
          </table:table-cell>
          <table:table-cell office:value-type="string" calcext:value-type="string">
            <text:p>spikes_outside_per_second</text:p>
          </table:table-cell>
          <table:table-cell office:value-type="string" calcext:value-type="string">
            <text:p>spikes_per_second</text:p>
          </table:table-cell>
          <table:table-cell office:value-type="string" calcext:value-type="string">
            <text:p>reverse lf pac score</text:p>
          </table:table-cell>
          <table:table-cell office:value-type="string" calcext:value-type="string">
            <text:p>reverse hf pac score</text:p>
          </table:table-cell>
          <table:table-cell office:value-type="string" calcext:value-type="string">
            <text:p>result meets expectations</text:p>
          </table:table-cell>
          <table:table-cell office:value-type="string" calcext:value-type="string">
            <text:p>process data</text:p>
          </table:table-cell>
          <table:table-cell office:value-type="string" calcext:value-type="string">
            <text:p>artifact present</text:p>
          </table:table-cell>
          <table:table-cell office:value-type="string" calcext:value-type="string">
            <text:p>valid_data</text:p>
          </table:table-cell>
          <table:table-cell office:value-type="string" calcext:value-type="string">
            <text:p>valid_spike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541_s1_1956-NOT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395976305007935" calcext:value-type="float">
            <text:p>0.395976305007935</text:p>
          </table:table-cell>
          <table:table-cell office:value-type="float" office:value="0.203416548979322" calcext:value-type="float">
            <text:p>0.203416548979322</text:p>
          </table:table-cell>
          <table:table-cell office:value-type="float" office:value="0.324835054167375" calcext:value-type="float">
            <text:p>0.324835054167375</text:p>
          </table:table-cell>
          <table:table-cell office:value-type="float" office:value="0.148788520251583" calcext:value-type="float">
            <text:p>0.148788520251583</text:p>
          </table:table-cell>
          <table:table-cell office:value-type="float" office:value="0" calcext:value-type="float">
            <text:p>0</text:p>
          </table:table-cell>
          <table:table-cell office:value-type="float" office:value="0.554655966949389" calcext:value-type="float">
            <text:p>0.554655966949389</text:p>
          </table:table-cell>
          <table:table-cell office:value-type="float" office:value="0.322704390527201" calcext:value-type="float">
            <text:p>0.322704390527201</text:p>
          </table:table-cell>
          <table:table-cell office:value-type="float" office:value="3.70999728085644" calcext:value-type="float">
            <text:p>3.70999728085644</text:p>
          </table:table-cell>
          <table:table-cell office:value-type="float" office:value="1.95405695984701" calcext:value-type="float">
            <text:p>1.95405695984701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4.72572032729758" calcext:value-type="float">
            <text:p>4.7257203272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770049942237" calcext:value-type="float">
            <text:p>1.42770049942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2112778696493" calcext:value-type="float">
            <text:p>0.30211277869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587734241908" calcext:value-type="float">
            <text:p>0.565587734241908</text:p>
          </table:table-cell>
          <table:table-cell office:value-type="float" office:value="0.434412265758092" calcext:value-type="float">
            <text:p>0.434412265758092</text:p>
          </table:table-cell>
          <table:table-cell office:value-type="float" office:value="173.715981099593" calcext:value-type="float">
            <text:p>173.715981099593</text:p>
          </table:table-cell>
          <table:table-cell office:value-type="float" office:value="23.8618274956274" calcext:value-type="float">
            <text:p>23.8618274956274</text:p>
          </table:table-cell>
          <table:table-cell office:value-type="float" office:value="46.5958445859589" calcext:value-type="float">
            <text:p>46.5958445859589</text:p>
          </table:table-cell>
          <table:table-cell office:value-type="float" office:value="0" calcext:value-type="float">
            <text:p>0</text:p>
          </table:table-cell>
          <table:table-cell office:value-type="float" office:value="0.720513890857428" calcext:value-type="float">
            <text:p>0.720513890857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1_815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02622020244598" calcext:value-type="float">
            <text:p>0.802622020244598</text:p>
          </table:table-cell>
          <table:table-cell office:value-type="float" office:value="0.952708961002243" calcext:value-type="float">
            <text:p>0.952708961002243</text:p>
          </table:table-cell>
          <table:table-cell office:value-type="float" office:value="0.604481480594507" calcext:value-type="float">
            <text:p>0.604481480594507</text:p>
          </table:table-cell>
          <table:table-cell office:value-type="float" office:value="0.240248126827922" calcext:value-type="float">
            <text:p>0.240248126827922</text:p>
          </table:table-cell>
          <table:table-cell office:value-type="float" office:value="0.958019191878193" calcext:value-type="float">
            <text:p>0.958019191878193</text:p>
          </table:table-cell>
          <table:table-cell office:value-type="float" office:value="0.96899239756642" calcext:value-type="float">
            <text:p>0.96899239756642</text:p>
          </table:table-cell>
          <table:table-cell office:value-type="float" office:value="0.732844990812351" calcext:value-type="float">
            <text:p>0.732844990812351</text:p>
          </table:table-cell>
          <table:table-cell office:value-type="float" office:value="6.60499791620862" calcext:value-type="float">
            <text:p>6.60499791620862</text:p>
          </table:table-cell>
          <table:table-cell office:value-type="float" office:value="3.27131533726035" calcext:value-type="float">
            <text:p>3.27131533726035</text:p>
          </table:table-cell>
          <table:table-cell office:value-type="float" office:value="0.891304347826087" calcext:value-type="float">
            <text:p>0.891304347826087</text:p>
          </table:table-cell>
          <table:table-cell office:value-type="float" office:value="41.8364064266629" calcext:value-type="float">
            <text:p>41.8364064266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669221625182" calcext:value-type="float">
            <text:p>18.2669221625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6627419100614" calcext:value-type="float">
            <text:p>0.43662741910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3548387096774" calcext:value-type="float">
            <text:p>0.693548387096774</text:p>
          </table:table-cell>
          <table:table-cell office:value-type="float" office:value="0.306451612903226" calcext:value-type="float">
            <text:p>0.306451612903226</text:p>
          </table:table-cell>
          <table:table-cell office:value-type="float" office:value="199.637152938992" calcext:value-type="float">
            <text:p>199.637152938992</text:p>
          </table:table-cell>
          <table:table-cell office:value-type="float" office:value="19.946928019486" calcext:value-type="float">
            <text:p>19.946928019486</text:p>
          </table:table-cell>
          <table:table-cell office:value-type="float" office:value="53.0859007072766" calcext:value-type="float">
            <text:p>53.0859007072766</text:p>
          </table:table-cell>
          <table:table-cell office:value-type="float" office:value="0.49919403948297" calcext:value-type="float">
            <text:p>0.49919403948297</text:p>
          </table:table-cell>
          <table:table-cell office:value-type="float" office:value="0.491948393727495" calcext:value-type="float">
            <text:p>0.491948393727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1_872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53909492492676" calcext:value-type="float">
            <text:p>0.853909492492676</text:p>
          </table:table-cell>
          <table:table-cell office:value-type="float" office:value="0.353009410411794" calcext:value-type="float">
            <text:p>0.353009410411794</text:p>
          </table:table-cell>
          <table:table-cell office:value-type="float" office:value="0.378361303298212" calcext:value-type="float">
            <text:p>0.378361303298212</text:p>
          </table:table-cell>
          <table:table-cell office:value-type="float" office:value="0.348051464768869" calcext:value-type="float">
            <text:p>0.348051464768869</text:p>
          </table:table-cell>
          <table:table-cell office:value-type="float" office:value="0.854598201540472" calcext:value-type="float">
            <text:p>0.854598201540472</text:p>
          </table:table-cell>
          <table:table-cell office:value-type="float" office:value="0.826319255241432" calcext:value-type="float">
            <text:p>0.826319255241432</text:p>
          </table:table-cell>
          <table:table-cell office:value-type="float" office:value="0" calcext:value-type="float">
            <text:p>0</text:p>
          </table:table-cell>
          <table:table-cell office:value-type="float" office:value="7.6998931829683" calcext:value-type="float">
            <text:p>7.6998931829683</text:p>
          </table:table-cell>
          <table:table-cell office:value-type="float" office:value="4.86625556734235" calcext:value-type="float">
            <text:p>4.86625556734235</text:p>
          </table:table-cell>
          <table:table-cell office:value-type="float" office:value="0.626506024096386" calcext:value-type="float">
            <text:p>0.626506024096386</text:p>
          </table:table-cell>
          <table:table-cell office:value-type="float" office:value="20.5840905303124" calcext:value-type="float">
            <text:p>20.5840905303124</text:p>
          </table:table-cell>
          <table:table-cell office:value-type="float" office:value="2.30203334077532" calcext:value-type="float">
            <text:p>2.3020333407753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4.9633791042901" calcext:value-type="float">
            <text:p>14.9633791042901</text:p>
          </table:table-cell>
          <table:table-cell office:value-type="float" office:value="1" calcext:value-type="float">
            <text:p>1</text:p>
          </table:table-cell>
          <table:table-cell office:value-type="float" office:value="0.111835562391514" calcext:value-type="float">
            <text:p>0.111835562391514</text:p>
          </table:table-cell>
          <table:table-cell office:value-type="float" office:value="0.726939044610927" calcext:value-type="float">
            <text:p>0.726939044610927</text:p>
          </table:table-cell>
          <table:table-cell office:value-type="float" office:value="0.0516441359334817" calcext:value-type="float">
            <text:p>0.051644135933482</text:p>
          </table:table-cell>
          <table:table-cell office:value-type="float" office:value="1.06304756941455" calcext:value-type="float">
            <text:p>1.06304756941455</text:p>
          </table:table-cell>
          <table:table-cell office:value-type="float" office:value="0.636752136752137" calcext:value-type="float">
            <text:p>0.636752136752137</text:p>
          </table:table-cell>
          <table:table-cell office:value-type="float" office:value="0.363247863247863" calcext:value-type="float">
            <text:p>0.363247863247863</text:p>
          </table:table-cell>
          <table:table-cell office:value-type="float" office:value="203.466685785298" calcext:value-type="float">
            <text:p>203.466685785298</text:p>
          </table:table-cell>
          <table:table-cell office:value-type="float" office:value="13.5606991288809" calcext:value-type="float">
            <text:p>13.5606991288809</text:p>
          </table:table-cell>
          <table:table-cell office:value-type="float" office:value="33.4265657343427" calcext:value-type="float">
            <text:p>33.4265657343427</text:p>
          </table:table-cell>
          <table:table-cell office:value-type="float" office:value="0.874857102869626" calcext:value-type="float">
            <text:p>0.874857102869626</text:p>
          </table:table-cell>
          <table:table-cell office:value-type="float" office:value="0.086265796325197" calcext:value-type="float">
            <text:p>0.086265796325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1_908-NOT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6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570220291614533" calcext:value-type="float">
            <text:p>0.570220291614533</text:p>
          </table:table-cell>
          <table:table-cell office:value-type="float" office:value="-0.103802428470422" calcext:value-type="float">
            <text:p>-0.103802428470422</text:p>
          </table:table-cell>
          <table:table-cell office:value-type="float" office:value="-0.00332643158846727" calcext:value-type="float">
            <text:p>-0.003326431588467</text:p>
          </table:table-cell>
          <table:table-cell office:value-type="float" office:value="-0.00306223780356495" calcext:value-type="float">
            <text:p>-0.003062237803565</text:p>
          </table:table-cell>
          <table:table-cell office:value-type="float" office:value="0" calcext:value-type="float">
            <text:p>0</text:p>
          </table:table-cell>
          <table:table-cell office:value-type="float" office:value="0.0455436899997214" calcext:value-type="float">
            <text:p>0.045543689999721</text:p>
          </table:table-cell>
          <table:table-cell office:value-type="float" office:value="0" calcext:value-type="float">
            <text:p>0</text:p>
          </table:table-cell>
          <table:table-cell office:value-type="float" office:value="3.49538648182533" calcext:value-type="float">
            <text:p>3.49538648182533</text:p>
          </table:table-cell>
          <table:table-cell office:value-type="float" office:value="2.7891881091782" calcext:value-type="float">
            <text:p>2.78918810917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2443674176776" calcext:value-type="float">
            <text:p>0.672443674176776</text:p>
          </table:table-cell>
          <table:table-cell office:value-type="float" office:value="0.327556325823224" calcext:value-type="float">
            <text:p>0.327556325823224</text:p>
          </table:table-cell>
          <table:table-cell office:value-type="float" office:value="135.910840832741" calcext:value-type="float">
            <text:p>135.910840832741</text:p>
          </table:table-cell>
          <table:table-cell office:value-type="float" office:value="16.622942038444" calcext:value-type="float">
            <text:p>16.622942038444</text:p>
          </table:table-cell>
          <table:table-cell office:value-type="float" office:value="40.5634132057737" calcext:value-type="float">
            <text:p>40.5634132057737</text:p>
          </table:table-cell>
          <table:table-cell office:value-type="float" office:value="0.305066642598076" calcext:value-type="float">
            <text:p>0.305066642598076</text:p>
          </table:table-cell>
          <table:table-cell office:value-type="float" office:value="0.485212268417339" calcext:value-type="float">
            <text:p>0.485212268417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1_950-BETA-highly-isolated-spike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527407467365265" calcext:value-type="float">
            <text:p>0.527407467365265</text:p>
          </table:table-cell>
          <table:table-cell office:value-type="float" office:value="1.22099205066534" calcext:value-type="float">
            <text:p>1.22099205066534</text:p>
          </table:table-cell>
          <table:table-cell office:value-type="float" office:value="0.93508037130972" calcext:value-type="float">
            <text:p>0.93508037130972</text:p>
          </table:table-cell>
          <table:table-cell office:value-type="float" office:value="0.513824926157845" calcext:value-type="float">
            <text:p>0.513824926157845</text:p>
          </table:table-cell>
          <table:table-cell office:value-type="float" office:value="0.203824668157235" calcext:value-type="float">
            <text:p>0.203824668157235</text:p>
          </table:table-cell>
          <table:table-cell office:value-type="float" office:value="0.481874782902188" calcext:value-type="float">
            <text:p>0.481874782902188</text:p>
          </table:table-cell>
          <table:table-cell office:value-type="float" office:value="0.0828309953596148" calcext:value-type="float">
            <text:p>0.082830995359615</text:p>
          </table:table-cell>
          <table:table-cell office:value-type="float" office:value="5.04030035945075" calcext:value-type="float">
            <text:p>5.04030035945075</text:p>
          </table:table-cell>
          <table:table-cell office:value-type="float" office:value="3.71562247255624" calcext:value-type="float">
            <text:p>3.7156224725562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2.3937990866484" calcext:value-type="float">
            <text:p>12.393799086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178765449525" calcext:value-type="float">
            <text:p>3.31178765449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7213275876238" calcext:value-type="float">
            <text:p>0.267213275876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7837837837838" calcext:value-type="float">
            <text:p>0.837837837837838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253.458933511399" calcext:value-type="float">
            <text:p>253.458933511399</text:p>
          </table:table-cell>
          <table:table-cell office:value-type="float" office:value="8.43491667760136" calcext:value-type="float">
            <text:p>8.43491667760136</text:p>
          </table:table-cell>
          <table:table-cell office:value-type="float" office:value="44.3838434731494" calcext:value-type="float">
            <text:p>44.3838434731494</text:p>
          </table:table-cell>
          <table:table-cell office:value-type="float" office:value="0.519092282964215" calcext:value-type="float">
            <text:p>0.519092282964215</text:p>
          </table:table-cell>
          <table:table-cell office:value-type="float" office:value="0.353065230356308" calcext:value-type="float">
            <text:p>0.353065230356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1_950-BETA-in-out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551344811916351" calcext:value-type="float">
            <text:p>0.551344811916351</text:p>
          </table:table-cell>
          <table:table-cell office:value-type="float" office:value="0.548983784724419" calcext:value-type="float">
            <text:p>0.548983784724419</text:p>
          </table:table-cell>
          <table:table-cell office:value-type="float" office:value="0.349726084312465" calcext:value-type="float">
            <text:p>0.349726084312465</text:p>
          </table:table-cell>
          <table:table-cell office:value-type="float" office:value="0.180549833346065" calcext:value-type="float">
            <text:p>0.180549833346065</text:p>
          </table:table-cell>
          <table:table-cell office:value-type="float" office:value="0.913206538998345" calcext:value-type="float">
            <text:p>0.913206538998345</text:p>
          </table:table-cell>
          <table:table-cell office:value-type="float" office:value="0.911513901015207" calcext:value-type="float">
            <text:p>0.911513901015207</text:p>
          </table:table-cell>
          <table:table-cell office:value-type="float" office:value="0.208207076114208" calcext:value-type="float">
            <text:p>0.208207076114208</text:p>
          </table:table-cell>
          <table:table-cell office:value-type="float" office:value="4.53294153951577" calcext:value-type="float">
            <text:p>4.53294153951577</text:p>
          </table:table-cell>
          <table:table-cell office:value-type="float" office:value="2.35725671078259" calcext:value-type="float">
            <text:p>2.35725671078259</text:p>
          </table:table-cell>
          <table:table-cell office:value-type="float" office:value="0.824324324324324" calcext:value-type="float">
            <text:p>0.824324324324324</text:p>
          </table:table-cell>
          <table:table-cell office:value-type="float" office:value="23.8433292754597" calcext:value-type="float">
            <text:p>23.843329275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615127262166" calcext:value-type="float">
            <text:p>6.15615127262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8191765147402" calcext:value-type="float">
            <text:p>0.258191765147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179190751445" calcext:value-type="float">
            <text:p>0.653179190751445</text:p>
          </table:table-cell>
          <table:table-cell office:value-type="float" office:value="0.346820809248555" calcext:value-type="float">
            <text:p>0.346820809248555</text:p>
          </table:table-cell>
          <table:table-cell office:value-type="float" office:value="214.978913255793" calcext:value-type="float">
            <text:p>214.978913255793</text:p>
          </table:table-cell>
          <table:table-cell office:value-type="float" office:value="18.9298624045703" calcext:value-type="float">
            <text:p>18.9298624045703</text:p>
          </table:table-cell>
          <table:table-cell office:value-type="float" office:value="46.8171370114739" calcext:value-type="float">
            <text:p>46.8171370114739</text:p>
          </table:table-cell>
          <table:table-cell office:value-type="float" office:value="0.440909139721058" calcext:value-type="float">
            <text:p>0.440909139721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1_950-BETA-two-units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129939511418343" calcext:value-type="float">
            <text:p>0.129939511418343</text:p>
          </table:table-cell>
          <table:table-cell office:value-type="float" office:value="0.295579925044917" calcext:value-type="float">
            <text:p>0.295579925044917</text:p>
          </table:table-cell>
          <table:table-cell office:value-type="float" office:value="-0.105230009897359" calcext:value-type="float">
            <text:p>-0.105230009897359</text:p>
          </table:table-cell>
          <table:table-cell office:value-type="float" office:value="-0.0912477149704194" calcext:value-type="float">
            <text:p>-0.091247714970419</text:p>
          </table:table-cell>
          <table:table-cell office:value-type="float" office:value="0.671031172234201" calcext:value-type="float">
            <text:p>0.671031172234201</text:p>
          </table:table-cell>
          <table:table-cell office:value-type="float" office:value="0.700752641918932" calcext:value-type="float">
            <text:p>0.700752641918932</text:p>
          </table:table-cell>
          <table:table-cell office:value-type="float" office:value="0" calcext:value-type="float">
            <text:p>0</text:p>
          </table:table-cell>
          <table:table-cell office:value-type="float" office:value="3.06029809904064" calcext:value-type="float">
            <text:p>3.06029809904064</text:p>
          </table:table-cell>
          <table:table-cell office:value-type="float" office:value="2.02607963359643" calcext:value-type="float">
            <text:p>2.02607963359643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7.55364880260301" calcext:value-type="float">
            <text:p>7.55364880260301</text:p>
          </table:table-cell>
          <table:table-cell office:value-type="float" office:value="0.634967804051045" calcext:value-type="float">
            <text:p>0.63496780405104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.631986653918" calcext:value-type="float">
            <text:p>2.631986653918</text:p>
          </table:table-cell>
          <table:table-cell office:value-type="float" office:value="1" calcext:value-type="float">
            <text:p>1</text:p>
          </table:table-cell>
          <table:table-cell office:value-type="float" office:value="0.0840610704368773" calcext:value-type="float">
            <text:p>0.084061070436877</text:p>
          </table:table-cell>
          <table:table-cell office:value-type="float" office:value="0.348439108396331" calcext:value-type="float">
            <text:p>0.348439108396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7127659574468" calcext:value-type="float">
            <text:p>0.827127659574468</text:p>
          </table:table-cell>
          <table:table-cell office:value-type="float" office:value="0.172872340425532" calcext:value-type="float">
            <text:p>0.172872340425532</text:p>
          </table:table-cell>
          <table:table-cell office:value-type="float" office:value="147.255837849484" calcext:value-type="float">
            <text:p>147.255837849484</text:p>
          </table:table-cell>
          <table:table-cell office:value-type="float" office:value="6.69289210209539" calcext:value-type="float">
            <text:p>6.69289210209539</text:p>
          </table:table-cell>
          <table:table-cell office:value-type="float" office:value="31.8003581948165" calcext:value-type="float">
            <text:p>31.8003581948165</text:p>
          </table:table-cell>
          <table:table-cell office:value-type="float" office:value="0.627820365113733" calcext:value-type="float">
            <text:p>0.627820365113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1_950-NOT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.367527902126312" calcext:value-type="float">
            <text:p>0.367527902126312</text:p>
          </table:table-cell>
          <table:table-cell office:value-type="float" office:value="-0.260527471088032" calcext:value-type="float">
            <text:p>-0.260527471088032</text:p>
          </table:table-cell>
          <table:table-cell office:value-type="float" office:value="0.0155569651945342" calcext:value-type="float">
            <text:p>0.015556965194534</text:p>
          </table:table-cell>
          <table:table-cell office:value-type="float" office:value="0.0563896032865138" calcext:value-type="float">
            <text:p>0.056389603286514</text:p>
          </table:table-cell>
          <table:table-cell office:value-type="float" office:value="0.17612816055019" calcext:value-type="float">
            <text:p>0.17612816055019</text:p>
          </table:table-cell>
          <table:table-cell office:value-type="float" office:value="0" calcext:value-type="float">
            <text:p>0</text:p>
          </table:table-cell>
          <table:table-cell office:value-type="float" office:value="0.233549398262409" calcext:value-type="float">
            <text:p>0.233549398262409</text:p>
          </table:table-cell>
          <table:table-cell office:value-type="float" office:value="1.63240450096042" calcext:value-type="float">
            <text:p>1.63240450096042</text:p>
          </table:table-cell>
          <table:table-cell office:value-type="float" office:value="1.36529249271254" calcext:value-type="float">
            <text:p>1.36529249271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104.851732237228" calcext:value-type="float">
            <text:p>104.851732237228</text:p>
          </table:table-cell>
          <table:table-cell office:value-type="float" office:value="9.62492981471084" calcext:value-type="float">
            <text:p>9.62492981471084</text:p>
          </table:table-cell>
          <table:table-cell office:value-type="float" office:value="24.9125659879336" calcext:value-type="float">
            <text:p>24.9125659879336</text:p>
          </table:table-cell>
          <table:table-cell office:value-type="float" office:value="0.00999811256616379" calcext:value-type="float">
            <text:p>0.009998112566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2_569-NOT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4791619181633" calcext:value-type="float">
            <text:p>0.4791619181633</text:p>
          </table:table-cell>
          <table:table-cell office:value-type="float" office:value="-0.0710666258516453" calcext:value-type="float">
            <text:p>-0.071066625851645</text:p>
          </table:table-cell>
          <table:table-cell office:value-type="float" office:value="-0.239198759819999" calcext:value-type="float">
            <text:p>-0.239198759819999</text:p>
          </table:table-cell>
          <table:table-cell office:value-type="float" office:value="-0.327066594557578" calcext:value-type="float">
            <text:p>-0.327066594557578</text:p>
          </table:table-cell>
          <table:table-cell office:value-type="float" office:value="0.58547168467218" calcext:value-type="float">
            <text:p>0.58547168467218</text:p>
          </table:table-cell>
          <table:table-cell office:value-type="float" office:value="0.831755537791501" calcext:value-type="float">
            <text:p>0.831755537791501</text:p>
          </table:table-cell>
          <table:table-cell office:value-type="float" office:value="0.759134316740474" calcext:value-type="float">
            <text:p>0.759134316740474</text:p>
          </table:table-cell>
          <table:table-cell office:value-type="float" office:value="3.96740039688675" calcext:value-type="float">
            <text:p>3.96740039688675</text:p>
          </table:table-cell>
          <table:table-cell office:value-type="float" office:value="3.4635469067069" calcext:value-type="float">
            <text:p>3.4635469067069</text:p>
          </table:table-cell>
          <table:table-cell office:value-type="float" office:value="0.075" calcext:value-type="float">
            <text:p>0.075</text:p>
          </table:table-cell>
          <table:table-cell office:value-type="float" office:value="2.10059560955263" calcext:value-type="float">
            <text:p>2.1005956095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773218766679" calcext:value-type="float">
            <text:p>0.160773218766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65369679130764" calcext:value-type="float">
            <text:p>0.07653696791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1581920903955" calcext:value-type="float">
            <text:p>0.861581920903955</text:p>
          </table:table-cell>
          <table:table-cell office:value-type="float" office:value="0.138418079096045" calcext:value-type="float">
            <text:p>0.138418079096045</text:p>
          </table:table-cell>
          <table:table-cell office:value-type="float" office:value="140.782118392142" calcext:value-type="float">
            <text:p>140.782118392142</text:p>
          </table:table-cell>
          <table:table-cell office:value-type="float" office:value="4.20604017570109" calcext:value-type="float">
            <text:p>4.20604017570109</text:p>
          </table:table-cell>
          <table:table-cell office:value-type="float" office:value="25.6217604766754" calcext:value-type="float">
            <text:p>25.6217604766754</text:p>
          </table:table-cell>
          <table:table-cell office:value-type="float" office:value="0.580987853033321" calcext:value-type="float">
            <text:p>0.580987853033321</text:p>
          </table:table-cell>
          <table:table-cell office:value-type="float" office:value="0.525230988812791" calcext:value-type="float">
            <text:p>0.525230988812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only beta in lf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2_745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604116439819336" calcext:value-type="float">
            <text:p>0.604116439819336</text:p>
          </table:table-cell>
          <table:table-cell office:value-type="float" office:value="0.629065423771631" calcext:value-type="float">
            <text:p>0.629065423771631</text:p>
          </table:table-cell>
          <table:table-cell office:value-type="float" office:value="0.25208921691735" calcext:value-type="float">
            <text:p>0.25208921691735</text:p>
          </table:table-cell>
          <table:table-cell office:value-type="float" office:value="-0.097967217609961" calcext:value-type="float">
            <text:p>-0.097967217609961</text:p>
          </table:table-cell>
          <table:table-cell office:value-type="float" office:value="0.933343325233392" calcext:value-type="float">
            <text:p>0.933343325233392</text:p>
          </table:table-cell>
          <table:table-cell office:value-type="float" office:value="0.962704331110961" calcext:value-type="float">
            <text:p>0.962704331110961</text:p>
          </table:table-cell>
          <table:table-cell office:value-type="float" office:value="0.937699034051817" calcext:value-type="float">
            <text:p>0.937699034051817</text:p>
          </table:table-cell>
          <table:table-cell office:value-type="float" office:value="6.91280463836663" calcext:value-type="float">
            <text:p>6.91280463836663</text:p>
          </table:table-cell>
          <table:table-cell office:value-type="float" office:value="3.84147991000714" calcext:value-type="float">
            <text:p>3.84147991000714</text:p>
          </table:table-cell>
          <table:table-cell office:value-type="float" office:value="0.875" calcext:value-type="float">
            <text:p>0.875</text:p>
          </table:table-cell>
          <table:table-cell office:value-type="float" office:value="36.8723642227186" calcext:value-type="float">
            <text:p>36.8723642227186</text:p>
          </table:table-cell>
          <table:table-cell office:value-type="float" office:value="0.699112861310778" calcext:value-type="float">
            <text:p>0.699112861310778</text:p>
          </table:table-cell>
          <table:table-cell office:value-type="float" office:value="0.125" calcext:value-type="float">
            <text:p>0.125</text:p>
          </table:table-cell>
          <table:table-cell office:value-type="float" office:value="18.1925491866212" calcext:value-type="float">
            <text:p>18.1925491866212</text:p>
          </table:table-cell>
          <table:table-cell office:value-type="float" office:value="1" calcext:value-type="float">
            <text:p>1</text:p>
          </table:table-cell>
          <table:table-cell office:value-type="float" office:value="0.0189603481102529" calcext:value-type="float">
            <text:p>0.018960348110253</text:p>
          </table:table-cell>
          <table:table-cell office:value-type="float" office:value="0.493392533137652" calcext:value-type="float">
            <text:p>0.493392533137652</text:p>
          </table:table-cell>
          <table:table-cell office:value-type="float" office:value="0.00179088982420132" calcext:value-type="float">
            <text:p>0.001790889824201</text:p>
          </table:table-cell>
          <table:table-cell office:value-type="float" office:value="0.0660343418807114" calcext:value-type="float">
            <text:p>0.066034341880712</text:p>
          </table:table-cell>
          <table:table-cell office:value-type="float" office:value="0.654471544715447" calcext:value-type="float">
            <text:p>0.654471544715447</text:p>
          </table:table-cell>
          <table:table-cell office:value-type="float" office:value="0.345528455284553" calcext:value-type="float">
            <text:p>0.345528455284553</text:p>
          </table:table-cell>
          <table:table-cell office:value-type="float" office:value="297.45020693223" calcext:value-type="float">
            <text:p>297.45020693223</text:p>
          </table:table-cell>
          <table:table-cell office:value-type="float" office:value="35.5207921950649" calcext:value-type="float">
            <text:p>35.5207921950649</text:p>
          </table:table-cell>
          <table:table-cell office:value-type="float" office:value="83.8379597046439" calcext:value-type="float">
            <text:p>83.8379597046439</text:p>
          </table:table-cell>
          <table:table-cell office:value-type="float" office:value="0" calcext:value-type="float">
            <text:p>0</text:p>
          </table:table-cell>
          <table:table-cell office:value-type="float" office:value="0.116263137397161" calcext:value-type="float">
            <text:p>0.116263137397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541_s2_756-NOT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486151784658432" calcext:value-type="float">
            <text:p>0.486151784658432</text:p>
          </table:table-cell>
          <table:table-cell office:value-type="float" office:value="-0.369849544481779" calcext:value-type="float">
            <text:p>-0.369849544481779</text:p>
          </table:table-cell>
          <table:table-cell office:value-type="float" office:value="0.276363906138693" calcext:value-type="float">
            <text:p>0.276363906138693</text:p>
          </table:table-cell>
          <table:table-cell office:value-type="float" office:value="0.436623215331248" calcext:value-type="float">
            <text:p>0.436623215331248</text:p>
          </table:table-cell>
          <table:table-cell office:value-type="float" office:value="0" calcext:value-type="float">
            <text:p>0</text:p>
          </table:table-cell>
          <table:table-cell office:value-type="float" office:value="0.641849983537701" calcext:value-type="float">
            <text:p>0.641849983537701</text:p>
          </table:table-cell>
          <table:table-cell office:value-type="float" office:value="0.401950160627661" calcext:value-type="float">
            <text:p>0.401950160627661</text:p>
          </table:table-cell>
          <table:table-cell office:value-type="float" office:value="5.00333513543801" calcext:value-type="float">
            <text:p>5.00333513543801</text:p>
          </table:table-cell>
          <table:table-cell office:value-type="float" office:value="2.52145552890065" calcext:value-type="float">
            <text:p>2.5214555289006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69.753794669535" calcext:value-type="float">
            <text:p>269.753794669535</text:p>
          </table:table-cell>
          <table:table-cell office:value-type="float" office:value="30.7225209283332" calcext:value-type="float">
            <text:p>30.7225209283332</text:p>
          </table:table-cell>
          <table:table-cell office:value-type="float" office:value="55.1625281063643" calcext:value-type="float">
            <text:p>55.1625281063643</text:p>
          </table:table-cell>
          <table:table-cell office:value-type="float" office:value="0.235894328016252" calcext:value-type="float">
            <text:p>0.235894328016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ybe some weak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2_776-NOT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4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159573897719383" calcext:value-type="float">
            <text:p>0.159573897719383</text:p>
          </table:table-cell>
          <table:table-cell office:value-type="float" office:value="-0.243530644204977" calcext:value-type="float">
            <text:p>-0.243530644204977</text:p>
          </table:table-cell>
          <table:table-cell office:value-type="float" office:value="-0.137075304109218" calcext:value-type="float">
            <text:p>-0.137075304109218</text:p>
          </table:table-cell>
          <table:table-cell office:value-type="float" office:value="0.021513525061172" calcext:value-type="float">
            <text:p>0.02151352506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233071910831" calcext:value-type="float">
            <text:p>0.341233071910831</text:p>
          </table:table-cell>
          <table:table-cell office:value-type="float" office:value="5.31165404239607" calcext:value-type="float">
            <text:p>5.31165404239607</text:p>
          </table:table-cell>
          <table:table-cell office:value-type="float" office:value="3.9856517092365" calcext:value-type="float">
            <text:p>3.9856517092365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5.01475987294754" calcext:value-type="float">
            <text:p>5.01475987294754</text:p>
          </table:table-cell>
          <table:table-cell office:value-type="float" office:value="2.13035588455475" calcext:value-type="float">
            <text:p>2.1303558845547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.50884870655931" calcext:value-type="float">
            <text:p>2.50884870655931</text:p>
          </table:table-cell>
          <table:table-cell office:value-type="float" office:value="1" calcext:value-type="float">
            <text:p>1</text:p>
          </table:table-cell>
          <table:table-cell office:value-type="float" office:value="0.424817127545248" calcext:value-type="float">
            <text:p>0.424817127545248</text:p>
          </table:table-cell>
          <table:table-cell office:value-type="float" office:value="0.500292889414997" calcext:value-type="float">
            <text:p>0.500292889414997</text:p>
          </table:table-cell>
          <table:table-cell office:value-type="float" office:value="0.143519930365182" calcext:value-type="float">
            <text:p>0.143519930365182</text:p>
          </table:table-cell>
          <table:table-cell office:value-type="float" office:value="0.719717987763539" calcext:value-type="float">
            <text:p>0.719717987763539</text:p>
          </table:table-cell>
          <table:table-cell office:value-type="float" office:value="0.596153846153846" calcext:value-type="float">
            <text:p>0.596153846153846</text:p>
          </table:table-cell>
          <table:table-cell office:value-type="float" office:value="0.403846153846154" calcext:value-type="float">
            <text:p>0.403846153846154</text:p>
          </table:table-cell>
          <table:table-cell office:value-type="float" office:value="170.901781694218" calcext:value-type="float">
            <text:p>170.901781694218</text:p>
          </table:table-cell>
          <table:table-cell office:value-type="float" office:value="15.3686089005772" calcext:value-type="float">
            <text:p>15.3686089005772</text:p>
          </table:table-cell>
          <table:table-cell office:value-type="float" office:value="33.5958028990751" calcext:value-type="float">
            <text:p>33.5958028990751</text:p>
          </table:table-cell>
          <table:table-cell office:value-type="float" office:value="0" calcext:value-type="float">
            <text:p>0</text:p>
          </table:table-cell>
          <table:table-cell office:value-type="float" office:value="0.508727523102654" calcext:value-type="float">
            <text:p>0.508727523102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weak beta in lfp; unsure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2_919-BETA-maybe-weak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731589376926422" calcext:value-type="float">
            <text:p>0.731589376926422</text:p>
          </table:table-cell>
          <table:table-cell office:value-type="float" office:value="-0.0847949343449981" calcext:value-type="float">
            <text:p>-0.084794934344998</text:p>
          </table:table-cell>
          <table:table-cell office:value-type="float" office:value="0.0700254515637508" calcext:value-type="float">
            <text:p>0.070025451563751</text:p>
          </table:table-cell>
          <table:table-cell office:value-type="float" office:value="0.02895952823012" calcext:value-type="float">
            <text:p>0.02895952823012</text:p>
          </table:table-cell>
          <table:table-cell office:value-type="float" office:value="0.517089814758911" calcext:value-type="float">
            <text:p>0.517089814758911</text:p>
          </table:table-cell>
          <table:table-cell office:value-type="float" office:value="0.738967780270114" calcext:value-type="float">
            <text:p>0.738967780270114</text:p>
          </table:table-cell>
          <table:table-cell office:value-type="float" office:value="0.0049863688974946" calcext:value-type="float">
            <text:p>0.004986368897495</text:p>
          </table:table-cell>
          <table:table-cell office:value-type="float" office:value="5.38224085133625" calcext:value-type="float">
            <text:p>5.38224085133625</text:p>
          </table:table-cell>
          <table:table-cell office:value-type="float" office:value="3.29712879190187" calcext:value-type="float">
            <text:p>3.297128791901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9620253164557" calcext:value-type="float">
            <text:p>0.569620253164557</text:p>
          </table:table-cell>
          <table:table-cell office:value-type="float" office:value="0.430379746835443" calcext:value-type="float">
            <text:p>0.430379746835443</text:p>
          </table:table-cell>
          <table:table-cell office:value-type="float" office:value="282.353587115666" calcext:value-type="float">
            <text:p>282.353587115666</text:p>
          </table:table-cell>
          <table:table-cell office:value-type="float" office:value="31.4484589484589" calcext:value-type="float">
            <text:p>31.4484589484589</text:p>
          </table:table-cell>
          <table:table-cell office:value-type="float" office:value="63.6835521613182" calcext:value-type="float">
            <text:p>63.683552161318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2_945-NOT-BETA</text:p>
          </table:table-cell>
          <table:table-cell office:value-type="string" calcext:value-type="string">
            <text:p>254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.0368090532720089" calcext:value-type="float">
            <text:p>0.036809053272009</text:p>
          </table:table-cell>
          <table:table-cell office:value-type="float" office:value="0.183754886949354" calcext:value-type="float">
            <text:p>0.183754886949354</text:p>
          </table:table-cell>
          <table:table-cell office:value-type="float" office:value="-0.0462344027239532" calcext:value-type="float">
            <text:p>-0.046234402723953</text:p>
          </table:table-cell>
          <table:table-cell office:value-type="float" office:value="0.103602597116663" calcext:value-type="float">
            <text:p>0.103602597116663</text:p>
          </table:table-cell>
          <table:table-cell office:value-type="float" office:value="0.379501471272924" calcext:value-type="float">
            <text:p>0.379501471272924</text:p>
          </table:table-cell>
          <table:table-cell office:value-type="float" office:value="0.0478774856688411" calcext:value-type="float">
            <text:p>0.047877485668841</text:p>
          </table:table-cell>
          <table:table-cell office:value-type="float" office:value="0.758382880529521" calcext:value-type="float">
            <text:p>0.758382880529521</text:p>
          </table:table-cell>
          <table:table-cell office:value-type="float" office:value="0.947354517980513" calcext:value-type="float">
            <text:p>0.947354517980513</text:p>
          </table:table-cell>
          <table:table-cell office:value-type="float" office:value="0.847692279664174" calcext:value-type="float">
            <text:p>0.8476922796641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84.9594612615015" calcext:value-type="float">
            <text:p>84.9594612615015</text:p>
          </table:table-cell>
          <table:table-cell office:value-type="float" office:value="2.90086458878188" calcext:value-type="float">
            <text:p>2.90086458878188</text:p>
          </table:table-cell>
          <table:table-cell office:value-type="float" office:value="18.2848" calcext:value-type="float">
            <text:p>18.284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6_s1_1056-BETA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6"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06538140773773" calcext:value-type="float">
            <text:p>1.06538140773773</text:p>
          </table:table-cell>
          <table:table-cell office:value-type="float" office:value="0.527998424449509" calcext:value-type="float">
            <text:p>0.527998424449509</text:p>
          </table:table-cell>
          <table:table-cell office:value-type="float" office:value="0.0285128443738511" calcext:value-type="float">
            <text:p>0.028512844373851</text:p>
          </table:table-cell>
          <table:table-cell office:value-type="float" office:value="0.0916789785171637" calcext:value-type="float">
            <text:p>0.091678978517164</text:p>
          </table:table-cell>
          <table:table-cell office:value-type="float" office:value="0.944159900459643" calcext:value-type="float">
            <text:p>0.944159900459643</text:p>
          </table:table-cell>
          <table:table-cell office:value-type="float" office:value="0.65067007855347" calcext:value-type="float">
            <text:p>0.65067007855347</text:p>
          </table:table-cell>
          <table:table-cell office:value-type="float" office:value="0.902355424425495" calcext:value-type="float">
            <text:p>0.902355424425495</text:p>
          </table:table-cell>
          <table:table-cell office:value-type="float" office:value="4.27198333128846" calcext:value-type="float">
            <text:p>4.27198333128846</text:p>
          </table:table-cell>
          <table:table-cell office:value-type="float" office:value="2.25496930525619" calcext:value-type="float">
            <text:p>2.25496930525619</text:p>
          </table:table-cell>
          <table:table-cell office:value-type="float" office:value="0.375" calcext:value-type="float">
            <text:p>0.375</text:p>
          </table:table-cell>
          <table:table-cell office:value-type="float" office:value="4.23760801611139" calcext:value-type="float">
            <text:p>4.23760801611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530209198063" calcext:value-type="float">
            <text:p>1.13530209198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7911068618007" calcext:value-type="float">
            <text:p>0.267911068618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7532467532468" calcext:value-type="float">
            <text:p>0.467532467532468</text:p>
          </table:table-cell>
          <table:table-cell office:value-type="float" office:value="0.532467532467532" calcext:value-type="float">
            <text:p>0.532467532467532</text:p>
          </table:table-cell>
          <table:table-cell office:value-type="float" office:value="722.651191839284" calcext:value-type="float">
            <text:p>722.651191839284</text:p>
          </table:table-cell>
          <table:table-cell office:value-type="float" office:value="65.3377309143195" calcext:value-type="float">
            <text:p>65.3377309143195</text:p>
          </table:table-cell>
          <table:table-cell office:value-type="float" office:value="113.682442648742" calcext:value-type="float">
            <text:p>113.68244264874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very weak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6_s1_1119-NOT-BETA-or-weak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3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.434597343206406" calcext:value-type="float">
            <text:p>0.434597343206406</text:p>
          </table:table-cell>
          <table:table-cell office:value-type="float" office:value="0.797451196023723" calcext:value-type="float">
            <text:p>0.797451196023723</text:p>
          </table:table-cell>
          <table:table-cell office:value-type="float" office:value="0.23571126309319" calcext:value-type="float">
            <text:p>0.23571126309319</text:p>
          </table:table-cell>
          <table:table-cell office:value-type="float" office:value="-0.113175328102171" calcext:value-type="float">
            <text:p>-0.113175328102171</text:p>
          </table:table-cell>
          <table:table-cell office:value-type="float" office:value="0.937596432941805" calcext:value-type="float">
            <text:p>0.937596432941805</text:p>
          </table:table-cell>
          <table:table-cell office:value-type="float" office:value="0.922559577354488" calcext:value-type="float">
            <text:p>0.922559577354488</text:p>
          </table:table-cell>
          <table:table-cell office:value-type="float" office:value="0" calcext:value-type="float">
            <text:p>0</text:p>
          </table:table-cell>
          <table:table-cell office:value-type="float" office:value="4.50716895487352" calcext:value-type="float">
            <text:p>4.50716895487352</text:p>
          </table:table-cell>
          <table:table-cell office:value-type="float" office:value="2.04280003795624" calcext:value-type="float">
            <text:p>2.04280003795624</text:p>
          </table:table-cell>
          <table:table-cell office:value-type="float" office:value="0.36" calcext:value-type="float">
            <text:p>0.36</text:p>
          </table:table-cell>
          <table:table-cell office:value-type="float" office:value="4.59200508370781" calcext:value-type="float">
            <text:p>4.5920050837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465345734314" calcext:value-type="float">
            <text:p>0.208465345734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53974553455827" calcext:value-type="float">
            <text:p>0.045397455345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8057553956835" calcext:value-type="float">
            <text:p>0.428057553956835</text:p>
          </table:table-cell>
          <table:table-cell office:value-type="float" office:value="0.571942446043165" calcext:value-type="float">
            <text:p>0.571942446043165</text:p>
          </table:table-cell>
          <table:table-cell office:value-type="float" office:value="156.818726937269" calcext:value-type="float">
            <text:p>156.818726937269</text:p>
          </table:table-cell>
          <table:table-cell office:value-type="float" office:value="42.8245649318409" calcext:value-type="float">
            <text:p>42.8245649318409</text:p>
          </table:table-cell>
          <table:table-cell office:value-type="float" office:value="62.16930278188" calcext:value-type="float">
            <text:p>62.1693027818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goo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6_s1_700-1522-BETA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648337304592133" calcext:value-type="float">
            <text:p>0.648337304592133</text:p>
          </table:table-cell>
          <table:table-cell office:value-type="float" office:value="0.143786040966714" calcext:value-type="float">
            <text:p>0.143786040966714</text:p>
          </table:table-cell>
          <table:table-cell office:value-type="float" office:value="0.136352014726187" calcext:value-type="float">
            <text:p>0.136352014726187</text:p>
          </table:table-cell>
          <table:table-cell office:value-type="float" office:value="-0.0453593388047059" calcext:value-type="float">
            <text:p>-0.045359338804706</text:p>
          </table:table-cell>
          <table:table-cell office:value-type="float" office:value="0.541092869935262" calcext:value-type="float">
            <text:p>0.541092869935262</text:p>
          </table:table-cell>
          <table:table-cell office:value-type="float" office:value="0.599587842308865" calcext:value-type="float">
            <text:p>0.599587842308865</text:p>
          </table:table-cell>
          <table:table-cell office:value-type="float" office:value="0.203174355162013" calcext:value-type="float">
            <text:p>0.203174355162013</text:p>
          </table:table-cell>
          <table:table-cell office:value-type="float" office:value="1.16052343158339" calcext:value-type="float">
            <text:p>1.16052343158339</text:p>
          </table:table-cell>
          <table:table-cell office:value-type="float" office:value="1.11060164519007" calcext:value-type="float">
            <text:p>1.11060164519007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4.10738583024662" calcext:value-type="float">
            <text:p>4.1073858302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76614161063" calcext:value-type="float">
            <text:p>0.77776614161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9357945358625" calcext:value-type="float">
            <text:p>0.189357945358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5055187637969" calcext:value-type="float">
            <text:p>0.575055187637969</text:p>
          </table:table-cell>
          <table:table-cell office:value-type="float" office:value="0.424944812362031" calcext:value-type="float">
            <text:p>0.424944812362031</text:p>
          </table:table-cell>
          <table:table-cell office:value-type="float" office:value="46.6587151822154" calcext:value-type="float">
            <text:p>46.6587151822154</text:p>
          </table:table-cell>
          <table:table-cell office:value-type="float" office:value="4.47694097305886" calcext:value-type="float">
            <text:p>4.47694097305886</text:p>
          </table:table-cell>
          <table:table-cell office:value-type="float" office:value="9.3245939198755" calcext:value-type="float">
            <text:p>9.324593919875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6_s1_953-BETA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5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419731706380844" calcext:value-type="float">
            <text:p>0.419731706380844</text:p>
          </table:table-cell>
          <table:table-cell office:value-type="float" office:value="0.207094502926628" calcext:value-type="float">
            <text:p>0.207094502926628</text:p>
          </table:table-cell>
          <table:table-cell office:value-type="float" office:value="0.242131750925983" calcext:value-type="float">
            <text:p>0.242131750925983</text:p>
          </table:table-cell>
          <table:table-cell office:value-type="float" office:value="0.131237896381346" calcext:value-type="float">
            <text:p>0.131237896381346</text:p>
          </table:table-cell>
          <table:table-cell office:value-type="float" office:value="0.974355384614956" calcext:value-type="float">
            <text:p>0.974355384614956</text:p>
          </table:table-cell>
          <table:table-cell office:value-type="float" office:value="0.970961514431109" calcext:value-type="float">
            <text:p>0.970961514431109</text:p>
          </table:table-cell>
          <table:table-cell office:value-type="float" office:value="0.905422226086876" calcext:value-type="float">
            <text:p>0.905422226086876</text:p>
          </table:table-cell>
          <table:table-cell office:value-type="float" office:value="8.07178368138766" calcext:value-type="float">
            <text:p>8.07178368138766</text:p>
          </table:table-cell>
          <table:table-cell office:value-type="float" office:value="3.5723372332076" calcext:value-type="float">
            <text:p>3.5723372332076</text:p>
          </table:table-cell>
          <table:table-cell office:value-type="float" office:value="0.755725190839695" calcext:value-type="float">
            <text:p>0.755725190839695</text:p>
          </table:table-cell>
          <table:table-cell office:value-type="float" office:value="42.3545298950642" calcext:value-type="float">
            <text:p>42.3545298950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2956338135972" calcext:value-type="float">
            <text:p>28.2956338135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8066293822675" calcext:value-type="float">
            <text:p>0.66806629382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2888015717092" calcext:value-type="float">
            <text:p>0.672888015717092</text:p>
          </table:table-cell>
          <table:table-cell office:value-type="float" office:value="0.327111984282908" calcext:value-type="float">
            <text:p>0.327111984282908</text:p>
          </table:table-cell>
          <table:table-cell office:value-type="float" office:value="298.066496085778" calcext:value-type="float">
            <text:p>298.066496085778</text:p>
          </table:table-cell>
          <table:table-cell office:value-type="float" office:value="43.9778211267866" calcext:value-type="float">
            <text:p>43.9778211267866</text:p>
          </table:table-cell>
          <table:table-cell office:value-type="float" office:value="103.139331181957" calcext:value-type="float">
            <text:p>103.13933118195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6_s2_307-NOT-BETA-maybe-super-weak</text:p>
          </table:table-cell>
          <table:table-cell office:value-type="string" calcext:value-type="string">
            <text:p>2556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546113789081574" calcext:value-type="float">
            <text:p>0.546113789081574</text:p>
          </table:table-cell>
          <table:table-cell office:value-type="float" office:value="-0.248286749924715" calcext:value-type="float">
            <text:p>-0.248286749924715</text:p>
          </table:table-cell>
          <table:table-cell office:value-type="float" office:value="0.2870198167413" calcext:value-type="float">
            <text:p>0.2870198167413</text:p>
          </table:table-cell>
          <table:table-cell office:value-type="float" office:value="0.320108087672635" calcext:value-type="float">
            <text:p>0.320108087672635</text:p>
          </table:table-cell>
          <table:table-cell office:value-type="float" office:value="0" calcext:value-type="float">
            <text:p>0</text:p>
          </table:table-cell>
          <table:table-cell office:value-type="float" office:value="0.74024880973918" calcext:value-type="float">
            <text:p>0.74024880973918</text:p>
          </table:table-cell>
          <table:table-cell office:value-type="float" office:value="0.301424954760439" calcext:value-type="float">
            <text:p>0.301424954760439</text:p>
          </table:table-cell>
          <table:table-cell office:value-type="float" office:value="5.23340007821673" calcext:value-type="float">
            <text:p>5.23340007821673</text:p>
          </table:table-cell>
          <table:table-cell office:value-type="float" office:value="2.05678238161529" calcext:value-type="float">
            <text:p>2.05678238161529</text:p>
          </table:table-cell>
          <table:table-cell office:value-type="float" office:value="0.9" calcext:value-type="float">
            <text:p>0.9</text:p>
          </table:table-cell>
          <table:table-cell office:value-type="float" office:value="21.8483753932464" calcext:value-type="float">
            <text:p>21.8483753932464</text:p>
          </table:table-cell>
          <table:table-cell office:value-type="float" office:value="0.691536921299317" calcext:value-type="float">
            <text:p>0.691536921299317</text:p>
          </table:table-cell>
          <table:table-cell office:value-type="float" office:value="0.5" calcext:value-type="float">
            <text:p>0.5</text:p>
          </table:table-cell>
          <table:table-cell office:value-type="float" office:value="10.7485253090872" calcext:value-type="float">
            <text:p>10.7485253090872</text:p>
          </table:table-cell>
          <table:table-cell office:value-type="float" office:value="1" calcext:value-type="float">
            <text:p>1</text:p>
          </table:table-cell>
          <table:table-cell office:value-type="float" office:value="0.0316516404012849" calcext:value-type="float">
            <text:p>0.031651640401285</text:p>
          </table:table-cell>
          <table:table-cell office:value-type="float" office:value="0.491959933662146" calcext:value-type="float">
            <text:p>0.491959933662146</text:p>
          </table:table-cell>
          <table:table-cell office:value-type="float" office:value="0.000451412517875797" calcext:value-type="float">
            <text:p>0.000451412517876</text:p>
          </table:table-cell>
          <table:table-cell office:value-type="float" office:value="0.00986263014776097" calcext:value-type="float">
            <text:p>0.009862630147761</text:p>
          </table:table-cell>
          <table:table-cell office:value-type="float" office:value="0.422818791946309" calcext:value-type="float">
            <text:p>0.422818791946309</text:p>
          </table:table-cell>
          <table:table-cell office:value-type="float" office:value="0.577181208053691" calcext:value-type="float">
            <text:p>0.577181208053691</text:p>
          </table:table-cell>
          <table:table-cell office:value-type="float" office:value="124.898341544653" calcext:value-type="float">
            <text:p>124.898341544653</text:p>
          </table:table-cell>
          <table:table-cell office:value-type="float" office:value="16.4359058404854" calcext:value-type="float">
            <text:p>16.4359058404854</text:p>
          </table:table-cell>
          <table:table-cell office:value-type="float" office:value="25.9724103427658" calcext:value-type="float">
            <text:p>25.972410342765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goo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1_491-BETA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527661085128784" calcext:value-type="float">
            <text:p>0.527661085128784</text:p>
          </table:table-cell>
          <table:table-cell office:value-type="float" office:value="0.798692393356675" calcext:value-type="float">
            <text:p>0.798692393356675</text:p>
          </table:table-cell>
          <table:table-cell office:value-type="float" office:value="0.735876370946571" calcext:value-type="float">
            <text:p>0.735876370946571</text:p>
          </table:table-cell>
          <table:table-cell office:value-type="float" office:value="0.453173193197987" calcext:value-type="float">
            <text:p>0.453173193197987</text:p>
          </table:table-cell>
          <table:table-cell office:value-type="float" office:value="0.578563437783387" calcext:value-type="float">
            <text:p>0.578563437783387</text:p>
          </table:table-cell>
          <table:table-cell office:value-type="float" office:value="0.863111337527952" calcext:value-type="float">
            <text:p>0.863111337527952</text:p>
          </table:table-cell>
          <table:table-cell office:value-type="float" office:value="0.900081517241789" calcext:value-type="float">
            <text:p>0.900081517241789</text:p>
          </table:table-cell>
          <table:table-cell office:value-type="float" office:value="5.83644672685401" calcext:value-type="float">
            <text:p>5.83644672685401</text:p>
          </table:table-cell>
          <table:table-cell office:value-type="float" office:value="4.4749868768558" calcext:value-type="float">
            <text:p>4.4749868768558</text:p>
          </table:table-cell>
          <table:table-cell office:value-type="float" office:value="0.792452830188679" calcext:value-type="float">
            <text:p>0.792452830188679</text:p>
          </table:table-cell>
          <table:table-cell office:value-type="float" office:value="18.8801971112313" calcext:value-type="float">
            <text:p>18.8801971112313</text:p>
          </table:table-cell>
          <table:table-cell office:value-type="float" office:value="3.35134406646588" calcext:value-type="float">
            <text:p>3.35134406646588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9.25731113594839" calcext:value-type="float">
            <text:p>9.25731113594839</text:p>
          </table:table-cell>
          <table:table-cell office:value-type="float" office:value="1" calcext:value-type="float">
            <text:p>1</text:p>
          </table:table-cell>
          <table:table-cell office:value-type="float" office:value="0.177505777440864" calcext:value-type="float">
            <text:p>0.177505777440864</text:p>
          </table:table-cell>
          <table:table-cell office:value-type="float" office:value="0.490318564017611" calcext:value-type="float">
            <text:p>0.490318564017611</text:p>
          </table:table-cell>
          <table:table-cell office:value-type="float" office:value="0.0168139333949882" calcext:value-type="float">
            <text:p>0.016813933394988</text:p>
          </table:table-cell>
          <table:table-cell office:value-type="float" office:value="0.317450376712492" calcext:value-type="float">
            <text:p>0.317450376712492</text:p>
          </table:table-cell>
          <table:table-cell office:value-type="float" office:value="0.851282051282051" calcext:value-type="float">
            <text:p>0.851282051282051</text:p>
          </table:table-cell>
          <table:table-cell office:value-type="float" office:value="0.148717948717949" calcext:value-type="float">
            <text:p>0.148717948717949</text:p>
          </table:table-cell>
          <table:table-cell office:value-type="float" office:value="228.97933565083" calcext:value-type="float">
            <text:p>228.97933565083</text:p>
          </table:table-cell>
          <table:table-cell office:value-type="float" office:value="9.53286619953287" calcext:value-type="float">
            <text:p>9.53286619953287</text:p>
          </table:table-cell>
          <table:table-cell office:value-type="float" office:value="51.7644599303136" calcext:value-type="float">
            <text:p>51.764459930313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1_602-BETA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408461838960648" calcext:value-type="float">
            <text:p>0.408461838960648</text:p>
          </table:table-cell>
          <table:table-cell office:value-type="float" office:value="0.314048528264002" calcext:value-type="float">
            <text:p>0.314048528264002</text:p>
          </table:table-cell>
          <table:table-cell office:value-type="float" office:value="0.125580499696445" calcext:value-type="float">
            <text:p>0.125580499696445</text:p>
          </table:table-cell>
          <table:table-cell office:value-type="float" office:value="0.153262023324152" calcext:value-type="float">
            <text:p>0.153262023324152</text:p>
          </table:table-cell>
          <table:table-cell office:value-type="float" office:value="0.977574024310603" calcext:value-type="float">
            <text:p>0.977574024310603</text:p>
          </table:table-cell>
          <table:table-cell office:value-type="float" office:value="0.954118045324566" calcext:value-type="float">
            <text:p>0.954118045324566</text:p>
          </table:table-cell>
          <table:table-cell office:value-type="float" office:value="0.917510382052106" calcext:value-type="float">
            <text:p>0.917510382052106</text:p>
          </table:table-cell>
          <table:table-cell office:value-type="float" office:value="5.0215590148346" calcext:value-type="float">
            <text:p>5.0215590148346</text:p>
          </table:table-cell>
          <table:table-cell office:value-type="float" office:value="3.31291444589704" calcext:value-type="float">
            <text:p>3.31291444589704</text:p>
          </table:table-cell>
          <table:table-cell office:value-type="float" office:value="0.314540059347181" calcext:value-type="float">
            <text:p>0.314540059347181</text:p>
          </table:table-cell>
          <table:table-cell office:value-type="float" office:value="35.104976855128" calcext:value-type="float">
            <text:p>35.104976855128</text:p>
          </table:table-cell>
          <table:table-cell office:value-type="float" office:value="2.3230970900616" calcext:value-type="float">
            <text:p>2.3230970900616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6.5132510187525" calcext:value-type="float">
            <text:p>16.5132510187525</text:p>
          </table:table-cell>
          <table:table-cell office:value-type="float" office:value="1" calcext:value-type="float">
            <text:p>1</text:p>
          </table:table-cell>
          <table:table-cell office:value-type="float" office:value="0.0661757191764748" calcext:value-type="float">
            <text:p>0.066175719176475</text:p>
          </table:table-cell>
          <table:table-cell office:value-type="float" office:value="0.470396294146546" calcext:value-type="float">
            <text:p>0.470396294146546</text:p>
          </table:table-cell>
          <table:table-cell office:value-type="float" office:value="0.0221966602206639" calcext:value-type="float">
            <text:p>0.022196660220664</text:p>
          </table:table-cell>
          <table:table-cell office:value-type="float" office:value="0.779213243307545" calcext:value-type="float">
            <text:p>0.779213243307545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101.492007104796" calcext:value-type="float">
            <text:p>101.492007104796</text:p>
          </table:table-cell>
          <table:table-cell office:value-type="float" office:value="15.6203462058365" calcext:value-type="float">
            <text:p>15.6203462058365</text:p>
          </table:table-cell>
          <table:table-cell office:value-type="float" office:value="21.5277411421523" calcext:value-type="float">
            <text:p>21.527741142152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1_657-BETA-not-as-strong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984370589256287" calcext:value-type="float">
            <text:p>0.984370589256287</text:p>
          </table:table-cell>
          <table:table-cell office:value-type="float" office:value="0.685128062440191" calcext:value-type="float">
            <text:p>0.685128062440191</text:p>
          </table:table-cell>
          <table:table-cell office:value-type="float" office:value="0.613580016115545" calcext:value-type="float">
            <text:p>0.613580016115545</text:p>
          </table:table-cell>
          <table:table-cell office:value-type="float" office:value="0.362931055776725" calcext:value-type="float">
            <text:p>0.362931055776725</text:p>
          </table:table-cell>
          <table:table-cell office:value-type="float" office:value="0.884339656574153" calcext:value-type="float">
            <text:p>0.884339656574153</text:p>
          </table:table-cell>
          <table:table-cell office:value-type="float" office:value="0.900798244766468" calcext:value-type="float">
            <text:p>0.900798244766468</text:p>
          </table:table-cell>
          <table:table-cell office:value-type="float" office:value="0.89146837792455" calcext:value-type="float">
            <text:p>0.89146837792455</text:p>
          </table:table-cell>
          <table:table-cell office:value-type="float" office:value="7.7303353611054" calcext:value-type="float">
            <text:p>7.7303353611054</text:p>
          </table:table-cell>
          <table:table-cell office:value-type="float" office:value="5.60113538857608" calcext:value-type="float">
            <text:p>5.60113538857608</text:p>
          </table:table-cell>
          <table:table-cell office:value-type="float" office:value="0.445714285714286" calcext:value-type="float">
            <text:p>0.445714285714286</text:p>
          </table:table-cell>
          <table:table-cell office:value-type="float" office:value="31.1838718246524" calcext:value-type="float">
            <text:p>31.1838718246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251614943637" calcext:value-type="float">
            <text:p>17.5251614943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1994405085682" calcext:value-type="float">
            <text:p>0.56199440508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753292361721" calcext:value-type="float">
            <text:p>0.778753292361721</text:p>
          </table:table-cell>
          <table:table-cell office:value-type="float" office:value="0.221246707638279" calcext:value-type="float">
            <text:p>0.221246707638279</text:p>
          </table:table-cell>
          <table:table-cell office:value-type="float" office:value="427.41760836566" calcext:value-type="float">
            <text:p>427.41760836566</text:p>
          </table:table-cell>
          <table:table-cell office:value-type="float" office:value="34.7014083692414" calcext:value-type="float">
            <text:p>34.7014083692414</text:p>
          </table:table-cell>
          <table:table-cell office:value-type="float" office:value="121.985087942901" calcext:value-type="float">
            <text:p>121.9850879429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1_657-NOT-BETA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259805649518967" calcext:value-type="float">
            <text:p>0.259805649518967</text:p>
          </table:table-cell>
          <table:table-cell office:value-type="float" office:value="-0.208103383546785" calcext:value-type="float">
            <text:p>-0.208103383546785</text:p>
          </table:table-cell>
          <table:table-cell office:value-type="float" office:value="-0.127700901582549" calcext:value-type="float">
            <text:p>-0.127700901582549</text:p>
          </table:table-cell>
          <table:table-cell office:value-type="float" office:value="-0.0814644662330659" calcext:value-type="float">
            <text:p>-0.081464466233066</text:p>
          </table:table-cell>
          <table:table-cell office:value-type="float" office:value="0" calcext:value-type="float">
            <text:p>0</text:p>
          </table:table-cell>
          <table:table-cell office:value-type="float" office:value="0.53450950878183" calcext:value-type="float">
            <text:p>0.53450950878183</text:p>
          </table:table-cell>
          <table:table-cell office:value-type="float" office:value="0.706641841210523" calcext:value-type="float">
            <text:p>0.706641841210523</text:p>
          </table:table-cell>
          <table:table-cell office:value-type="float" office:value="6.21940241856813" calcext:value-type="float">
            <text:p>6.21940241856813</text:p>
          </table:table-cell>
          <table:table-cell office:value-type="float" office:value="3.2975614079004" calcext:value-type="float">
            <text:p>3.2975614079004</text:p>
          </table:table-cell>
          <table:table-cell office:value-type="float" office:value="0.253424657534247" calcext:value-type="float">
            <text:p>0.253424657534247</text:p>
          </table:table-cell>
          <table:table-cell office:value-type="float" office:value="11.5322830409061" calcext:value-type="float">
            <text:p>11.5322830409061</text:p>
          </table:table-cell>
          <table:table-cell office:value-type="float" office:value="0.794312236248885" calcext:value-type="float">
            <text:p>0.794312236248885</text:p>
          </table:table-cell>
          <table:table-cell office:value-type="float" office:value="0.25" calcext:value-type="float">
            <text:p>0.25</text:p>
          </table:table-cell>
          <table:table-cell office:value-type="float" office:value="5.61165283239968" calcext:value-type="float">
            <text:p>5.61165283239968</text:p>
          </table:table-cell>
          <table:table-cell office:value-type="float" office:value="1" calcext:value-type="float">
            <text:p>1</text:p>
          </table:table-cell>
          <table:table-cell office:value-type="float" office:value="0.0688772755083605" calcext:value-type="float">
            <text:p>0.068877275508361</text:p>
          </table:table-cell>
          <table:table-cell office:value-type="float" office:value="0.486603807112139" calcext:value-type="float">
            <text:p>0.486603807112139</text:p>
          </table:table-cell>
          <table:table-cell office:value-type="float" office:value="0.00781177304114357" calcext:value-type="float">
            <text:p>0.007811773041144</text:p>
          </table:table-cell>
          <table:table-cell office:value-type="float" office:value="0.0900875777617877" calcext:value-type="float">
            <text:p>0.090087577761788</text:p>
          </table:table-cell>
          <table:table-cell office:value-type="float" office:value="0.366795366795367" calcext:value-type="float">
            <text:p>0.366795366795367</text:p>
          </table:table-cell>
          <table:table-cell office:value-type="float" office:value="0.633204633204633" calcext:value-type="float">
            <text:p>0.633204633204633</text:p>
          </table:table-cell>
          <table:table-cell office:value-type="float" office:value="242.768336314848" calcext:value-type="float">
            <text:p>242.768336314848</text:p>
          </table:table-cell>
          <table:table-cell office:value-type="float" office:value="42.7525502910708" calcext:value-type="float">
            <text:p>42.7525502910708</text:p>
          </table:table-cell>
          <table:table-cell office:value-type="float" office:value="61.2677257497392" calcext:value-type="float">
            <text:p>61.267725749739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2_1025-NOT-BETA-or-very-weak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.00181019306183" calcext:value-type="float">
            <text:p>1.00181019306183</text:p>
          </table:table-cell>
          <table:table-cell office:value-type="float" office:value="-0.145501000362115" calcext:value-type="float">
            <text:p>-0.145501000362115</text:p>
          </table:table-cell>
          <table:table-cell office:value-type="float" office:value="0.0178610129473193" calcext:value-type="float">
            <text:p>0.017861012947319</text:p>
          </table:table-cell>
          <table:table-cell office:value-type="float" office:value="0.00608804105654683" calcext:value-type="float">
            <text:p>0.006088041056547</text:p>
          </table:table-cell>
          <table:table-cell office:value-type="float" office:value="0.116044433029975" calcext:value-type="float">
            <text:p>0.116044433029975</text:p>
          </table:table-cell>
          <table:table-cell office:value-type="float" office:value="0.492060172810353" calcext:value-type="float">
            <text:p>0.492060172810353</text:p>
          </table:table-cell>
          <table:table-cell office:value-type="float" office:value="0" calcext:value-type="float">
            <text:p>0</text:p>
          </table:table-cell>
          <table:table-cell office:value-type="float" office:value="3.51564559350177" calcext:value-type="float">
            <text:p>3.51564559350177</text:p>
          </table:table-cell>
          <table:table-cell office:value-type="float" office:value="1.45652062163573" calcext:value-type="float">
            <text:p>1.45652062163573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651471769741251" calcext:value-type="float">
            <text:p>0.651471769741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355555555555556" calcext:value-type="float">
            <text:p>0.355555555555556</text:p>
          </table:table-cell>
          <table:table-cell office:value-type="float" office:value="197.070933981712" calcext:value-type="float">
            <text:p>197.070933981712</text:p>
          </table:table-cell>
          <table:table-cell office:value-type="float" office:value="12.6628377255351" calcext:value-type="float">
            <text:p>12.6628377255351</text:p>
          </table:table-cell>
          <table:table-cell office:value-type="float" office:value="31.8991707376245" calcext:value-type="float">
            <text:p>31.899170737624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very weak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2_1453-NOT-BETA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375438071787357" calcext:value-type="float">
            <text:p>0.037543807178736</text:p>
          </table:table-cell>
          <table:table-cell office:value-type="float" office:value="-0.194204026582329" calcext:value-type="float">
            <text:p>-0.194204026582329</text:p>
          </table:table-cell>
          <table:table-cell office:value-type="float" office:value="0.0362219636783084" calcext:value-type="float">
            <text:p>0.036221963678308</text:p>
          </table:table-cell>
          <table:table-cell office:value-type="float" office:value="0.192719536585667" calcext:value-type="float">
            <text:p>0.192719536585667</text:p>
          </table:table-cell>
          <table:table-cell office:value-type="float" office:value="0.340653595907158" calcext:value-type="float">
            <text:p>0.340653595907158</text:p>
          </table:table-cell>
          <table:table-cell office:value-type="float" office:value="0.768901147151343" calcext:value-type="float">
            <text:p>0.768901147151343</text:p>
          </table:table-cell>
          <table:table-cell office:value-type="float" office:value="0.432369871775602" calcext:value-type="float">
            <text:p>0.432369871775602</text:p>
          </table:table-cell>
          <table:table-cell office:value-type="float" office:value="2.81639438092953" calcext:value-type="float">
            <text:p>2.81639438092953</text:p>
          </table:table-cell>
          <table:table-cell office:value-type="float" office:value="2.31964070757611" calcext:value-type="float">
            <text:p>2.31964070757611</text:p>
          </table:table-cell>
          <table:table-cell office:value-type="float" office:value="0.75" calcext:value-type="float">
            <text:p>0.75</text:p>
          </table:table-cell>
          <table:table-cell office:value-type="float" office:value="1.86897913893696" calcext:value-type="float">
            <text:p>1.86897913893696</text:p>
          </table:table-cell>
          <table:table-cell office:value-type="float" office:value="2.04377644763895" calcext:value-type="float">
            <text:p>2.04377644763895</text:p>
          </table:table-cell>
          <table:table-cell office:value-type="float" office:value="0.6" calcext:value-type="float">
            <text:p>0.6</text:p>
          </table:table-cell>
          <table:table-cell office:value-type="float" office:value="0.132649605379943" calcext:value-type="float">
            <text:p>0.132649605379943</text:p>
          </table:table-cell>
          <table:table-cell office:value-type="float" office:value="0.914473371633224" calcext:value-type="float">
            <text:p>0.914473371633224</text:p>
          </table:table-cell>
          <table:table-cell office:value-type="float" office:value="1" calcext:value-type="float">
            <text:p>1</text:p>
          </table:table-cell>
          <table:table-cell office:value-type="float" office:value="0.0649041657825076" calcext:value-type="float">
            <text:p>0.064904165782508</text:p>
          </table:table-cell>
          <table:table-cell office:value-type="float" office:value="0.0291586085051857" calcext:value-type="float">
            <text:p>0.029158608505186</text:p>
          </table:table-cell>
          <table:table-cell office:value-type="float" office:value="0.0595936773088232" calcext:value-type="float">
            <text:p>0.059593677308823</text:p>
          </table:table-cell>
          <table:table-cell office:value-type="float" office:value="0.71007371007371" calcext:value-type="float">
            <text:p>0.71007371007371</text:p>
          </table:table-cell>
          <table:table-cell office:value-type="float" office:value="0.28992628992629" calcext:value-type="float">
            <text:p>0.28992628992629</text:p>
          </table:table-cell>
          <table:table-cell office:value-type="float" office:value="151.861872356079" calcext:value-type="float">
            <text:p>151.861872356079</text:p>
          </table:table-cell>
          <table:table-cell office:value-type="float" office:value="14.5051588086981" calcext:value-type="float">
            <text:p>14.5051588086981</text:p>
          </table:table-cell>
          <table:table-cell office:value-type="float" office:value="40.5455946552854" calcext:value-type="float">
            <text:p>40.545594655285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2_664-BETA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708322525024414" calcext:value-type="float">
            <text:p>0.708322525024414</text:p>
          </table:table-cell>
          <table:table-cell office:value-type="float" office:value="0.558221918827401" calcext:value-type="float">
            <text:p>0.558221918827401</text:p>
          </table:table-cell>
          <table:table-cell office:value-type="float" office:value="0.62670846334462" calcext:value-type="float">
            <text:p>0.62670846334462</text:p>
          </table:table-cell>
          <table:table-cell office:value-type="float" office:value="0.367901427130321" calcext:value-type="float">
            <text:p>0.367901427130321</text:p>
          </table:table-cell>
          <table:table-cell office:value-type="float" office:value="0.0387856505971496" calcext:value-type="float">
            <text:p>0.03878565059715</text:p>
          </table:table-cell>
          <table:table-cell office:value-type="float" office:value="0.287528428358692" calcext:value-type="float">
            <text:p>0.287528428358692</text:p>
          </table:table-cell>
          <table:table-cell office:value-type="float" office:value="0" calcext:value-type="float">
            <text:p>0</text:p>
          </table:table-cell>
          <table:table-cell office:value-type="float" office:value="4.97937901143484" calcext:value-type="float">
            <text:p>4.97937901143484</text:p>
          </table:table-cell>
          <table:table-cell office:value-type="float" office:value="4.4442301270194" calcext:value-type="float">
            <text:p>4.4442301270194</text:p>
          </table:table-cell>
          <table:table-cell office:value-type="float" office:value="0.368421052631579" calcext:value-type="float">
            <text:p>0.368421052631579</text:p>
          </table:table-cell>
          <table:table-cell office:value-type="float" office:value="12.8938002079579" calcext:value-type="float">
            <text:p>12.8938002079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149138729446" calcext:value-type="float">
            <text:p>7.5149138729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2831574224836" calcext:value-type="float">
            <text:p>0.582831574224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184.118352026049" calcext:value-type="float">
            <text:p>184.118352026049</text:p>
          </table:table-cell>
          <table:table-cell office:value-type="float" office:value="10.0798532299985" calcext:value-type="float">
            <text:p>10.0798532299985</text:p>
          </table:table-cell>
          <table:table-cell office:value-type="float" office:value="45.9976386698151" calcext:value-type="float">
            <text:p>45.997638669815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lfp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2_740-BETA</text:p>
          </table:table-cell>
          <table:table-cell office:value-type="string" calcext:value-type="string">
            <text:p>255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-0.074632503092289" calcext:value-type="float">
            <text:p>-0.074632503092289</text:p>
          </table:table-cell>
          <table:table-cell office:value-type="float" office:value="0.814049111122946" calcext:value-type="float">
            <text:p>0.814049111122946</text:p>
          </table:table-cell>
          <table:table-cell office:value-type="float" office:value="0.471105848408822" calcext:value-type="float">
            <text:p>0.471105848408822</text:p>
          </table:table-cell>
          <table:table-cell office:value-type="float" office:value="0.295707627056479" calcext:value-type="float">
            <text:p>0.295707627056479</text:p>
          </table:table-cell>
          <table:table-cell office:value-type="float" office:value="0.529296909958655" calcext:value-type="float">
            <text:p>0.529296909958655</text:p>
          </table:table-cell>
          <table:table-cell office:value-type="float" office:value="0.31250366184915" calcext:value-type="float">
            <text:p>0.31250366184915</text:p>
          </table:table-cell>
          <table:table-cell office:value-type="float" office:value="0.683935148329326" calcext:value-type="float">
            <text:p>0.683935148329326</text:p>
          </table:table-cell>
          <table:table-cell office:value-type="float" office:value="3.84403438110499" calcext:value-type="float">
            <text:p>3.84403438110499</text:p>
          </table:table-cell>
          <table:table-cell office:value-type="float" office:value="2.96145376180529" calcext:value-type="float">
            <text:p>2.96145376180529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7.08556232807408" calcext:value-type="float">
            <text:p>7.08556232807408</text:p>
          </table:table-cell>
          <table:table-cell office:value-type="float" office:value="0.63365677710986" calcext:value-type="float">
            <text:p>0.63365677710986</text:p>
          </table:table-cell>
          <table:table-cell office:value-type="float" office:value="0.125" calcext:value-type="float">
            <text:p>0.125</text:p>
          </table:table-cell>
          <table:table-cell office:value-type="float" office:value="3.30741130832776" calcext:value-type="float">
            <text:p>3.30741130832776</text:p>
          </table:table-cell>
          <table:table-cell office:value-type="float" office:value="1" calcext:value-type="float">
            <text:p>1</text:p>
          </table:table-cell>
          <table:table-cell office:value-type="float" office:value="0.0894292856050698" calcext:value-type="float">
            <text:p>0.08942928560507</text:p>
          </table:table-cell>
          <table:table-cell office:value-type="float" office:value="0.466781767654953" calcext:value-type="float">
            <text:p>0.466781767654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6486486486487" calcext:value-type="float">
            <text:p>0.736486486486487</text:p>
          </table:table-cell>
          <table:table-cell office:value-type="float" office:value="0.263513513513513" calcext:value-type="float">
            <text:p>0.263513513513513</text:p>
          </table:table-cell>
          <table:table-cell office:value-type="float" office:value="173.096976209887" calcext:value-type="float">
            <text:p>173.096976209887</text:p>
          </table:table-cell>
          <table:table-cell office:value-type="float" office:value="11.5709657096571" calcext:value-type="float">
            <text:p>11.5709657096571</text:p>
          </table:table-cell>
          <table:table-cell office:value-type="float" office:value="36.9980575048562" calcext:value-type="float">
            <text:p>36.998057504856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1017-BETA-two-beta-neurons-synchronous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-0.439312517642975" calcext:value-type="float">
            <text:p>-0.439312517642975</text:p>
          </table:table-cell>
          <table:table-cell office:value-type="float" office:value="1.1065753418072" calcext:value-type="float">
            <text:p>1.1065753418072</text:p>
          </table:table-cell>
          <table:table-cell office:value-type="float" office:value="1.05588517973499" calcext:value-type="float">
            <text:p>1.05588517973499</text:p>
          </table:table-cell>
          <table:table-cell office:value-type="float" office:value="0.743246502337603" calcext:value-type="float">
            <text:p>0.743246502337603</text:p>
          </table:table-cell>
          <table:table-cell office:value-type="float" office:value="0.423667628124332" calcext:value-type="float">
            <text:p>0.423667628124332</text:p>
          </table:table-cell>
          <table:table-cell office:value-type="float" office:value="0.476874190244757" calcext:value-type="float">
            <text:p>0.476874190244757</text:p>
          </table:table-cell>
          <table:table-cell office:value-type="float" office:value="0.0512999822451673" calcext:value-type="float">
            <text:p>0.051299982245167</text:p>
          </table:table-cell>
          <table:table-cell office:value-type="float" office:value="5.2162040670061" calcext:value-type="float">
            <text:p>5.2162040670061</text:p>
          </table:table-cell>
          <table:table-cell office:value-type="float" office:value="4.71043385828857" calcext:value-type="float">
            <text:p>4.7104338582885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8.6547517911258" calcext:value-type="float">
            <text:p>68.654751791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716609438511" calcext:value-type="float">
            <text:p>18.37166094385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7594892772241" calcext:value-type="float">
            <text:p>0.267594892772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0206663854914" calcext:value-type="float">
            <text:p>0.810206663854914</text:p>
          </table:table-cell>
          <table:table-cell office:value-type="float" office:value="0.189793336145086" calcext:value-type="float">
            <text:p>0.189793336145086</text:p>
          </table:table-cell>
          <table:table-cell office:value-type="float" office:value="322.844798174096" calcext:value-type="float">
            <text:p>322.844798174096</text:p>
          </table:table-cell>
          <table:table-cell office:value-type="float" office:value="23.3525266102372" calcext:value-type="float">
            <text:p>23.3525266102372</text:p>
          </table:table-cell>
          <table:table-cell office:value-type="float" office:value="94.0123491058071" calcext:value-type="float">
            <text:p>94.012349105807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goo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2248NOT-BETA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.378230184316635" calcext:value-type="float">
            <text:p>0.378230184316635</text:p>
          </table:table-cell>
          <table:table-cell office:value-type="float" office:value="-0.106740809613704" calcext:value-type="float">
            <text:p>-0.106740809613704</text:p>
          </table:table-cell>
          <table:table-cell office:value-type="float" office:value="0.250613176145352" calcext:value-type="float">
            <text:p>0.250613176145352</text:p>
          </table:table-cell>
          <table:table-cell office:value-type="float" office:value="0.282122844041352" calcext:value-type="float">
            <text:p>0.282122844041352</text:p>
          </table:table-cell>
          <table:table-cell office:value-type="float" office:value="0" calcext:value-type="float">
            <text:p>0</text:p>
          </table:table-cell>
          <table:table-cell office:value-type="float" office:value="0.143147016101611" calcext:value-type="float">
            <text:p>0.143147016101611</text:p>
          </table:table-cell>
          <table:table-cell office:value-type="float" office:value="0" calcext:value-type="float">
            <text:p>0</text:p>
          </table:table-cell>
          <table:table-cell office:value-type="float" office:value="4.13068408880687" calcext:value-type="float">
            <text:p>4.13068408880687</text:p>
          </table:table-cell>
          <table:table-cell office:value-type="float" office:value="2.27648778147158" calcext:value-type="float">
            <text:p>2.276487781471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7208121827411" calcext:value-type="float">
            <text:p>0.647208121827411</text:p>
          </table:table-cell>
          <table:table-cell office:value-type="float" office:value="0.352791878172589" calcext:value-type="float">
            <text:p>0.352791878172589</text:p>
          </table:table-cell>
          <table:table-cell office:value-type="float" office:value="243.89374309531" calcext:value-type="float">
            <text:p>243.89374309531</text:p>
          </table:table-cell>
          <table:table-cell office:value-type="float" office:value="24.9739332767349" calcext:value-type="float">
            <text:p>24.9739332767349</text:p>
          </table:table-cell>
          <table:table-cell office:value-type="float" office:value="59.5945702698983" calcext:value-type="float">
            <text:p>59.594570269898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614b-BETA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53126072883606" calcext:value-type="float">
            <text:p>0.53126072883606</text:p>
          </table:table-cell>
          <table:table-cell office:value-type="float" office:value="0.389341740669412" calcext:value-type="float">
            <text:p>0.389341740669412</text:p>
          </table:table-cell>
          <table:table-cell office:value-type="float" office:value="0.333280835854258" calcext:value-type="float">
            <text:p>0.333280835854258</text:p>
          </table:table-cell>
          <table:table-cell office:value-type="float" office:value="0.282635473355976" calcext:value-type="float">
            <text:p>0.282635473355976</text:p>
          </table:table-cell>
          <table:table-cell office:value-type="float" office:value="0.976453551576171" calcext:value-type="float">
            <text:p>0.976453551576171</text:p>
          </table:table-cell>
          <table:table-cell office:value-type="float" office:value="0.979430271203631" calcext:value-type="float">
            <text:p>0.979430271203631</text:p>
          </table:table-cell>
          <table:table-cell office:value-type="float" office:value="0.9928146342069" calcext:value-type="float">
            <text:p>0.9928146342069</text:p>
          </table:table-cell>
          <table:table-cell office:value-type="float" office:value="7.39941106929046" calcext:value-type="float">
            <text:p>7.39941106929046</text:p>
          </table:table-cell>
          <table:table-cell office:value-type="float" office:value="5.62923046704103" calcext:value-type="float">
            <text:p>5.62923046704103</text:p>
          </table:table-cell>
          <table:table-cell office:value-type="float" office:value="0.477982954545455" calcext:value-type="float">
            <text:p>0.477982954545455</text:p>
          </table:table-cell>
          <table:table-cell office:value-type="float" office:value="279.893555930734" calcext:value-type="float">
            <text:p>279.893555930734</text:p>
          </table:table-cell>
          <table:table-cell office:value-type="float" office:value="31.1303413727524" calcext:value-type="float">
            <text:p>31.1303413727524</text:p>
          </table:table-cell>
          <table:table-cell office:value-type="float" office:value="0.0906630581867388" calcext:value-type="float">
            <text:p>0.090663058186739</text:p>
          </table:table-cell>
          <table:table-cell office:value-type="float" office:value="160.827040377181" calcext:value-type="float">
            <text:p>160.827040377181</text:p>
          </table:table-cell>
          <table:table-cell office:value-type="float" office:value="1" calcext:value-type="float">
            <text:p>1</text:p>
          </table:table-cell>
          <table:table-cell office:value-type="float" office:value="0.111222072509795" calcext:value-type="float">
            <text:p>0.111222072509795</text:p>
          </table:table-cell>
          <table:table-cell office:value-type="float" office:value="0.574600725773698" calcext:value-type="float">
            <text:p>0.574600725773698</text:p>
          </table:table-cell>
          <table:table-cell office:value-type="float" office:value="0.0351082626169413" calcext:value-type="float">
            <text:p>0.035108262616941</text:p>
          </table:table-cell>
          <table:table-cell office:value-type="float" office:value="9.82657646640576" calcext:value-type="float">
            <text:p>9.82657646640576</text:p>
          </table:table-cell>
          <table:table-cell office:value-type="float" office:value="0.791714285714286" calcext:value-type="float">
            <text:p>0.791714285714286</text:p>
          </table:table-cell>
          <table:table-cell office:value-type="float" office:value="0.208285714285714" calcext:value-type="float">
            <text:p>0.208285714285714</text:p>
          </table:table-cell>
          <table:table-cell office:value-type="float" office:value="233.327252150027" calcext:value-type="float">
            <text:p>233.327252150027</text:p>
          </table:table-cell>
          <table:table-cell office:value-type="float" office:value="11.8464645798187" calcext:value-type="float">
            <text:p>11.8464645798187</text:p>
          </table:table-cell>
          <table:table-cell office:value-type="float" office:value="47.6752391032793" calcext:value-type="float">
            <text:p>47.675239103279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763-BETA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0.550682365894318" calcext:value-type="float">
            <text:p>-0.550682365894318</text:p>
          </table:table-cell>
          <table:table-cell office:value-type="float" office:value="0.61575102745277" calcext:value-type="float">
            <text:p>0.61575102745277</text:p>
          </table:table-cell>
          <table:table-cell office:value-type="float" office:value="0.268566430577386" calcext:value-type="float">
            <text:p>0.268566430577386</text:p>
          </table:table-cell>
          <table:table-cell office:value-type="float" office:value="0.138680422402624" calcext:value-type="float">
            <text:p>0.138680422402624</text:p>
          </table:table-cell>
          <table:table-cell office:value-type="float" office:value="0.867677154711269" calcext:value-type="float">
            <text:p>0.867677154711269</text:p>
          </table:table-cell>
          <table:table-cell office:value-type="float" office:value="0.14116485407394" calcext:value-type="float">
            <text:p>0.14116485407394</text:p>
          </table:table-cell>
          <table:table-cell office:value-type="float" office:value="0" calcext:value-type="float">
            <text:p>0</text:p>
          </table:table-cell>
          <table:table-cell office:value-type="float" office:value="5.31689320323725" calcext:value-type="float">
            <text:p>5.31689320323725</text:p>
          </table:table-cell>
          <table:table-cell office:value-type="float" office:value="3.45469534120877" calcext:value-type="float">
            <text:p>3.45469534120877</text:p>
          </table:table-cell>
          <table:table-cell office:value-type="float" office:value="0.309782608695652" calcext:value-type="float">
            <text:p>0.309782608695652</text:p>
          </table:table-cell>
          <table:table-cell office:value-type="float" office:value="40.3700736812596" calcext:value-type="float">
            <text:p>40.3700736812596</text:p>
          </table:table-cell>
          <table:table-cell office:value-type="float" office:value="2.4553494866385" calcext:value-type="float">
            <text:p>2.4553494866385</text:p>
          </table:table-cell>
          <table:table-cell office:value-type="float" office:value="0.0563380281690141" calcext:value-type="float">
            <text:p>0.056338028169014</text:p>
          </table:table-cell>
          <table:table-cell office:value-type="float" office:value="23.3712948332617" calcext:value-type="float">
            <text:p>23.3712948332617</text:p>
          </table:table-cell>
          <table:table-cell office:value-type="float" office:value="1" calcext:value-type="float">
            <text:p>1</text:p>
          </table:table-cell>
          <table:table-cell office:value-type="float" office:value="0.060821030598671" calcext:value-type="float">
            <text:p>0.060821030598671</text:p>
          </table:table-cell>
          <table:table-cell office:value-type="float" office:value="0.578926236741326" calcext:value-type="float">
            <text:p>0.578926236741326</text:p>
          </table:table-cell>
          <table:table-cell office:value-type="float" office:value="0.00626927234574327" calcext:value-type="float">
            <text:p>0.006269272345743</text:p>
          </table:table-cell>
          <table:table-cell office:value-type="float" office:value="0.253090986525539" calcext:value-type="float">
            <text:p>0.253090986525539</text:p>
          </table:table-cell>
          <table:table-cell office:value-type="float" office:value="0.594395957740009" calcext:value-type="float">
            <text:p>0.594395957740009</text:p>
          </table:table-cell>
          <table:table-cell office:value-type="float" office:value="0.405604042259991" calcext:value-type="float">
            <text:p>0.405604042259991</text:p>
          </table:table-cell>
          <table:table-cell office:value-type="float" office:value="596.559376916209" calcext:value-type="float">
            <text:p>596.559376916209</text:p>
          </table:table-cell>
          <table:table-cell office:value-type="float" office:value="52.6368746400781" calcext:value-type="float">
            <text:p>52.6368746400781</text:p>
          </table:table-cell>
          <table:table-cell office:value-type="float" office:value="114.915121147287" calcext:value-type="float">
            <text:p>114.91512114728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l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882-NOT-BETA-or-weak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316689878702164" calcext:value-type="float">
            <text:p>0.316689878702164</text:p>
          </table:table-cell>
          <table:table-cell office:value-type="float" office:value="0.154001205245775" calcext:value-type="float">
            <text:p>0.154001205245775</text:p>
          </table:table-cell>
          <table:table-cell office:value-type="float" office:value="0.32887898381809" calcext:value-type="float">
            <text:p>0.32887898381809</text:p>
          </table:table-cell>
          <table:table-cell office:value-type="float" office:value="0.289527358305871" calcext:value-type="float">
            <text:p>0.289527358305871</text:p>
          </table:table-cell>
          <table:table-cell office:value-type="float" office:value="0.5871225403115" calcext:value-type="float">
            <text:p>0.5871225403115</text:p>
          </table:table-cell>
          <table:table-cell office:value-type="float" office:value="0.845448325495281" calcext:value-type="float">
            <text:p>0.845448325495281</text:p>
          </table:table-cell>
          <table:table-cell office:value-type="float" office:value="0.692574499363575" calcext:value-type="float">
            <text:p>0.692574499363575</text:p>
          </table:table-cell>
          <table:table-cell office:value-type="float" office:value="4.16999651018288" calcext:value-type="float">
            <text:p>4.16999651018288</text:p>
          </table:table-cell>
          <table:table-cell office:value-type="float" office:value="2.89463596623781" calcext:value-type="float">
            <text:p>2.89463596623781</text:p>
          </table:table-cell>
          <table:table-cell office:value-type="float" office:value="0.289473684210526" calcext:value-type="float">
            <text:p>0.289473684210526</text:p>
          </table:table-cell>
          <table:table-cell office:value-type="float" office:value="5.44539474466328" calcext:value-type="float">
            <text:p>5.44539474466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0369478975319" calcext:value-type="float">
            <text:p>0.920369478975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9017954093653" calcext:value-type="float">
            <text:p>0.169017954093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8534258456201" calcext:value-type="float">
            <text:p>0.728534258456201</text:p>
          </table:table-cell>
          <table:table-cell office:value-type="float" office:value="0.271465741543799" calcext:value-type="float">
            <text:p>0.271465741543799</text:p>
          </table:table-cell>
          <table:table-cell office:value-type="float" office:value="191.726584220113" calcext:value-type="float">
            <text:p>191.726584220113</text:p>
          </table:table-cell>
          <table:table-cell office:value-type="float" office:value="17.8170439647581" calcext:value-type="float">
            <text:p>17.8170439647581</text:p>
          </table:table-cell>
          <table:table-cell office:value-type="float" office:value="52.5316150884904" calcext:value-type="float">
            <text:p>52.531615088490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922-BETA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-0.775463044643402" calcext:value-type="float">
            <text:p>-0.775463044643402</text:p>
          </table:table-cell>
          <table:table-cell office:value-type="float" office:value="1.88605290579333" calcext:value-type="float">
            <text:p>1.88605290579333</text:p>
          </table:table-cell>
          <table:table-cell office:value-type="float" office:value="1.30361000821634" calcext:value-type="float">
            <text:p>1.30361000821634</text:p>
          </table:table-cell>
          <table:table-cell office:value-type="float" office:value="0.667036545274886" calcext:value-type="float">
            <text:p>0.667036545274886</text:p>
          </table:table-cell>
          <table:table-cell office:value-type="float" office:value="0.868519754826864" calcext:value-type="float">
            <text:p>0.868519754826864</text:p>
          </table:table-cell>
          <table:table-cell office:value-type="float" office:value="0.926822505805897" calcext:value-type="float">
            <text:p>0.926822505805897</text:p>
          </table:table-cell>
          <table:table-cell office:value-type="float" office:value="0.820036604754031" calcext:value-type="float">
            <text:p>0.820036604754031</text:p>
          </table:table-cell>
          <table:table-cell office:value-type="float" office:value="5.74068793002728" calcext:value-type="float">
            <text:p>5.74068793002728</text:p>
          </table:table-cell>
          <table:table-cell office:value-type="float" office:value="5.03175418287317" calcext:value-type="float">
            <text:p>5.03175418287317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19.0275410571743" calcext:value-type="float">
            <text:p>19.0275410571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7207118266793" calcext:value-type="float">
            <text:p>6.27207118266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9631199523968" calcext:value-type="float">
            <text:p>0.32963119952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1557788944724" calcext:value-type="float">
            <text:p>0.811557788944724</text:p>
          </table:table-cell>
          <table:table-cell office:value-type="float" office:value="0.188442211055276" calcext:value-type="float">
            <text:p>0.188442211055276</text:p>
          </table:table-cell>
          <table:table-cell office:value-type="float" office:value="287.068686617309" calcext:value-type="float">
            <text:p>287.068686617309</text:p>
          </table:table-cell>
          <table:table-cell office:value-type="float" office:value="19.3542705397789" calcext:value-type="float">
            <text:p>19.3542705397789</text:p>
          </table:table-cell>
          <table:table-cell office:value-type="float" office:value="79.5955424267454" calcext:value-type="float">
            <text:p>79.595542426745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l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963-NOT-BETA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44056236743927" calcext:value-type="float">
            <text:p>0.44056236743927</text:p>
          </table:table-cell>
          <table:table-cell office:value-type="float" office:value="-0.0378264471684806" calcext:value-type="float">
            <text:p>-0.037826447168481</text:p>
          </table:table-cell>
          <table:table-cell office:value-type="float" office:value="0.137555672143369" calcext:value-type="float">
            <text:p>0.137555672143369</text:p>
          </table:table-cell>
          <table:table-cell office:value-type="float" office:value="0.184119545029619" calcext:value-type="float">
            <text:p>0.184119545029619</text:p>
          </table:table-cell>
          <table:table-cell office:value-type="float" office:value="0.105943259156462" calcext:value-type="float">
            <text:p>0.105943259156462</text:p>
          </table:table-cell>
          <table:table-cell office:value-type="float" office:value="0.796202324357933" calcext:value-type="float">
            <text:p>0.796202324357933</text:p>
          </table:table-cell>
          <table:table-cell office:value-type="float" office:value="0.135040879316311" calcext:value-type="float">
            <text:p>0.135040879316311</text:p>
          </table:table-cell>
          <table:table-cell office:value-type="float" office:value="5.34391525492468" calcext:value-type="float">
            <text:p>5.34391525492468</text:p>
          </table:table-cell>
          <table:table-cell office:value-type="float" office:value="4.399113287894" calcext:value-type="float">
            <text:p>4.399113287894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12.3151179666349" calcext:value-type="float">
            <text:p>12.3151179666349</text:p>
          </table:table-cell>
          <table:table-cell office:value-type="float" office:value="8.76536139098752" calcext:value-type="float">
            <text:p>8.76536139098752</text:p>
          </table:table-cell>
          <table:table-cell office:value-type="float" office:value="0.48936170212766" calcext:value-type="float">
            <text:p>0.48936170212766</text:p>
          </table:table-cell>
          <table:table-cell office:value-type="float" office:value="3.27878342381147" calcext:value-type="float">
            <text:p>3.27878342381147</text:p>
          </table:table-cell>
          <table:table-cell office:value-type="float" office:value="1" calcext:value-type="float">
            <text:p>1</text:p>
          </table:table-cell>
          <table:table-cell office:value-type="float" office:value="0.711756185749528" calcext:value-type="float">
            <text:p>0.711756185749528</text:p>
          </table:table-cell>
          <table:table-cell office:value-type="float" office:value="0.266240521016089" calcext:value-type="float">
            <text:p>0.266240521016089</text:p>
          </table:table-cell>
          <table:table-cell office:value-type="float" office:value="0.348467699283893" calcext:value-type="float">
            <text:p>0.348467699283893</text:p>
          </table:table-cell>
          <table:table-cell office:value-type="float" office:value="4.29142082424298" calcext:value-type="float">
            <text:p>4.29142082424298</text:p>
          </table:table-cell>
          <table:table-cell office:value-type="float" office:value="0.690807799442897" calcext:value-type="float">
            <text:p>0.690807799442897</text:p>
          </table:table-cell>
          <table:table-cell office:value-type="float" office:value="0.309192200557103" calcext:value-type="float">
            <text:p>0.309192200557103</text:p>
          </table:table-cell>
          <table:table-cell office:value-type="float" office:value="213.742797671121" calcext:value-type="float">
            <text:p>213.742797671121</text:p>
          </table:table-cell>
          <table:table-cell office:value-type="float" office:value="23.7239104089052" calcext:value-type="float">
            <text:p>23.7239104089052</text:p>
          </table:table-cell>
          <table:table-cell office:value-type="float" office:value="61.4821097810254" calcext:value-type="float">
            <text:p>61.482109781025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2_1975-NOT-BETA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.0718271136283875" calcext:value-type="float">
            <text:p>0.071827113628388</text:p>
          </table:table-cell>
          <table:table-cell office:value-type="float" office:value="0.0313977852943189" calcext:value-type="float">
            <text:p>0.031397785294319</text:p>
          </table:table-cell>
          <table:table-cell office:value-type="float" office:value="-0.0743268206024705" calcext:value-type="float">
            <text:p>-0.074326820602471</text:p>
          </table:table-cell>
          <table:table-cell office:value-type="float" office:value="-0.172188933626226" calcext:value-type="float">
            <text:p>-0.172188933626226</text:p>
          </table:table-cell>
          <table:table-cell office:value-type="float" office:value="0.174441489563227" calcext:value-type="float">
            <text:p>0.174441489563227</text:p>
          </table:table-cell>
          <table:table-cell office:value-type="float" office:value="0.0549487075133258" calcext:value-type="float">
            <text:p>0.054948707513326</text:p>
          </table:table-cell>
          <table:table-cell office:value-type="float" office:value="0.091308942784144" calcext:value-type="float">
            <text:p>0.091308942784144</text:p>
          </table:table-cell>
          <table:table-cell office:value-type="float" office:value="2.84846234134916" calcext:value-type="float">
            <text:p>2.84846234134916</text:p>
          </table:table-cell>
          <table:table-cell office:value-type="float" office:value="2.28751635722497" calcext:value-type="float">
            <text:p>2.2875163572249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2.84081640561416" calcext:value-type="float">
            <text:p>2.84081640561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665829870223" calcext:value-type="float">
            <text:p>0.50665829870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8349539836839" calcext:value-type="float">
            <text:p>0.17834953983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064056939502" calcext:value-type="float">
            <text:p>0.822064056939502</text:p>
          </table:table-cell>
          <table:table-cell office:value-type="float" office:value="0.177935943060498" calcext:value-type="float">
            <text:p>0.177935943060498</text:p>
          </table:table-cell>
          <table:table-cell office:value-type="float" office:value="374.449361702128" calcext:value-type="float">
            <text:p>374.449361702128</text:p>
          </table:table-cell>
          <table:table-cell office:value-type="float" office:value="18.9876782794784" calcext:value-type="float">
            <text:p>18.9876782794784</text:p>
          </table:table-cell>
          <table:table-cell office:value-type="float" office:value="86.4564173253785" calcext:value-type="float">
            <text:p>86.456417325378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fp unsure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2_598-BETA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4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233602732419968" calcext:value-type="float">
            <text:p>0.233602732419968</text:p>
          </table:table-cell>
          <table:table-cell office:value-type="float" office:value="-0.0589789726853817" calcext:value-type="float">
            <text:p>-0.058978972685382</text:p>
          </table:table-cell>
          <table:table-cell office:value-type="float" office:value="0.131754795830282" calcext:value-type="float">
            <text:p>0.131754795830282</text:p>
          </table:table-cell>
          <table:table-cell office:value-type="float" office:value="0.20954249653735" calcext:value-type="float">
            <text:p>0.20954249653735</text:p>
          </table:table-cell>
          <table:table-cell office:value-type="float" office:value="0.995093193104047" calcext:value-type="float">
            <text:p>0.995093193104047</text:p>
          </table:table-cell>
          <table:table-cell office:value-type="float" office:value="0.991036761598535" calcext:value-type="float">
            <text:p>0.991036761598535</text:p>
          </table:table-cell>
          <table:table-cell office:value-type="float" office:value="0.985223102809181" calcext:value-type="float">
            <text:p>0.985223102809181</text:p>
          </table:table-cell>
          <table:table-cell office:value-type="float" office:value="8.58458762196588" calcext:value-type="float">
            <text:p>8.58458762196588</text:p>
          </table:table-cell>
          <table:table-cell office:value-type="float" office:value="4.70283895953711" calcext:value-type="float">
            <text:p>4.70283895953711</text:p>
          </table:table-cell>
          <table:table-cell office:value-type="float" office:value="0.534780463739516" calcext:value-type="float">
            <text:p>0.534780463739516</text:p>
          </table:table-cell>
          <table:table-cell office:value-type="float" office:value="450.61035419558" calcext:value-type="float">
            <text:p>450.61035419558</text:p>
          </table:table-cell>
          <table:table-cell office:value-type="float" office:value="8.92761170396318" calcext:value-type="float">
            <text:p>8.92761170396318</text:p>
          </table:table-cell>
          <table:table-cell office:value-type="float" office:value="0.0527704485488127" calcext:value-type="float">
            <text:p>0.052770448548813</text:p>
          </table:table-cell>
          <table:table-cell office:value-type="float" office:value="275.037906714648" calcext:value-type="float">
            <text:p>275.037906714648</text:p>
          </table:table-cell>
          <table:table-cell office:value-type="float" office:value="1" calcext:value-type="float">
            <text:p>1</text:p>
          </table:table-cell>
          <table:table-cell office:value-type="float" office:value="0.0198122648999057" calcext:value-type="float">
            <text:p>0.019812264899906</text:p>
          </table:table-cell>
          <table:table-cell office:value-type="float" office:value="0.610367480804207" calcext:value-type="float">
            <text:p>0.610367480804207</text:p>
          </table:table-cell>
          <table:table-cell office:value-type="float" office:value="0.00551165192771745" calcext:value-type="float">
            <text:p>0.005511651927717</text:p>
          </table:table-cell>
          <table:table-cell office:value-type="float" office:value="2.48360742735151" calcext:value-type="float">
            <text:p>2.48360742735151</text:p>
          </table:table-cell>
          <table:table-cell office:value-type="float" office:value="0.859302006045617" calcext:value-type="float">
            <text:p>0.859302006045617</text:p>
          </table:table-cell>
          <table:table-cell office:value-type="float" office:value="0.140697993954383" calcext:value-type="float">
            <text:p>0.140697993954383</text:p>
          </table:table-cell>
          <table:table-cell office:value-type="float" office:value="289.493878847188" calcext:value-type="float">
            <text:p>289.493878847188</text:p>
          </table:table-cell>
          <table:table-cell office:value-type="float" office:value="8.82940850524954" calcext:value-type="float">
            <text:p>8.82940850524954</text:p>
          </table:table-cell>
          <table:table-cell office:value-type="float" office:value="52.9004080760385" calcext:value-type="float">
            <text:p>52.900408076038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2_612-BETA-noisy</text:p>
          </table:table-cell>
          <table:table-cell office:value-type="string" calcext:value-type="string">
            <text:p>2622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36502969264984" calcext:value-type="float">
            <text:p>0.836502969264984</text:p>
          </table:table-cell>
          <table:table-cell office:value-type="float" office:value="0.624055441628898" calcext:value-type="float">
            <text:p>0.624055441628898</text:p>
          </table:table-cell>
          <table:table-cell office:value-type="float" office:value="0.412467291396167" calcext:value-type="float">
            <text:p>0.412467291396167</text:p>
          </table:table-cell>
          <table:table-cell office:value-type="float" office:value="0.387685871071674" calcext:value-type="float">
            <text:p>0.387685871071674</text:p>
          </table:table-cell>
          <table:table-cell office:value-type="float" office:value="0.977747600109991" calcext:value-type="float">
            <text:p>0.977747600109991</text:p>
          </table:table-cell>
          <table:table-cell office:value-type="float" office:value="0.96468102744352" calcext:value-type="float">
            <text:p>0.96468102744352</text:p>
          </table:table-cell>
          <table:table-cell office:value-type="float" office:value="0.964458958504265" calcext:value-type="float">
            <text:p>0.964458958504265</text:p>
          </table:table-cell>
          <table:table-cell office:value-type="float" office:value="7.87550221260061" calcext:value-type="float">
            <text:p>7.87550221260061</text:p>
          </table:table-cell>
          <table:table-cell office:value-type="float" office:value="5.81311279097425" calcext:value-type="float">
            <text:p>5.81311279097425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79.5676880492663" calcext:value-type="float">
            <text:p>79.5676880492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01416383922" calcext:value-type="float">
            <text:p>42.9901416383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0296478286183" calcext:value-type="float">
            <text:p>0.540296478286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545816733068" calcext:value-type="float">
            <text:p>0.613545816733068</text:p>
          </table:table-cell>
          <table:table-cell office:value-type="float" office:value="0.386454183266932" calcext:value-type="float">
            <text:p>0.386454183266932</text:p>
          </table:table-cell>
          <table:table-cell office:value-type="float" office:value="409.408808933002" calcext:value-type="float">
            <text:p>409.408808933002</text:p>
          </table:table-cell>
          <table:table-cell office:value-type="float" office:value="50.6798051777844" calcext:value-type="float">
            <text:p>50.6798051777844</text:p>
          </table:table-cell>
          <table:table-cell office:value-type="float" office:value="109.600788641122" calcext:value-type="float">
            <text:p>109.60078864112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3-s1-130</text:p>
          </table:table-cell>
          <table:table-cell office:value-type="string" calcext:value-type="string">
            <text:p>2623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0668435096740723" calcext:value-type="float">
            <text:p>0.066843509674072</text:p>
          </table:table-cell>
          <table:table-cell office:value-type="float" office:value="0.0609155982888273" calcext:value-type="float">
            <text:p>0.060915598288827</text:p>
          </table:table-cell>
          <table:table-cell office:value-type="float" office:value="-0.560296397755999" calcext:value-type="float">
            <text:p>-0.560296397755999</text:p>
          </table:table-cell>
          <table:table-cell office:value-type="float" office:value="0.0792577885167981" calcext:value-type="float">
            <text:p>0.079257788516798</text:p>
          </table:table-cell>
          <table:table-cell office:value-type="float" office:value="0.314387218857862" calcext:value-type="float">
            <text:p>0.314387218857862</text:p>
          </table:table-cell>
          <table:table-cell office:value-type="float" office:value="0.250333131499696" calcext:value-type="float">
            <text:p>0.250333131499696</text:p>
          </table:table-cell>
          <table:table-cell office:value-type="float" office:value="0" calcext:value-type="float">
            <text:p>0</text:p>
          </table:table-cell>
          <table:table-cell office:value-type="float" office:value="1.35814556603885" calcext:value-type="float">
            <text:p>1.35814556603885</text:p>
          </table:table-cell>
          <table:table-cell office:value-type="float" office:value="1.27145924588949" calcext:value-type="float">
            <text:p>1.271459245889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5891472868217" calcext:value-type="float">
            <text:p>0.815891472868217</text:p>
          </table:table-cell>
          <table:table-cell office:value-type="float" office:value="0.184108527131783" calcext:value-type="float">
            <text:p>0.184108527131783</text:p>
          </table:table-cell>
          <table:table-cell office:value-type="float" office:value="54.6780587149624" calcext:value-type="float">
            <text:p>54.6780587149624</text:p>
          </table:table-cell>
          <table:table-cell office:value-type="float" office:value="7.74307754631611" calcext:value-type="float">
            <text:p>7.74307754631611</text:p>
          </table:table-cell>
          <table:table-cell office:value-type="float" office:value="25.8405199612974" calcext:value-type="float">
            <text:p>25.840519961297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3-s3-385</text:p>
          </table:table-cell>
          <table:table-cell office:value-type="string" calcext:value-type="string">
            <text:p>2623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682666778564453" calcext:value-type="float">
            <text:p>0.682666778564453</text:p>
          </table:table-cell>
          <table:table-cell office:value-type="float" office:value="0.182009284306678" calcext:value-type="float">
            <text:p>0.182009284306678</text:p>
          </table:table-cell>
          <table:table-cell office:value-type="float" office:value="0.244809860176455" calcext:value-type="float">
            <text:p>0.244809860176455</text:p>
          </table:table-cell>
          <table:table-cell office:value-type="float" office:value="0.216554715862886" calcext:value-type="float">
            <text:p>0.216554715862886</text:p>
          </table:table-cell>
          <table:table-cell office:value-type="float" office:value="0.679517919581961" calcext:value-type="float">
            <text:p>0.679517919581961</text:p>
          </table:table-cell>
          <table:table-cell office:value-type="float" office:value="0.684314180862797" calcext:value-type="float">
            <text:p>0.684314180862797</text:p>
          </table:table-cell>
          <table:table-cell office:value-type="float" office:value="0.179844240628378" calcext:value-type="float">
            <text:p>0.179844240628378</text:p>
          </table:table-cell>
          <table:table-cell office:value-type="float" office:value="4.77996201909569" calcext:value-type="float">
            <text:p>4.77996201909569</text:p>
          </table:table-cell>
          <table:table-cell office:value-type="float" office:value="2.48313812070176" calcext:value-type="float">
            <text:p>2.483138120701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66019417475728" calcext:value-type="float">
            <text:p>0.466019417475728</text:p>
          </table:table-cell>
          <table:table-cell office:value-type="float" office:value="0.533980582524272" calcext:value-type="float">
            <text:p>0.533980582524272</text:p>
          </table:table-cell>
          <table:table-cell office:value-type="float" office:value="461.581958936385" calcext:value-type="float">
            <text:p>461.581958936385</text:p>
          </table:table-cell>
          <table:table-cell office:value-type="float" office:value="45.8520571928801" calcext:value-type="float">
            <text:p>45.8520571928801</text:p>
          </table:table-cell>
          <table:table-cell office:value-type="float" office:value="79.018017776107" calcext:value-type="float">
            <text:p>79.01801777610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light pac, needs rescaling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623-s3-508</text:p>
          </table:table-cell>
          <table:table-cell office:value-type="string" calcext:value-type="string">
            <text:p>2623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1.07326900959015" calcext:value-type="float">
            <text:p>1.07326900959015</text:p>
          </table:table-cell>
          <table:table-cell office:value-type="float" office:value="1.4113922119069" calcext:value-type="float">
            <text:p>1.4113922119069</text:p>
          </table:table-cell>
          <table:table-cell office:value-type="float" office:value="0.915528405768374" calcext:value-type="float">
            <text:p>0.915528405768374</text:p>
          </table:table-cell>
          <table:table-cell office:value-type="float" office:value="0.111382042199426" calcext:value-type="float">
            <text:p>0.111382042199426</text:p>
          </table:table-cell>
          <table:table-cell office:value-type="float" office:value="0.928050125702436" calcext:value-type="float">
            <text:p>0.928050125702436</text:p>
          </table:table-cell>
          <table:table-cell office:value-type="float" office:value="0.855280828084383" calcext:value-type="float">
            <text:p>0.855280828084383</text:p>
          </table:table-cell>
          <table:table-cell office:value-type="float" office:value="0.734114797380785" calcext:value-type="float">
            <text:p>0.734114797380785</text:p>
          </table:table-cell>
          <table:table-cell office:value-type="float" office:value="5.85525590611899" calcext:value-type="float">
            <text:p>5.85525590611899</text:p>
          </table:table-cell>
          <table:table-cell office:value-type="float" office:value="2.20093159307354" calcext:value-type="float">
            <text:p>2.2009315930735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20.6438961346388" calcext:value-type="float">
            <text:p>20.6438961346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922472524866" calcext:value-type="float">
            <text:p>12.4922472524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5130309269753" calcext:value-type="float">
            <text:p>0.605130309269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9344262295082" calcext:value-type="float">
            <text:p>0.839344262295082</text:p>
          </table:table-cell>
          <table:table-cell office:value-type="float" office:value="0.160655737704918" calcext:value-type="float">
            <text:p>0.160655737704918</text:p>
          </table:table-cell>
          <table:table-cell office:value-type="float" office:value="227.833779826802" calcext:value-type="float">
            <text:p>227.833779826802</text:p>
          </table:table-cell>
          <table:table-cell office:value-type="float" office:value="12.0864918066755" calcext:value-type="float">
            <text:p>12.0864918066755</text:p>
          </table:table-cell>
          <table:table-cell office:value-type="float" office:value="58.9060218484668" calcext:value-type="float">
            <text:p>58.906021848466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ub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3-s3-666</text:p>
          </table:table-cell>
          <table:table-cell office:value-type="string" calcext:value-type="string">
            <text:p>2623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562246799468994" calcext:value-type="float">
            <text:p>0.562246799468994</text:p>
          </table:table-cell>
          <table:table-cell office:value-type="float" office:value="-0.0654664665749947" calcext:value-type="float">
            <text:p>-0.065466466574995</text:p>
          </table:table-cell>
          <table:table-cell office:value-type="float" office:value="0.169669794589272" calcext:value-type="float">
            <text:p>0.169669794589272</text:p>
          </table:table-cell>
          <table:table-cell office:value-type="float" office:value="0.134961615496087" calcext:value-type="float">
            <text:p>0.134961615496087</text:p>
          </table:table-cell>
          <table:table-cell office:value-type="float" office:value="0" calcext:value-type="float">
            <text:p>0</text:p>
          </table:table-cell>
          <table:table-cell office:value-type="float" office:value="0.105964239125081" calcext:value-type="float">
            <text:p>0.105964239125081</text:p>
          </table:table-cell>
          <table:table-cell office:value-type="float" office:value="0" calcext:value-type="float">
            <text:p>0</text:p>
          </table:table-cell>
          <table:table-cell office:value-type="float" office:value="4.47083157866143" calcext:value-type="float">
            <text:p>4.47083157866143</text:p>
          </table:table-cell>
          <table:table-cell office:value-type="float" office:value="1.78817827568056" calcext:value-type="float">
            <text:p>1.78817827568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92559523809524" calcext:value-type="float">
            <text:p>0.492559523809524</text:p>
          </table:table-cell>
          <table:table-cell office:value-type="float" office:value="0.507440476190476" calcext:value-type="float">
            <text:p>0.507440476190476</text:p>
          </table:table-cell>
          <table:table-cell office:value-type="float" office:value="287.611618004866" calcext:value-type="float">
            <text:p>287.611618004866</text:p>
          </table:table-cell>
          <table:table-cell office:value-type="float" office:value="32.2729681920271" calcext:value-type="float">
            <text:p>32.2729681920271</text:p>
          </table:table-cell>
          <table:table-cell office:value-type="float" office:value="57.3526828656267" calcext:value-type="float">
            <text:p>57.352682865626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anged frequenc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3-s4-280</text:p>
          </table:table-cell>
          <table:table-cell office:value-type="string" calcext:value-type="string">
            <text:p>2623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621395111083984" calcext:value-type="float">
            <text:p>0.621395111083984</text:p>
          </table:table-cell>
          <table:table-cell office:value-type="float" office:value="0.126332148048793" calcext:value-type="float">
            <text:p>0.126332148048793</text:p>
          </table:table-cell>
          <table:table-cell office:value-type="float" office:value="-0.250484480047412" calcext:value-type="float">
            <text:p>-0.250484480047412</text:p>
          </table:table-cell>
          <table:table-cell office:value-type="float" office:value="0.069144467568299" calcext:value-type="float">
            <text:p>0.069144467568299</text:p>
          </table:table-cell>
          <table:table-cell office:value-type="float" office:value="0.26937400637591" calcext:value-type="float">
            <text:p>0.26937400637591</text:p>
          </table:table-cell>
          <table:table-cell office:value-type="float" office:value="0.75007479230593" calcext:value-type="float">
            <text:p>0.75007479230593</text:p>
          </table:table-cell>
          <table:table-cell office:value-type="float" office:value="0.257688662772627" calcext:value-type="float">
            <text:p>0.257688662772627</text:p>
          </table:table-cell>
          <table:table-cell office:value-type="float" office:value="2.21631289493151" calcext:value-type="float">
            <text:p>2.21631289493151</text:p>
          </table:table-cell>
          <table:table-cell office:value-type="float" office:value="1.36236638298746" calcext:value-type="float">
            <text:p>1.362366382987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0902255639098" calcext:value-type="float">
            <text:p>0.560902255639098</text:p>
          </table:table-cell>
          <table:table-cell office:value-type="float" office:value="0.439097744360902" calcext:value-type="float">
            <text:p>0.439097744360902</text:p>
          </table:table-cell>
          <table:table-cell office:value-type="float" office:value="81.1746648385131" calcext:value-type="float">
            <text:p>81.1746648385131</text:p>
          </table:table-cell>
          <table:table-cell office:value-type="float" office:value="8.26075762856871" calcext:value-type="float">
            <text:p>8.26075762856871</text:p>
          </table:table-cell>
          <table:table-cell office:value-type="float" office:value="16.6487756403965" calcext:value-type="float">
            <text:p>16.648775640396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6-s2-1085</text:p>
          </table:table-cell>
          <table:table-cell office:value-type="string" calcext:value-type="string">
            <text:p>2626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24846538901329" calcext:value-type="float">
            <text:p>0.24846538901329</text:p>
          </table:table-cell>
          <table:table-cell office:value-type="float" office:value="0.0658072142839163" calcext:value-type="float">
            <text:p>0.065807214283916</text:p>
          </table:table-cell>
          <table:table-cell office:value-type="float" office:value="0.0101589612126973" calcext:value-type="float">
            <text:p>0.010158961212697</text:p>
          </table:table-cell>
          <table:table-cell office:value-type="float" office:value="-0.147893527620245" calcext:value-type="float">
            <text:p>-0.147893527620245</text:p>
          </table:table-cell>
          <table:table-cell office:value-type="float" office:value="0" calcext:value-type="float">
            <text:p>0</text:p>
          </table:table-cell>
          <table:table-cell office:value-type="float" office:value="0.551545590020635" calcext:value-type="float">
            <text:p>0.551545590020635</text:p>
          </table:table-cell>
          <table:table-cell office:value-type="float" office:value="0.303211332969354" calcext:value-type="float">
            <text:p>0.303211332969354</text:p>
          </table:table-cell>
          <table:table-cell office:value-type="float" office:value="5.19305849984097" calcext:value-type="float">
            <text:p>5.19305849984097</text:p>
          </table:table-cell>
          <table:table-cell office:value-type="float" office:value="3.04834533525468" calcext:value-type="float">
            <text:p>3.04834533525468</text:p>
          </table:table-cell>
          <table:table-cell office:value-type="float" office:value="0.113207547169811" calcext:value-type="float">
            <text:p>0.113207547169811</text:p>
          </table:table-cell>
          <table:table-cell office:value-type="float" office:value="3.53798459388767" calcext:value-type="float">
            <text:p>3.53798459388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153380619948" calcext:value-type="float">
            <text:p>1.64153380619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3974266319711" calcext:value-type="float">
            <text:p>0.46397426631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645390070922" calcext:value-type="float">
            <text:p>0.549645390070922</text:p>
          </table:table-cell>
          <table:table-cell office:value-type="float" office:value="0.450354609929078" calcext:value-type="float">
            <text:p>0.450354609929078</text:p>
          </table:table-cell>
          <table:table-cell office:value-type="float" office:value="142.02989191443" calcext:value-type="float">
            <text:p>142.02989191443</text:p>
          </table:table-cell>
          <table:table-cell office:value-type="float" office:value="26.7050614930558" calcext:value-type="float">
            <text:p>26.7050614930558</text:p>
          </table:table-cell>
          <table:table-cell office:value-type="float" office:value="48.2300895550979" calcext:value-type="float">
            <text:p>48.230089555097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anged frequenc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6-s2-1340</text:p>
          </table:table-cell>
          <table:table-cell office:value-type="string" calcext:value-type="string">
            <text:p>2626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618208944797516" calcext:value-type="float">
            <text:p>0.618208944797516</text:p>
          </table:table-cell>
          <table:table-cell office:value-type="float" office:value="0.313887120815382" calcext:value-type="float">
            <text:p>0.313887120815382</text:p>
          </table:table-cell>
          <table:table-cell office:value-type="float" office:value="-0.00892015295210332" calcext:value-type="float">
            <text:p>-0.008920152952103</text:p>
          </table:table-cell>
          <table:table-cell office:value-type="float" office:value="0.361598968092804" calcext:value-type="float">
            <text:p>0.361598968092804</text:p>
          </table:table-cell>
          <table:table-cell office:value-type="float" office:value="0.644547551758369" calcext:value-type="float">
            <text:p>0.644547551758369</text:p>
          </table:table-cell>
          <table:table-cell office:value-type="float" office:value="0.768361582738042" calcext:value-type="float">
            <text:p>0.768361582738042</text:p>
          </table:table-cell>
          <table:table-cell office:value-type="float" office:value="0" calcext:value-type="float">
            <text:p>0</text:p>
          </table:table-cell>
          <table:table-cell office:value-type="float" office:value="3.89921012358785" calcext:value-type="float">
            <text:p>3.89921012358785</text:p>
          </table:table-cell>
          <table:table-cell office:value-type="float" office:value="1.95357243449823" calcext:value-type="float">
            <text:p>1.95357243449823</text:p>
          </table:table-cell>
          <table:table-cell office:value-type="float" office:value="0.5" calcext:value-type="float">
            <text:p>0.5</text:p>
          </table:table-cell>
          <table:table-cell office:value-type="float" office:value="0.606897181042922" calcext:value-type="float">
            <text:p>0.60689718104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1708365514733" calcext:value-type="float">
            <text:p>0.09917083655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3406322601554" calcext:value-type="float">
            <text:p>0.163406322601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7757847533632" calcext:value-type="float">
            <text:p>0.497757847533632</text:p>
          </table:table-cell>
          <table:table-cell office:value-type="float" office:value="0.502242152466368" calcext:value-type="float">
            <text:p>0.502242152466368</text:p>
          </table:table-cell>
          <table:table-cell office:value-type="float" office:value="283.554184549356" calcext:value-type="float">
            <text:p>283.554184549356</text:p>
          </table:table-cell>
          <table:table-cell office:value-type="float" office:value="22.792181890706" calcext:value-type="float">
            <text:p>22.792181890706</text:p>
          </table:table-cell>
          <table:table-cell office:value-type="float" office:value="42.0324457697789" calcext:value-type="float">
            <text:p>42.032445769778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6-s2-1665-a</text:p>
          </table:table-cell>
          <table:table-cell office:value-type="string" calcext:value-type="string">
            <text:p>2626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6</text:p>
          </table:table-cell>
          <table:table-cell office:value-type="string" calcext:value-type="string">
            <text:p>1.2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.0361791998147964" calcext:value-type="float">
            <text:p>0.036179199814797</text:p>
          </table:table-cell>
          <table:table-cell office:value-type="float" office:value="0.246016974820807" calcext:value-type="float">
            <text:p>0.246016974820807</text:p>
          </table:table-cell>
          <table:table-cell office:value-type="float" office:value="0.195469245332302" calcext:value-type="float">
            <text:p>0.195469245332302</text:p>
          </table:table-cell>
          <table:table-cell office:value-type="float" office:value="-0.0574458943819523" calcext:value-type="float">
            <text:p>-0.057445894381952</text:p>
          </table:table-cell>
          <table:table-cell office:value-type="float" office:value="0.86167186351706" calcext:value-type="float">
            <text:p>0.86167186351706</text:p>
          </table:table-cell>
          <table:table-cell office:value-type="float" office:value="0.938091945125439" calcext:value-type="float">
            <text:p>0.938091945125439</text:p>
          </table:table-cell>
          <table:table-cell office:value-type="float" office:value="0.564566686593283" calcext:value-type="float">
            <text:p>0.564566686593283</text:p>
          </table:table-cell>
          <table:table-cell office:value-type="float" office:value="5.34222970509179" calcext:value-type="float">
            <text:p>5.34222970509179</text:p>
          </table:table-cell>
          <table:table-cell office:value-type="float" office:value="1.56778781635739" calcext:value-type="float">
            <text:p>1.56778781635739</text:p>
          </table:table-cell>
          <table:table-cell office:value-type="float" office:value="0.1" calcext:value-type="float">
            <text:p>0.1</text:p>
          </table:table-cell>
          <table:table-cell office:value-type="float" office:value="2.52273552535313" calcext:value-type="float">
            <text:p>2.52273552535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407157383928" calcext:value-type="float">
            <text:p>1.27407157383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5035728491966" calcext:value-type="float">
            <text:p>0.50503572849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428571428571" calcext:value-type="float">
            <text:p>0.446428571428571</text:p>
          </table:table-cell>
          <table:table-cell office:value-type="float" office:value="0.553571428571429" calcext:value-type="float">
            <text:p>0.553571428571429</text:p>
          </table:table-cell>
          <table:table-cell office:value-type="float" office:value="267.009345794392" calcext:value-type="float">
            <text:p>267.009345794392</text:p>
          </table:table-cell>
          <table:table-cell office:value-type="float" office:value="45.1672729745351" calcext:value-type="float">
            <text:p>45.1672729745351</text:p>
          </table:table-cell>
          <table:table-cell office:value-type="float" office:value="71.7978788649384" calcext:value-type="float">
            <text:p>71.797878864938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6-s2-557</text:p>
          </table:table-cell>
          <table:table-cell office:value-type="string" calcext:value-type="string">
            <text:p>2626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6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0.6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0.100373506546021" calcext:value-type="float">
            <text:p>0.100373506546021</text:p>
          </table:table-cell>
          <table:table-cell office:value-type="float" office:value="0.282409043495307" calcext:value-type="float">
            <text:p>0.282409043495307</text:p>
          </table:table-cell>
          <table:table-cell office:value-type="float" office:value="-1.28674190105273" calcext:value-type="float">
            <text:p>-1.28674190105273</text:p>
          </table:table-cell>
          <table:table-cell office:value-type="float" office:value="-1.30401933749502" calcext:value-type="float">
            <text:p>-1.30401933749502</text:p>
          </table:table-cell>
          <table:table-cell office:value-type="float" office:value="0.340283061363901" calcext:value-type="float">
            <text:p>0.340283061363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768006109199" calcext:value-type="float">
            <text:p>2.04768006109199</text:p>
          </table:table-cell>
          <table:table-cell office:value-type="float" office:value="1.39796437533979" calcext:value-type="float">
            <text:p>1.397964375339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1313131313131" calcext:value-type="float">
            <text:p>0.631313131313131</text:p>
          </table:table-cell>
          <table:table-cell office:value-type="float" office:value="0.368686868686869" calcext:value-type="float">
            <text:p>0.368686868686869</text:p>
          </table:table-cell>
          <table:table-cell office:value-type="float" office:value="42.5675836750262" calcext:value-type="float">
            <text:p>42.5675836750262</text:p>
          </table:table-cell>
          <table:table-cell office:value-type="float" office:value="5.94350053860578" calcext:value-type="float">
            <text:p>5.94350053860578</text:p>
          </table:table-cell>
          <table:table-cell office:value-type="float" office:value="13.0101977451806" calcext:value-type="float">
            <text:p>13.010197745180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6-s2-704</text:p>
          </table:table-cell>
          <table:table-cell office:value-type="string" calcext:value-type="string">
            <text:p>2626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626861035823822" calcext:value-type="float">
            <text:p>0.626861035823822</text:p>
          </table:table-cell>
          <table:table-cell office:value-type="float" office:value="-0.041135851614659" calcext:value-type="float">
            <text:p>-0.041135851614659</text:p>
          </table:table-cell>
          <table:table-cell office:value-type="float" office:value="0.0113349789995992" calcext:value-type="float">
            <text:p>0.011334978999599</text:p>
          </table:table-cell>
          <table:table-cell office:value-type="float" office:value="0.0188866537093817" calcext:value-type="float">
            <text:p>0.018886653709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4140878470324" calcext:value-type="float">
            <text:p>3.94140878470324</text:p>
          </table:table-cell>
          <table:table-cell office:value-type="float" office:value="2.53974587457906" calcext:value-type="float">
            <text:p>2.53974587457906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2.01918769965062" calcext:value-type="float">
            <text:p>2.01918769965062</text:p>
          </table:table-cell>
          <table:table-cell office:value-type="float" office:value="0.681289863300041" calcext:value-type="float">
            <text:p>0.68128986330004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10896418847833" calcext:value-type="float">
            <text:p>0.110896418847833</text:p>
          </table:table-cell>
          <table:table-cell office:value-type="float" office:value="1" calcext:value-type="float">
            <text:p>1</text:p>
          </table:table-cell>
          <table:table-cell office:value-type="float" office:value="0.337407891013759" calcext:value-type="float">
            <text:p>0.337407891013759</text:p>
          </table:table-cell>
          <table:table-cell office:value-type="float" office:value="0.0549213026936629" calcext:value-type="float">
            <text:p>0.05492130269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7920433996383" calcext:value-type="float">
            <text:p>0.547920433996383</text:p>
          </table:table-cell>
          <table:table-cell office:value-type="float" office:value="0.452079566003617" calcext:value-type="float">
            <text:p>0.452079566003617</text:p>
          </table:table-cell>
          <table:table-cell office:value-type="float" office:value="188.854443911165" calcext:value-type="float">
            <text:p>188.854443911165</text:p>
          </table:table-cell>
          <table:table-cell office:value-type="float" office:value="30.1834885647154" calcext:value-type="float">
            <text:p>30.1834885647154</text:p>
          </table:table-cell>
          <table:table-cell office:value-type="float" office:value="55.9315547625622" calcext:value-type="float">
            <text:p>55.931554762562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anged frequenc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6-s4-568-b</text:p>
          </table:table-cell>
          <table:table-cell office:value-type="string" calcext:value-type="string">
            <text:p>2626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793148815631866" calcext:value-type="float">
            <text:p>0.793148815631866</text:p>
          </table:table-cell>
          <table:table-cell office:value-type="float" office:value="0.563645807422233" calcext:value-type="float">
            <text:p>0.563645807422233</text:p>
          </table:table-cell>
          <table:table-cell office:value-type="float" office:value="0.519575878025579" calcext:value-type="float">
            <text:p>0.519575878025579</text:p>
          </table:table-cell>
          <table:table-cell office:value-type="float" office:value="0.348384022427457" calcext:value-type="float">
            <text:p>0.348384022427457</text:p>
          </table:table-cell>
          <table:table-cell office:value-type="float" office:value="0.891010280007931" calcext:value-type="float">
            <text:p>0.891010280007931</text:p>
          </table:table-cell>
          <table:table-cell office:value-type="float" office:value="0.944591744555211" calcext:value-type="float">
            <text:p>0.944591744555211</text:p>
          </table:table-cell>
          <table:table-cell office:value-type="float" office:value="0.573781866563722" calcext:value-type="float">
            <text:p>0.573781866563722</text:p>
          </table:table-cell>
          <table:table-cell office:value-type="float" office:value="3.82872292610655" calcext:value-type="float">
            <text:p>3.82872292610655</text:p>
          </table:table-cell>
          <table:table-cell office:value-type="float" office:value="2.02614595633365" calcext:value-type="float">
            <text:p>2.02614595633365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6.2181068129969" calcext:value-type="float">
            <text:p>16.2181068129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2143993515452" calcext:value-type="float">
            <text:p>7.02143993515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2938321107101" calcext:value-type="float">
            <text:p>0.432938321107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1517509727626" calcext:value-type="float">
            <text:p>0.731517509727626</text:p>
          </table:table-cell>
          <table:table-cell office:value-type="float" office:value="0.268482490272374" calcext:value-type="float">
            <text:p>0.268482490272374</text:p>
          </table:table-cell>
          <table:table-cell office:value-type="float" office:value="214.68324073704" calcext:value-type="float">
            <text:p>214.68324073704</text:p>
          </table:table-cell>
          <table:table-cell office:value-type="float" office:value="19.6561007468267" calcext:value-type="float">
            <text:p>19.6561007468267</text:p>
          </table:table-cell>
          <table:table-cell office:value-type="float" office:value="58.5946053786609" calcext:value-type="float">
            <text:p>58.594605378660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ub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1_1411-BETA-in-out-in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-0.0592789389193058" calcext:value-type="float">
            <text:p>-0.059278938919306</text:p>
          </table:table-cell>
          <table:table-cell office:value-type="float" office:value="0.00364044673412247" calcext:value-type="float">
            <text:p>0.003640446734122</text:p>
          </table:table-cell>
          <table:table-cell office:value-type="float" office:value="0.0966649058204005" calcext:value-type="float">
            <text:p>0.096664905820401</text:p>
          </table:table-cell>
          <table:table-cell office:value-type="float" office:value="0.0612211895641813" calcext:value-type="float">
            <text:p>0.061221189564181</text:p>
          </table:table-cell>
          <table:table-cell office:value-type="float" office:value="0.861775788611905" calcext:value-type="float">
            <text:p>0.861775788611905</text:p>
          </table:table-cell>
          <table:table-cell office:value-type="float" office:value="0.964252178774189" calcext:value-type="float">
            <text:p>0.964252178774189</text:p>
          </table:table-cell>
          <table:table-cell office:value-type="float" office:value="0.71825844714836" calcext:value-type="float">
            <text:p>0.71825844714836</text:p>
          </table:table-cell>
          <table:table-cell office:value-type="float" office:value="8.9059925605475" calcext:value-type="float">
            <text:p>8.9059925605475</text:p>
          </table:table-cell>
          <table:table-cell office:value-type="float" office:value="6.33530244718243" calcext:value-type="float">
            <text:p>6.33530244718243</text:p>
          </table:table-cell>
          <table:table-cell office:value-type="float" office:value="0.624113475177305" calcext:value-type="float">
            <text:p>0.624113475177305</text:p>
          </table:table-cell>
          <table:table-cell office:value-type="float" office:value="82.2431572938302" calcext:value-type="float">
            <text:p>82.243157293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622698335865" calcext:value-type="float">
            <text:p>52.9622698335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3971748851617" calcext:value-type="float">
            <text:p>0.64397174885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7216699801193" calcext:value-type="float">
            <text:p>0.797216699801193</text:p>
          </table:table-cell>
          <table:table-cell office:value-type="float" office:value="0.202783300198807" calcext:value-type="float">
            <text:p>0.202783300198807</text:p>
          </table:table-cell>
          <table:table-cell office:value-type="float" office:value="382.766028532291" calcext:value-type="float">
            <text:p>382.766028532291</text:p>
          </table:table-cell>
          <table:table-cell office:value-type="float" office:value="25.6048571328155" calcext:value-type="float">
            <text:p>25.6048571328155</text:p>
          </table:table-cell>
          <table:table-cell office:value-type="float" office:value="99.9750248707763" calcext:value-type="float">
            <text:p>99.975024870776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1_294-NOT-BETA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275364875793457" calcext:value-type="float">
            <text:p>0.275364875793457</text:p>
          </table:table-cell>
          <table:table-cell office:value-type="float" office:value="0.0804859942556659" calcext:value-type="float">
            <text:p>0.080485994255666</text:p>
          </table:table-cell>
          <table:table-cell office:value-type="float" office:value="0.121633141699622" calcext:value-type="float">
            <text:p>0.121633141699622</text:p>
          </table:table-cell>
          <table:table-cell office:value-type="float" office:value="-0.0435957267344185" calcext:value-type="float">
            <text:p>-0.043595726734419</text:p>
          </table:table-cell>
          <table:table-cell office:value-type="float" office:value="0.797771676150545" calcext:value-type="float">
            <text:p>0.797771676150545</text:p>
          </table:table-cell>
          <table:table-cell office:value-type="float" office:value="0.513149877766035" calcext:value-type="float">
            <text:p>0.513149877766035</text:p>
          </table:table-cell>
          <table:table-cell office:value-type="float" office:value="0.445161294219334" calcext:value-type="float">
            <text:p>0.445161294219334</text:p>
          </table:table-cell>
          <table:table-cell office:value-type="float" office:value="1.17687114587038" calcext:value-type="float">
            <text:p>1.17687114587038</text:p>
          </table:table-cell>
          <table:table-cell office:value-type="float" office:value="0.830389008752926" calcext:value-type="float">
            <text:p>0.8303890087529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2136752136752" calcext:value-type="float">
            <text:p>0.752136752136752</text:p>
          </table:table-cell>
          <table:table-cell office:value-type="float" office:value="0.247863247863248" calcext:value-type="float">
            <text:p>0.247863247863248</text:p>
          </table:table-cell>
          <table:table-cell office:value-type="float" office:value="54.098981494764" calcext:value-type="float">
            <text:p>54.098981494764</text:p>
          </table:table-cell>
          <table:table-cell office:value-type="float" office:value="3.16553405229724" calcext:value-type="float">
            <text:p>3.16553405229724</text:p>
          </table:table-cell>
          <table:table-cell office:value-type="float" office:value="10.8455653325027" calcext:value-type="float">
            <text:p>10.845565332502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1_673-BETA-noisy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285660445690155" calcext:value-type="float">
            <text:p>0.285660445690155</text:p>
          </table:table-cell>
          <table:table-cell office:value-type="float" office:value="0.455029164882572" calcext:value-type="float">
            <text:p>0.455029164882572</text:p>
          </table:table-cell>
          <table:table-cell office:value-type="float" office:value="0.339451751930154" calcext:value-type="float">
            <text:p>0.339451751930154</text:p>
          </table:table-cell>
          <table:table-cell office:value-type="float" office:value="-0.0537756776267519" calcext:value-type="float">
            <text:p>-0.053775677626752</text:p>
          </table:table-cell>
          <table:table-cell office:value-type="float" office:value="0.977205392185262" calcext:value-type="float">
            <text:p>0.977205392185262</text:p>
          </table:table-cell>
          <table:table-cell office:value-type="float" office:value="0.960485100712395" calcext:value-type="float">
            <text:p>0.960485100712395</text:p>
          </table:table-cell>
          <table:table-cell office:value-type="float" office:value="0.825075365676857" calcext:value-type="float">
            <text:p>0.825075365676857</text:p>
          </table:table-cell>
          <table:table-cell office:value-type="float" office:value="7.13028519918344" calcext:value-type="float">
            <text:p>7.13028519918344</text:p>
          </table:table-cell>
          <table:table-cell office:value-type="float" office:value="5.17883150723487" calcext:value-type="float">
            <text:p>5.17883150723487</text:p>
          </table:table-cell>
          <table:table-cell office:value-type="float" office:value="0.922535211267606" calcext:value-type="float">
            <text:p>0.922535211267606</text:p>
          </table:table-cell>
          <table:table-cell office:value-type="float" office:value="45.1932641032956" calcext:value-type="float">
            <text:p>45.1932641032956</text:p>
          </table:table-cell>
          <table:table-cell office:value-type="float" office:value="16.2248564968097" calcext:value-type="float">
            <text:p>16.2248564968097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34.8556026316188" calcext:value-type="float">
            <text:p>34.8556026316188</text:p>
          </table:table-cell>
          <table:table-cell office:value-type="float" office:value="1" calcext:value-type="float">
            <text:p>1</text:p>
          </table:table-cell>
          <table:table-cell office:value-type="float" office:value="0.359010503417621" calcext:value-type="float">
            <text:p>0.359010503417621</text:p>
          </table:table-cell>
          <table:table-cell office:value-type="float" office:value="0.77125658708677" calcext:value-type="float">
            <text:p>0.77125658708677</text:p>
          </table:table-cell>
          <table:table-cell office:value-type="float" office:value="0.0967830460806886" calcext:value-type="float">
            <text:p>0.096783046080689</text:p>
          </table:table-cell>
          <table:table-cell office:value-type="float" office:value="4.37394176224598" calcext:value-type="float">
            <text:p>4.37394176224598</text:p>
          </table:table-cell>
          <table:table-cell office:value-type="float" office:value="0.562352941176471" calcext:value-type="float">
            <text:p>0.562352941176471</text:p>
          </table:table-cell>
          <table:table-cell office:value-type="float" office:value="0.437647058823529" calcext:value-type="float">
            <text:p>0.437647058823529</text:p>
          </table:table-cell>
          <table:table-cell office:value-type="float" office:value="207.418894289186" calcext:value-type="float">
            <text:p>207.418894289186</text:p>
          </table:table-cell>
          <table:table-cell office:value-type="float" office:value="27.4450481345288" calcext:value-type="float">
            <text:p>27.4450481345288</text:p>
          </table:table-cell>
          <table:table-cell office:value-type="float" office:value="53.5977558443393" calcext:value-type="float">
            <text:p>53.597755844339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1_709-BETA-weak-but-there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0443307310342789" calcext:value-type="float">
            <text:p>0.044330731034279</text:p>
          </table:table-cell>
          <table:table-cell office:value-type="float" office:value="0.482355310156271" calcext:value-type="float">
            <text:p>0.482355310156271</text:p>
          </table:table-cell>
          <table:table-cell office:value-type="float" office:value="0.510052925286253" calcext:value-type="float">
            <text:p>0.510052925286253</text:p>
          </table:table-cell>
          <table:table-cell office:value-type="float" office:value="0.429301834138613" calcext:value-type="float">
            <text:p>0.429301834138613</text:p>
          </table:table-cell>
          <table:table-cell office:value-type="float" office:value="0.707590080895053" calcext:value-type="float">
            <text:p>0.707590080895053</text:p>
          </table:table-cell>
          <table:table-cell office:value-type="float" office:value="0.687372063658641" calcext:value-type="float">
            <text:p>0.687372063658641</text:p>
          </table:table-cell>
          <table:table-cell office:value-type="float" office:value="0.892365535205206" calcext:value-type="float">
            <text:p>0.892365535205206</text:p>
          </table:table-cell>
          <table:table-cell office:value-type="float" office:value="6.13613078953815" calcext:value-type="float">
            <text:p>6.13613078953815</text:p>
          </table:table-cell>
          <table:table-cell office:value-type="float" office:value="4.96492108771126" calcext:value-type="float">
            <text:p>4.96492108771126</text:p>
          </table:table-cell>
          <table:table-cell office:value-type="float" office:value="0.75" calcext:value-type="float">
            <text:p>0.75</text:p>
          </table:table-cell>
          <table:table-cell office:value-type="float" office:value="21.7797905705556" calcext:value-type="float">
            <text:p>21.7797905705556</text:p>
          </table:table-cell>
          <table:table-cell office:value-type="float" office:value="6.61855883547082" calcext:value-type="float">
            <text:p>6.61855883547082</text:p>
          </table:table-cell>
          <table:table-cell office:value-type="float" office:value="0.4" calcext:value-type="float">
            <text:p>0.4</text:p>
          </table:table-cell>
          <table:table-cell office:value-type="float" office:value="9.32695592031702" calcext:value-type="float">
            <text:p>9.32695592031702</text:p>
          </table:table-cell>
          <table:table-cell office:value-type="float" office:value="1" calcext:value-type="float">
            <text:p>1</text:p>
          </table:table-cell>
          <table:table-cell office:value-type="float" office:value="0.303885329568713" calcext:value-type="float">
            <text:p>0.303885329568713</text:p>
          </table:table-cell>
          <table:table-cell office:value-type="float" office:value="0.428239008547965" calcext:value-type="float">
            <text:p>0.428239008547965</text:p>
          </table:table-cell>
          <table:table-cell office:value-type="float" office:value="0.21100684164813" calcext:value-type="float">
            <text:p>0.21100684164813</text:p>
          </table:table-cell>
          <table:table-cell office:value-type="float" office:value="4.59568482005065" calcext:value-type="float">
            <text:p>4.59568482005065</text:p>
          </table:table-cell>
          <table:table-cell office:value-type="float" office:value="0.565916398713826" calcext:value-type="float">
            <text:p>0.565916398713826</text:p>
          </table:table-cell>
          <table:table-cell office:value-type="float" office:value="0.434083601286174" calcext:value-type="float">
            <text:p>0.434083601286174</text:p>
          </table:table-cell>
          <table:table-cell office:value-type="float" office:value="272.922275293096" calcext:value-type="float">
            <text:p>272.922275293096</text:p>
          </table:table-cell>
          <table:table-cell office:value-type="float" office:value="35.9709579944789" calcext:value-type="float">
            <text:p>35.9709579944789</text:p>
          </table:table-cell>
          <table:table-cell office:value-type="float" office:value="70.7155704826181" calcext:value-type="float">
            <text:p>70.715570482618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uper wide lf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1c_205-BETA-in-out-in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725474953651428" calcext:value-type="float">
            <text:p>0.725474953651428</text:p>
          </table:table-cell>
          <table:table-cell office:value-type="float" office:value="0.573013056255731" calcext:value-type="float">
            <text:p>0.573013056255731</text:p>
          </table:table-cell>
          <table:table-cell office:value-type="float" office:value="0.491546874050932" calcext:value-type="float">
            <text:p>0.491546874050932</text:p>
          </table:table-cell>
          <table:table-cell office:value-type="float" office:value="0.254700355022821" calcext:value-type="float">
            <text:p>0.254700355022821</text:p>
          </table:table-cell>
          <table:table-cell office:value-type="float" office:value="0.960940237834699" calcext:value-type="float">
            <text:p>0.960940237834699</text:p>
          </table:table-cell>
          <table:table-cell office:value-type="float" office:value="0.985278402336568" calcext:value-type="float">
            <text:p>0.985278402336568</text:p>
          </table:table-cell>
          <table:table-cell office:value-type="float" office:value="0.861951305414812" calcext:value-type="float">
            <text:p>0.861951305414812</text:p>
          </table:table-cell>
          <table:table-cell office:value-type="float" office:value="8.12046010479178" calcext:value-type="float">
            <text:p>8.12046010479178</text:p>
          </table:table-cell>
          <table:table-cell office:value-type="float" office:value="3.50282707199588" calcext:value-type="float">
            <text:p>3.50282707199588</text:p>
          </table:table-cell>
          <table:table-cell office:value-type="float" office:value="0.863945578231292" calcext:value-type="float">
            <text:p>0.863945578231292</text:p>
          </table:table-cell>
          <table:table-cell office:value-type="float" office:value="55.2628102819759" calcext:value-type="float">
            <text:p>55.2628102819759</text:p>
          </table:table-cell>
          <table:table-cell office:value-type="float" office:value="4.19256338570325" calcext:value-type="float">
            <text:p>4.19256338570325</text:p>
          </table:table-cell>
          <table:table-cell office:value-type="float" office:value="0.75" calcext:value-type="float">
            <text:p>0.75</text:p>
          </table:table-cell>
          <table:table-cell office:value-type="float" office:value="33.9554677292083" calcext:value-type="float">
            <text:p>33.9554677292083</text:p>
          </table:table-cell>
          <table:table-cell office:value-type="float" office:value="1" calcext:value-type="float">
            <text:p>1</text:p>
          </table:table-cell>
          <table:table-cell office:value-type="float" office:value="0.0758659099005442" calcext:value-type="float">
            <text:p>0.075865909900544</text:p>
          </table:table-cell>
          <table:table-cell office:value-type="float" office:value="0.61443613808187" calcext:value-type="float">
            <text:p>0.61443613808187</text:p>
          </table:table-cell>
          <table:table-cell office:value-type="float" office:value="0.0132112941347929" calcext:value-type="float">
            <text:p>0.013211294134793</text:p>
          </table:table-cell>
          <table:table-cell office:value-type="float" office:value="0.730093241350442" calcext:value-type="float">
            <text:p>0.730093241350442</text:p>
          </table:table-cell>
          <table:table-cell office:value-type="float" office:value="0.562624254473161" calcext:value-type="float">
            <text:p>0.562624254473161</text:p>
          </table:table-cell>
          <table:table-cell office:value-type="float" office:value="0.437375745526839" calcext:value-type="float">
            <text:p>0.437375745526839</text:p>
          </table:table-cell>
          <table:table-cell office:value-type="float" office:value="312.560306169785" calcext:value-type="float">
            <text:p>312.560306169785</text:p>
          </table:table-cell>
          <table:table-cell office:value-type="float" office:value="30.707222699914" calcext:value-type="float">
            <text:p>30.707222699914</text:p>
          </table:table-cell>
          <table:table-cell office:value-type="float" office:value="62.330670205937" calcext:value-type="float">
            <text:p>62.33067020593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1c_662-NOT-BETA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39213275909424" calcext:value-type="float">
            <text:p>1.39213275909424</text:p>
          </table:table-cell>
          <table:table-cell office:value-type="float" office:value="0.0957856047154468" calcext:value-type="float">
            <text:p>0.095785604715447</text:p>
          </table:table-cell>
          <table:table-cell office:value-type="float" office:value="-0.00712471361998321" calcext:value-type="float">
            <text:p>-0.007124713619983</text:p>
          </table:table-cell>
          <table:table-cell office:value-type="float" office:value="-0.0978179216858494" calcext:value-type="float">
            <text:p>-0.097817921685849</text:p>
          </table:table-cell>
          <table:table-cell office:value-type="float" office:value="0" calcext:value-type="float">
            <text:p>0</text:p>
          </table:table-cell>
          <table:table-cell office:value-type="float" office:value="0.754333774414133" calcext:value-type="float">
            <text:p>0.754333774414133</text:p>
          </table:table-cell>
          <table:table-cell office:value-type="float" office:value="0.486366040456155" calcext:value-type="float">
            <text:p>0.486366040456155</text:p>
          </table:table-cell>
          <table:table-cell office:value-type="float" office:value="3.03922665971721" calcext:value-type="float">
            <text:p>3.03922665971721</text:p>
          </table:table-cell>
          <table:table-cell office:value-type="float" office:value="2.73939286220569" calcext:value-type="float">
            <text:p>2.739392862205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4331210191083" calcext:value-type="float">
            <text:p>0.764331210191083</text:p>
          </table:table-cell>
          <table:table-cell office:value-type="float" office:value="0.235668789808917" calcext:value-type="float">
            <text:p>0.235668789808917</text:p>
          </table:table-cell>
          <table:table-cell office:value-type="float" office:value="171.580141465368" calcext:value-type="float">
            <text:p>171.580141465368</text:p>
          </table:table-cell>
          <table:table-cell office:value-type="float" office:value="20.1235484485056" calcext:value-type="float">
            <text:p>20.1235484485056</text:p>
          </table:table-cell>
          <table:table-cell office:value-type="float" office:value="61.8591576489193" calcext:value-type="float">
            <text:p>61.859157648919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2_1621-BETA-MAYBE-in-and-out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934200346469879" calcext:value-type="float">
            <text:p>0.934200346469879</text:p>
          </table:table-cell>
          <table:table-cell office:value-type="float" office:value="0.505401195253169" calcext:value-type="float">
            <text:p>0.505401195253169</text:p>
          </table:table-cell>
          <table:table-cell office:value-type="float" office:value="0.228761439115665" calcext:value-type="float">
            <text:p>0.228761439115665</text:p>
          </table:table-cell>
          <table:table-cell office:value-type="float" office:value="0.0927112959258453" calcext:value-type="float">
            <text:p>0.092711295925845</text:p>
          </table:table-cell>
          <table:table-cell office:value-type="float" office:value="0.881135006768345" calcext:value-type="float">
            <text:p>0.881135006768345</text:p>
          </table:table-cell>
          <table:table-cell office:value-type="float" office:value="0" calcext:value-type="float">
            <text:p>0</text:p>
          </table:table-cell>
          <table:table-cell office:value-type="float" office:value="0.588784627394534" calcext:value-type="float">
            <text:p>0.588784627394534</text:p>
          </table:table-cell>
          <table:table-cell office:value-type="float" office:value="4.76074207978072" calcext:value-type="float">
            <text:p>4.76074207978072</text:p>
          </table:table-cell>
          <table:table-cell office:value-type="float" office:value="2.1244263727435" calcext:value-type="float">
            <text:p>2.1244263727435</text:p>
          </table:table-cell>
          <table:table-cell office:value-type="float" office:value="0.6" calcext:value-type="float">
            <text:p>0.6</text:p>
          </table:table-cell>
          <table:table-cell office:value-type="float" office:value="2.90649825638008" calcext:value-type="float">
            <text:p>2.9064982563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25473758775" calcext:value-type="float">
            <text:p>1.23625473758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5341640881443" calcext:value-type="float">
            <text:p>0.42534164088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626151012891" calcext:value-type="float">
            <text:p>0.620626151012891</text:p>
          </table:table-cell>
          <table:table-cell office:value-type="float" office:value="0.379373848987109" calcext:value-type="float">
            <text:p>0.379373848987109</text:p>
          </table:table-cell>
          <table:table-cell office:value-type="float" office:value="277.035449156932" calcext:value-type="float">
            <text:p>277.035449156932</text:p>
          </table:table-cell>
          <table:table-cell office:value-type="float" office:value="28.1731146662071" calcext:value-type="float">
            <text:p>28.1731146662071</text:p>
          </table:table-cell>
          <table:table-cell office:value-type="float" office:value="63.669722888006" calcext:value-type="float">
            <text:p>63.66972288800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weak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2_1803-BETA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114314876496792" calcext:value-type="float">
            <text:p>0.114314876496792</text:p>
          </table:table-cell>
          <table:table-cell office:value-type="float" office:value="0.124497844465205" calcext:value-type="float">
            <text:p>0.124497844465205</text:p>
          </table:table-cell>
          <table:table-cell office:value-type="float" office:value="0.188049675437575" calcext:value-type="float">
            <text:p>0.188049675437575</text:p>
          </table:table-cell>
          <table:table-cell office:value-type="float" office:value="0.317643992379529" calcext:value-type="float">
            <text:p>0.317643992379529</text:p>
          </table:table-cell>
          <table:table-cell office:value-type="float" office:value="0.546251102023345" calcext:value-type="float">
            <text:p>0.546251102023345</text:p>
          </table:table-cell>
          <table:table-cell office:value-type="float" office:value="0.497716072673144" calcext:value-type="float">
            <text:p>0.497716072673144</text:p>
          </table:table-cell>
          <table:table-cell office:value-type="float" office:value="0.429995542157409" calcext:value-type="float">
            <text:p>0.429995542157409</text:p>
          </table:table-cell>
          <table:table-cell office:value-type="float" office:value="6.41622154109485" calcext:value-type="float">
            <text:p>6.41622154109485</text:p>
          </table:table-cell>
          <table:table-cell office:value-type="float" office:value="2.77368632512321" calcext:value-type="float">
            <text:p>2.77368632512321</text:p>
          </table:table-cell>
          <table:table-cell office:value-type="float" office:value="0.475" calcext:value-type="float">
            <text:p>0.475</text:p>
          </table:table-cell>
          <table:table-cell office:value-type="float" office:value="17.5955203783147" calcext:value-type="float">
            <text:p>17.5955203783147</text:p>
          </table:table-cell>
          <table:table-cell office:value-type="float" office:value="0.854517164758836" calcext:value-type="float">
            <text:p>0.854517164758836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9.47858361408979" calcext:value-type="float">
            <text:p>9.47858361408979</text:p>
          </table:table-cell>
          <table:table-cell office:value-type="float" office:value="1" calcext:value-type="float">
            <text:p>1</text:p>
          </table:table-cell>
          <table:table-cell office:value-type="float" office:value="0.04856447245584" calcext:value-type="float">
            <text:p>0.04856447245584</text:p>
          </table:table-cell>
          <table:table-cell office:value-type="float" office:value="0.538692997438798" calcext:value-type="float">
            <text:p>0.538692997438798</text:p>
          </table:table-cell>
          <table:table-cell office:value-type="float" office:value="0.0228810906144167" calcext:value-type="float">
            <text:p>0.022881090614417</text:p>
          </table:table-cell>
          <table:table-cell office:value-type="float" office:value="0.402604696184035" calcext:value-type="float">
            <text:p>0.402604696184035</text:p>
          </table:table-cell>
          <table:table-cell office:value-type="float" office:value="0.766233766233766" calcext:value-type="float">
            <text:p>0.766233766233766</text:p>
          </table:table-cell>
          <table:table-cell office:value-type="float" office:value="0.233766233766234" calcext:value-type="float">
            <text:p>0.233766233766234</text:p>
          </table:table-cell>
          <table:table-cell office:value-type="float" office:value="220.335561697042" calcext:value-type="float">
            <text:p>220.335561697042</text:p>
          </table:table-cell>
          <table:table-cell office:value-type="float" office:value="16.8698333552027" calcext:value-type="float">
            <text:p>16.8698333552027</text:p>
          </table:table-cell>
          <table:table-cell office:value-type="float" office:value="57.6879823181239" calcext:value-type="float">
            <text:p>57.687982318123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2_2246-BETA-in-and-out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660440027713776" calcext:value-type="float">
            <text:p>0.660440027713776</text:p>
          </table:table-cell>
          <table:table-cell office:value-type="float" office:value="0.479602577417386" calcext:value-type="float">
            <text:p>0.479602577417386</text:p>
          </table:table-cell>
          <table:table-cell office:value-type="float" office:value="0.454859179969046" calcext:value-type="float">
            <text:p>0.454859179969046</text:p>
          </table:table-cell>
          <table:table-cell office:value-type="float" office:value="0.261643957885824" calcext:value-type="float">
            <text:p>0.261643957885824</text:p>
          </table:table-cell>
          <table:table-cell office:value-type="float" office:value="0.915774357207529" calcext:value-type="float">
            <text:p>0.915774357207529</text:p>
          </table:table-cell>
          <table:table-cell office:value-type="float" office:value="0.915624112679069" calcext:value-type="float">
            <text:p>0.915624112679069</text:p>
          </table:table-cell>
          <table:table-cell office:value-type="float" office:value="0.449325825936113" calcext:value-type="float">
            <text:p>0.449325825936113</text:p>
          </table:table-cell>
          <table:table-cell office:value-type="float" office:value="4.85188239697793" calcext:value-type="float">
            <text:p>4.85188239697793</text:p>
          </table:table-cell>
          <table:table-cell office:value-type="float" office:value="1.97909730239514" calcext:value-type="float">
            <text:p>1.97909730239514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2.469541363387" calcext:value-type="float">
            <text:p>2.469541363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899158217254" calcext:value-type="float">
            <text:p>0.301899158217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2249079401204" calcext:value-type="float">
            <text:p>0.122249079401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2453987730061" calcext:value-type="float">
            <text:p>0.702453987730061</text:p>
          </table:table-cell>
          <table:table-cell office:value-type="float" office:value="0.297546012269939" calcext:value-type="float">
            <text:p>0.297546012269939</text:p>
          </table:table-cell>
          <table:table-cell office:value-type="float" office:value="145.706872745089" calcext:value-type="float">
            <text:p>145.706872745089</text:p>
          </table:table-cell>
          <table:table-cell office:value-type="float" office:value="19.603930279279" calcext:value-type="float">
            <text:p>19.603930279279</text:p>
          </table:table-cell>
          <table:table-cell office:value-type="float" office:value="50.0027917064843" calcext:value-type="float">
            <text:p>50.002791706484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weak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2_2291-BETA-in-and-out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0871136859059334" calcext:value-type="float">
            <text:p>0.087113685905933</text:p>
          </table:table-cell>
          <table:table-cell office:value-type="float" office:value="0.20915203033998" calcext:value-type="float">
            <text:p>0.20915203033998</text:p>
          </table:table-cell>
          <table:table-cell office:value-type="float" office:value="0.237540385386119" calcext:value-type="float">
            <text:p>0.237540385386119</text:p>
          </table:table-cell>
          <table:table-cell office:value-type="float" office:value="0.169307330215689" calcext:value-type="float">
            <text:p>0.169307330215689</text:p>
          </table:table-cell>
          <table:table-cell office:value-type="float" office:value="0.971961506267829" calcext:value-type="float">
            <text:p>0.971961506267829</text:p>
          </table:table-cell>
          <table:table-cell office:value-type="float" office:value="0.963266770040856" calcext:value-type="float">
            <text:p>0.963266770040856</text:p>
          </table:table-cell>
          <table:table-cell office:value-type="float" office:value="0.919943633551854" calcext:value-type="float">
            <text:p>0.919943633551854</text:p>
          </table:table-cell>
          <table:table-cell office:value-type="float" office:value="7.48978402708155" calcext:value-type="float">
            <text:p>7.48978402708155</text:p>
          </table:table-cell>
          <table:table-cell office:value-type="float" office:value="3.58215384846996" calcext:value-type="float">
            <text:p>3.58215384846996</text:p>
          </table:table-cell>
          <table:table-cell office:value-type="float" office:value="0.559440559440559" calcext:value-type="float">
            <text:p>0.559440559440559</text:p>
          </table:table-cell>
          <table:table-cell office:value-type="float" office:value="39.4173534530841" calcext:value-type="float">
            <text:p>39.4173534530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858283769244" calcext:value-type="float">
            <text:p>25.3858283769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4026707859509" calcext:value-type="float">
            <text:p>0.64402670785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0005344735436" calcext:value-type="float">
            <text:p>0.690005344735436</text:p>
          </table:table-cell>
          <table:table-cell office:value-type="float" office:value="0.309994655264564" calcext:value-type="float">
            <text:p>0.309994655264564</text:p>
          </table:table-cell>
          <table:table-cell office:value-type="float" office:value="693.749200616936" calcext:value-type="float">
            <text:p>693.749200616936</text:p>
          </table:table-cell>
          <table:table-cell office:value-type="float" office:value="72.8756014108417" calcext:value-type="float">
            <text:p>72.8756014108417</text:p>
          </table:table-cell>
          <table:table-cell office:value-type="float" office:value="190.535915422673" calcext:value-type="float">
            <text:p>190.53591542267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2_2320-BETA-in-and-out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943089604377747" calcext:value-type="float">
            <text:p>0.943089604377747</text:p>
          </table:table-cell>
          <table:table-cell office:value-type="float" office:value="0.115479400121455" calcext:value-type="float">
            <text:p>0.115479400121455</text:p>
          </table:table-cell>
          <table:table-cell office:value-type="float" office:value="0.94012426683436" calcext:value-type="float">
            <text:p>0.94012426683436</text:p>
          </table:table-cell>
          <table:table-cell office:value-type="float" office:value="0.59775221823666" calcext:value-type="float">
            <text:p>0.59775221823666</text:p>
          </table:table-cell>
          <table:table-cell office:value-type="float" office:value="0" calcext:value-type="float">
            <text:p>0</text:p>
          </table:table-cell>
          <table:table-cell office:value-type="float" office:value="0.196730575192546" calcext:value-type="float">
            <text:p>0.196730575192546</text:p>
          </table:table-cell>
          <table:table-cell office:value-type="float" office:value="0.439824159187744" calcext:value-type="float">
            <text:p>0.439824159187744</text:p>
          </table:table-cell>
          <table:table-cell office:value-type="float" office:value="5.83990953648995" calcext:value-type="float">
            <text:p>5.83990953648995</text:p>
          </table:table-cell>
          <table:table-cell office:value-type="float" office:value="2.91204736361007" calcext:value-type="float">
            <text:p>2.91204736361007</text:p>
          </table:table-cell>
          <table:table-cell office:value-type="float" office:value="0.8" calcext:value-type="float">
            <text:p>0.8</text:p>
          </table:table-cell>
          <table:table-cell office:value-type="float" office:value="17.7096796560094" calcext:value-type="float">
            <text:p>17.7096796560094</text:p>
          </table:table-cell>
          <table:table-cell office:value-type="float" office:value="2.88645867822403" calcext:value-type="float">
            <text:p>2.88645867822403</text:p>
          </table:table-cell>
          <table:table-cell office:value-type="float" office:value="0.8" calcext:value-type="float">
            <text:p>0.8</text:p>
          </table:table-cell>
          <table:table-cell office:value-type="float" office:value="7.70319286679604" calcext:value-type="float">
            <text:p>7.70319286679604</text:p>
          </table:table-cell>
          <table:table-cell office:value-type="float" office:value="1" calcext:value-type="float">
            <text:p>1</text:p>
          </table:table-cell>
          <table:table-cell office:value-type="float" office:value="0.162987627912545" calcext:value-type="float">
            <text:p>0.162987627912545</text:p>
          </table:table-cell>
          <table:table-cell office:value-type="float" office:value="0.434970762680179" calcext:value-type="float">
            <text:p>0.434970762680179</text:p>
          </table:table-cell>
          <table:table-cell office:value-type="float" office:value="0.0419953296811742" calcext:value-type="float">
            <text:p>0.041995329681174</text:p>
          </table:table-cell>
          <table:table-cell office:value-type="float" office:value="0.743723835702097" calcext:value-type="float">
            <text:p>0.74372383570209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02.445496270797" calcext:value-type="float">
            <text:p>102.445496270797</text:p>
          </table:table-cell>
          <table:table-cell office:value-type="float" office:value="27.9102028056739" calcext:value-type="float">
            <text:p>27.9102028056739</text:p>
          </table:table-cell>
          <table:table-cell office:value-type="float" office:value="36.8461326821887" calcext:value-type="float">
            <text:p>36.846132682188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eclassify for burst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2_2320-NOT-BETA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827613711357117" calcext:value-type="float">
            <text:p>0.827613711357117</text:p>
          </table:table-cell>
          <table:table-cell office:value-type="float" office:value="0.221584495277683" calcext:value-type="float">
            <text:p>0.221584495277683</text:p>
          </table:table-cell>
          <table:table-cell office:value-type="float" office:value="0.0407212586883208" calcext:value-type="float">
            <text:p>0.040721258688321</text:p>
          </table:table-cell>
          <table:table-cell office:value-type="float" office:value="-0.100332773399483" calcext:value-type="float">
            <text:p>-0.100332773399483</text:p>
          </table:table-cell>
          <table:table-cell office:value-type="float" office:value="0.682013565826862" calcext:value-type="float">
            <text:p>0.682013565826862</text:p>
          </table:table-cell>
          <table:table-cell office:value-type="float" office:value="0.894628659688322" calcext:value-type="float">
            <text:p>0.894628659688322</text:p>
          </table:table-cell>
          <table:table-cell office:value-type="float" office:value="0.453021596699853" calcext:value-type="float">
            <text:p>0.453021596699853</text:p>
          </table:table-cell>
          <table:table-cell office:value-type="float" office:value="1.8633866880777" calcext:value-type="float">
            <text:p>1.8633866880777</text:p>
          </table:table-cell>
          <table:table-cell office:value-type="float" office:value="1.89815352806735" calcext:value-type="float">
            <text:p>1.898153528067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988980716254" calcext:value-type="float">
            <text:p>0.707988980716254</text:p>
          </table:table-cell>
          <table:table-cell office:value-type="float" office:value="0.292011019283747" calcext:value-type="float">
            <text:p>0.292011019283747</text:p>
          </table:table-cell>
          <table:table-cell office:value-type="float" office:value="120.250409433344" calcext:value-type="float">
            <text:p>120.250409433344</text:p>
          </table:table-cell>
          <table:table-cell office:value-type="float" office:value="20.8084486525856" calcext:value-type="float">
            <text:p>20.8084486525856</text:p>
          </table:table-cell>
          <table:table-cell office:value-type="float" office:value="50.1985014375744" calcext:value-type="float">
            <text:p>50.198501437574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ybe some weak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67_s2_2465-NOT-BETA</text:p>
          </table:table-cell>
          <table:table-cell office:value-type="string" calcext:value-type="string">
            <text:p>2667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0027186870575" calcext:value-type="float">
            <text:p>1.0027186870575</text:p>
          </table:table-cell>
          <table:table-cell office:value-type="float" office:value="0.191800296879722" calcext:value-type="float">
            <text:p>0.191800296879722</text:p>
          </table:table-cell>
          <table:table-cell office:value-type="float" office:value="0.311195036966432" calcext:value-type="float">
            <text:p>0.311195036966432</text:p>
          </table:table-cell>
          <table:table-cell office:value-type="float" office:value="0.140128857837818" calcext:value-type="float">
            <text:p>0.140128857837818</text:p>
          </table:table-cell>
          <table:table-cell office:value-type="float" office:value="0.578644280467392" calcext:value-type="float">
            <text:p>0.578644280467392</text:p>
          </table:table-cell>
          <table:table-cell office:value-type="float" office:value="0.737392061884456" calcext:value-type="float">
            <text:p>0.737392061884456</text:p>
          </table:table-cell>
          <table:table-cell office:value-type="float" office:value="0" calcext:value-type="float">
            <text:p>0</text:p>
          </table:table-cell>
          <table:table-cell office:value-type="float" office:value="3.58647743220951" calcext:value-type="float">
            <text:p>3.58647743220951</text:p>
          </table:table-cell>
          <table:table-cell office:value-type="float" office:value="1.82939521442467" calcext:value-type="float">
            <text:p>1.829395214424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4213197969543" calcext:value-type="float">
            <text:p>0.614213197969543</text:p>
          </table:table-cell>
          <table:table-cell office:value-type="float" office:value="0.385786802030457" calcext:value-type="float">
            <text:p>0.385786802030457</text:p>
          </table:table-cell>
          <table:table-cell office:value-type="float" office:value="175.623348912823" calcext:value-type="float">
            <text:p>175.623348912823</text:p>
          </table:table-cell>
          <table:table-cell office:value-type="float" office:value="27.0555984748424" calcext:value-type="float">
            <text:p>27.0555984748424</text:p>
          </table:table-cell>
          <table:table-cell office:value-type="float" office:value="56.3178170465689" calcext:value-type="float">
            <text:p>56.317817046568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ybe some weak hf beta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760_s1_380-BETA-in-and-out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1.8855619430542" calcext:value-type="float">
            <text:p>1.8855619430542</text:p>
          </table:table-cell>
          <table:table-cell office:value-type="float" office:value="0.458450072142764" calcext:value-type="float">
            <text:p>0.458450072142764</text:p>
          </table:table-cell>
          <table:table-cell office:value-type="float" office:value="0.283295695033947" calcext:value-type="float">
            <text:p>0.283295695033947</text:p>
          </table:table-cell>
          <table:table-cell office:value-type="float" office:value="0.0659806941467317" calcext:value-type="float">
            <text:p>0.065980694146732</text:p>
          </table:table-cell>
          <table:table-cell office:value-type="float" office:value="0.423623558401647" calcext:value-type="float">
            <text:p>0.423623558401647</text:p>
          </table:table-cell>
          <table:table-cell office:value-type="float" office:value="0" calcext:value-type="float">
            <text:p>0</text:p>
          </table:table-cell>
          <table:table-cell office:value-type="float" office:value="0.195010189262599" calcext:value-type="float">
            <text:p>0.195010189262599</text:p>
          </table:table-cell>
          <table:table-cell office:value-type="float" office:value="4.0516521635937" calcext:value-type="float">
            <text:p>4.0516521635937</text:p>
          </table:table-cell>
          <table:table-cell office:value-type="float" office:value="2.6305431459052" calcext:value-type="float">
            <text:p>2.6305431459052</text:p>
          </table:table-cell>
          <table:table-cell office:value-type="float" office:value="0.641509433962264" calcext:value-type="float">
            <text:p>0.641509433962264</text:p>
          </table:table-cell>
          <table:table-cell office:value-type="float" office:value="13.2529707114736" calcext:value-type="float">
            <text:p>13.2529707114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372071497785" calcext:value-type="float">
            <text:p>4.78372071497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0954597963187" calcext:value-type="float">
            <text:p>0.360954597963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46632124352" calcext:value-type="float">
            <text:p>0.487046632124352</text:p>
          </table:table-cell>
          <table:table-cell office:value-type="float" office:value="0.512953367875648" calcext:value-type="float">
            <text:p>0.512953367875648</text:p>
          </table:table-cell>
          <table:table-cell office:value-type="float" office:value="94.5721615775442" calcext:value-type="float">
            <text:p>94.5721615775442</text:p>
          </table:table-cell>
          <table:table-cell office:value-type="float" office:value="28.6110629443385" calcext:value-type="float">
            <text:p>28.6110629443385</text:p>
          </table:table-cell>
          <table:table-cell office:value-type="float" office:value="43.330377288596" calcext:value-type="float">
            <text:p>43.33037728859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760_s1_470-BETA-in-and-out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2.28058314323425" calcext:value-type="float">
            <text:p>2.28058314323425</text:p>
          </table:table-cell>
          <table:table-cell office:value-type="float" office:value="1.01492482144742" calcext:value-type="float">
            <text:p>1.01492482144742</text:p>
          </table:table-cell>
          <table:table-cell office:value-type="float" office:value="1.03024937675073" calcext:value-type="float">
            <text:p>1.03024937675073</text:p>
          </table:table-cell>
          <table:table-cell office:value-type="float" office:value="0.485217380874626" calcext:value-type="float">
            <text:p>0.485217380874626</text:p>
          </table:table-cell>
          <table:table-cell office:value-type="float" office:value="0" calcext:value-type="float">
            <text:p>0</text:p>
          </table:table-cell>
          <table:table-cell office:value-type="float" office:value="0.476293796793773" calcext:value-type="float">
            <text:p>0.476293796793773</text:p>
          </table:table-cell>
          <table:table-cell office:value-type="float" office:value="0.00873503517838647" calcext:value-type="float">
            <text:p>0.008735035178386</text:p>
          </table:table-cell>
          <table:table-cell office:value-type="float" office:value="4.65832697598546" calcext:value-type="float">
            <text:p>4.65832697598546</text:p>
          </table:table-cell>
          <table:table-cell office:value-type="float" office:value="3.04864457096289" calcext:value-type="float">
            <text:p>3.04864457096289</text:p>
          </table:table-cell>
          <table:table-cell office:value-type="float" office:value="0.52" calcext:value-type="float">
            <text:p>0.52</text:p>
          </table:table-cell>
          <table:table-cell office:value-type="float" office:value="5.0859646791042" calcext:value-type="float">
            <text:p>5.0859646791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766053864657" calcext:value-type="float">
            <text:p>1.65766053864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5928440961673" calcext:value-type="float">
            <text:p>0.325928440961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403530895334" calcext:value-type="float">
            <text:p>0.760403530895334</text:p>
          </table:table-cell>
          <table:table-cell office:value-type="float" office:value="0.239596469104666" calcext:value-type="float">
            <text:p>0.239596469104666</text:p>
          </table:table-cell>
          <table:table-cell office:value-type="float" office:value="366.209158265517" calcext:value-type="float">
            <text:p>366.209158265517</text:p>
          </table:table-cell>
          <table:table-cell office:value-type="float" office:value="29.4008417925229" calcext:value-type="float">
            <text:p>29.4008417925229</text:p>
          </table:table-cell>
          <table:table-cell office:value-type="float" office:value="97.7925761499568" calcext:value-type="float">
            <text:p>97.792576149956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0_s1_551-BETA-maybe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2.18621230125427" calcext:value-type="float">
            <text:p>2.18621230125427</text:p>
          </table:table-cell>
          <table:table-cell office:value-type="float" office:value="1.45133237191737" calcext:value-type="float">
            <text:p>1.45133237191737</text:p>
          </table:table-cell>
          <table:table-cell office:value-type="float" office:value="1.03242274951146" calcext:value-type="float">
            <text:p>1.03242274951146</text:p>
          </table:table-cell>
          <table:table-cell office:value-type="float" office:value="0.514256507842653" calcext:value-type="float">
            <text:p>0.514256507842653</text:p>
          </table:table-cell>
          <table:table-cell office:value-type="float" office:value="0.81468226316625" calcext:value-type="float">
            <text:p>0.81468226316625</text:p>
          </table:table-cell>
          <table:table-cell office:value-type="float" office:value="0.948490696859624" calcext:value-type="float">
            <text:p>0.948490696859624</text:p>
          </table:table-cell>
          <table:table-cell office:value-type="float" office:value="0.93287759721671" calcext:value-type="float">
            <text:p>0.93287759721671</text:p>
          </table:table-cell>
          <table:table-cell office:value-type="float" office:value="4.73782523957284" calcext:value-type="float">
            <text:p>4.73782523957284</text:p>
          </table:table-cell>
          <table:table-cell office:value-type="float" office:value="3.67089803834179" calcext:value-type="float">
            <text:p>3.67089803834179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.2612522442285" calcext:value-type="float">
            <text:p>18.2612522442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894833759872" calcext:value-type="float">
            <text:p>6.9894833759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274940198563" calcext:value-type="float">
            <text:p>0.38274940198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5171503957784" calcext:value-type="float">
            <text:p>0.765171503957784</text:p>
          </table:table-cell>
          <table:table-cell office:value-type="float" office:value="0.234828496042216" calcext:value-type="float">
            <text:p>0.234828496042216</text:p>
          </table:table-cell>
          <table:table-cell office:value-type="float" office:value="185.552498560369" calcext:value-type="float">
            <text:p>185.552498560369</text:p>
          </table:table-cell>
          <table:table-cell office:value-type="float" office:value="16.1847608656119" calcext:value-type="float">
            <text:p>16.1847608656119</text:p>
          </table:table-cell>
          <table:table-cell office:value-type="float" office:value="53.6682762429375" calcext:value-type="float">
            <text:p>53.668276242937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0_s1_601-NOT-BETA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4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1.9075620174408" calcext:value-type="float">
            <text:p>1.9075620174408</text:p>
          </table:table-cell>
          <table:table-cell office:value-type="float" office:value="0.0156817752340613" calcext:value-type="float">
            <text:p>0.015681775234061</text:p>
          </table:table-cell>
          <table:table-cell office:value-type="float" office:value="0.0223229202755741" calcext:value-type="float">
            <text:p>0.022322920275574</text:p>
          </table:table-cell>
          <table:table-cell office:value-type="float" office:value="-0.0577486591351688" calcext:value-type="float">
            <text:p>-0.057748659135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84760428369" calcext:value-type="float">
            <text:p>0.378984760428369</text:p>
          </table:table-cell>
          <table:table-cell office:value-type="float" office:value="3.75719636122581" calcext:value-type="float">
            <text:p>3.75719636122581</text:p>
          </table:table-cell>
          <table:table-cell office:value-type="float" office:value="1.9688381438589" calcext:value-type="float">
            <text:p>1.96883814385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80152671755725" calcext:value-type="float">
            <text:p>0.580152671755725</text:p>
          </table:table-cell>
          <table:table-cell office:value-type="float" office:value="0.419847328244275" calcext:value-type="float">
            <text:p>0.419847328244275</text:p>
          </table:table-cell>
          <table:table-cell office:value-type="float" office:value="259.208731241473" calcext:value-type="float">
            <text:p>259.208731241473</text:p>
          </table:table-cell>
          <table:table-cell office:value-type="float" office:value="52.8973310892041" calcext:value-type="float">
            <text:p>52.8973310892041</text:p>
          </table:table-cell>
          <table:table-cell office:value-type="float" office:value="98.278254998312" calcext:value-type="float">
            <text:p>98.2782549983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0_s1_808-NOT-BETA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52812469005585" calcext:value-type="float">
            <text:p>1.52812469005585</text:p>
          </table:table-cell>
          <table:table-cell office:value-type="float" office:value="0.235015135948671" calcext:value-type="float">
            <text:p>0.235015135948671</text:p>
          </table:table-cell>
          <table:table-cell office:value-type="float" office:value="0.633976811368121" calcext:value-type="float">
            <text:p>0.633976811368121</text:p>
          </table:table-cell>
          <table:table-cell office:value-type="float" office:value="0.699793307797701" calcext:value-type="float">
            <text:p>0.699793307797701</text:p>
          </table:table-cell>
          <table:table-cell office:value-type="float" office:value="0.0476137352048153" calcext:value-type="float">
            <text:p>0.047613735204815</text:p>
          </table:table-cell>
          <table:table-cell office:value-type="float" office:value="0" calcext:value-type="float">
            <text:p>0</text:p>
          </table:table-cell>
          <table:table-cell office:value-type="float" office:value="0.277533110730604" calcext:value-type="float">
            <text:p>0.277533110730604</text:p>
          </table:table-cell>
          <table:table-cell office:value-type="float" office:value="4.05184131016105" calcext:value-type="float">
            <text:p>4.05184131016105</text:p>
          </table:table-cell>
          <table:table-cell office:value-type="float" office:value="2.63948803462957" calcext:value-type="float">
            <text:p>2.63948803462957</text:p>
          </table:table-cell>
          <table:table-cell office:value-type="float" office:value="0.4" calcext:value-type="float">
            <text:p>0.4</text:p>
          </table:table-cell>
          <table:table-cell office:value-type="float" office:value="1.30370395886893" calcext:value-type="float">
            <text:p>1.30370395886893</text:p>
          </table:table-cell>
          <table:table-cell office:value-type="float" office:value="0.60773845019676" calcext:value-type="float">
            <text:p>0.60773845019676</text:p>
          </table:table-cell>
          <table:table-cell office:value-type="float" office:value="0.5" calcext:value-type="float">
            <text:p>0.5</text:p>
          </table:table-cell>
          <table:table-cell office:value-type="float" office:value="0.00255245039765788" calcext:value-type="float">
            <text:p>0.002552450397658</text:p>
          </table:table-cell>
          <table:table-cell office:value-type="float" office:value="1" calcext:value-type="float">
            <text:p>1</text:p>
          </table:table-cell>
          <table:table-cell office:value-type="float" office:value="0.466162924536965" calcext:value-type="float">
            <text:p>0.466162924536965</text:p>
          </table:table-cell>
          <table:table-cell office:value-type="float" office:value="0.00195784509228026" calcext:value-type="float">
            <text:p>0.00195784509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0142671854734" calcext:value-type="float">
            <text:p>0.590142671854734</text:p>
          </table:table-cell>
          <table:table-cell office:value-type="float" office:value="0.409857328145266" calcext:value-type="float">
            <text:p>0.409857328145266</text:p>
          </table:table-cell>
          <table:table-cell office:value-type="float" office:value="318.53822458695" calcext:value-type="float">
            <text:p>318.53822458695</text:p>
          </table:table-cell>
          <table:table-cell office:value-type="float" office:value="44.271344111631" calcext:value-type="float">
            <text:p>44.271344111631</text:p>
          </table:table-cell>
          <table:table-cell office:value-type="float" office:value="90.0049029908244" calcext:value-type="float">
            <text:p>90.004902990824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eclassify for burst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0_s2_310-BETA-in-and-out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5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-1.19912683963776" calcext:value-type="float">
            <text:p>-1.19912683963776</text:p>
          </table:table-cell>
          <table:table-cell office:value-type="float" office:value="0.460530806039782" calcext:value-type="float">
            <text:p>0.460530806039782</text:p>
          </table:table-cell>
          <table:table-cell office:value-type="float" office:value="0.300191184815083" calcext:value-type="float">
            <text:p>0.300191184815083</text:p>
          </table:table-cell>
          <table:table-cell office:value-type="float" office:value="0.0203208939273824" calcext:value-type="float">
            <text:p>0.020320893927382</text:p>
          </table:table-cell>
          <table:table-cell office:value-type="float" office:value="0.441022779593159" calcext:value-type="float">
            <text:p>0.441022779593159</text:p>
          </table:table-cell>
          <table:table-cell office:value-type="float" office:value="0.768040068371297" calcext:value-type="float">
            <text:p>0.768040068371297</text:p>
          </table:table-cell>
          <table:table-cell office:value-type="float" office:value="0.413373123791341" calcext:value-type="float">
            <text:p>0.413373123791341</text:p>
          </table:table-cell>
          <table:table-cell office:value-type="float" office:value="3.77551076631654" calcext:value-type="float">
            <text:p>3.77551076631654</text:p>
          </table:table-cell>
          <table:table-cell office:value-type="float" office:value="2.31531216398486" calcext:value-type="float">
            <text:p>2.31531216398486</text:p>
          </table:table-cell>
          <table:table-cell office:value-type="float" office:value="0.390804597701149" calcext:value-type="float">
            <text:p>0.390804597701149</text:p>
          </table:table-cell>
          <table:table-cell office:value-type="float" office:value="11.5607365078367" calcext:value-type="float">
            <text:p>11.5607365078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53559344285" calcext:value-type="float">
            <text:p>5.253559344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4431198282548" calcext:value-type="float">
            <text:p>0.45443119828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659976387249" calcext:value-type="float">
            <text:p>0.703659976387249</text:p>
          </table:table-cell>
          <table:table-cell office:value-type="float" office:value="0.296340023612751" calcext:value-type="float">
            <text:p>0.296340023612751</text:p>
          </table:table-cell>
          <table:table-cell office:value-type="float" office:value="148.513617901373" calcext:value-type="float">
            <text:p>148.513617901373</text:p>
          </table:table-cell>
          <table:table-cell office:value-type="float" office:value="15.7003546653823" calcext:value-type="float">
            <text:p>15.7003546653823</text:p>
          </table:table-cell>
          <table:table-cell office:value-type="float" office:value="42.35" calcext:value-type="float">
            <text:p>42.3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0_s2_310-NOT-BETA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0.671868860721588" calcext:value-type="float">
            <text:p>-0.671868860721588</text:p>
          </table:table-cell>
          <table:table-cell office:value-type="float" office:value="-0.529839699989524" calcext:value-type="float">
            <text:p>-0.529839699989524</text:p>
          </table:table-cell>
          <table:table-cell office:value-type="float" office:value="-0.0688642510521379" calcext:value-type="float">
            <text:p>-0.068864251052138</text:p>
          </table:table-cell>
          <table:table-cell office:value-type="float" office:value="0.115938822571429" calcext:value-type="float">
            <text:p>0.115938822571429</text:p>
          </table:table-cell>
          <table:table-cell office:value-type="float" office:value="0" calcext:value-type="float">
            <text:p>0</text:p>
          </table:table-cell>
          <table:table-cell office:value-type="float" office:value="0.636995125885426" calcext:value-type="float">
            <text:p>0.636995125885426</text:p>
          </table:table-cell>
          <table:table-cell office:value-type="float" office:value="0.25851830387228" calcext:value-type="float">
            <text:p>0.25851830387228</text:p>
          </table:table-cell>
          <table:table-cell office:value-type="float" office:value="2.37648157215481" calcext:value-type="float">
            <text:p>2.37648157215481</text:p>
          </table:table-cell>
          <table:table-cell office:value-type="float" office:value="1.06535719434257" calcext:value-type="float">
            <text:p>1.065357194342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23892100192678" calcext:value-type="float">
            <text:p>0.423892100192678</text:p>
          </table:table-cell>
          <table:table-cell office:value-type="float" office:value="0.576107899807322" calcext:value-type="float">
            <text:p>0.576107899807322</text:p>
          </table:table-cell>
          <table:table-cell office:value-type="float" office:value="151.192357913545" calcext:value-type="float">
            <text:p>151.192357913545</text:p>
          </table:table-cell>
          <table:table-cell office:value-type="float" office:value="35.6253499982128" calcext:value-type="float">
            <text:p>35.6253499982128</text:p>
          </table:table-cell>
          <table:table-cell office:value-type="float" office:value="52.7010560519903" calcext:value-type="float">
            <text:p>52.701056051990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0_s2_310b-BETA-in-and-out</text:p>
          </table:table-cell>
          <table:table-cell office:value-type="string" calcext:value-type="string">
            <text:p>2760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-0.674602925777435" calcext:value-type="float">
            <text:p>-0.674602925777435</text:p>
          </table:table-cell>
          <table:table-cell office:value-type="float" office:value="1.72214008325398" calcext:value-type="float">
            <text:p>1.72214008325398</text:p>
          </table:table-cell>
          <table:table-cell office:value-type="float" office:value="0.846939054884498" calcext:value-type="float">
            <text:p>0.846939054884498</text:p>
          </table:table-cell>
          <table:table-cell office:value-type="float" office:value="0.380888113299908" calcext:value-type="float">
            <text:p>0.380888113299908</text:p>
          </table:table-cell>
          <table:table-cell office:value-type="float" office:value="0.885701332406623" calcext:value-type="float">
            <text:p>0.885701332406623</text:p>
          </table:table-cell>
          <table:table-cell office:value-type="float" office:value="0.933783940463894" calcext:value-type="float">
            <text:p>0.933783940463894</text:p>
          </table:table-cell>
          <table:table-cell office:value-type="float" office:value="0.707336257215095" calcext:value-type="float">
            <text:p>0.707336257215095</text:p>
          </table:table-cell>
          <table:table-cell office:value-type="float" office:value="5.45035885668735" calcext:value-type="float">
            <text:p>5.45035885668735</text:p>
          </table:table-cell>
          <table:table-cell office:value-type="float" office:value="3.82104045131924" calcext:value-type="float">
            <text:p>3.82104045131924</text:p>
          </table:table-cell>
          <table:table-cell office:value-type="float" office:value="0.492063492063492" calcext:value-type="float">
            <text:p>0.492063492063492</text:p>
          </table:table-cell>
          <table:table-cell office:value-type="float" office:value="13.4722919422448" calcext:value-type="float">
            <text:p>13.4722919422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385922728174" calcext:value-type="float">
            <text:p>5.23385922728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490633198798" calcext:value-type="float">
            <text:p>0.388490633198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2488262910798" calcext:value-type="float">
            <text:p>0.692488262910798</text:p>
          </table:table-cell>
          <table:table-cell office:value-type="float" office:value="0.307511737089202" calcext:value-type="float">
            <text:p>0.307511737089202</text:p>
          </table:table-cell>
          <table:table-cell office:value-type="float" office:value="185.23169659676" calcext:value-type="float">
            <text:p>185.23169659676</text:p>
          </table:table-cell>
          <table:table-cell office:value-type="float" office:value="24.6811236505454" calcext:value-type="float">
            <text:p>24.6811236505454</text:p>
          </table:table-cell>
          <table:table-cell office:value-type="float" office:value="61.7364462414678" calcext:value-type="float">
            <text:p>61.736446241467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183-BETA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338212519884109" calcext:value-type="float">
            <text:p>0.338212519884109</text:p>
          </table:table-cell>
          <table:table-cell office:value-type="float" office:value="0.553742311269792" calcext:value-type="float">
            <text:p>0.553742311269792</text:p>
          </table:table-cell>
          <table:table-cell office:value-type="float" office:value="0.439806354429482" calcext:value-type="float">
            <text:p>0.439806354429482</text:p>
          </table:table-cell>
          <table:table-cell office:value-type="float" office:value="0.264903405126388" calcext:value-type="float">
            <text:p>0.264903405126388</text:p>
          </table:table-cell>
          <table:table-cell office:value-type="float" office:value="0.74320777567501" calcext:value-type="float">
            <text:p>0.74320777567501</text:p>
          </table:table-cell>
          <table:table-cell office:value-type="float" office:value="0.940162510408745" calcext:value-type="float">
            <text:p>0.940162510408745</text:p>
          </table:table-cell>
          <table:table-cell office:value-type="float" office:value="0.860961450794644" calcext:value-type="float">
            <text:p>0.860961450794644</text:p>
          </table:table-cell>
          <table:table-cell office:value-type="float" office:value="4.67569747719034" calcext:value-type="float">
            <text:p>4.67569747719034</text:p>
          </table:table-cell>
          <table:table-cell office:value-type="float" office:value="2.87395916814363" calcext:value-type="float">
            <text:p>2.87395916814363</text:p>
          </table:table-cell>
          <table:table-cell office:value-type="float" office:value="0.636986301369863" calcext:value-type="float">
            <text:p>0.636986301369863</text:p>
          </table:table-cell>
          <table:table-cell office:value-type="float" office:value="30.6393014322791" calcext:value-type="float">
            <text:p>30.639301432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85636485685" calcext:value-type="float">
            <text:p>17.08856364856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7733461591439" calcext:value-type="float">
            <text:p>0.557733461591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085889570552" calcext:value-type="float">
            <text:p>0.822085889570552</text:p>
          </table:table-cell>
          <table:table-cell office:value-type="float" office:value="0.177914110429448" calcext:value-type="float">
            <text:p>0.177914110429448</text:p>
          </table:table-cell>
          <table:table-cell office:value-type="float" office:value="208.163423822284" calcext:value-type="float">
            <text:p>208.163423822284</text:p>
          </table:table-cell>
          <table:table-cell office:value-type="float" office:value="12.0267075851201" calcext:value-type="float">
            <text:p>12.0267075851201</text:p>
          </table:table-cell>
          <table:table-cell office:value-type="float" office:value="53.3547188648211" calcext:value-type="float">
            <text:p>53.354718864821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o lfp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313a-BETA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498452752828598" calcext:value-type="float">
            <text:p>0.498452752828598</text:p>
          </table:table-cell>
          <table:table-cell office:value-type="float" office:value="0.958913079107376" calcext:value-type="float">
            <text:p>0.958913079107376</text:p>
          </table:table-cell>
          <table:table-cell office:value-type="float" office:value="0.746167407470288" calcext:value-type="float">
            <text:p>0.746167407470288</text:p>
          </table:table-cell>
          <table:table-cell office:value-type="float" office:value="0.209195204320033" calcext:value-type="float">
            <text:p>0.209195204320033</text:p>
          </table:table-cell>
          <table:table-cell office:value-type="float" office:value="0.681367894862444" calcext:value-type="float">
            <text:p>0.681367894862444</text:p>
          </table:table-cell>
          <table:table-cell office:value-type="float" office:value="0.768060430874983" calcext:value-type="float">
            <text:p>0.768060430874983</text:p>
          </table:table-cell>
          <table:table-cell office:value-type="float" office:value="0.467610859999041" calcext:value-type="float">
            <text:p>0.467610859999041</text:p>
          </table:table-cell>
          <table:table-cell office:value-type="float" office:value="5.99752773748947" calcext:value-type="float">
            <text:p>5.99752773748947</text:p>
          </table:table-cell>
          <table:table-cell office:value-type="float" office:value="3.5766528567593" calcext:value-type="float">
            <text:p>3.5766528567593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7.7682244021757" calcext:value-type="float">
            <text:p>17.7682244021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5095367862613" calcext:value-type="float">
            <text:p>7.750953678626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6225562171368" calcext:value-type="float">
            <text:p>0.436225562171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114649681529" calcext:value-type="float">
            <text:p>0.726114649681529</text:p>
          </table:table-cell>
          <table:table-cell office:value-type="float" office:value="0.273885350318471" calcext:value-type="float">
            <text:p>0.273885350318471</text:p>
          </table:table-cell>
          <table:table-cell office:value-type="float" office:value="324.09381663113" calcext:value-type="float">
            <text:p>324.09381663113</text:p>
          </table:table-cell>
          <table:table-cell office:value-type="float" office:value="34.4986661852899" calcext:value-type="float">
            <text:p>34.4986661852899</text:p>
          </table:table-cell>
          <table:table-cell office:value-type="float" office:value="98.2370516370235" calcext:value-type="float">
            <text:p>98.237051637023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372-BETA-in-and-out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483343362808228" calcext:value-type="float">
            <text:p>0.483343362808228</text:p>
          </table:table-cell>
          <table:table-cell office:value-type="float" office:value="1.04895556140004" calcext:value-type="float">
            <text:p>1.04895556140004</text:p>
          </table:table-cell>
          <table:table-cell office:value-type="float" office:value="0.87968137394891" calcext:value-type="float">
            <text:p>0.87968137394891</text:p>
          </table:table-cell>
          <table:table-cell office:value-type="float" office:value="-0.0729983975635331" calcext:value-type="float">
            <text:p>-0.072998397563533</text:p>
          </table:table-cell>
          <table:table-cell office:value-type="float" office:value="0.652139430036169" calcext:value-type="float">
            <text:p>0.652139430036169</text:p>
          </table:table-cell>
          <table:table-cell office:value-type="float" office:value="0.778542427253913" calcext:value-type="float">
            <text:p>0.778542427253913</text:p>
          </table:table-cell>
          <table:table-cell office:value-type="float" office:value="0.556570007438776" calcext:value-type="float">
            <text:p>0.556570007438776</text:p>
          </table:table-cell>
          <table:table-cell office:value-type="float" office:value="2.3788622890971" calcext:value-type="float">
            <text:p>2.3788622890971</text:p>
          </table:table-cell>
          <table:table-cell office:value-type="float" office:value="1.41520318792552" calcext:value-type="float">
            <text:p>1.41520318792552</text:p>
          </table:table-cell>
          <table:table-cell office:value-type="float" office:value="1" calcext:value-type="float">
            <text:p>1</text:p>
          </table:table-cell>
          <table:table-cell office:value-type="float" office:value="3.39797048493071" calcext:value-type="float">
            <text:p>3.39797048493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3477696886487" calcext:value-type="float">
            <text:p>0.553477696886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2884786475058" calcext:value-type="float">
            <text:p>0.162884786475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173.322240709928" calcext:value-type="float">
            <text:p>173.322240709928</text:p>
          </table:table-cell>
          <table:table-cell office:value-type="float" office:value="13.7983373003553" calcext:value-type="float">
            <text:p>13.7983373003553</text:p>
          </table:table-cell>
          <table:table-cell office:value-type="float" office:value="45.5788514129444" calcext:value-type="float">
            <text:p>45.578851412944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380-BETA-noisy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662858784198761" calcext:value-type="float">
            <text:p>0.662858784198761</text:p>
          </table:table-cell>
          <table:table-cell office:value-type="float" office:value="0.352850356790543" calcext:value-type="float">
            <text:p>0.352850356790543</text:p>
          </table:table-cell>
          <table:table-cell office:value-type="float" office:value="0.226748202226344" calcext:value-type="float">
            <text:p>0.226748202226344</text:p>
          </table:table-cell>
          <table:table-cell office:value-type="float" office:value="-0.102619108040479" calcext:value-type="float">
            <text:p>-0.102619108040479</text:p>
          </table:table-cell>
          <table:table-cell office:value-type="float" office:value="0.602162615362844" calcext:value-type="float">
            <text:p>0.60216261536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740336239361" calcext:value-type="float">
            <text:p>6.15740336239361</text:p>
          </table:table-cell>
          <table:table-cell office:value-type="float" office:value="3.92163965220877" calcext:value-type="float">
            <text:p>3.92163965220877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24.038354484351" calcext:value-type="float">
            <text:p>24.03835448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778922283917" calcext:value-type="float">
            <text:p>9.0778922283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7641998511231" calcext:value-type="float">
            <text:p>0.37764199851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1710362047441" calcext:value-type="float">
            <text:p>0.631710362047441</text:p>
          </table:table-cell>
          <table:table-cell office:value-type="float" office:value="0.368289637952559" calcext:value-type="float">
            <text:p>0.368289637952559</text:p>
          </table:table-cell>
          <table:table-cell office:value-type="float" office:value="273.85398062456" calcext:value-type="float">
            <text:p>273.85398062456</text:p>
          </table:table-cell>
          <table:table-cell office:value-type="float" office:value="30.1660667539267" calcext:value-type="float">
            <text:p>30.1660667539267</text:p>
          </table:table-cell>
          <table:table-cell office:value-type="float" office:value="68.8919660442594" calcext:value-type="float">
            <text:p>68.891966044259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599-BETA-in-and-out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225060224533081" calcext:value-type="float">
            <text:p>0.225060224533081</text:p>
          </table:table-cell>
          <table:table-cell office:value-type="float" office:value="0.386975684006487" calcext:value-type="float">
            <text:p>0.386975684006487</text:p>
          </table:table-cell>
          <table:table-cell office:value-type="float" office:value="0.345304304372465" calcext:value-type="float">
            <text:p>0.345304304372465</text:p>
          </table:table-cell>
          <table:table-cell office:value-type="float" office:value="0.183574384666666" calcext:value-type="float">
            <text:p>0.183574384666666</text:p>
          </table:table-cell>
          <table:table-cell office:value-type="float" office:value="0.828356254492719" calcext:value-type="float">
            <text:p>0.828356254492719</text:p>
          </table:table-cell>
          <table:table-cell office:value-type="float" office:value="0.946130125312178" calcext:value-type="float">
            <text:p>0.946130125312178</text:p>
          </table:table-cell>
          <table:table-cell office:value-type="float" office:value="0.844755652395922" calcext:value-type="float">
            <text:p>0.844755652395922</text:p>
          </table:table-cell>
          <table:table-cell office:value-type="float" office:value="4.65786326272103" calcext:value-type="float">
            <text:p>4.65786326272103</text:p>
          </table:table-cell>
          <table:table-cell office:value-type="float" office:value="2.60448062284318" calcext:value-type="float">
            <text:p>2.60448062284318</text:p>
          </table:table-cell>
          <table:table-cell office:value-type="float" office:value="0.891891891891892" calcext:value-type="float">
            <text:p>0.891891891891892</text:p>
          </table:table-cell>
          <table:table-cell office:value-type="float" office:value="11.5373597088042" calcext:value-type="float">
            <text:p>11.537359708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9538465722655" calcext:value-type="float">
            <text:p>7.29538465722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327052406922" calcext:value-type="float">
            <text:p>0.63232705240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2088974854932" calcext:value-type="float">
            <text:p>0.762088974854932</text:p>
          </table:table-cell>
          <table:table-cell office:value-type="float" office:value="0.237911025145068" calcext:value-type="float">
            <text:p>0.237911025145068</text:p>
          </table:table-cell>
          <table:table-cell office:value-type="float" office:value="203.628094475167" calcext:value-type="float">
            <text:p>203.628094475167</text:p>
          </table:table-cell>
          <table:table-cell office:value-type="float" office:value="21.4427669885987" calcext:value-type="float">
            <text:p>21.4427669885987</text:p>
          </table:table-cell>
          <table:table-cell office:value-type="float" office:value="67.3958102488561" calcext:value-type="float">
            <text:p>67.395810248856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iny beta onl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742-BETA-in-and-out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14510762691498" calcext:value-type="float">
            <text:p>0.814510762691498</text:p>
          </table:table-cell>
          <table:table-cell office:value-type="float" office:value="0.930956886307106" calcext:value-type="float">
            <text:p>0.930956886307106</text:p>
          </table:table-cell>
          <table:table-cell office:value-type="float" office:value="0.6978411767119" calcext:value-type="float">
            <text:p>0.6978411767119</text:p>
          </table:table-cell>
          <table:table-cell office:value-type="float" office:value="0.369093581647397" calcext:value-type="float">
            <text:p>0.369093581647397</text:p>
          </table:table-cell>
          <table:table-cell office:value-type="float" office:value="0.794347888535618" calcext:value-type="float">
            <text:p>0.794347888535618</text:p>
          </table:table-cell>
          <table:table-cell office:value-type="float" office:value="0.88734255205215" calcext:value-type="float">
            <text:p>0.88734255205215</text:p>
          </table:table-cell>
          <table:table-cell office:value-type="float" office:value="0.648085292417267" calcext:value-type="float">
            <text:p>0.648085292417267</text:p>
          </table:table-cell>
          <table:table-cell office:value-type="float" office:value="4.44414298516014" calcext:value-type="float">
            <text:p>4.44414298516014</text:p>
          </table:table-cell>
          <table:table-cell office:value-type="float" office:value="2.86649597510733" calcext:value-type="float">
            <text:p>2.86649597510733</text:p>
          </table:table-cell>
          <table:table-cell office:value-type="float" office:value="0.711538461538462" calcext:value-type="float">
            <text:p>0.711538461538462</text:p>
          </table:table-cell>
          <table:table-cell office:value-type="float" office:value="15.8769223052284" calcext:value-type="float">
            <text:p>15.8769223052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4244932703679" calcext:value-type="float">
            <text:p>6.54244932703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2072894309138" calcext:value-type="float">
            <text:p>0.41207289430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171171171171171" calcext:value-type="float">
            <text:p>0.171171171171171</text:p>
          </table:table-cell>
          <table:table-cell office:value-type="float" office:value="187.439515102124" calcext:value-type="float">
            <text:p>187.439515102124</text:p>
          </table:table-cell>
          <table:table-cell office:value-type="float" office:value="10.455502208037" calcext:value-type="float">
            <text:p>10.455502208037</text:p>
          </table:table-cell>
          <table:table-cell office:value-type="float" office:value="48.0925456554234" calcext:value-type="float">
            <text:p>48.092545655423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911-NOT-BETA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458175152540207" calcext:value-type="float">
            <text:p>0.458175152540207</text:p>
          </table:table-cell>
          <table:table-cell office:value-type="float" office:value="-0.0412446429974878" calcext:value-type="float">
            <text:p>-0.041244642997488</text:p>
          </table:table-cell>
          <table:table-cell office:value-type="float" office:value="-0.0791993793053261" calcext:value-type="float">
            <text:p>-0.079199379305326</text:p>
          </table:table-cell>
          <table:table-cell office:value-type="float" office:value="-0.207221507441911" calcext:value-type="float">
            <text:p>-0.207221507441911</text:p>
          </table:table-cell>
          <table:table-cell office:value-type="float" office:value="0" calcext:value-type="float">
            <text:p>0</text:p>
          </table:table-cell>
          <table:table-cell office:value-type="float" office:value="0.021064871169207" calcext:value-type="float">
            <text:p>0.021064871169207</text:p>
          </table:table-cell>
          <table:table-cell office:value-type="float" office:value="0" calcext:value-type="float">
            <text:p>0</text:p>
          </table:table-cell>
          <table:table-cell office:value-type="float" office:value="1.72999414051926" calcext:value-type="float">
            <text:p>1.72999414051926</text:p>
          </table:table-cell>
          <table:table-cell office:value-type="float" office:value="0.963504102793259" calcext:value-type="float">
            <text:p>0.963504102793259</text:p>
          </table:table-cell>
          <table:table-cell office:value-type="float" office:value="1" calcext:value-type="float">
            <text:p>1</text:p>
          </table:table-cell>
          <table:table-cell office:value-type="float" office:value="1.91300160964967" calcext:value-type="float">
            <text:p>1.91300160964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2480773180418" calcext:value-type="float">
            <text:p>0.772480773180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3805605433799" calcext:value-type="float">
            <text:p>0.403805605433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4821428571429" calcext:value-type="float">
            <text:p>0.834821428571429</text:p>
          </table:table-cell>
          <table:table-cell office:value-type="float" office:value="0.165178571428571" calcext:value-type="float">
            <text:p>0.165178571428571</text:p>
          </table:table-cell>
          <table:table-cell office:value-type="float" office:value="108.569437993497" calcext:value-type="float">
            <text:p>108.569437993497</text:p>
          </table:table-cell>
          <table:table-cell office:value-type="float" office:value="4.70983591949999" calcext:value-type="float">
            <text:p>4.70983591949999</text:p>
          </table:table-cell>
          <table:table-cell office:value-type="float" office:value="23.386195880271" calcext:value-type="float">
            <text:p>23.38619588027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761_s2_932-NOT-BETA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0.200524643063545" calcext:value-type="float">
            <text:p>-0.200524643063545</text:p>
          </table:table-cell>
          <table:table-cell office:value-type="float" office:value="-0.145709108381525" calcext:value-type="float">
            <text:p>-0.145709108381525</text:p>
          </table:table-cell>
          <table:table-cell office:value-type="float" office:value="-0.221390621787022" calcext:value-type="float">
            <text:p>-0.221390621787022</text:p>
          </table:table-cell>
          <table:table-cell office:value-type="float" office:value="-0.10622575382171" calcext:value-type="float">
            <text:p>-0.10622575382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3437611476666" calcext:value-type="float">
            <text:p>2.73437611476666</text:p>
          </table:table-cell>
          <table:table-cell office:value-type="float" office:value="1.76151626860551" calcext:value-type="float">
            <text:p>1.761516268605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8918918918919" calcext:value-type="float">
            <text:p>0.718918918918919</text:p>
          </table:table-cell>
          <table:table-cell office:value-type="float" office:value="0.281081081081081" calcext:value-type="float">
            <text:p>0.281081081081081</text:p>
          </table:table-cell>
          <table:table-cell office:value-type="float" office:value="202.143019986321" calcext:value-type="float">
            <text:p>202.143019986321</text:p>
          </table:table-cell>
          <table:table-cell office:value-type="float" office:value="23.1605202209157" calcext:value-type="float">
            <text:p>23.1605202209157</text:p>
          </table:table-cell>
          <table:table-cell office:value-type="float" office:value="63.7238861236932" calcext:value-type="float">
            <text:p>63.723886123693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3_512-NOT-BETA-or-very-weak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64626097679138" calcext:value-type="float">
            <text:p>1.64626097679138</text:p>
          </table:table-cell>
          <table:table-cell office:value-type="float" office:value="-0.463909854749812" calcext:value-type="float">
            <text:p>-0.463909854749812</text:p>
          </table:table-cell>
          <table:table-cell office:value-type="float" office:value="-0.16099789902379" calcext:value-type="float">
            <text:p>-0.16099789902379</text:p>
          </table:table-cell>
          <table:table-cell office:value-type="float" office:value="-0.0309363346832852" calcext:value-type="float">
            <text:p>-0.030936334683285</text:p>
          </table:table-cell>
          <table:table-cell office:value-type="float" office:value="0" calcext:value-type="float">
            <text:p>0</text:p>
          </table:table-cell>
          <table:table-cell office:value-type="float" office:value="0.283690749324262" calcext:value-type="float">
            <text:p>0.283690749324262</text:p>
          </table:table-cell>
          <table:table-cell office:value-type="float" office:value="0" calcext:value-type="float">
            <text:p>0</text:p>
          </table:table-cell>
          <table:table-cell office:value-type="float" office:value="3.35282621352645" calcext:value-type="float">
            <text:p>3.35282621352645</text:p>
          </table:table-cell>
          <table:table-cell office:value-type="float" office:value="2.19903182055418" calcext:value-type="float">
            <text:p>2.19903182055418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1.39632476944441" calcext:value-type="float">
            <text:p>1.39632476944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189647623325" calcext:value-type="float">
            <text:p>0.084418964762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04579726791801" calcext:value-type="float">
            <text:p>0.06045797267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204.650573401761" calcext:value-type="float">
            <text:p>204.650573401761</text:p>
          </table:table-cell>
          <table:table-cell office:value-type="float" office:value="31.5398886827458" calcext:value-type="float">
            <text:p>31.5398886827458</text:p>
          </table:table-cell>
          <table:table-cell office:value-type="float" office:value="63.364122395257" calcext:value-type="float">
            <text:p>63.36412239525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7-s1-1050-a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PD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431164026260376" calcext:value-type="float">
            <text:p>0.431164026260376</text:p>
          </table:table-cell>
          <table:table-cell office:value-type="float" office:value="-0.185313157942451" calcext:value-type="float">
            <text:p>-0.185313157942451</text:p>
          </table:table-cell>
          <table:table-cell office:value-type="float" office:value="-0.0934261801754207" calcext:value-type="float">
            <text:p>-0.093426180175421</text:p>
          </table:table-cell>
          <table:table-cell office:value-type="float" office:value="-0.233733251889439" calcext:value-type="float">
            <text:p>-0.233733251889439</text:p>
          </table:table-cell>
          <table:table-cell office:value-type="float" office:value="0" calcext:value-type="float">
            <text:p>0</text:p>
          </table:table-cell>
          <table:table-cell office:value-type="float" office:value="0.149802922523091" calcext:value-type="float">
            <text:p>0.149802922523091</text:p>
          </table:table-cell>
          <table:table-cell office:value-type="float" office:value="0.337431013956639" calcext:value-type="float">
            <text:p>0.337431013956639</text:p>
          </table:table-cell>
          <table:table-cell office:value-type="float" office:value="2.19140357833637" calcext:value-type="float">
            <text:p>2.19140357833637</text:p>
          </table:table-cell>
          <table:table-cell office:value-type="float" office:value="1.46957731896034" calcext:value-type="float">
            <text:p>1.46957731896034</text:p>
          </table:table-cell>
          <table:table-cell office:value-type="float" office:value="1" calcext:value-type="float">
            <text:p>1</text:p>
          </table:table-cell>
          <table:table-cell office:value-type="float" office:value="3.26082214545016" calcext:value-type="float">
            <text:p>3.26082214545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77017442479" calcext:value-type="float">
            <text:p>1.3677017442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9434634347126" calcext:value-type="float">
            <text:p>0.41943463434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7614213197969" calcext:value-type="float">
            <text:p>0.507614213197969</text:p>
          </table:table-cell>
          <table:table-cell office:value-type="float" office:value="0.49238578680203" calcext:value-type="float">
            <text:p>0.49238578680203</text:p>
          </table:table-cell>
          <table:table-cell office:value-type="float" office:value="125.281884239539" calcext:value-type="float">
            <text:p>125.281884239539</text:p>
          </table:table-cell>
          <table:table-cell office:value-type="float" office:value="14.8996958618783" calcext:value-type="float">
            <text:p>14.8996958618783</text:p>
          </table:table-cell>
          <table:table-cell office:value-type="float" office:value="26.9552843303596" calcext:value-type="float">
            <text:p>26.95528433035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7-s1-890-a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PD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8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421146750450134" calcext:value-type="float">
            <text:p>0.421146750450134</text:p>
          </table:table-cell>
          <table:table-cell office:value-type="float" office:value="0.187941848926968" calcext:value-type="float">
            <text:p>0.187941848926968</text:p>
          </table:table-cell>
          <table:table-cell office:value-type="float" office:value="-0.0203662481753192" calcext:value-type="float">
            <text:p>-0.020366248175319</text:p>
          </table:table-cell>
          <table:table-cell office:value-type="float" office:value="-0.0530205533526101" calcext:value-type="float">
            <text:p>-0.05302055335261</text:p>
          </table:table-cell>
          <table:table-cell office:value-type="float" office:value="0.0115966698028541" calcext:value-type="float">
            <text:p>0.011596669802854</text:p>
          </table:table-cell>
          <table:table-cell office:value-type="float" office:value="0.0476497805774661" calcext:value-type="float">
            <text:p>0.047649780577466</text:p>
          </table:table-cell>
          <table:table-cell office:value-type="float" office:value="0" calcext:value-type="float">
            <text:p>0</text:p>
          </table:table-cell>
          <table:table-cell office:value-type="float" office:value="2.74860428895285" calcext:value-type="float">
            <text:p>2.74860428895285</text:p>
          </table:table-cell>
          <table:table-cell office:value-type="float" office:value="1.29445726044447" calcext:value-type="float">
            <text:p>1.2944572604444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53332007219987" calcext:value-type="float">
            <text:p>0.653332007219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90766208251473" calcext:value-type="float">
            <text:p>0.290766208251473</text:p>
          </table:table-cell>
          <table:table-cell office:value-type="float" office:value="0.709233791748527" calcext:value-type="float">
            <text:p>0.709233791748527</text:p>
          </table:table-cell>
          <table:table-cell office:value-type="float" office:value="107.441016333938" calcext:value-type="float">
            <text:p>107.441016333938</text:p>
          </table:table-cell>
          <table:table-cell office:value-type="float" office:value="33.5121887822358" calcext:value-type="float">
            <text:p>33.5121887822358</text:p>
          </table:table-cell>
          <table:table-cell office:value-type="float" office:value="41.8940385359309" calcext:value-type="float">
            <text:p>41.894038535930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ub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1_255-BETA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92418277263641" calcext:value-type="float">
            <text:p>1.92418277263641</text:p>
          </table:table-cell>
          <table:table-cell office:value-type="float" office:value="0.515824294839147" calcext:value-type="float">
            <text:p>0.515824294839147</text:p>
          </table:table-cell>
          <table:table-cell office:value-type="float" office:value="0.381974508868621" calcext:value-type="float">
            <text:p>0.381974508868621</text:p>
          </table:table-cell>
          <table:table-cell office:value-type="float" office:value="0.16218745433379" calcext:value-type="float">
            <text:p>0.16218745433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231561137708" calcext:value-type="float">
            <text:p>0.508231561137708</text:p>
          </table:table-cell>
          <table:table-cell office:value-type="float" office:value="2.79272098127427" calcext:value-type="float">
            <text:p>2.79272098127427</text:p>
          </table:table-cell>
          <table:table-cell office:value-type="float" office:value="2.57030899353667" calcext:value-type="float">
            <text:p>2.57030899353667</text:p>
          </table:table-cell>
          <table:table-cell office:value-type="float" office:value="1" calcext:value-type="float">
            <text:p>1</text:p>
          </table:table-cell>
          <table:table-cell office:value-type="float" office:value="0.675693113802724" calcext:value-type="float">
            <text:p>0.675693113802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537328586926" calcext:value-type="float">
            <text:p>0.0357537328586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29141589996007" calcext:value-type="float">
            <text:p>0.052914158999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2775800711744" calcext:value-type="float">
            <text:p>0.622775800711744</text:p>
          </table:table-cell>
          <table:table-cell office:value-type="float" office:value="0.377224199288256" calcext:value-type="float">
            <text:p>0.377224199288256</text:p>
          </table:table-cell>
          <table:table-cell office:value-type="float" office:value="361.01083032491" calcext:value-type="float">
            <text:p>361.01083032491</text:p>
          </table:table-cell>
          <table:table-cell office:value-type="float" office:value="66.1838161838162" calcext:value-type="float">
            <text:p>66.1838161838162</text:p>
          </table:table-cell>
          <table:table-cell office:value-type="float" office:value="134.684976154528" calcext:value-type="float">
            <text:p>134.68497615452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1_323b-BETA-long-file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76183724403381" calcext:value-type="float">
            <text:p>1.76183724403381</text:p>
          </table:table-cell>
          <table:table-cell office:value-type="float" office:value="-0.03953843345613" calcext:value-type="float">
            <text:p>-0.03953843345613</text:p>
          </table:table-cell>
          <table:table-cell office:value-type="float" office:value="0.0304942773454521" calcext:value-type="float">
            <text:p>0.030494277345452</text:p>
          </table:table-cell>
          <table:table-cell office:value-type="float" office:value="0.0422320443045902" calcext:value-type="float">
            <text:p>0.04223204430459</text:p>
          </table:table-cell>
          <table:table-cell office:value-type="float" office:value="0.423818473005027" calcext:value-type="float">
            <text:p>0.423818473005027</text:p>
          </table:table-cell>
          <table:table-cell office:value-type="float" office:value="0.795426567246012" calcext:value-type="float">
            <text:p>0.795426567246012</text:p>
          </table:table-cell>
          <table:table-cell office:value-type="float" office:value="0" calcext:value-type="float">
            <text:p>0</text:p>
          </table:table-cell>
          <table:table-cell office:value-type="float" office:value="3.16838807863271" calcext:value-type="float">
            <text:p>3.16838807863271</text:p>
          </table:table-cell>
          <table:table-cell office:value-type="float" office:value="2.32940363839783" calcext:value-type="float">
            <text:p>2.329403638397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4730700179533" calcext:value-type="float">
            <text:p>0.574730700179533</text:p>
          </table:table-cell>
          <table:table-cell office:value-type="float" office:value="0.425269299820467" calcext:value-type="float">
            <text:p>0.425269299820467</text:p>
          </table:table-cell>
          <table:table-cell office:value-type="float" office:value="459.277458461483" calcext:value-type="float">
            <text:p>459.277458461483</text:p>
          </table:table-cell>
          <table:table-cell office:value-type="float" office:value="80.3868750927949" calcext:value-type="float">
            <text:p>80.3868750927949</text:p>
          </table:table-cell>
          <table:table-cell office:value-type="float" office:value="152.866329441348" calcext:value-type="float">
            <text:p>152.86632944134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very weak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1_685-BETA-faster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-0.119806386530399" calcext:value-type="float">
            <text:p>-0.119806386530399</text:p>
          </table:table-cell>
          <table:table-cell office:value-type="float" office:value="0.288368358575259" calcext:value-type="float">
            <text:p>0.288368358575259</text:p>
          </table:table-cell>
          <table:table-cell office:value-type="float" office:value="0.380660627034439" calcext:value-type="float">
            <text:p>0.380660627034439</text:p>
          </table:table-cell>
          <table:table-cell office:value-type="float" office:value="0.34676980648534" calcext:value-type="float">
            <text:p>0.34676980648534</text:p>
          </table:table-cell>
          <table:table-cell office:value-type="float" office:value="0.674408296148159" calcext:value-type="float">
            <text:p>0.674408296148159</text:p>
          </table:table-cell>
          <table:table-cell office:value-type="float" office:value="0.485555961822358" calcext:value-type="float">
            <text:p>0.485555961822358</text:p>
          </table:table-cell>
          <table:table-cell office:value-type="float" office:value="0" calcext:value-type="float">
            <text:p>0</text:p>
          </table:table-cell>
          <table:table-cell office:value-type="float" office:value="5.35812488035107" calcext:value-type="float">
            <text:p>5.35812488035107</text:p>
          </table:table-cell>
          <table:table-cell office:value-type="float" office:value="5.23038719238923" calcext:value-type="float">
            <text:p>5.23038719238923</text:p>
          </table:table-cell>
          <table:table-cell office:value-type="float" office:value="0.213903743315508" calcext:value-type="float">
            <text:p>0.213903743315508</text:p>
          </table:table-cell>
          <table:table-cell office:value-type="float" office:value="13.8070592868417" calcext:value-type="float">
            <text:p>13.8070592868417</text:p>
          </table:table-cell>
          <table:table-cell office:value-type="float" office:value="2.41988330017117" calcext:value-type="float">
            <text:p>2.41988330017117</text:p>
          </table:table-cell>
          <table:table-cell office:value-type="float" office:value="0.0470588235294118" calcext:value-type="float">
            <text:p>0.047058823529412</text:p>
          </table:table-cell>
          <table:table-cell office:value-type="float" office:value="6.40038944322015" calcext:value-type="float">
            <text:p>6.40038944322015</text:p>
          </table:table-cell>
          <table:table-cell office:value-type="float" office:value="1" calcext:value-type="float">
            <text:p>1</text:p>
          </table:table-cell>
          <table:table-cell office:value-type="float" office:value="0.175264207236175" calcext:value-type="float">
            <text:p>0.175264207236175</text:p>
          </table:table-cell>
          <table:table-cell office:value-type="float" office:value="0.463559206218504" calcext:value-type="float">
            <text:p>0.463559206218504</text:p>
          </table:table-cell>
          <table:table-cell office:value-type="float" office:value="0.0504654726193005" calcext:value-type="float">
            <text:p>0.050465472619301</text:p>
          </table:table-cell>
          <table:table-cell office:value-type="float" office:value="0.696779772393168" calcext:value-type="float">
            <text:p>0.696779772393168</text:p>
          </table:table-cell>
          <table:table-cell office:value-type="float" office:value="0.813432835820895" calcext:value-type="float">
            <text:p>0.813432835820895</text:p>
          </table:table-cell>
          <table:table-cell office:value-type="float" office:value="0.186567164179104" calcext:value-type="float">
            <text:p>0.186567164179104</text:p>
          </table:table-cell>
          <table:table-cell office:value-type="float" office:value="238.134250914851" calcext:value-type="float">
            <text:p>238.134250914851</text:p>
          </table:table-cell>
          <table:table-cell office:value-type="float" office:value="14.7718124275258" calcext:value-type="float">
            <text:p>14.7718124275258</text:p>
          </table:table-cell>
          <table:table-cell office:value-type="float" office:value="62.3215957119021" calcext:value-type="float">
            <text:p>62.321595711902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very weak l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1_734-NOT-BETA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2.09733271598816" calcext:value-type="float">
            <text:p>2.09733271598816</text:p>
          </table:table-cell>
          <table:table-cell office:value-type="float" office:value="0.320372969170013" calcext:value-type="float">
            <text:p>0.320372969170013</text:p>
          </table:table-cell>
          <table:table-cell office:value-type="float" office:value="0.295501896262009" calcext:value-type="float">
            <text:p>0.295501896262009</text:p>
          </table:table-cell>
          <table:table-cell office:value-type="float" office:value="0.287546511386103" calcext:value-type="float">
            <text:p>0.287546511386103</text:p>
          </table:table-cell>
          <table:table-cell office:value-type="float" office:value="0.0002987158815696" calcext:value-type="float">
            <text:p>0.00029871588157</text:p>
          </table:table-cell>
          <table:table-cell office:value-type="float" office:value="0.733989304735676" calcext:value-type="float">
            <text:p>0.733989304735676</text:p>
          </table:table-cell>
          <table:table-cell office:value-type="float" office:value="0.257547951261788" calcext:value-type="float">
            <text:p>0.257547951261788</text:p>
          </table:table-cell>
          <table:table-cell office:value-type="float" office:value="2.82261219202556" calcext:value-type="float">
            <text:p>2.82261219202556</text:p>
          </table:table-cell>
          <table:table-cell office:value-type="float" office:value="1.91125950272506" calcext:value-type="float">
            <text:p>1.9112595027250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.20646117617396" calcext:value-type="float">
            <text:p>2.20646117617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0162157008268" calcext:value-type="float">
            <text:p>0.480162157008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7616408660712" calcext:value-type="float">
            <text:p>0.217616408660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1933701657459" calcext:value-type="float">
            <text:p>0.651933701657459</text:p>
          </table:table-cell>
          <table:table-cell office:value-type="float" office:value="0.348066298342541" calcext:value-type="float">
            <text:p>0.348066298342541</text:p>
          </table:table-cell>
          <table:table-cell office:value-type="float" office:value="161.971106001853" calcext:value-type="float">
            <text:p>161.971106001853</text:p>
          </table:table-cell>
          <table:table-cell office:value-type="float" office:value="22.8349810161567" calcext:value-type="float">
            <text:p>22.8349810161567</text:p>
          </table:table-cell>
          <table:table-cell office:value-type="float" office:value="51.9003856686117" calcext:value-type="float">
            <text:p>51.900385668611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1_836-NOT-BETA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55811667442322" calcext:value-type="float">
            <text:p>1.55811667442322</text:p>
          </table:table-cell>
          <table:table-cell office:value-type="float" office:value="-0.22416631780471" calcext:value-type="float">
            <text:p>-0.22416631780471</text:p>
          </table:table-cell>
          <table:table-cell office:value-type="float" office:value="0.14425595780651" calcext:value-type="float">
            <text:p>0.14425595780651</text:p>
          </table:table-cell>
          <table:table-cell office:value-type="float" office:value="0.119426103084028" calcext:value-type="float">
            <text:p>0.119426103084028</text:p>
          </table:table-cell>
          <table:table-cell office:value-type="float" office:value="0" calcext:value-type="float">
            <text:p>0</text:p>
          </table:table-cell>
          <table:table-cell office:value-type="float" office:value="0.0546414374353951" calcext:value-type="float">
            <text:p>0.054641437435395</text:p>
          </table:table-cell>
          <table:table-cell office:value-type="float" office:value="0" calcext:value-type="float">
            <text:p>0</text:p>
          </table:table-cell>
          <table:table-cell office:value-type="float" office:value="3.46133745174702" calcext:value-type="float">
            <text:p>3.46133745174702</text:p>
          </table:table-cell>
          <table:table-cell office:value-type="float" office:value="1.27133760345238" calcext:value-type="float">
            <text:p>1.271337603452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79198767334361" calcext:value-type="float">
            <text:p>0.479198767334361</text:p>
          </table:table-cell>
          <table:table-cell office:value-type="float" office:value="0.520801232665639" calcext:value-type="float">
            <text:p>0.520801232665639</text:p>
          </table:table-cell>
          <table:table-cell office:value-type="float" office:value="201.56847494977" calcext:value-type="float">
            <text:p>201.56847494977</text:p>
          </table:table-cell>
          <table:table-cell office:value-type="float" office:value="37.9839298758218" calcext:value-type="float">
            <text:p>37.9839298758218</text:p>
          </table:table-cell>
          <table:table-cell office:value-type="float" office:value="62.1564158063095" calcext:value-type="float">
            <text:p>62.156415806309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2_286-NOT-BETA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.11176514625549" calcext:value-type="float">
            <text:p>2.11176514625549</text:p>
          </table:table-cell>
          <table:table-cell office:value-type="float" office:value="-0.0538171432539619" calcext:value-type="float">
            <text:p>-0.053817143253962</text:p>
          </table:table-cell>
          <table:table-cell office:value-type="float" office:value="0.0541821386618594" calcext:value-type="float">
            <text:p>0.054182138661859</text:p>
          </table:table-cell>
          <table:table-cell office:value-type="float" office:value="0.0882695915983666" calcext:value-type="float">
            <text:p>0.088269591598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384019609316" calcext:value-type="float">
            <text:p>1.34384019609316</text:p>
          </table:table-cell>
          <table:table-cell office:value-type="float" office:value="1.23454739587563" calcext:value-type="float">
            <text:p>1.234547395875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2961460446247" calcext:value-type="float">
            <text:p>0.782961460446247</text:p>
          </table:table-cell>
          <table:table-cell office:value-type="float" office:value="0.217038539553753" calcext:value-type="float">
            <text:p>0.217038539553753</text:p>
          </table:table-cell>
          <table:table-cell office:value-type="float" office:value="121.885755786416" calcext:value-type="float">
            <text:p>121.885755786416</text:p>
          </table:table-cell>
          <table:table-cell office:value-type="float" office:value="9.42540278181514" calcext:value-type="float">
            <text:p>9.42540278181514</text:p>
          </table:table-cell>
          <table:table-cell office:value-type="float" office:value="33.9550388451154" calcext:value-type="float">
            <text:p>33.955038845115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2_375-BETA-LOW-in-and-out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.40415239334106" calcext:value-type="float">
            <text:p>2.40415239334106</text:p>
          </table:table-cell>
          <table:table-cell office:value-type="float" office:value="0.00741024493743455" calcext:value-type="float">
            <text:p>0.007410244937435</text:p>
          </table:table-cell>
          <table:table-cell office:value-type="float" office:value="0.324030394111588" calcext:value-type="float">
            <text:p>0.324030394111588</text:p>
          </table:table-cell>
          <table:table-cell office:value-type="float" office:value="0.263978055015415" calcext:value-type="float">
            <text:p>0.263978055015415</text:p>
          </table:table-cell>
          <table:table-cell office:value-type="float" office:value="0.355378306036249" calcext:value-type="float">
            <text:p>0.355378306036249</text:p>
          </table:table-cell>
          <table:table-cell office:value-type="float" office:value="0.126695864993638" calcext:value-type="float">
            <text:p>0.126695864993638</text:p>
          </table:table-cell>
          <table:table-cell office:value-type="float" office:value="0" calcext:value-type="float">
            <text:p>0</text:p>
          </table:table-cell>
          <table:table-cell office:value-type="float" office:value="3.27790207149043" calcext:value-type="float">
            <text:p>3.27790207149043</text:p>
          </table:table-cell>
          <table:table-cell office:value-type="float" office:value="2.34282865019494" calcext:value-type="float">
            <text:p>2.342828650194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2592592592593" calcext:value-type="float">
            <text:p>0.792592592592593</text:p>
          </table:table-cell>
          <table:table-cell office:value-type="float" office:value="0.207407407407407" calcext:value-type="float">
            <text:p>0.207407407407407</text:p>
          </table:table-cell>
          <table:table-cell office:value-type="float" office:value="190.087049209451" calcext:value-type="float">
            <text:p>190.087049209451</text:p>
          </table:table-cell>
          <table:table-cell office:value-type="float" office:value="12.8248190784451" calcext:value-type="float">
            <text:p>12.8248190784451</text:p>
          </table:table-cell>
          <table:table-cell office:value-type="float" office:value="49.1594343630515" calcext:value-type="float">
            <text:p>49.159434363051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2_406-BETA-maybe-some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67575645446777" calcext:value-type="float">
            <text:p>0.867575645446777</text:p>
          </table:table-cell>
          <table:table-cell office:value-type="float" office:value="0.0545078758533358" calcext:value-type="float">
            <text:p>0.054507875853336</text:p>
          </table:table-cell>
          <table:table-cell office:value-type="float" office:value="0.469338913554192" calcext:value-type="float">
            <text:p>0.469338913554192</text:p>
          </table:table-cell>
          <table:table-cell office:value-type="float" office:value="0.356364796280029" calcext:value-type="float">
            <text:p>0.356364796280029</text:p>
          </table:table-cell>
          <table:table-cell office:value-type="float" office:value="0" calcext:value-type="float">
            <text:p>0</text:p>
          </table:table-cell>
          <table:table-cell office:value-type="float" office:value="0.244002206841871" calcext:value-type="float">
            <text:p>0.244002206841871</text:p>
          </table:table-cell>
          <table:table-cell office:value-type="float" office:value="0.521315406052454" calcext:value-type="float">
            <text:p>0.521315406052454</text:p>
          </table:table-cell>
          <table:table-cell office:value-type="float" office:value="5.46430379885802" calcext:value-type="float">
            <text:p>5.46430379885802</text:p>
          </table:table-cell>
          <table:table-cell office:value-type="float" office:value="5.11552048474304" calcext:value-type="float">
            <text:p>5.11552048474304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7.54269759901474" calcext:value-type="float">
            <text:p>7.54269759901474</text:p>
          </table:table-cell>
          <table:table-cell office:value-type="float" office:value="0.377405971451991" calcext:value-type="float">
            <text:p>0.377405971451991</text:p>
          </table:table-cell>
          <table:table-cell office:value-type="float" office:value="0.05" calcext:value-type="float">
            <text:p>0.05</text:p>
          </table:table-cell>
          <table:table-cell office:value-type="float" office:value="2.39043367338259" calcext:value-type="float">
            <text:p>2.39043367338259</text:p>
          </table:table-cell>
          <table:table-cell office:value-type="float" office:value="1" calcext:value-type="float">
            <text:p>1</text:p>
          </table:table-cell>
          <table:table-cell office:value-type="float" office:value="0.0500359409213608" calcext:value-type="float">
            <text:p>0.050035940921361</text:p>
          </table:table-cell>
          <table:table-cell office:value-type="float" office:value="0.316920258568346" calcext:value-type="float">
            <text:p>0.316920258568346</text:p>
          </table:table-cell>
          <table:table-cell office:value-type="float" office:value="0.00841502410841104" calcext:value-type="float">
            <text:p>0.008415024108411</text:p>
          </table:table-cell>
          <table:table-cell office:value-type="float" office:value="0.063471982138163" calcext:value-type="float">
            <text:p>0.063471982138163</text:p>
          </table:table-cell>
          <table:table-cell office:value-type="float" office:value="0.713114754098361" calcext:value-type="float">
            <text:p>0.713114754098361</text:p>
          </table:table-cell>
          <table:table-cell office:value-type="float" office:value="0.286885245901639" calcext:value-type="float">
            <text:p>0.286885245901639</text:p>
          </table:table-cell>
          <table:table-cell office:value-type="float" office:value="208.051016341172" calcext:value-type="float">
            <text:p>208.051016341172</text:p>
          </table:table-cell>
          <table:table-cell office:value-type="float" office:value="16.7434740316691" calcext:value-type="float">
            <text:p>16.7434740316691</text:p>
          </table:table-cell>
          <table:table-cell office:value-type="float" office:value="48.633995960455" calcext:value-type="float">
            <text:p>48.63399596045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2_546-NOT-BETA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48494255542755" calcext:value-type="float">
            <text:p>1.48494255542755</text:p>
          </table:table-cell>
          <table:table-cell office:value-type="float" office:value="0.148813946894197" calcext:value-type="float">
            <text:p>0.148813946894197</text:p>
          </table:table-cell>
          <table:table-cell office:value-type="float" office:value="0.197003139094772" calcext:value-type="float">
            <text:p>0.197003139094772</text:p>
          </table:table-cell>
          <table:table-cell office:value-type="float" office:value="0.0809791852541867" calcext:value-type="float">
            <text:p>0.080979185254187</text:p>
          </table:table-cell>
          <table:table-cell office:value-type="float" office:value="0.490108566813544" calcext:value-type="float">
            <text:p>0.490108566813544</text:p>
          </table:table-cell>
          <table:table-cell office:value-type="float" office:value="0.680579881272677" calcext:value-type="float">
            <text:p>0.680579881272677</text:p>
          </table:table-cell>
          <table:table-cell office:value-type="float" office:value="0" calcext:value-type="float">
            <text:p>0</text:p>
          </table:table-cell>
          <table:table-cell office:value-type="float" office:value="4.95619926398358" calcext:value-type="float">
            <text:p>4.95619926398358</text:p>
          </table:table-cell>
          <table:table-cell office:value-type="float" office:value="4.06709007278156" calcext:value-type="float">
            <text:p>4.06709007278156</text:p>
          </table:table-cell>
          <table:table-cell office:value-type="float" office:value="0.65" calcext:value-type="float">
            <text:p>0.65</text:p>
          </table:table-cell>
          <table:table-cell office:value-type="float" office:value="6.09436275466453" calcext:value-type="float">
            <text:p>6.09436275466453</text:p>
          </table:table-cell>
          <table:table-cell office:value-type="float" office:value="4.51043862368435" calcext:value-type="float">
            <text:p>4.51043862368435</text:p>
          </table:table-cell>
          <table:table-cell office:value-type="float" office:value="0.203703703703704" calcext:value-type="float">
            <text:p>0.203703703703704</text:p>
          </table:table-cell>
          <table:table-cell office:value-type="float" office:value="4.47037220716089" calcext:value-type="float">
            <text:p>4.47037220716089</text:p>
          </table:table-cell>
          <table:table-cell office:value-type="float" office:value="1" calcext:value-type="float">
            <text:p>1</text:p>
          </table:table-cell>
          <table:table-cell office:value-type="float" office:value="0.740100122893427" calcext:value-type="float">
            <text:p>0.740100122893427</text:p>
          </table:table-cell>
          <table:table-cell office:value-type="float" office:value="0.733525782287792" calcext:value-type="float">
            <text:p>0.733525782287792</text:p>
          </table:table-cell>
          <table:table-cell office:value-type="float" office:value="0.15860173219462" calcext:value-type="float">
            <text:p>0.15860173219462</text:p>
          </table:table-cell>
          <table:table-cell office:value-type="float" office:value="0.966576489512169" calcext:value-type="float">
            <text:p>0.966576489512169</text:p>
          </table:table-cell>
          <table:table-cell office:value-type="float" office:value="0.590452261306533" calcext:value-type="float">
            <text:p>0.590452261306533</text:p>
          </table:table-cell>
          <table:table-cell office:value-type="float" office:value="0.409547738693467" calcext:value-type="float">
            <text:p>0.409547738693467</text:p>
          </table:table-cell>
          <table:table-cell office:value-type="float" office:value="159.365251593653" calcext:value-type="float">
            <text:p>159.365251593653</text:p>
          </table:table-cell>
          <table:table-cell office:value-type="float" office:value="24.021811215091" calcext:value-type="float">
            <text:p>24.021811215091</text:p>
          </table:table-cell>
          <table:table-cell office:value-type="float" office:value="48.1834360358833" calcext:value-type="float">
            <text:p>48.183436035883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2_652-NOT-BETA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45127642154694" calcext:value-type="float">
            <text:p>1.45127642154694</text:p>
          </table:table-cell>
          <table:table-cell office:value-type="float" office:value="-0.295632256754908" calcext:value-type="float">
            <text:p>-0.295632256754908</text:p>
          </table:table-cell>
          <table:table-cell office:value-type="float" office:value="-0.39330072328619" calcext:value-type="float">
            <text:p>-0.39330072328619</text:p>
          </table:table-cell>
          <table:table-cell office:value-type="float" office:value="-0.423598568310594" calcext:value-type="float">
            <text:p>-0.423598568310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324171128764" calcext:value-type="float">
            <text:p>0.221324171128764</text:p>
          </table:table-cell>
          <table:table-cell office:value-type="float" office:value="1.45755357882862" calcext:value-type="float">
            <text:p>1.45755357882862</text:p>
          </table:table-cell>
          <table:table-cell office:value-type="float" office:value="1.14593340527364" calcext:value-type="float">
            <text:p>1.14593340527364</text:p>
          </table:table-cell>
          <table:table-cell office:value-type="float" office:value="0.5" calcext:value-type="float">
            <text:p>0.5</text:p>
          </table:table-cell>
          <table:table-cell office:value-type="float" office:value="0.665840003639249" calcext:value-type="float">
            <text:p>0.665840003639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52920962199313" calcext:value-type="float">
            <text:p>0.652920962199313</text:p>
          </table:table-cell>
          <table:table-cell office:value-type="float" office:value="0.347079037800687" calcext:value-type="float">
            <text:p>0.347079037800687</text:p>
          </table:table-cell>
          <table:table-cell office:value-type="float" office:value="62.4630153198764" calcext:value-type="float">
            <text:p>62.4630153198764</text:p>
          </table:table-cell>
          <table:table-cell office:value-type="float" office:value="7.67926522357306" calcext:value-type="float">
            <text:p>7.67926522357306</text:p>
          </table:table-cell>
          <table:table-cell office:value-type="float" office:value="17.9695074131937" calcext:value-type="float">
            <text:p>17.969507413193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1_477-BETA-in-and-out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.19672894477844" calcext:value-type="float">
            <text:p>2.19672894477844</text:p>
          </table:table-cell>
          <table:table-cell office:value-type="float" office:value="0.0598808257299378" calcext:value-type="float">
            <text:p>0.059880825729938</text:p>
          </table:table-cell>
          <table:table-cell office:value-type="float" office:value="0.138519994663607" calcext:value-type="float">
            <text:p>0.138519994663607</text:p>
          </table:table-cell>
          <table:table-cell office:value-type="float" office:value="-0.0730585645403106" calcext:value-type="float">
            <text:p>-0.073058564540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019752221254" calcext:value-type="float">
            <text:p>0.503019752221254</text:p>
          </table:table-cell>
          <table:table-cell office:value-type="float" office:value="2.88340881657999" calcext:value-type="float">
            <text:p>2.88340881657999</text:p>
          </table:table-cell>
          <table:table-cell office:value-type="float" office:value="1.89153083110297" calcext:value-type="float">
            <text:p>1.891530831102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54635761589404" calcext:value-type="float">
            <text:p>0.554635761589404</text:p>
          </table:table-cell>
          <table:table-cell office:value-type="float" office:value="0.445364238410596" calcext:value-type="float">
            <text:p>0.445364238410596</text:p>
          </table:table-cell>
          <table:table-cell office:value-type="float" office:value="191.724374749614" calcext:value-type="float">
            <text:p>191.724374749614</text:p>
          </table:table-cell>
          <table:table-cell office:value-type="float" office:value="38.4785936002518" calcext:value-type="float">
            <text:p>38.4785936002518</text:p>
          </table:table-cell>
          <table:table-cell office:value-type="float" office:value="69.1217870957405" calcext:value-type="float">
            <text:p>69.121787095740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1_532-NOT-BETA-or-weak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.87905502319336" calcext:value-type="float">
            <text:p>3.87905502319336</text:p>
          </table:table-cell>
          <table:table-cell office:value-type="float" office:value="0.356409898667418" calcext:value-type="float">
            <text:p>0.356409898667418</text:p>
          </table:table-cell>
          <table:table-cell office:value-type="float" office:value="0.118682995062394" calcext:value-type="float">
            <text:p>0.118682995062394</text:p>
          </table:table-cell>
          <table:table-cell office:value-type="float" office:value="-0.271563011705914" calcext:value-type="float">
            <text:p>-0.271563011705914</text:p>
          </table:table-cell>
          <table:table-cell office:value-type="float" office:value="0.461700667517363" calcext:value-type="float">
            <text:p>0.461700667517363</text:p>
          </table:table-cell>
          <table:table-cell office:value-type="float" office:value="0.218546284605676" calcext:value-type="float">
            <text:p>0.218546284605676</text:p>
          </table:table-cell>
          <table:table-cell office:value-type="float" office:value="0" calcext:value-type="float">
            <text:p>0</text:p>
          </table:table-cell>
          <table:table-cell office:value-type="float" office:value="3.74481236083208" calcext:value-type="float">
            <text:p>3.74481236083208</text:p>
          </table:table-cell>
          <table:table-cell office:value-type="float" office:value="2.38757762254062" calcext:value-type="float">
            <text:p>2.387577622540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8606965174129" calcext:value-type="float">
            <text:p>0.778606965174129</text:p>
          </table:table-cell>
          <table:table-cell office:value-type="float" office:value="0.221393034825871" calcext:value-type="float">
            <text:p>0.221393034825871</text:p>
          </table:table-cell>
          <table:table-cell office:value-type="float" office:value="218.68231677496" calcext:value-type="float">
            <text:p>218.68231677496</text:p>
          </table:table-cell>
          <table:table-cell office:value-type="float" office:value="14.5424836601307" calcext:value-type="float">
            <text:p>14.5424836601307</text:p>
          </table:table-cell>
          <table:table-cell office:value-type="float" office:value="53.2358666719638" calcext:value-type="float">
            <text:p>53.235866671963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1_723-NOT-BET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3.61461329460144" calcext:value-type="float">
            <text:p>3.61461329460144</text:p>
          </table:table-cell>
          <table:table-cell office:value-type="float" office:value="0.0173484537050552" calcext:value-type="float">
            <text:p>0.017348453705055</text:p>
          </table:table-cell>
          <table:table-cell office:value-type="float" office:value="-0.112237947323415" calcext:value-type="float">
            <text:p>-0.112237947323415</text:p>
          </table:table-cell>
          <table:table-cell office:value-type="float" office:value="-0.20324499336769" calcext:value-type="float">
            <text:p>-0.20324499336769</text:p>
          </table:table-cell>
          <table:table-cell office:value-type="float" office:value="0" calcext:value-type="float">
            <text:p>0</text:p>
          </table:table-cell>
          <table:table-cell office:value-type="float" office:value="0.471363801686275" calcext:value-type="float">
            <text:p>0.471363801686275</text:p>
          </table:table-cell>
          <table:table-cell office:value-type="float" office:value="0" calcext:value-type="float">
            <text:p>0</text:p>
          </table:table-cell>
          <table:table-cell office:value-type="float" office:value="1.54619171656702" calcext:value-type="float">
            <text:p>1.54619171656702</text:p>
          </table:table-cell>
          <table:table-cell office:value-type="float" office:value="1.55403086186883" calcext:value-type="float">
            <text:p>1.55403086186883</text:p>
          </table:table-cell>
          <table:table-cell office:value-type="float" office:value="1" calcext:value-type="float">
            <text:p>1</text:p>
          </table:table-cell>
          <table:table-cell office:value-type="float" office:value="1.28306235721184" calcext:value-type="float">
            <text:p>1.28306235721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989302275647" calcext:value-type="float">
            <text:p>0.1499893022756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899464342155" calcext:value-type="float">
            <text:p>0.116899464342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8311688311688" calcext:value-type="float">
            <text:p>0.688311688311688</text:p>
          </table:table-cell>
          <table:table-cell office:value-type="float" office:value="0.311688311688312" calcext:value-type="float">
            <text:p>0.311688311688312</text:p>
          </table:table-cell>
          <table:table-cell office:value-type="float" office:value="140.1004493788" calcext:value-type="float">
            <text:p>140.1004493788</text:p>
          </table:table-cell>
          <table:table-cell office:value-type="float" office:value="16.0093921767437" calcext:value-type="float">
            <text:p>16.0093921767437</text:p>
          </table:table-cell>
          <table:table-cell office:value-type="float" office:value="41.0137316104015" calcext:value-type="float">
            <text:p>41.013731610401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147-BET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43644332885742" calcext:value-type="float">
            <text:p>1.43644332885742</text:p>
          </table:table-cell>
          <table:table-cell office:value-type="float" office:value="-0.0954503279643284" calcext:value-type="float">
            <text:p>-0.095450327964328</text:p>
          </table:table-cell>
          <table:table-cell office:value-type="float" office:value="0.140140480564365" calcext:value-type="float">
            <text:p>0.140140480564365</text:p>
          </table:table-cell>
          <table:table-cell office:value-type="float" office:value="-0.0321473073073742" calcext:value-type="float">
            <text:p>-0.032147307307374</text:p>
          </table:table-cell>
          <table:table-cell office:value-type="float" office:value="0.662856964936135" calcext:value-type="float">
            <text:p>0.662856964936135</text:p>
          </table:table-cell>
          <table:table-cell office:value-type="float" office:value="0" calcext:value-type="float">
            <text:p>0</text:p>
          </table:table-cell>
          <table:table-cell office:value-type="float" office:value="0.500140850978888" calcext:value-type="float">
            <text:p>0.500140850978888</text:p>
          </table:table-cell>
          <table:table-cell office:value-type="float" office:value="5.1328254908857" calcext:value-type="float">
            <text:p>5.1328254908857</text:p>
          </table:table-cell>
          <table:table-cell office:value-type="float" office:value="4.33356233549421" calcext:value-type="float">
            <text:p>4.333562335494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52727272727273" calcext:value-type="float">
            <text:p>0.352727272727273</text:p>
          </table:table-cell>
          <table:table-cell office:value-type="float" office:value="0.647272727272727" calcext:value-type="float">
            <text:p>0.647272727272727</text:p>
          </table:table-cell>
          <table:table-cell office:value-type="float" office:value="99.0705750178736" calcext:value-type="float">
            <text:p>99.0705750178736</text:p>
          </table:table-cell>
          <table:table-cell office:value-type="float" office:value="36.6866588346833" calcext:value-type="float">
            <text:p>36.6866588346833</text:p>
          </table:table-cell>
          <table:table-cell office:value-type="float" office:value="47.1617218315898" calcext:value-type="float">
            <text:p>47.161721831589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299-BET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56323599815369" calcext:value-type="float">
            <text:p>1.56323599815369</text:p>
          </table:table-cell>
          <table:table-cell office:value-type="float" office:value="0.691050229473994" calcext:value-type="float">
            <text:p>0.691050229473994</text:p>
          </table:table-cell>
          <table:table-cell office:value-type="float" office:value="0.396601334620384" calcext:value-type="float">
            <text:p>0.396601334620384</text:p>
          </table:table-cell>
          <table:table-cell office:value-type="float" office:value="0.0534118491711786" calcext:value-type="float">
            <text:p>0.053411849171179</text:p>
          </table:table-cell>
          <table:table-cell office:value-type="float" office:value="0.604076907536214" calcext:value-type="float">
            <text:p>0.604076907536214</text:p>
          </table:table-cell>
          <table:table-cell office:value-type="float" office:value="0.858950297415714" calcext:value-type="float">
            <text:p>0.858950297415714</text:p>
          </table:table-cell>
          <table:table-cell office:value-type="float" office:value="0.385972070376726" calcext:value-type="float">
            <text:p>0.385972070376726</text:p>
          </table:table-cell>
          <table:table-cell office:value-type="float" office:value="7.46645157040935" calcext:value-type="float">
            <text:p>7.46645157040935</text:p>
          </table:table-cell>
          <table:table-cell office:value-type="float" office:value="4.27928097251421" calcext:value-type="float">
            <text:p>4.27928097251421</text:p>
          </table:table-cell>
          <table:table-cell office:value-type="float" office:value="0.0204081632653061" calcext:value-type="float">
            <text:p>0.020408163265306</text:p>
          </table:table-cell>
          <table:table-cell office:value-type="float" office:value="0.439896903084508" calcext:value-type="float">
            <text:p>0.439896903084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270013668261" calcext:value-type="float">
            <text:p>0.555270013668261</text:p>
          </table:table-cell>
          <table:table-cell office:value-type="float" office:value="0.792221607967685" calcext:value-type="float">
            <text:p>0.792221607967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907020872865" calcext:value-type="float">
            <text:p>0.686907020872865</text:p>
          </table:table-cell>
          <table:table-cell office:value-type="float" office:value="0.313092979127135" calcext:value-type="float">
            <text:p>0.313092979127135</text:p>
          </table:table-cell>
          <table:table-cell office:value-type="float" office:value="247.065247065247" calcext:value-type="float">
            <text:p>247.065247065247</text:p>
          </table:table-cell>
          <table:table-cell office:value-type="float" office:value="33.5509058744586" calcext:value-type="float">
            <text:p>33.5509058744586</text:p>
          </table:table-cell>
          <table:table-cell office:value-type="float" office:value="82.5617646598048" calcext:value-type="float">
            <text:p>82.561764659804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320-BETA-in-and-out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38200056552887" calcext:value-type="float">
            <text:p>1.38200056552887</text:p>
          </table:table-cell>
          <table:table-cell office:value-type="float" office:value="0.983251804066401" calcext:value-type="float">
            <text:p>0.983251804066401</text:p>
          </table:table-cell>
          <table:table-cell office:value-type="float" office:value="0.837514239460917" calcext:value-type="float">
            <text:p>0.837514239460917</text:p>
          </table:table-cell>
          <table:table-cell office:value-type="float" office:value="0.288764125472664" calcext:value-type="float">
            <text:p>0.288764125472664</text:p>
          </table:table-cell>
          <table:table-cell office:value-type="float" office:value="0.934605189889964" calcext:value-type="float">
            <text:p>0.934605189889964</text:p>
          </table:table-cell>
          <table:table-cell office:value-type="float" office:value="0.968747272021032" calcext:value-type="float">
            <text:p>0.968747272021032</text:p>
          </table:table-cell>
          <table:table-cell office:value-type="float" office:value="0.930856834627119" calcext:value-type="float">
            <text:p>0.930856834627119</text:p>
          </table:table-cell>
          <table:table-cell office:value-type="float" office:value="5.2018170381647" calcext:value-type="float">
            <text:p>5.2018170381647</text:p>
          </table:table-cell>
          <table:table-cell office:value-type="float" office:value="3.56703741954612" calcext:value-type="float">
            <text:p>3.567037419546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4666666666667" calcext:value-type="float">
            <text:p>0.714666666666667</text:p>
          </table:table-cell>
          <table:table-cell office:value-type="float" office:value="0.285333333333333" calcext:value-type="float">
            <text:p>0.285333333333333</text:p>
          </table:table-cell>
          <table:table-cell office:value-type="float" office:value="201.746461909064" calcext:value-type="float">
            <text:p>201.746461909064</text:p>
          </table:table-cell>
          <table:table-cell office:value-type="float" office:value="21.3385449904276" calcext:value-type="float">
            <text:p>21.3385449904276</text:p>
          </table:table-cell>
          <table:table-cell office:value-type="float" office:value="59.1221542536419" calcext:value-type="float">
            <text:p>59.122154253641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356-BET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98488521575928" calcext:value-type="float">
            <text:p>0.898488521575928</text:p>
          </table:table-cell>
          <table:table-cell office:value-type="float" office:value="0.934060439991074" calcext:value-type="float">
            <text:p>0.934060439991074</text:p>
          </table:table-cell>
          <table:table-cell office:value-type="float" office:value="0.588593416009475" calcext:value-type="float">
            <text:p>0.588593416009475</text:p>
          </table:table-cell>
          <table:table-cell office:value-type="float" office:value="0.34883684591748" calcext:value-type="float">
            <text:p>0.34883684591748</text:p>
          </table:table-cell>
          <table:table-cell office:value-type="float" office:value="0.917816993080231" calcext:value-type="float">
            <text:p>0.917816993080231</text:p>
          </table:table-cell>
          <table:table-cell office:value-type="float" office:value="0.816386552135125" calcext:value-type="float">
            <text:p>0.816386552135125</text:p>
          </table:table-cell>
          <table:table-cell office:value-type="float" office:value="0" calcext:value-type="float">
            <text:p>0</text:p>
          </table:table-cell>
          <table:table-cell office:value-type="float" office:value="6.94765127228981" calcext:value-type="float">
            <text:p>6.94765127228981</text:p>
          </table:table-cell>
          <table:table-cell office:value-type="float" office:value="3.97468056905135" calcext:value-type="float">
            <text:p>3.97468056905135</text:p>
          </table:table-cell>
          <table:table-cell office:value-type="float" office:value="0.513274336283186" calcext:value-type="float">
            <text:p>0.513274336283186</text:p>
          </table:table-cell>
          <table:table-cell office:value-type="float" office:value="18.5042142024738" calcext:value-type="float">
            <text:p>18.504214202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53651004898" calcext:value-type="float">
            <text:p>16.2653651004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79008690804892" calcext:value-type="float">
            <text:p>0.87900869080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0786026200873" calcext:value-type="float">
            <text:p>0.580786026200873</text:p>
          </table:table-cell>
          <table:table-cell office:value-type="float" office:value="0.419213973799127" calcext:value-type="float">
            <text:p>0.419213973799127</text:p>
          </table:table-cell>
          <table:table-cell office:value-type="float" office:value="158.862876254181" calcext:value-type="float">
            <text:p>158.862876254181</text:p>
          </table:table-cell>
          <table:table-cell office:value-type="float" office:value="25.5407454705084" calcext:value-type="float">
            <text:p>25.5407454705084</text:p>
          </table:table-cell>
          <table:table-cell office:value-type="float" office:value="49.8270197349812" calcext:value-type="float">
            <text:p>49.82701973498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hf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424-NOT-BET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51568198204041" calcext:value-type="float">
            <text:p>1.51568198204041</text:p>
          </table:table-cell>
          <table:table-cell office:value-type="float" office:value="0.519205243532188" calcext:value-type="float">
            <text:p>0.519205243532188</text:p>
          </table:table-cell>
          <table:table-cell office:value-type="float" office:value="-0.117294154569081" calcext:value-type="float">
            <text:p>-0.117294154569081</text:p>
          </table:table-cell>
          <table:table-cell office:value-type="float" office:value="-0.0291958991889976" calcext:value-type="float">
            <text:p>-0.029195899188998</text:p>
          </table:table-cell>
          <table:table-cell office:value-type="float" office:value="0.75254108636321" calcext:value-type="float">
            <text:p>0.75254108636321</text:p>
          </table:table-cell>
          <table:table-cell office:value-type="float" office:value="0.631188638819241" calcext:value-type="float">
            <text:p>0.631188638819241</text:p>
          </table:table-cell>
          <table:table-cell office:value-type="float" office:value="0.915719053776869" calcext:value-type="float">
            <text:p>0.915719053776869</text:p>
          </table:table-cell>
          <table:table-cell office:value-type="float" office:value="2.24847653062168" calcext:value-type="float">
            <text:p>2.24847653062168</text:p>
          </table:table-cell>
          <table:table-cell office:value-type="float" office:value="2.96387620732879" calcext:value-type="float">
            <text:p>2.96387620732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340211788209" calcext:value-type="float">
            <text:p>1.93340211788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0103806228374" calcext:value-type="float">
            <text:p>0.730103806228374</text:p>
          </table:table-cell>
          <table:table-cell office:value-type="float" office:value="0.269896193771626" calcext:value-type="float">
            <text:p>0.269896193771626</text:p>
          </table:table-cell>
          <table:table-cell office:value-type="float" office:value="129.431971537235" calcext:value-type="float">
            <text:p>129.431971537235</text:p>
          </table:table-cell>
          <table:table-cell office:value-type="float" office:value="10.050898782295" calcext:value-type="float">
            <text:p>10.050898782295</text:p>
          </table:table-cell>
          <table:table-cell office:value-type="float" office:value="30.7751285846635" calcext:value-type="float">
            <text:p>30.775128584663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426-BETA-in-and-out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31446897983551" calcext:value-type="float">
            <text:p>1.31446897983551</text:p>
          </table:table-cell>
          <table:table-cell office:value-type="float" office:value="0.501961750864937" calcext:value-type="float">
            <text:p>0.501961750864937</text:p>
          </table:table-cell>
          <table:table-cell office:value-type="float" office:value="0.426129142809604" calcext:value-type="float">
            <text:p>0.426129142809604</text:p>
          </table:table-cell>
          <table:table-cell office:value-type="float" office:value="0.0491468758054332" calcext:value-type="float">
            <text:p>0.049146875805433</text:p>
          </table:table-cell>
          <table:table-cell office:value-type="float" office:value="0.692513245042736" calcext:value-type="float">
            <text:p>0.692513245042736</text:p>
          </table:table-cell>
          <table:table-cell office:value-type="float" office:value="0.873914130884832" calcext:value-type="float">
            <text:p>0.873914130884832</text:p>
          </table:table-cell>
          <table:table-cell office:value-type="float" office:value="0" calcext:value-type="float">
            <text:p>0</text:p>
          </table:table-cell>
          <table:table-cell office:value-type="float" office:value="6.22402224098602" calcext:value-type="float">
            <text:p>6.22402224098602</text:p>
          </table:table-cell>
          <table:table-cell office:value-type="float" office:value="5.61368250478803" calcext:value-type="float">
            <text:p>5.61368250478803</text:p>
          </table:table-cell>
          <table:table-cell office:value-type="float" office:value="0.0983606557377049" calcext:value-type="float">
            <text:p>0.098360655737705</text:p>
          </table:table-cell>
          <table:table-cell office:value-type="float" office:value="1.87879979891796" calcext:value-type="float">
            <text:p>1.87879979891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606921737387" calcext:value-type="float">
            <text:p>2.28606921737387</text:p>
          </table:table-cell>
          <table:table-cell office:value-type="float" office:value="0.821847293441202" calcext:value-type="float">
            <text:p>0.821847293441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0430107526882" calcext:value-type="float">
            <text:p>0.720430107526882</text:p>
          </table:table-cell>
          <table:table-cell office:value-type="float" office:value="0.279569892473118" calcext:value-type="float">
            <text:p>0.279569892473118</text:p>
          </table:table-cell>
          <table:table-cell office:value-type="float" office:value="207.864732800745" calcext:value-type="float">
            <text:p>207.864732800745</text:p>
          </table:table-cell>
          <table:table-cell office:value-type="float" office:value="22.0877137092492" calcext:value-type="float">
            <text:p>22.0877137092492</text:p>
          </table:table-cell>
          <table:table-cell office:value-type="float" office:value="62.0227416719464" calcext:value-type="float">
            <text:p>62.022741671946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549-NOT-BETA-or-weak--multi-unit-thershold-only-large-spike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29833483695984" calcext:value-type="float">
            <text:p>1.29833483695984</text:p>
          </table:table-cell>
          <table:table-cell office:value-type="float" office:value="0.216569459313062" calcext:value-type="float">
            <text:p>0.216569459313062</text:p>
          </table:table-cell>
          <table:table-cell office:value-type="float" office:value="0.24835449667559" calcext:value-type="float">
            <text:p>0.24835449667559</text:p>
          </table:table-cell>
          <table:table-cell office:value-type="float" office:value="0.164958660540351" calcext:value-type="float">
            <text:p>0.164958660540351</text:p>
          </table:table-cell>
          <table:table-cell office:value-type="float" office:value="0.719219598886143" calcext:value-type="float">
            <text:p>0.719219598886143</text:p>
          </table:table-cell>
          <table:table-cell office:value-type="float" office:value="0.673740670209935" calcext:value-type="float">
            <text:p>0.673740670209935</text:p>
          </table:table-cell>
          <table:table-cell office:value-type="float" office:value="0.162286528558294" calcext:value-type="float">
            <text:p>0.162286528558294</text:p>
          </table:table-cell>
          <table:table-cell office:value-type="float" office:value="5.07396741372306" calcext:value-type="float">
            <text:p>5.07396741372306</text:p>
          </table:table-cell>
          <table:table-cell office:value-type="float" office:value="1.78671557447368" calcext:value-type="float">
            <text:p>1.786715574473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02890173410405" calcext:value-type="float">
            <text:p>0.502890173410405</text:p>
          </table:table-cell>
          <table:table-cell office:value-type="float" office:value="0.497109826589595" calcext:value-type="float">
            <text:p>0.497109826589595</text:p>
          </table:table-cell>
          <table:table-cell office:value-type="float" office:value="216.525634644102" calcext:value-type="float">
            <text:p>216.525634644102</text:p>
          </table:table-cell>
          <table:table-cell office:value-type="float" office:value="21.5912229168236" calcext:value-type="float">
            <text:p>21.5912229168236</text:p>
          </table:table-cell>
          <table:table-cell office:value-type="float" office:value="39.4535793290611" calcext:value-type="float">
            <text:p>39.453579329061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675-NOT-BET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.09545350074768" calcext:value-type="float">
            <text:p>1.09545350074768</text:p>
          </table:table-cell>
          <table:table-cell office:value-type="float" office:value="0.139408162463439" calcext:value-type="float">
            <text:p>0.139408162463439</text:p>
          </table:table-cell>
          <table:table-cell office:value-type="float" office:value="0.285201124905242" calcext:value-type="float">
            <text:p>0.285201124905242</text:p>
          </table:table-cell>
          <table:table-cell office:value-type="float" office:value="0.115076876071417" calcext:value-type="float">
            <text:p>0.115076876071417</text:p>
          </table:table-cell>
          <table:table-cell office:value-type="float" office:value="0.16936287340285" calcext:value-type="float">
            <text:p>0.16936287340285</text:p>
          </table:table-cell>
          <table:table-cell office:value-type="float" office:value="0" calcext:value-type="float">
            <text:p>0</text:p>
          </table:table-cell>
          <table:table-cell office:value-type="float" office:value="0.323133277582898" calcext:value-type="float">
            <text:p>0.323133277582898</text:p>
          </table:table-cell>
          <table:table-cell office:value-type="float" office:value="2.36772660735542" calcext:value-type="float">
            <text:p>2.36772660735542</text:p>
          </table:table-cell>
          <table:table-cell office:value-type="float" office:value="1.74680320258799" calcext:value-type="float">
            <text:p>1.74680320258799</text:p>
          </table:table-cell>
          <table:table-cell office:value-type="float" office:value="0.5" calcext:value-type="float">
            <text:p>0.5</text:p>
          </table:table-cell>
          <table:table-cell office:value-type="float" office:value="0.604472752482635" calcext:value-type="float">
            <text:p>0.60447275248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179232126314" calcext:value-type="float">
            <text:p>0.027817923212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0201441642823" calcext:value-type="float">
            <text:p>0.046020144164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937947494033" calcext:value-type="float">
            <text:p>0.653937947494033</text:p>
          </table:table-cell>
          <table:table-cell office:value-type="float" office:value="0.346062052505967" calcext:value-type="float">
            <text:p>0.346062052505967</text:p>
          </table:table-cell>
          <table:table-cell office:value-type="float" office:value="159.636448380331" calcext:value-type="float">
            <text:p>159.636448380331</text:p>
          </table:table-cell>
          <table:table-cell office:value-type="float" office:value="20.179809057255" calcext:value-type="float">
            <text:p>20.179809057255</text:p>
          </table:table-cell>
          <table:table-cell office:value-type="float" office:value="47.0691320856456" calcext:value-type="float">
            <text:p>47.069132085645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10-s2-950</text:p>
          </table:table-cell>
          <table:table-cell office:value-type="string" calcext:value-type="string">
            <text:p>2810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08835005760193" calcext:value-type="float">
            <text:p>1.08835005760193</text:p>
          </table:table-cell>
          <table:table-cell office:value-type="float" office:value="0.354485999776711" calcext:value-type="float">
            <text:p>0.354485999776711</text:p>
          </table:table-cell>
          <table:table-cell office:value-type="float" office:value="0.0627635684928264" calcext:value-type="float">
            <text:p>0.062763568492826</text:p>
          </table:table-cell>
          <table:table-cell office:value-type="float" office:value="-0.12144411617793" calcext:value-type="float">
            <text:p>-0.12144411617793</text:p>
          </table:table-cell>
          <table:table-cell office:value-type="float" office:value="0.150990483824573" calcext:value-type="float">
            <text:p>0.150990483824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0693391092048" calcext:value-type="float">
            <text:p>5.60693391092048</text:p>
          </table:table-cell>
          <table:table-cell office:value-type="float" office:value="1.88957930342756" calcext:value-type="float">
            <text:p>1.88957930342756</text:p>
          </table:table-cell>
          <table:table-cell office:value-type="float" office:value="0.394736842105263" calcext:value-type="float">
            <text:p>0.394736842105263</text:p>
          </table:table-cell>
          <table:table-cell office:value-type="float" office:value="4.17890391249316" calcext:value-type="float">
            <text:p>4.1789039124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1070888492411" calcext:value-type="float">
            <text:p>4.01070888492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9751401063274" calcext:value-type="float">
            <text:p>0.959751401063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246998284734" calcext:value-type="float">
            <text:p>0.432246998284734</text:p>
          </table:table-cell>
          <table:table-cell office:value-type="float" office:value="0.567753001715266" calcext:value-type="float">
            <text:p>0.567753001715266</text:p>
          </table:table-cell>
          <table:table-cell office:value-type="float" office:value="292.955126714718" calcext:value-type="float">
            <text:p>292.955126714718</text:p>
          </table:table-cell>
          <table:table-cell office:value-type="float" office:value="45.0389158003592" calcext:value-type="float">
            <text:p>45.0389158003592</text:p>
          </table:table-cell>
          <table:table-cell office:value-type="float" office:value="71.0161522157527" calcext:value-type="float">
            <text:p>71.01615221575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anged frequenc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29-s1-1074</text:p>
          </table:table-cell>
          <table:table-cell office:value-type="string" calcext:value-type="string">
            <text:p>2829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-0.203137904405594" calcext:value-type="float">
            <text:p>-0.203137904405594</text:p>
          </table:table-cell>
          <table:table-cell office:value-type="float" office:value="0.649488177229105" calcext:value-type="float">
            <text:p>0.649488177229105</text:p>
          </table:table-cell>
          <table:table-cell office:value-type="float" office:value="0.405972609818139" calcext:value-type="float">
            <text:p>0.405972609818139</text:p>
          </table:table-cell>
          <table:table-cell office:value-type="float" office:value="0.0401379924915129" calcext:value-type="float">
            <text:p>0.040137992491513</text:p>
          </table:table-cell>
          <table:table-cell office:value-type="float" office:value="0.957753439426664" calcext:value-type="float">
            <text:p>0.957753439426664</text:p>
          </table:table-cell>
          <table:table-cell office:value-type="float" office:value="0.970118381159267" calcext:value-type="float">
            <text:p>0.970118381159267</text:p>
          </table:table-cell>
          <table:table-cell office:value-type="float" office:value="0" calcext:value-type="float">
            <text:p>0</text:p>
          </table:table-cell>
          <table:table-cell office:value-type="float" office:value="3.79031483203228" calcext:value-type="float">
            <text:p>3.79031483203228</text:p>
          </table:table-cell>
          <table:table-cell office:value-type="float" office:value="2.09127499987127" calcext:value-type="float">
            <text:p>2.09127499987127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6.86822442677489" calcext:value-type="float">
            <text:p>6.86822442677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238907171866" calcext:value-type="float">
            <text:p>2.45238907171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7063036868501" calcext:value-type="float">
            <text:p>0.35706303686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379746835443" calcext:value-type="float">
            <text:p>0.70379746835443</text:p>
          </table:table-cell>
          <table:table-cell office:value-type="float" office:value="0.29620253164557" calcext:value-type="float">
            <text:p>0.29620253164557</text:p>
          </table:table-cell>
          <table:table-cell office:value-type="float" office:value="165.377751338489" calcext:value-type="float">
            <text:p>165.377751338489</text:p>
          </table:table-cell>
          <table:table-cell office:value-type="float" office:value="12.7906595388803" calcext:value-type="float">
            <text:p>12.7906595388803</text:p>
          </table:table-cell>
          <table:table-cell office:value-type="float" office:value="36.4784869277726" calcext:value-type="float">
            <text:p>36.478486927772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isaligned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29-s1-1240-a</text:p>
          </table:table-cell>
          <table:table-cell office:value-type="string" calcext:value-type="string">
            <text:p>2829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.388474762439728" calcext:value-type="float">
            <text:p>0.388474762439728</text:p>
          </table:table-cell>
          <table:table-cell office:value-type="float" office:value="0.423766285908961" calcext:value-type="float">
            <text:p>0.423766285908961</text:p>
          </table:table-cell>
          <table:table-cell office:value-type="float" office:value="0.525154557253402" calcext:value-type="float">
            <text:p>0.525154557253402</text:p>
          </table:table-cell>
          <table:table-cell office:value-type="float" office:value="0.149191786405962" calcext:value-type="float">
            <text:p>0.149191786405962</text:p>
          </table:table-cell>
          <table:table-cell office:value-type="float" office:value="0.843623117436136" calcext:value-type="float">
            <text:p>0.843623117436136</text:p>
          </table:table-cell>
          <table:table-cell office:value-type="float" office:value="0.817871277888851" calcext:value-type="float">
            <text:p>0.817871277888851</text:p>
          </table:table-cell>
          <table:table-cell office:value-type="float" office:value="0.028568789127681" calcext:value-type="float">
            <text:p>0.028568789127681</text:p>
          </table:table-cell>
          <table:table-cell office:value-type="float" office:value="4.95992359621989" calcext:value-type="float">
            <text:p>4.95992359621989</text:p>
          </table:table-cell>
          <table:table-cell office:value-type="float" office:value="1.98205597940211" calcext:value-type="float">
            <text:p>1.98205597940211</text:p>
          </table:table-cell>
          <table:table-cell office:value-type="float" office:value="0.73469387755102" calcext:value-type="float">
            <text:p>0.73469387755102</text:p>
          </table:table-cell>
          <table:table-cell office:value-type="float" office:value="18.0564204918168" calcext:value-type="float">
            <text:p>18.0564204918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612521631682" calcext:value-type="float">
            <text:p>8.226125216316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5578957083155" calcext:value-type="float">
            <text:p>0.45557895708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489296636086" calcext:value-type="float">
            <text:p>0.420489296636086</text:p>
          </table:table-cell>
          <table:table-cell office:value-type="float" office:value="0.579510703363914" calcext:value-type="float">
            <text:p>0.579510703363914</text:p>
          </table:table-cell>
          <table:table-cell office:value-type="float" office:value="235.687350017141" calcext:value-type="float">
            <text:p>235.687350017141</text:p>
          </table:table-cell>
          <table:table-cell office:value-type="float" office:value="43.4478568398849" calcext:value-type="float">
            <text:p>43.4478568398849</text:p>
          </table:table-cell>
          <table:table-cell office:value-type="float" office:value="66.1280700512644" calcext:value-type="float">
            <text:p>66.128070051264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/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829-s1-680-no-beta</text:p>
          </table:table-cell>
          <table:table-cell office:value-type="string" calcext:value-type="string">
            <text:p>2829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12614023685455" calcext:value-type="float">
            <text:p>1.12614023685455</text:p>
          </table:table-cell>
          <table:table-cell office:value-type="float" office:value="0.0297620832084622" calcext:value-type="float">
            <text:p>0.029762083208462</text:p>
          </table:table-cell>
          <table:table-cell office:value-type="float" office:value="0.165543637008656" calcext:value-type="float">
            <text:p>0.165543637008656</text:p>
          </table:table-cell>
          <table:table-cell office:value-type="float" office:value="0.15311322879474" calcext:value-type="float">
            <text:p>0.15311322879474</text:p>
          </table:table-cell>
          <table:table-cell office:value-type="float" office:value="0.276617450636035" calcext:value-type="float">
            <text:p>0.276617450636035</text:p>
          </table:table-cell>
          <table:table-cell office:value-type="float" office:value="0.747273861190537" calcext:value-type="float">
            <text:p>0.747273861190537</text:p>
          </table:table-cell>
          <table:table-cell office:value-type="float" office:value="0" calcext:value-type="float">
            <text:p>0</text:p>
          </table:table-cell>
          <table:table-cell office:value-type="float" office:value="2.82845435840254" calcext:value-type="float">
            <text:p>2.82845435840254</text:p>
          </table:table-cell>
          <table:table-cell office:value-type="float" office:value="1.92031083007159" calcext:value-type="float">
            <text:p>1.920310830071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76635514018692" calcext:value-type="float">
            <text:p>0.476635514018692</text:p>
          </table:table-cell>
          <table:table-cell office:value-type="float" office:value="0.523364485981308" calcext:value-type="float">
            <text:p>0.523364485981308</text:p>
          </table:table-cell>
          <table:table-cell office:value-type="float" office:value="51.6194331983806" calcext:value-type="float">
            <text:p>51.6194331983806</text:p>
          </table:table-cell>
          <table:table-cell office:value-type="float" office:value="9.25604535462224" calcext:value-type="float">
            <text:p>9.25604535462224</text:p>
          </table:table-cell>
          <table:table-cell office:value-type="float" office:value="15.2029667097654" calcext:value-type="float">
            <text:p>15.202966709765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29-s2-416-no-beta</text:p>
          </table:table-cell>
          <table:table-cell office:value-type="string" calcext:value-type="string">
            <text:p>2829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.23073351383209" calcext:value-type="float">
            <text:p>1.23073351383209</text:p>
          </table:table-cell>
          <table:table-cell office:value-type="float" office:value="0.188732110071351" calcext:value-type="float">
            <text:p>0.188732110071351</text:p>
          </table:table-cell>
          <table:table-cell office:value-type="float" office:value="0.28671618549761" calcext:value-type="float">
            <text:p>0.28671618549761</text:p>
          </table:table-cell>
          <table:table-cell office:value-type="float" office:value="0.207832817267922" calcext:value-type="float">
            <text:p>0.207832817267922</text:p>
          </table:table-cell>
          <table:table-cell office:value-type="float" office:value="0.271996340590419" calcext:value-type="float">
            <text:p>0.271996340590419</text:p>
          </table:table-cell>
          <table:table-cell office:value-type="float" office:value="0.129308536169565" calcext:value-type="float">
            <text:p>0.129308536169565</text:p>
          </table:table-cell>
          <table:table-cell office:value-type="float" office:value="0" calcext:value-type="float">
            <text:p>0</text:p>
          </table:table-cell>
          <table:table-cell office:value-type="float" office:value="2.08692206210658" calcext:value-type="float">
            <text:p>2.08692206210658</text:p>
          </table:table-cell>
          <table:table-cell office:value-type="float" office:value="1.777794243615" calcext:value-type="float">
            <text:p>1.7777942436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8227848101266" calcext:value-type="float">
            <text:p>0.658227848101266</text:p>
          </table:table-cell>
          <table:table-cell office:value-type="float" office:value="0.341772151898734" calcext:value-type="float">
            <text:p>0.341772151898734</text:p>
          </table:table-cell>
          <table:table-cell office:value-type="float" office:value="137.475214805023" calcext:value-type="float">
            <text:p>137.475214805023</text:p>
          </table:table-cell>
          <table:table-cell office:value-type="float" office:value="21.0748155953635" calcext:value-type="float">
            <text:p>21.0748155953635</text:p>
          </table:table-cell>
          <table:table-cell office:value-type="float" office:value="47.6075690008437" calcext:value-type="float">
            <text:p>47.607569000843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_s1_1044_NOT-BETA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0.581128656864166" calcext:value-type="float">
            <text:p>-0.581128656864166</text:p>
          </table:table-cell>
          <table:table-cell office:value-type="float" office:value="0.285613223407348" calcext:value-type="float">
            <text:p>0.285613223407348</text:p>
          </table:table-cell>
          <table:table-cell office:value-type="float" office:value="-0.382394130270031" calcext:value-type="float">
            <text:p>-0.382394130270031</text:p>
          </table:table-cell>
          <table:table-cell office:value-type="float" office:value="-0.597237922869843" calcext:value-type="float">
            <text:p>-0.597237922869843</text:p>
          </table:table-cell>
          <table:table-cell office:value-type="float" office:value="0.0952674146978564" calcext:value-type="float">
            <text:p>0.095267414697856</text:p>
          </table:table-cell>
          <table:table-cell office:value-type="float" office:value="0" calcext:value-type="float">
            <text:p>0</text:p>
          </table:table-cell>
          <table:table-cell office:value-type="float" office:value="0.196596634413302" calcext:value-type="float">
            <text:p>0.196596634413302</text:p>
          </table:table-cell>
          <table:table-cell office:value-type="float" office:value="2.018350243443" calcext:value-type="float">
            <text:p>2.018350243443</text:p>
          </table:table-cell>
          <table:table-cell office:value-type="float" office:value="1.2307314623698" calcext:value-type="float">
            <text:p>1.2307314623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20408163265306" calcext:value-type="float">
            <text:p>0.520408163265306</text:p>
          </table:table-cell>
          <table:table-cell office:value-type="float" office:value="0.479591836734694" calcext:value-type="float">
            <text:p>0.479591836734694</text:p>
          </table:table-cell>
          <table:table-cell office:value-type="float" office:value="60.5183216252136" calcext:value-type="float">
            <text:p>60.5183216252136</text:p>
          </table:table-cell>
          <table:table-cell office:value-type="float" office:value="11.3054689604742" calcext:value-type="float">
            <text:p>11.3054689604742</text:p>
          </table:table-cell>
          <table:table-cell office:value-type="float" office:value="19.6" calcext:value-type="float">
            <text:p>19.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_s1_596_BETA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-0.119660794734955" calcext:value-type="float">
            <text:p>-0.119660794734955</text:p>
          </table:table-cell>
          <table:table-cell office:value-type="float" office:value="0.801843223375318" calcext:value-type="float">
            <text:p>0.801843223375318</text:p>
          </table:table-cell>
          <table:table-cell office:value-type="float" office:value="0.496310634250469" calcext:value-type="float">
            <text:p>0.496310634250469</text:p>
          </table:table-cell>
          <table:table-cell office:value-type="float" office:value="0.0579827076773215" calcext:value-type="float">
            <text:p>0.057982707677322</text:p>
          </table:table-cell>
          <table:table-cell office:value-type="float" office:value="0.981909872196214" calcext:value-type="float">
            <text:p>0.981909872196214</text:p>
          </table:table-cell>
          <table:table-cell office:value-type="float" office:value="0.984514212306313" calcext:value-type="float">
            <text:p>0.984514212306313</text:p>
          </table:table-cell>
          <table:table-cell office:value-type="float" office:value="0.894915231601989" calcext:value-type="float">
            <text:p>0.894915231601989</text:p>
          </table:table-cell>
          <table:table-cell office:value-type="float" office:value="5.40703758159168" calcext:value-type="float">
            <text:p>5.40703758159168</text:p>
          </table:table-cell>
          <table:table-cell office:value-type="float" office:value="2.67248283089672" calcext:value-type="float">
            <text:p>2.67248283089672</text:p>
          </table:table-cell>
          <table:table-cell office:value-type="float" office:value="0.870848708487085" calcext:value-type="float">
            <text:p>0.870848708487085</text:p>
          </table:table-cell>
          <table:table-cell office:value-type="float" office:value="109.269077281581" calcext:value-type="float">
            <text:p>109.269077281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998677939925" calcext:value-type="float">
            <text:p>12.5998677939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5310462094626" calcext:value-type="float">
            <text:p>0.115310462094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4839432412248" calcext:value-type="float">
            <text:p>0.684839432412248</text:p>
          </table:table-cell>
          <table:table-cell office:value-type="float" office:value="0.315160567587752" calcext:value-type="float">
            <text:p>0.315160567587752</text:p>
          </table:table-cell>
          <table:table-cell office:value-type="float" office:value="184.358665058303" calcext:value-type="float">
            <text:p>184.358665058303</text:p>
          </table:table-cell>
          <table:table-cell office:value-type="float" office:value="24.3042757095466" calcext:value-type="float">
            <text:p>24.3042757095466</text:p>
          </table:table-cell>
          <table:table-cell office:value-type="float" office:value="59.9448453700553" calcext:value-type="float">
            <text:p>59.944845370055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-s1-393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.512012839317322" calcext:value-type="float">
            <text:p>0.512012839317322</text:p>
          </table:table-cell>
          <table:table-cell office:value-type="float" office:value="-0.0688387598794727" calcext:value-type="float">
            <text:p>-0.068838759879473</text:p>
          </table:table-cell>
          <table:table-cell office:value-type="float" office:value="0.0643924608264798" calcext:value-type="float">
            <text:p>0.06439246082648</text:p>
          </table:table-cell>
          <table:table-cell office:value-type="float" office:value="0.0623290538436005" calcext:value-type="float">
            <text:p>0.062329053843601</text:p>
          </table:table-cell>
          <table:table-cell office:value-type="float" office:value="0.904309057837864" calcext:value-type="float">
            <text:p>0.904309057837864</text:p>
          </table:table-cell>
          <table:table-cell office:value-type="float" office:value="0.970062308146744" calcext:value-type="float">
            <text:p>0.970062308146744</text:p>
          </table:table-cell>
          <table:table-cell office:value-type="float" office:value="0.81598211913308" calcext:value-type="float">
            <text:p>0.81598211913308</text:p>
          </table:table-cell>
          <table:table-cell office:value-type="float" office:value="3.2447214851261" calcext:value-type="float">
            <text:p>3.2447214851261</text:p>
          </table:table-cell>
          <table:table-cell office:value-type="float" office:value="2.60404829167394" calcext:value-type="float">
            <text:p>2.60404829167394</text:p>
          </table:table-cell>
          <table:table-cell office:value-type="float" office:value="0.9" calcext:value-type="float">
            <text:p>0.9</text:p>
          </table:table-cell>
          <table:table-cell office:value-type="float" office:value="4.58552513672493" calcext:value-type="float">
            <text:p>4.5855251367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256562127356" calcext:value-type="float">
            <text:p>0.966256562127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0718845348534" calcext:value-type="float">
            <text:p>0.21071884534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0647534952171" calcext:value-type="float">
            <text:p>0.680647534952171</text:p>
          </table:table-cell>
          <table:table-cell office:value-type="float" office:value="0.319352465047829" calcext:value-type="float">
            <text:p>0.319352465047829</text:p>
          </table:table-cell>
          <table:table-cell office:value-type="float" office:value="344.050346653971" calcext:value-type="float">
            <text:p>344.050346653971</text:p>
          </table:table-cell>
          <table:table-cell office:value-type="float" office:value="47.7536002253442" calcext:value-type="float">
            <text:p>47.7536002253442</text:p>
          </table:table-cell>
          <table:table-cell office:value-type="float" office:value="115.39558864487" calcext:value-type="float">
            <text:p>115.3955886448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-s1-515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688171684741974" calcext:value-type="float">
            <text:p>0.688171684741974</text:p>
          </table:table-cell>
          <table:table-cell office:value-type="float" office:value="0.321166215863689" calcext:value-type="float">
            <text:p>0.321166215863689</text:p>
          </table:table-cell>
          <table:table-cell office:value-type="float" office:value="0.0254215579523584" calcext:value-type="float">
            <text:p>0.025421557952359</text:p>
          </table:table-cell>
          <table:table-cell office:value-type="float" office:value="0.0859048717891547" calcext:value-type="float">
            <text:p>0.085904871789155</text:p>
          </table:table-cell>
          <table:table-cell office:value-type="float" office:value="0.964845652671434" calcext:value-type="float">
            <text:p>0.964845652671434</text:p>
          </table:table-cell>
          <table:table-cell office:value-type="float" office:value="0.940125920825022" calcext:value-type="float">
            <text:p>0.940125920825022</text:p>
          </table:table-cell>
          <table:table-cell office:value-type="float" office:value="0.843092265245921" calcext:value-type="float">
            <text:p>0.843092265245921</text:p>
          </table:table-cell>
          <table:table-cell office:value-type="float" office:value="4.06472941421726" calcext:value-type="float">
            <text:p>4.06472941421726</text:p>
          </table:table-cell>
          <table:table-cell office:value-type="float" office:value="2.12983648329044" calcext:value-type="float">
            <text:p>2.12983648329044</text:p>
          </table:table-cell>
          <table:table-cell office:value-type="float" office:value="0.75" calcext:value-type="float">
            <text:p>0.75</text:p>
          </table:table-cell>
          <table:table-cell office:value-type="float" office:value="8.84510953529622" calcext:value-type="float">
            <text:p>8.8451095352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1031987028247" calcext:value-type="float">
            <text:p>4.11031987028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4699713879215" calcext:value-type="float">
            <text:p>0.464699713879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0068649885583" calcext:value-type="float">
            <text:p>0.810068649885583</text:p>
          </table:table-cell>
          <table:table-cell office:value-type="float" office:value="0.189931350114416" calcext:value-type="float">
            <text:p>0.189931350114416</text:p>
          </table:table-cell>
          <table:table-cell office:value-type="float" office:value="227.717167558666" calcext:value-type="float">
            <text:p>227.717167558666</text:p>
          </table:table-cell>
          <table:table-cell office:value-type="float" office:value="10.925998083343" calcext:value-type="float">
            <text:p>10.925998083343</text:p>
          </table:table-cell>
          <table:table-cell office:value-type="float" office:value="47.7537175777391" calcext:value-type="float">
            <text:p>47.753717577739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weak one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-s1-615-c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-0.479051887989044" calcext:value-type="float">
            <text:p>-0.479051887989044</text:p>
          </table:table-cell>
          <table:table-cell office:value-type="float" office:value="1.15878456010857" calcext:value-type="float">
            <text:p>1.15878456010857</text:p>
          </table:table-cell>
          <table:table-cell office:value-type="float" office:value="0.799538762890181" calcext:value-type="float">
            <text:p>0.799538762890181</text:p>
          </table:table-cell>
          <table:table-cell office:value-type="float" office:value="0.421737278142998" calcext:value-type="float">
            <text:p>0.421737278142998</text:p>
          </table:table-cell>
          <table:table-cell office:value-type="float" office:value="0.7301471882825" calcext:value-type="float">
            <text:p>0.7301471882825</text:p>
          </table:table-cell>
          <table:table-cell office:value-type="float" office:value="0.789581368340563" calcext:value-type="float">
            <text:p>0.789581368340563</text:p>
          </table:table-cell>
          <table:table-cell office:value-type="float" office:value="0" calcext:value-type="float">
            <text:p>0</text:p>
          </table:table-cell>
          <table:table-cell office:value-type="float" office:value="3.97053460192024" calcext:value-type="float">
            <text:p>3.97053460192024</text:p>
          </table:table-cell>
          <table:table-cell office:value-type="float" office:value="3.34135545790074" calcext:value-type="float">
            <text:p>3.34135545790074</text:p>
          </table:table-cell>
          <table:table-cell office:value-type="float" office:value="0.360824742268041" calcext:value-type="float">
            <text:p>0.360824742268041</text:p>
          </table:table-cell>
          <table:table-cell office:value-type="float" office:value="13.7235593998078" calcext:value-type="float">
            <text:p>13.7235593998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513641702571" calcext:value-type="float">
            <text:p>5.67513641702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353239722234" calcext:value-type="float">
            <text:p>0.41353239722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4044233807267" calcext:value-type="float">
            <text:p>0.684044233807267</text:p>
          </table:table-cell>
          <table:table-cell office:value-type="float" office:value="0.315955766192733" calcext:value-type="float">
            <text:p>0.315955766192733</text:p>
          </table:table-cell>
          <table:table-cell office:value-type="float" office:value="137.905116184264" calcext:value-type="float">
            <text:p>137.905116184264</text:p>
          </table:table-cell>
          <table:table-cell office:value-type="float" office:value="20.7487820464939" calcext:value-type="float">
            <text:p>20.7487820464939</text:p>
          </table:table-cell>
          <table:table-cell office:value-type="float" office:value="49.534547412309" calcext:value-type="float">
            <text:p>49.53454741230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-s2-586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-0.194132626056671" calcext:value-type="float">
            <text:p>-0.194132626056671</text:p>
          </table:table-cell>
          <table:table-cell office:value-type="float" office:value="0.471174667177847" calcext:value-type="float">
            <text:p>0.471174667177847</text:p>
          </table:table-cell>
          <table:table-cell office:value-type="float" office:value="0.795031219137084" calcext:value-type="float">
            <text:p>0.795031219137084</text:p>
          </table:table-cell>
          <table:table-cell office:value-type="float" office:value="-0.0859915536638738" calcext:value-type="float">
            <text:p>-0.085991553663874</text:p>
          </table:table-cell>
          <table:table-cell office:value-type="float" office:value="0.902156370681717" calcext:value-type="float">
            <text:p>0.902156370681717</text:p>
          </table:table-cell>
          <table:table-cell office:value-type="float" office:value="0.790328676073946" calcext:value-type="float">
            <text:p>0.790328676073946</text:p>
          </table:table-cell>
          <table:table-cell office:value-type="float" office:value="0.479673536951348" calcext:value-type="float">
            <text:p>0.479673536951348</text:p>
          </table:table-cell>
          <table:table-cell office:value-type="float" office:value="3.67421569261463" calcext:value-type="float">
            <text:p>3.67421569261463</text:p>
          </table:table-cell>
          <table:table-cell office:value-type="float" office:value="2.45989900492212" calcext:value-type="float">
            <text:p>2.4598990049221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0.4507294795156" calcext:value-type="float">
            <text:p>10.4507294795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278999699241" calcext:value-type="float">
            <text:p>2.89278999699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6802686612695" calcext:value-type="float">
            <text:p>0.27680268661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2610441767068" calcext:value-type="float">
            <text:p>0.652610441767068</text:p>
          </table:table-cell>
          <table:table-cell office:value-type="float" office:value="0.347389558232932" calcext:value-type="float">
            <text:p>0.347389558232932</text:p>
          </table:table-cell>
          <table:table-cell office:value-type="float" office:value="250.756126165051" calcext:value-type="float">
            <text:p>250.756126165051</text:p>
          </table:table-cell>
          <table:table-cell office:value-type="float" office:value="35.9058229697644" calcext:value-type="float">
            <text:p>35.9058229697644</text:p>
          </table:table-cell>
          <table:table-cell office:value-type="float" office:value="81.4492070968755" calcext:value-type="float">
            <text:p>81.449207096875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-s2-755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-0.655624985694885" calcext:value-type="float">
            <text:p>-0.655624985694885</text:p>
          </table:table-cell>
          <table:table-cell office:value-type="float" office:value="0.537346066547429" calcext:value-type="float">
            <text:p>0.537346066547429</text:p>
          </table:table-cell>
          <table:table-cell office:value-type="float" office:value="0.555551291052438" calcext:value-type="float">
            <text:p>0.555551291052438</text:p>
          </table:table-cell>
          <table:table-cell office:value-type="float" office:value="0.26271581922324" calcext:value-type="float">
            <text:p>0.26271581922324</text:p>
          </table:table-cell>
          <table:table-cell office:value-type="float" office:value="0.396091192334696" calcext:value-type="float">
            <text:p>0.396091192334696</text:p>
          </table:table-cell>
          <table:table-cell office:value-type="float" office:value="0" calcext:value-type="float">
            <text:p>0</text:p>
          </table:table-cell>
          <table:table-cell office:value-type="float" office:value="0.438954372051474" calcext:value-type="float">
            <text:p>0.438954372051474</text:p>
          </table:table-cell>
          <table:table-cell office:value-type="float" office:value="2.91652387424586" calcext:value-type="float">
            <text:p>2.91652387424586</text:p>
          </table:table-cell>
          <table:table-cell office:value-type="float" office:value="1.60276777861382" calcext:value-type="float">
            <text:p>1.60276777861382</text:p>
          </table:table-cell>
          <table:table-cell office:value-type="float" office:value="1" calcext:value-type="float">
            <text:p>1</text:p>
          </table:table-cell>
          <table:table-cell office:value-type="float" office:value="2.08923059350628" calcext:value-type="float">
            <text:p>2.08923059350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373500858518" calcext:value-type="float">
            <text:p>0.68373500858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7266416024328" calcext:value-type="float">
            <text:p>0.32726641602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531914893617" calcext:value-type="float">
            <text:p>0.625531914893617</text:p>
          </table:table-cell>
          <table:table-cell office:value-type="float" office:value="0.374468085106383" calcext:value-type="float">
            <text:p>0.374468085106383</text:p>
          </table:table-cell>
          <table:table-cell office:value-type="float" office:value="173.611111111111" calcext:value-type="float">
            <text:p>173.611111111111</text:p>
          </table:table-cell>
          <table:table-cell office:value-type="float" office:value="35.778175313059" calcext:value-type="float">
            <text:p>35.778175313059</text:p>
          </table:table-cell>
          <table:table-cell office:value-type="float" office:value="71.0759999032157" calcext:value-type="float">
            <text:p>71.075999903215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-s2-945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6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1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-0.172469481825829" calcext:value-type="float">
            <text:p>-0.172469481825829</text:p>
          </table:table-cell>
          <table:table-cell office:value-type="float" office:value="-0.0525400837359423" calcext:value-type="float">
            <text:p>-0.052540083735942</text:p>
          </table:table-cell>
          <table:table-cell office:value-type="float" office:value="0.108967811332922" calcext:value-type="float">
            <text:p>0.108967811332922</text:p>
          </table:table-cell>
          <table:table-cell office:value-type="float" office:value="0.186831640417007" calcext:value-type="float">
            <text:p>0.186831640417007</text:p>
          </table:table-cell>
          <table:table-cell office:value-type="float" office:value="0" calcext:value-type="float">
            <text:p>0</text:p>
          </table:table-cell>
          <table:table-cell office:value-type="float" office:value="0.169272377780949" calcext:value-type="float">
            <text:p>0.169272377780949</text:p>
          </table:table-cell>
          <table:table-cell office:value-type="float" office:value="0.12429826862529" calcext:value-type="float">
            <text:p>0.12429826862529</text:p>
          </table:table-cell>
          <table:table-cell office:value-type="float" office:value="2.5191765436034" calcext:value-type="float">
            <text:p>2.5191765436034</text:p>
          </table:table-cell>
          <table:table-cell office:value-type="float" office:value="1.21732794327499" calcext:value-type="float">
            <text:p>1.21732794327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05226480836237" calcext:value-type="float">
            <text:p>0.505226480836237</text:p>
          </table:table-cell>
          <table:table-cell office:value-type="float" office:value="0.494773519163763" calcext:value-type="float">
            <text:p>0.494773519163763</text:p>
          </table:table-cell>
          <table:table-cell office:value-type="float" office:value="163.716014813477" calcext:value-type="float">
            <text:p>163.716014813477</text:p>
          </table:table-cell>
          <table:table-cell office:value-type="float" office:value="17.7697243940774" calcext:value-type="float">
            <text:p>17.7697243940774</text:p>
          </table:table-cell>
          <table:table-cell office:value-type="float" office:value="32.3314708002884" calcext:value-type="float">
            <text:p>32.331470800288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03-s1-1078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998096346855164" calcext:value-type="float">
            <text:p>0.998096346855164</text:p>
          </table:table-cell>
          <table:table-cell office:value-type="float" office:value="0.0848587842630179" calcext:value-type="float">
            <text:p>0.084858784263018</text:p>
          </table:table-cell>
          <table:table-cell office:value-type="float" office:value="-0.184571786354598" calcext:value-type="float">
            <text:p>-0.184571786354598</text:p>
          </table:table-cell>
          <table:table-cell office:value-type="float" office:value="-0.430912734673939" calcext:value-type="float">
            <text:p>-0.430912734673939</text:p>
          </table:table-cell>
          <table:table-cell office:value-type="float" office:value="0.194998937275438" calcext:value-type="float">
            <text:p>0.194998937275438</text:p>
          </table:table-cell>
          <table:table-cell office:value-type="float" office:value="0.772837233535841" calcext:value-type="float">
            <text:p>0.772837233535841</text:p>
          </table:table-cell>
          <table:table-cell office:value-type="float" office:value="0" calcext:value-type="float">
            <text:p>0</text:p>
          </table:table-cell>
          <table:table-cell office:value-type="float" office:value="4.07170891818638" calcext:value-type="float">
            <text:p>4.07170891818638</text:p>
          </table:table-cell>
          <table:table-cell office:value-type="float" office:value="1.72736208371094" calcext:value-type="float">
            <text:p>1.72736208371094</text:p>
          </table:table-cell>
          <table:table-cell office:value-type="float" office:value="0.25" calcext:value-type="float">
            <text:p>0.25</text:p>
          </table:table-cell>
          <table:table-cell office:value-type="float" office:value="0.610273303704076" calcext:value-type="float">
            <text:p>0.61027330370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799178834717" calcext:value-type="float">
            <text:p>0.245799178834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2769017328515" calcext:value-type="float">
            <text:p>0.402769017328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668549905838" calcext:value-type="float">
            <text:p>0.295668549905838</text:p>
          </table:table-cell>
          <table:table-cell office:value-type="float" office:value="0.704331450094162" calcext:value-type="float">
            <text:p>0.704331450094162</text:p>
          </table:table-cell>
          <table:table-cell office:value-type="float" office:value="161.748949146955" calcext:value-type="float">
            <text:p>161.748949146955</text:p>
          </table:table-cell>
          <table:table-cell office:value-type="float" office:value="44.2808971736001" calcext:value-type="float">
            <text:p>44.2808971736001</text:p>
          </table:table-cell>
          <table:table-cell office:value-type="float" office:value="56.3890611592996" calcext:value-type="float">
            <text:p>56.38906115929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03-s2-650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1.16582226753235" calcext:value-type="float">
            <text:p>1.16582226753235</text:p>
          </table:table-cell>
          <table:table-cell office:value-type="float" office:value="0.500556392082354" calcext:value-type="float">
            <text:p>0.500556392082354</text:p>
          </table:table-cell>
          <table:table-cell office:value-type="float" office:value="0.19538797753577" calcext:value-type="float">
            <text:p>0.19538797753577</text:p>
          </table:table-cell>
          <table:table-cell office:value-type="float" office:value="0.0653395453208031" calcext:value-type="float">
            <text:p>0.065339545320803</text:p>
          </table:table-cell>
          <table:table-cell office:value-type="float" office:value="0.954194764174989" calcext:value-type="float">
            <text:p>0.954194764174989</text:p>
          </table:table-cell>
          <table:table-cell office:value-type="float" office:value="0.961626695679431" calcext:value-type="float">
            <text:p>0.961626695679431</text:p>
          </table:table-cell>
          <table:table-cell office:value-type="float" office:value="0.811910584413495" calcext:value-type="float">
            <text:p>0.811910584413495</text:p>
          </table:table-cell>
          <table:table-cell office:value-type="float" office:value="7.87696637493103" calcext:value-type="float">
            <text:p>7.87696637493103</text:p>
          </table:table-cell>
          <table:table-cell office:value-type="float" office:value="4.77757746185786" calcext:value-type="float">
            <text:p>4.77757746185786</text:p>
          </table:table-cell>
          <table:table-cell office:value-type="float" office:value="0.0923076923076923" calcext:value-type="float">
            <text:p>0.092307692307692</text:p>
          </table:table-cell>
          <table:table-cell office:value-type="float" office:value="12.8881345705182" calcext:value-type="float">
            <text:p>12.8881345705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3612452281319" calcext:value-type="float">
            <text:p>6.736124522813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266093948322" calcext:value-type="float">
            <text:p>0.5226609394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619047619048" calcext:value-type="float">
            <text:p>0.647619047619048</text:p>
          </table:table-cell>
          <table:table-cell office:value-type="float" office:value="0.352380952380952" calcext:value-type="float">
            <text:p>0.352380952380952</text:p>
          </table:table-cell>
          <table:table-cell office:value-type="float" office:value="308.183169573257" calcext:value-type="float">
            <text:p>308.183169573257</text:p>
          </table:table-cell>
          <table:table-cell office:value-type="float" office:value="30.7554196036707" calcext:value-type="float">
            <text:p>30.7554196036707</text:p>
          </table:table-cell>
          <table:table-cell office:value-type="float" office:value="73.7521142272745" calcext:value-type="float">
            <text:p>73.752114227274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03-s2-775-long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.11650228500366" calcext:value-type="float">
            <text:p>2.11650228500366</text:p>
          </table:table-cell>
          <table:table-cell office:value-type="float" office:value="0.149688571643216" calcext:value-type="float">
            <text:p>0.149688571643216</text:p>
          </table:table-cell>
          <table:table-cell office:value-type="float" office:value="0.0584306876221675" calcext:value-type="float">
            <text:p>0.058430687622168</text:p>
          </table:table-cell>
          <table:table-cell office:value-type="float" office:value="-0.0938638467742042" calcext:value-type="float">
            <text:p>-0.093863846774204</text:p>
          </table:table-cell>
          <table:table-cell office:value-type="float" office:value="0.634265273779652" calcext:value-type="float">
            <text:p>0.634265273779652</text:p>
          </table:table-cell>
          <table:table-cell office:value-type="float" office:value="0.939691966368355" calcext:value-type="float">
            <text:p>0.939691966368355</text:p>
          </table:table-cell>
          <table:table-cell office:value-type="float" office:value="0.638645414850805" calcext:value-type="float">
            <text:p>0.638645414850805</text:p>
          </table:table-cell>
          <table:table-cell office:value-type="float" office:value="4.83043890992001" calcext:value-type="float">
            <text:p>4.83043890992001</text:p>
          </table:table-cell>
          <table:table-cell office:value-type="float" office:value="2.24849650422763" calcext:value-type="float">
            <text:p>2.24849650422763</text:p>
          </table:table-cell>
          <table:table-cell office:value-type="float" office:value="0.23728813559322" calcext:value-type="float">
            <text:p>0.23728813559322</text:p>
          </table:table-cell>
          <table:table-cell office:value-type="float" office:value="6.58872575385185" calcext:value-type="float">
            <text:p>6.58872575385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071436208823" calcext:value-type="float">
            <text:p>3.060714362088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4538133234473" calcext:value-type="float">
            <text:p>0.46453813323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356275303644" calcext:value-type="float">
            <text:p>0.696356275303644</text:p>
          </table:table-cell>
          <table:table-cell office:value-type="float" office:value="0.303643724696356" calcext:value-type="float">
            <text:p>0.303643724696356</text:p>
          </table:table-cell>
          <table:table-cell office:value-type="float" office:value="250.714244067401" calcext:value-type="float">
            <text:p>250.714244067401</text:p>
          </table:table-cell>
          <table:table-cell office:value-type="float" office:value="14.7171943925527" calcext:value-type="float">
            <text:p>14.7171943925527</text:p>
          </table:table-cell>
          <table:table-cell office:value-type="float" office:value="42.7178958582665" calcext:value-type="float">
            <text:p>42.717895858266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beta peaks; needs rescal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03-s2-987</text:p>
          </table:table-cell>
          <table:table-cell office:value-type="string" calcext:value-type="string">
            <text:p>2903</text:p>
          </table:table-cell>
          <table:table-cell office:value-type="string" calcext:value-type="string">
            <text:p>STN</text:p>
          </table:table-cell>
          <table:table-cell office:value-type="string" calcext:value-type="string">
            <text:p>P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1.448002576828" calcext:value-type="float">
            <text:p>1.448002576828</text:p>
          </table:table-cell>
          <table:table-cell office:value-type="float" office:value="0.261170183128044" calcext:value-type="float">
            <text:p>0.261170183128044</text:p>
          </table:table-cell>
          <table:table-cell office:value-type="float" office:value="0.366980528212738" calcext:value-type="float">
            <text:p>0.366980528212738</text:p>
          </table:table-cell>
          <table:table-cell office:value-type="float" office:value="-0.0000967444510622308" calcext:value-type="float">
            <text:p>-9.67444510622308E-05</text:p>
          </table:table-cell>
          <table:table-cell office:value-type="float" office:value="0.0427650359605686" calcext:value-type="float">
            <text:p>0.042765035960569</text:p>
          </table:table-cell>
          <table:table-cell office:value-type="float" office:value="0" calcext:value-type="float">
            <text:p>0</text:p>
          </table:table-cell>
          <table:table-cell office:value-type="float" office:value="0.455037439081116" calcext:value-type="float">
            <text:p>0.455037439081116</text:p>
          </table:table-cell>
          <table:table-cell office:value-type="float" office:value="4.87890135054259" calcext:value-type="float">
            <text:p>4.87890135054259</text:p>
          </table:table-cell>
          <table:table-cell office:value-type="float" office:value="1.91727483239775" calcext:value-type="float">
            <text:p>1.9172748323977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9.67998937727031" calcext:value-type="float">
            <text:p>9.6799893772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56479721664" calcext:value-type="float">
            <text:p>3.93564797216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657564990802" calcext:value-type="float">
            <text:p>0.40657564990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4954954954955" calcext:value-type="float">
            <text:p>0.454954954954955</text:p>
          </table:table-cell>
          <table:table-cell office:value-type="float" office:value="0.545045045045045" calcext:value-type="float">
            <text:p>0.545045045045045</text:p>
          </table:table-cell>
          <table:table-cell office:value-type="float" office:value="234.01297497683" calcext:value-type="float">
            <text:p>234.01297497683</text:p>
          </table:table-cell>
          <table:table-cell office:value-type="float" office:value="22.0677278629685" calcext:value-type="float">
            <text:p>22.0677278629685</text:p>
          </table:table-cell>
          <table:table-cell office:value-type="float" office:value="37.533475802743" calcext:value-type="float">
            <text:p>37.53347580274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anged frequenc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9_s1_478_TBD-LOW-BETA-MAYBE</text:p>
          </table:table-cell>
          <table:table-cell office:value-type="string" calcext:value-type="string">
            <text:p>2959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729503989219666" calcext:value-type="float">
            <text:p>0.729503989219666</text:p>
          </table:table-cell>
          <table:table-cell office:value-type="float" office:value="0.324012708659331" calcext:value-type="float">
            <text:p>0.324012708659331</text:p>
          </table:table-cell>
          <table:table-cell office:value-type="float" office:value="0.420919417987145" calcext:value-type="float">
            <text:p>0.420919417987145</text:p>
          </table:table-cell>
          <table:table-cell office:value-type="float" office:value="0.160212672731229" calcext:value-type="float">
            <text:p>0.160212672731229</text:p>
          </table:table-cell>
          <table:table-cell office:value-type="float" office:value="0" calcext:value-type="float">
            <text:p>0</text:p>
          </table:table-cell>
          <table:table-cell office:value-type="float" office:value="0.0325640786054006" calcext:value-type="float">
            <text:p>0.032564078605401</text:p>
          </table:table-cell>
          <table:table-cell office:value-type="float" office:value="0.10987615445528" calcext:value-type="float">
            <text:p>0.10987615445528</text:p>
          </table:table-cell>
          <table:table-cell office:value-type="float" office:value="2.79070364164366" calcext:value-type="float">
            <text:p>2.79070364164366</text:p>
          </table:table-cell>
          <table:table-cell office:value-type="float" office:value="1.58419904802157" calcext:value-type="float">
            <text:p>1.584199048021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4415584415584" calcext:value-type="float">
            <text:p>0.834415584415584</text:p>
          </table:table-cell>
          <table:table-cell office:value-type="float" office:value="0.165584415584416" calcext:value-type="float">
            <text:p>0.165584415584416</text:p>
          </table:table-cell>
          <table:table-cell office:value-type="float" office:value="184.202981651376" calcext:value-type="float">
            <text:p>184.202981651376</text:p>
          </table:table-cell>
          <table:table-cell office:value-type="float" office:value="9.23605175086565" calcext:value-type="float">
            <text:p>9.23605175086565</text:p>
          </table:table-cell>
          <table:table-cell office:value-type="float" office:value="44.5277170581636" calcext:value-type="float">
            <text:p>44.527717058163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9_s2_323_BETA</text:p>
          </table:table-cell>
          <table:table-cell office:value-type="string" calcext:value-type="string">
            <text:p>2959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80757868289948" calcext:value-type="float">
            <text:p>0.880757868289948</text:p>
          </table:table-cell>
          <table:table-cell office:value-type="float" office:value="0.599455764698767" calcext:value-type="float">
            <text:p>0.599455764698767</text:p>
          </table:table-cell>
          <table:table-cell office:value-type="float" office:value="0.323154212744886" calcext:value-type="float">
            <text:p>0.323154212744886</text:p>
          </table:table-cell>
          <table:table-cell office:value-type="float" office:value="0.309465793073937" calcext:value-type="float">
            <text:p>0.309465793073937</text:p>
          </table:table-cell>
          <table:table-cell office:value-type="float" office:value="0.348148793916784" calcext:value-type="float">
            <text:p>0.348148793916784</text:p>
          </table:table-cell>
          <table:table-cell office:value-type="float" office:value="0.493511997279053" calcext:value-type="float">
            <text:p>0.493511997279053</text:p>
          </table:table-cell>
          <table:table-cell office:value-type="float" office:value="0" calcext:value-type="float">
            <text:p>0</text:p>
          </table:table-cell>
          <table:table-cell office:value-type="float" office:value="5.75829676130516" calcext:value-type="float">
            <text:p>5.75829676130516</text:p>
          </table:table-cell>
          <table:table-cell office:value-type="float" office:value="4.46591080013325" calcext:value-type="float">
            <text:p>4.46591080013325</text:p>
          </table:table-cell>
          <table:table-cell office:value-type="float" office:value="0.73015873015873" calcext:value-type="float">
            <text:p>0.73015873015873</text:p>
          </table:table-cell>
          <table:table-cell office:value-type="float" office:value="18.1445610544708" calcext:value-type="float">
            <text:p>18.1445610544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8243109782218" calcext:value-type="float">
            <text:p>7.18243109782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5844852694985" calcext:value-type="float">
            <text:p>0.39584485269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214689265537" calcext:value-type="float">
            <text:p>0.706214689265537</text:p>
          </table:table-cell>
          <table:table-cell office:value-type="float" office:value="0.293785310734463" calcext:value-type="float">
            <text:p>0.293785310734463</text:p>
          </table:table-cell>
          <table:table-cell office:value-type="float" office:value="205.971526496177" calcext:value-type="float">
            <text:p>205.971526496177</text:p>
          </table:table-cell>
          <table:table-cell office:value-type="float" office:value="20.5355027249032" calcext:value-type="float">
            <text:p>20.5355027249032</text:p>
          </table:table-cell>
          <table:table-cell office:value-type="float" office:value="56.3859474750564" calcext:value-type="float">
            <text:p>56.385947475056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lfp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9_s2_347a_BETA-desynch-in-middle</text:p>
          </table:table-cell>
          <table:table-cell office:value-type="string" calcext:value-type="string">
            <text:p>2959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751349210739136" calcext:value-type="float">
            <text:p>0.751349210739136</text:p>
          </table:table-cell>
          <table:table-cell office:value-type="float" office:value="0.663474568869996" calcext:value-type="float">
            <text:p>0.663474568869996</text:p>
          </table:table-cell>
          <table:table-cell office:value-type="float" office:value="0.518294729565686" calcext:value-type="float">
            <text:p>0.518294729565686</text:p>
          </table:table-cell>
          <table:table-cell office:value-type="float" office:value="0.257922725806896" calcext:value-type="float">
            <text:p>0.257922725806896</text:p>
          </table:table-cell>
          <table:table-cell office:value-type="float" office:value="0.826092657254353" calcext:value-type="float">
            <text:p>0.826092657254353</text:p>
          </table:table-cell>
          <table:table-cell office:value-type="float" office:value="0" calcext:value-type="float">
            <text:p>0</text:p>
          </table:table-cell>
          <table:table-cell office:value-type="float" office:value="0.878430242900802" calcext:value-type="float">
            <text:p>0.878430242900802</text:p>
          </table:table-cell>
          <table:table-cell office:value-type="float" office:value="6.47171406624242" calcext:value-type="float">
            <text:p>6.47171406624242</text:p>
          </table:table-cell>
          <table:table-cell office:value-type="float" office:value="4.65996295732987" calcext:value-type="float">
            <text:p>4.65996295732987</text:p>
          </table:table-cell>
          <table:table-cell office:value-type="float" office:value="0.260416666666667" calcext:value-type="float">
            <text:p>0.260416666666667</text:p>
          </table:table-cell>
          <table:table-cell office:value-type="float" office:value="12.1679331592617" calcext:value-type="float">
            <text:p>12.167933159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29986646656" calcext:value-type="float">
            <text:p>5.2229986646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9242879320887" calcext:value-type="float">
            <text:p>0.429242879320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188888888888889" calcext:value-type="float">
            <text:p>0.188888888888889</text:p>
          </table:table-cell>
          <table:table-cell office:value-type="float" office:value="285.915713614288" calcext:value-type="float">
            <text:p>285.915713614288</text:p>
          </table:table-cell>
          <table:table-cell office:value-type="float" office:value="21.8080125203648" calcext:value-type="float">
            <text:p>21.8080125203648</text:p>
          </table:table-cell>
          <table:table-cell office:value-type="float" office:value="86.9691259602841" calcext:value-type="float">
            <text:p>86.969125960284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lfp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9_s2_347b_BETA-post-desynch</text:p>
          </table:table-cell>
          <table:table-cell office:value-type="string" calcext:value-type="string">
            <text:p>2959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1.06580913066864" calcext:value-type="float">
            <text:p>1.06580913066864</text:p>
          </table:table-cell>
          <table:table-cell office:value-type="float" office:value="0.675070949366144" calcext:value-type="float">
            <text:p>0.675070949366144</text:p>
          </table:table-cell>
          <table:table-cell office:value-type="float" office:value="0.557450849811549" calcext:value-type="float">
            <text:p>0.557450849811549</text:p>
          </table:table-cell>
          <table:table-cell office:value-type="float" office:value="0.383127274941875" calcext:value-type="float">
            <text:p>0.383127274941875</text:p>
          </table:table-cell>
          <table:table-cell office:value-type="float" office:value="0.76916226370681" calcext:value-type="float">
            <text:p>0.76916226370681</text:p>
          </table:table-cell>
          <table:table-cell office:value-type="float" office:value="0.939336598493086" calcext:value-type="float">
            <text:p>0.939336598493086</text:p>
          </table:table-cell>
          <table:table-cell office:value-type="float" office:value="0.938476952553112" calcext:value-type="float">
            <text:p>0.938476952553112</text:p>
          </table:table-cell>
          <table:table-cell office:value-type="float" office:value="6.93584991088913" calcext:value-type="float">
            <text:p>6.93584991088913</text:p>
          </table:table-cell>
          <table:table-cell office:value-type="float" office:value="4.88780834731092" calcext:value-type="float">
            <text:p>4.88780834731092</text:p>
          </table:table-cell>
          <table:table-cell office:value-type="float" office:value="0.326315789473684" calcext:value-type="float">
            <text:p>0.326315789473684</text:p>
          </table:table-cell>
          <table:table-cell office:value-type="float" office:value="12.9353158541547" calcext:value-type="float">
            <text:p>12.9353158541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6932221379793" calcext:value-type="float">
            <text:p>5.96932221379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474793588486" calcext:value-type="float">
            <text:p>0.46147479358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837398373984" calcext:value-type="float">
            <text:p>0.739837398373984</text:p>
          </table:table-cell>
          <table:table-cell office:value-type="float" office:value="0.260162601626016" calcext:value-type="float">
            <text:p>0.260162601626016</text:p>
          </table:table-cell>
          <table:table-cell office:value-type="float" office:value="269.907934700076" calcext:value-type="float">
            <text:p>269.907934700076</text:p>
          </table:table-cell>
          <table:table-cell office:value-type="float" office:value="26.5869059488202" calcext:value-type="float">
            <text:p>26.5869059488202</text:p>
          </table:table-cell>
          <table:table-cell office:value-type="float" office:value="79.8311473877691" calcext:value-type="float">
            <text:p>79.831147387769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wo lfp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9_s2_375_BETA</text:p>
          </table:table-cell>
          <table:table-cell office:value-type="string" calcext:value-type="string">
            <text:p>2959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58253502845764" calcext:value-type="float">
            <text:p>1.58253502845764</text:p>
          </table:table-cell>
          <table:table-cell office:value-type="float" office:value="0.561190524905493" calcext:value-type="float">
            <text:p>0.561190524905493</text:p>
          </table:table-cell>
          <table:table-cell office:value-type="float" office:value="0.470320273766041" calcext:value-type="float">
            <text:p>0.470320273766041</text:p>
          </table:table-cell>
          <table:table-cell office:value-type="float" office:value="0.53991722270666" calcext:value-type="float">
            <text:p>0.53991722270666</text:p>
          </table:table-cell>
          <table:table-cell office:value-type="float" office:value="0.0194807758457494" calcext:value-type="float">
            <text:p>0.019480775845749</text:p>
          </table:table-cell>
          <table:table-cell office:value-type="float" office:value="0.425300718962237" calcext:value-type="float">
            <text:p>0.425300718962237</text:p>
          </table:table-cell>
          <table:table-cell office:value-type="float" office:value="0.651077190984628" calcext:value-type="float">
            <text:p>0.651077190984628</text:p>
          </table:table-cell>
          <table:table-cell office:value-type="float" office:value="5.62485615289036" calcext:value-type="float">
            <text:p>5.62485615289036</text:p>
          </table:table-cell>
          <table:table-cell office:value-type="float" office:value="3.33615109203481" calcext:value-type="float">
            <text:p>3.33615109203481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14.7963801609978" calcext:value-type="float">
            <text:p>14.7963801609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20839991545" calcext:value-type="float">
            <text:p>8.220839991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598051827198" calcext:value-type="float">
            <text:p>0.555598051827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153558052434" calcext:value-type="float">
            <text:p>0.777153558052434</text:p>
          </table:table-cell>
          <table:table-cell office:value-type="float" office:value="0.222846441947566" calcext:value-type="float">
            <text:p>0.222846441947566</text:p>
          </table:table-cell>
          <table:table-cell office:value-type="float" office:value="312.368278436804" calcext:value-type="float">
            <text:p>312.368278436804</text:p>
          </table:table-cell>
          <table:table-cell office:value-type="float" office:value="22.3412084528619" calcext:value-type="float">
            <text:p>22.3412084528619</text:p>
          </table:table-cell>
          <table:table-cell office:value-type="float" office:value="80.2399384526614" calcext:value-type="float">
            <text:p>80.239938452661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9_s2_531_NOT-BETA</text:p>
          </table:table-cell>
          <table:table-cell office:value-type="string" calcext:value-type="string">
            <text:p>2959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57682418823242" calcext:value-type="float">
            <text:p>1.57682418823242</text:p>
          </table:table-cell>
          <table:table-cell office:value-type="float" office:value="-0.170164966559746" calcext:value-type="float">
            <text:p>-0.170164966559746</text:p>
          </table:table-cell>
          <table:table-cell office:value-type="float" office:value="-0.122962871664797" calcext:value-type="float">
            <text:p>-0.122962871664797</text:p>
          </table:table-cell>
          <table:table-cell office:value-type="float" office:value="-0.0459113299470761" calcext:value-type="float">
            <text:p>-0.045911329947076</text:p>
          </table:table-cell>
          <table:table-cell office:value-type="float" office:value="0.0611112426159325" calcext:value-type="float">
            <text:p>0.061111242615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889857566179" calcext:value-type="float">
            <text:p>3.46889857566179</text:p>
          </table:table-cell>
          <table:table-cell office:value-type="float" office:value="2.48141245788162" calcext:value-type="float">
            <text:p>2.481412457881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02484472049689" calcext:value-type="float">
            <text:p>0.602484472049689</text:p>
          </table:table-cell>
          <table:table-cell office:value-type="float" office:value="0.39751552795031" calcext:value-type="float">
            <text:p>0.39751552795031</text:p>
          </table:table-cell>
          <table:table-cell office:value-type="float" office:value="99.6916752312436" calcext:value-type="float">
            <text:p>99.6916752312436</text:p>
          </table:table-cell>
          <table:table-cell office:value-type="float" office:value="13.763796054952" calcext:value-type="float">
            <text:p>13.763796054952</text:p>
          </table:table-cell>
          <table:table-cell office:value-type="float" office:value="28.6330136869362" calcext:value-type="float">
            <text:p>28.6330136869362</text:p>
          </table:table-cell>
          <table:table-cell table:number-columns-repeated="3" office:value-type="string" calcext:value-type="string">
            <text:p/>
          </table:table-cell>
          <table:table-cell table:number-columns-repeated="3"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137-s-3</text:p>
          </table:table-cell>
          <table:table-cell office:value-type="string" calcext:value-type="string">
            <text:p>3137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538419187068939" calcext:value-type="float">
            <text:p>0.538419187068939</text:p>
          </table:table-cell>
          <table:table-cell office:value-type="float" office:value="0.727296117714576" calcext:value-type="float">
            <text:p>0.727296117714576</text:p>
          </table:table-cell>
          <table:table-cell office:value-type="float" office:value="0.612499746065683" calcext:value-type="float">
            <text:p>0.612499746065683</text:p>
          </table:table-cell>
          <table:table-cell office:value-type="float" office:value="0.309253863883048" calcext:value-type="float">
            <text:p>0.309253863883048</text:p>
          </table:table-cell>
          <table:table-cell office:value-type="float" office:value="0.867231074219274" calcext:value-type="float">
            <text:p>0.867231074219274</text:p>
          </table:table-cell>
          <table:table-cell office:value-type="float" office:value="0.81568471589446" calcext:value-type="float">
            <text:p>0.81568471589446</text:p>
          </table:table-cell>
          <table:table-cell office:value-type="float" office:value="0.103041781480479" calcext:value-type="float">
            <text:p>0.103041781480479</text:p>
          </table:table-cell>
          <table:table-cell office:value-type="float" office:value="3.97365292285781" calcext:value-type="float">
            <text:p>3.97365292285781</text:p>
          </table:table-cell>
          <table:table-cell office:value-type="float" office:value="2.45589650153839" calcext:value-type="float">
            <text:p>2.45589650153839</text:p>
          </table:table-cell>
          <table:table-cell office:value-type="float" office:value="0.5" calcext:value-type="float">
            <text:p>0.5</text:p>
          </table:table-cell>
          <table:table-cell office:value-type="float" office:value="7.35534059563063" calcext:value-type="float">
            <text:p>7.35534059563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215645596828" calcext:value-type="float">
            <text:p>2.85215645596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766741578572" calcext:value-type="float">
            <text:p>0.38776674157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195219123506" calcext:value-type="float">
            <text:p>0.701195219123506</text:p>
          </table:table-cell>
          <table:table-cell office:value-type="float" office:value="0.298804780876494" calcext:value-type="float">
            <text:p>0.298804780876494</text:p>
          </table:table-cell>
          <table:table-cell office:value-type="float" office:value="169.507849369161" calcext:value-type="float">
            <text:p>169.507849369161</text:p>
          </table:table-cell>
          <table:table-cell office:value-type="float" office:value="19.2901234567901" calcext:value-type="float">
            <text:p>19.2901234567901</text:p>
          </table:table-cell>
          <table:table-cell office:value-type="float" office:value="50.9510180053996" calcext:value-type="float">
            <text:p>50.951018005399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actually ptn was 678; VIM neuron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1_138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-1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2.14923310279846" calcext:value-type="float">
            <text:p>2.14923310279846</text:p>
          </table:table-cell>
          <table:table-cell office:value-type="float" office:value="0.721787737528717" calcext:value-type="float">
            <text:p>0.721787737528717</text:p>
          </table:table-cell>
          <table:table-cell office:value-type="float" office:value="0.416557938584298" calcext:value-type="float">
            <text:p>0.416557938584298</text:p>
          </table:table-cell>
          <table:table-cell office:value-type="float" office:value="0.071334859215302" calcext:value-type="float">
            <text:p>0.071334859215302</text:p>
          </table:table-cell>
          <table:table-cell office:value-type="float" office:value="0.74119555830743" calcext:value-type="float">
            <text:p>0.74119555830743</text:p>
          </table:table-cell>
          <table:table-cell office:value-type="float" office:value="0.85604412546785" calcext:value-type="float">
            <text:p>0.85604412546785</text:p>
          </table:table-cell>
          <table:table-cell office:value-type="float" office:value="0.829244289368758" calcext:value-type="float">
            <text:p>0.829244289368758</text:p>
          </table:table-cell>
          <table:table-cell office:value-type="float" office:value="3.51809686797375" calcext:value-type="float">
            <text:p>3.51809686797375</text:p>
          </table:table-cell>
          <table:table-cell office:value-type="float" office:value="3.01624510327989" calcext:value-type="float">
            <text:p>3.01624510327989</text:p>
          </table:table-cell>
          <table:table-cell office:value-type="float" office:value="0.144578313253012" calcext:value-type="float">
            <text:p>0.144578313253012</text:p>
          </table:table-cell>
          <table:table-cell office:value-type="float" office:value="7.72463007049925" calcext:value-type="float">
            <text:p>7.72463007049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769048599386" calcext:value-type="float">
            <text:p>2.99769048599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0691319371" calcext:value-type="float">
            <text:p>0.3880691319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0311004784689" calcext:value-type="float">
            <text:p>0.840311004784689</text:p>
          </table:table-cell>
          <table:table-cell office:value-type="float" office:value="0.159688995215311" calcext:value-type="float">
            <text:p>0.159688995215311</text:p>
          </table:table-cell>
          <table:table-cell office:value-type="float" office:value="174.925706516461" calcext:value-type="float">
            <text:p>174.925706516461</text:p>
          </table:table-cell>
          <table:table-cell office:value-type="float" office:value="9.44704348786059" calcext:value-type="float">
            <text:p>9.44704348786059</text:p>
          </table:table-cell>
          <table:table-cell office:value-type="float" office:value="46.0672156379104" calcext:value-type="float">
            <text:p>46.067215637910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1_345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-0.234622567892075" calcext:value-type="float">
            <text:p>-0.234622567892075</text:p>
          </table:table-cell>
          <table:table-cell office:value-type="float" office:value="0.419710016128642" calcext:value-type="float">
            <text:p>0.419710016128642</text:p>
          </table:table-cell>
          <table:table-cell office:value-type="float" office:value="0.16414281843821" calcext:value-type="float">
            <text:p>0.16414281843821</text:p>
          </table:table-cell>
          <table:table-cell office:value-type="float" office:value="-0.0147820971408746" calcext:value-type="float">
            <text:p>-0.014782097140875</text:p>
          </table:table-cell>
          <table:table-cell office:value-type="float" office:value="0.512591628683107" calcext:value-type="float">
            <text:p>0.512591628683107</text:p>
          </table:table-cell>
          <table:table-cell office:value-type="float" office:value="0.339293517974425" calcext:value-type="float">
            <text:p>0.339293517974425</text:p>
          </table:table-cell>
          <table:table-cell office:value-type="float" office:value="0" calcext:value-type="float">
            <text:p>0</text:p>
          </table:table-cell>
          <table:table-cell office:value-type="float" office:value="3.84570903885935" calcext:value-type="float">
            <text:p>3.84570903885935</text:p>
          </table:table-cell>
          <table:table-cell office:value-type="float" office:value="2.19199307635329" calcext:value-type="float">
            <text:p>2.19199307635329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4.49185613422399" calcext:value-type="float">
            <text:p>4.49185613422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943108515734" calcext:value-type="float">
            <text:p>1.85943108515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3956063950961" calcext:value-type="float">
            <text:p>0.413956063950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5552825552825" calcext:value-type="float">
            <text:p>0.825552825552825</text:p>
          </table:table-cell>
          <table:table-cell office:value-type="float" office:value="0.174447174447174" calcext:value-type="float">
            <text:p>0.174447174447174</text:p>
          </table:table-cell>
          <table:table-cell office:value-type="float" office:value="175.66822473884" calcext:value-type="float">
            <text:p>175.66822473884</text:p>
          </table:table-cell>
          <table:table-cell office:value-type="float" office:value="8.67155713196928" calcext:value-type="float">
            <text:p>8.67155713196928</text:p>
          </table:table-cell>
          <table:table-cell office:value-type="float" office:value="40.2954976148468" calcext:value-type="float">
            <text:p>40.295497614846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1_497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0.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.264869153499603" calcext:value-type="float">
            <text:p>0.264869153499603</text:p>
          </table:table-cell>
          <table:table-cell office:value-type="float" office:value="-0.162857325618005" calcext:value-type="float">
            <text:p>-0.162857325618005</text:p>
          </table:table-cell>
          <table:table-cell office:value-type="float" office:value="-0.171202832280005" calcext:value-type="float">
            <text:p>-0.171202832280005</text:p>
          </table:table-cell>
          <table:table-cell office:value-type="float" office:value="-0.149220803851393" calcext:value-type="float">
            <text:p>-0.149220803851393</text:p>
          </table:table-cell>
          <table:table-cell office:value-type="float" office:value="0.43944563111571" calcext:value-type="float">
            <text:p>0.43944563111571</text:p>
          </table:table-cell>
          <table:table-cell office:value-type="float" office:value="0.16281319907605" calcext:value-type="float">
            <text:p>0.16281319907605</text:p>
          </table:table-cell>
          <table:table-cell office:value-type="float" office:value="0" calcext:value-type="float">
            <text:p>0</text:p>
          </table:table-cell>
          <table:table-cell office:value-type="float" office:value="5.06828266573395" calcext:value-type="float">
            <text:p>5.06828266573395</text:p>
          </table:table-cell>
          <table:table-cell office:value-type="float" office:value="3.35628670913893" calcext:value-type="float">
            <text:p>3.35628670913893</text:p>
          </table:table-cell>
          <table:table-cell office:value-type="float" office:value="0.362068965517241" calcext:value-type="float">
            <text:p>0.362068965517241</text:p>
          </table:table-cell>
          <table:table-cell office:value-type="float" office:value="10.0613341928962" calcext:value-type="float">
            <text:p>10.0613341928962</text:p>
          </table:table-cell>
          <table:table-cell office:value-type="float" office:value="1.35327965177353" calcext:value-type="float">
            <text:p>1.35327965177353</text:p>
          </table:table-cell>
          <table:table-cell office:value-type="float" office:value="0.5" calcext:value-type="float">
            <text:p>0.5</text:p>
          </table:table-cell>
          <table:table-cell office:value-type="float" office:value="3.99401438687569" calcext:value-type="float">
            <text:p>3.99401438687569</text:p>
          </table:table-cell>
          <table:table-cell office:value-type="float" office:value="1" calcext:value-type="float">
            <text:p>1</text:p>
          </table:table-cell>
          <table:table-cell office:value-type="float" office:value="0.134503001871165" calcext:value-type="float">
            <text:p>0.134503001871165</text:p>
          </table:table-cell>
          <table:table-cell office:value-type="float" office:value="0.396966675621973" calcext:value-type="float">
            <text:p>0.396966675621973</text:p>
          </table:table-cell>
          <table:table-cell office:value-type="float" office:value="0.00269454321508808" calcext:value-type="float">
            <text:p>0.002694543215088</text:p>
          </table:table-cell>
          <table:table-cell office:value-type="float" office:value="0.0271106997842022" calcext:value-type="float">
            <text:p>0.027110699784202</text:p>
          </table:table-cell>
          <table:table-cell office:value-type="float" office:value="0.626582278481013" calcext:value-type="float">
            <text:p>0.626582278481013</text:p>
          </table:table-cell>
          <table:table-cell office:value-type="float" office:value="0.373417721518987" calcext:value-type="float">
            <text:p>0.373417721518987</text:p>
          </table:table-cell>
          <table:table-cell office:value-type="float" office:value="309.026007384813" calcext:value-type="float">
            <text:p>309.026007384813</text:p>
          </table:table-cell>
          <table:table-cell office:value-type="float" office:value="38.681469242787" calcext:value-type="float">
            <text:p>38.681469242787</text:p>
          </table:table-cell>
          <table:table-cell office:value-type="float" office:value="85.6071820022664" calcext:value-type="float">
            <text:p>85.607182002266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1_527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5" office:value-type="string" calcext:value-type="string">
            <text:p>1</text:p>
          </table:table-cell>
          <table:table-cell office:value-type="float" office:value="0.864697933197022" calcext:value-type="float">
            <text:p>0.864697933197022</text:p>
          </table:table-cell>
          <table:table-cell office:value-type="float" office:value="0.949482942740265" calcext:value-type="float">
            <text:p>0.949482942740265</text:p>
          </table:table-cell>
          <table:table-cell office:value-type="float" office:value="0.5493234015149" calcext:value-type="float">
            <text:p>0.5493234015149</text:p>
          </table:table-cell>
          <table:table-cell office:value-type="float" office:value="0.0751114192320291" calcext:value-type="float">
            <text:p>0.075111419232029</text:p>
          </table:table-cell>
          <table:table-cell office:value-type="float" office:value="0.964560418435266" calcext:value-type="float">
            <text:p>0.964560418435266</text:p>
          </table:table-cell>
          <table:table-cell office:value-type="float" office:value="0.982788679213625" calcext:value-type="float">
            <text:p>0.982788679213625</text:p>
          </table:table-cell>
          <table:table-cell office:value-type="float" office:value="0.844556449526847" calcext:value-type="float">
            <text:p>0.844556449526847</text:p>
          </table:table-cell>
          <table:table-cell office:value-type="float" office:value="7.79802053307036" calcext:value-type="float">
            <text:p>7.79802053307036</text:p>
          </table:table-cell>
          <table:table-cell office:value-type="float" office:value="5.50553512266281" calcext:value-type="float">
            <text:p>5.50553512266281</text:p>
          </table:table-cell>
          <table:table-cell office:value-type="float" office:value="0.725352112676056" calcext:value-type="float">
            <text:p>0.725352112676056</text:p>
          </table:table-cell>
          <table:table-cell office:value-type="float" office:value="50.4303365990842" calcext:value-type="float">
            <text:p>50.4303365990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341225889064" calcext:value-type="float">
            <text:p>24.7341225889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0461183821556" calcext:value-type="float">
            <text:p>0.49046118382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6138328530259" calcext:value-type="float">
            <text:p>0.716138328530259</text:p>
          </table:table-cell>
          <table:table-cell office:value-type="float" office:value="0.283861671469741" calcext:value-type="float">
            <text:p>0.283861671469741</text:p>
          </table:table-cell>
          <table:table-cell office:value-type="float" office:value="347.747680423192" calcext:value-type="float">
            <text:p>347.747680423192</text:p>
          </table:table-cell>
          <table:table-cell office:value-type="float" office:value="36.3971176764037" calcext:value-type="float">
            <text:p>36.3971176764037</text:p>
          </table:table-cell>
          <table:table-cell office:value-type="float" office:value="101.436574756192" calcext:value-type="float">
            <text:p>101.43657475619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ub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2_440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594340324401856" calcext:value-type="float">
            <text:p>0.594340324401856</text:p>
          </table:table-cell>
          <table:table-cell office:value-type="float" office:value="1.31188262457553" calcext:value-type="float">
            <text:p>1.31188262457553</text:p>
          </table:table-cell>
          <table:table-cell office:value-type="float" office:value="0.918876614650813" calcext:value-type="float">
            <text:p>0.918876614650813</text:p>
          </table:table-cell>
          <table:table-cell office:value-type="float" office:value="0.238024850118642" calcext:value-type="float">
            <text:p>0.238024850118642</text:p>
          </table:table-cell>
          <table:table-cell office:value-type="float" office:value="0.99368657421863" calcext:value-type="float">
            <text:p>0.99368657421863</text:p>
          </table:table-cell>
          <table:table-cell office:value-type="float" office:value="0.994875463997254" calcext:value-type="float">
            <text:p>0.994875463997254</text:p>
          </table:table-cell>
          <table:table-cell office:value-type="float" office:value="0.989873865752719" calcext:value-type="float">
            <text:p>0.989873865752719</text:p>
          </table:table-cell>
          <table:table-cell office:value-type="float" office:value="4.15857921325406" calcext:value-type="float">
            <text:p>4.15857921325406</text:p>
          </table:table-cell>
          <table:table-cell office:value-type="float" office:value="3.03035386016378" calcext:value-type="float">
            <text:p>3.03035386016378</text:p>
          </table:table-cell>
          <table:table-cell office:value-type="float" office:value="0.0638977635782748" calcext:value-type="float">
            <text:p>0.063897763578275</text:p>
          </table:table-cell>
          <table:table-cell office:value-type="float" office:value="9.26046342648482" calcext:value-type="float">
            <text:p>9.26046342648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519743030815" calcext:value-type="float">
            <text:p>1.585197430308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1179060626114" calcext:value-type="float">
            <text:p>0.171179060626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50983940285" calcext:value-type="float">
            <text:p>0.82650983940285</text:p>
          </table:table-cell>
          <table:table-cell office:value-type="float" office:value="0.17349016059715" calcext:value-type="float">
            <text:p>0.17349016059715</text:p>
          </table:table-cell>
          <table:table-cell office:value-type="float" office:value="246.042810737431" calcext:value-type="float">
            <text:p>246.042810737431</text:p>
          </table:table-cell>
          <table:table-cell office:value-type="float" office:value="15.3196302048878" calcext:value-type="float">
            <text:p>15.3196302048878</text:p>
          </table:table-cell>
          <table:table-cell office:value-type="float" office:value="68.1017620591617" calcext:value-type="float">
            <text:p>68.101762059161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2_639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38308024406433" calcext:value-type="float">
            <text:p>1.38308024406433</text:p>
          </table:table-cell>
          <table:table-cell office:value-type="float" office:value="0.478708285475781" calcext:value-type="float">
            <text:p>0.478708285475781</text:p>
          </table:table-cell>
          <table:table-cell office:value-type="float" office:value="0.400244549109759" calcext:value-type="float">
            <text:p>0.400244549109759</text:p>
          </table:table-cell>
          <table:table-cell office:value-type="float" office:value="0.138241261735269" calcext:value-type="float">
            <text:p>0.138241261735269</text:p>
          </table:table-cell>
          <table:table-cell office:value-type="float" office:value="0.962770227817041" calcext:value-type="float">
            <text:p>0.962770227817041</text:p>
          </table:table-cell>
          <table:table-cell office:value-type="float" office:value="0.905721467883813" calcext:value-type="float">
            <text:p>0.905721467883813</text:p>
          </table:table-cell>
          <table:table-cell office:value-type="float" office:value="0.930624699275873" calcext:value-type="float">
            <text:p>0.930624699275873</text:p>
          </table:table-cell>
          <table:table-cell office:value-type="float" office:value="4.31982376130895" calcext:value-type="float">
            <text:p>4.31982376130895</text:p>
          </table:table-cell>
          <table:table-cell office:value-type="float" office:value="2.3894053036472" calcext:value-type="float">
            <text:p>2.3894053036472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650673892599647" calcext:value-type="float">
            <text:p>0.650673892599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657109899829" calcext:value-type="float">
            <text:p>0.221657109899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0657758703424" calcext:value-type="float">
            <text:p>0.340657758703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249626307922" calcext:value-type="float">
            <text:p>0.357249626307922</text:p>
          </table:table-cell>
          <table:table-cell office:value-type="float" office:value="0.642750373692078" calcext:value-type="float">
            <text:p>0.642750373692078</text:p>
          </table:table-cell>
          <table:table-cell office:value-type="float" office:value="172.260260346841" calcext:value-type="float">
            <text:p>172.260260346841</text:p>
          </table:table-cell>
          <table:table-cell office:value-type="float" office:value="26.3503759674958" calcext:value-type="float">
            <text:p>26.3503759674958</text:p>
          </table:table-cell>
          <table:table-cell office:value-type="float" office:value="37.7838271973106" calcext:value-type="float">
            <text:p>37.783827197310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2_667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.32732582092285" calcext:value-type="float">
            <text:p>1.32732582092285</text:p>
          </table:table-cell>
          <table:table-cell office:value-type="float" office:value="0.626793763099092" calcext:value-type="float">
            <text:p>0.626793763099092</text:p>
          </table:table-cell>
          <table:table-cell office:value-type="float" office:value="0.399020602241037" calcext:value-type="float">
            <text:p>0.399020602241037</text:p>
          </table:table-cell>
          <table:table-cell office:value-type="float" office:value="0.0932835577723796" calcext:value-type="float">
            <text:p>0.09328355777238</text:p>
          </table:table-cell>
          <table:table-cell office:value-type="float" office:value="0.124780143524035" calcext:value-type="float">
            <text:p>0.124780143524035</text:p>
          </table:table-cell>
          <table:table-cell office:value-type="float" office:value="0.0515153820537083" calcext:value-type="float">
            <text:p>0.051515382053708</text:p>
          </table:table-cell>
          <table:table-cell office:value-type="float" office:value="0.543615556282768" calcext:value-type="float">
            <text:p>0.543615556282768</text:p>
          </table:table-cell>
          <table:table-cell office:value-type="float" office:value="5.23010739833355" calcext:value-type="float">
            <text:p>5.23010739833355</text:p>
          </table:table-cell>
          <table:table-cell office:value-type="float" office:value="3.86991534388997" calcext:value-type="float">
            <text:p>3.86991534388997</text:p>
          </table:table-cell>
          <table:table-cell office:value-type="float" office:value="0.325581395348837" calcext:value-type="float">
            <text:p>0.325581395348837</text:p>
          </table:table-cell>
          <table:table-cell office:value-type="float" office:value="13.4621357474568" calcext:value-type="float">
            <text:p>13.4621357474568</text:p>
          </table:table-cell>
          <table:table-cell office:value-type="float" office:value="0.602726831549741" calcext:value-type="float">
            <text:p>0.602726831549741</text:p>
          </table:table-cell>
          <table:table-cell office:value-type="float" office:value="0.0625" calcext:value-type="float">
            <text:p>0.0625</text:p>
          </table:table-cell>
          <table:table-cell office:value-type="float" office:value="6.13302911028232" calcext:value-type="float">
            <text:p>6.13302911028232</text:p>
          </table:table-cell>
          <table:table-cell office:value-type="float" office:value="1" calcext:value-type="float">
            <text:p>1</text:p>
          </table:table-cell>
          <table:table-cell office:value-type="float" office:value="0.0447720066753602" calcext:value-type="float">
            <text:p>0.04477200667536</text:p>
          </table:table-cell>
          <table:table-cell office:value-type="float" office:value="0.455576234360951" calcext:value-type="float">
            <text:p>0.455576234360951</text:p>
          </table:table-cell>
          <table:table-cell office:value-type="float" office:value="0.00732739169424016" calcext:value-type="float">
            <text:p>0.00732739169424</text:p>
          </table:table-cell>
          <table:table-cell office:value-type="float" office:value="0.0986423416626486" calcext:value-type="float">
            <text:p>0.098642341662649</text:p>
          </table:table-cell>
          <table:table-cell office:value-type="float" office:value="0.734463276836158" calcext:value-type="float">
            <text:p>0.734463276836158</text:p>
          </table:table-cell>
          <table:table-cell office:value-type="float" office:value="0.265536723163842" calcext:value-type="float">
            <text:p>0.265536723163842</text:p>
          </table:table-cell>
          <table:table-cell office:value-type="float" office:value="272.68871338221" calcext:value-type="float">
            <text:p>272.68871338221</text:p>
          </table:table-cell>
          <table:table-cell office:value-type="float" office:value="30.0378971991736" calcext:value-type="float">
            <text:p>30.0378971991736</text:p>
          </table:table-cell>
          <table:table-cell office:value-type="float" office:value="86.7041762957465" calcext:value-type="float">
            <text:p>86.704176295746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AC medicore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2_719</text:p>
          </table:table-cell>
          <table:table-cell office:value-type="string" calcext:value-type="string">
            <text:p>3304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0.902690649032593" calcext:value-type="float">
            <text:p>0.902690649032593</text:p>
          </table:table-cell>
          <table:table-cell office:value-type="float" office:value="0.0259134644158825" calcext:value-type="float">
            <text:p>0.025913464415883</text:p>
          </table:table-cell>
          <table:table-cell office:value-type="float" office:value="0.110931693210902" calcext:value-type="float">
            <text:p>0.110931693210902</text:p>
          </table:table-cell>
          <table:table-cell office:value-type="float" office:value="0.0596399827028945" calcext:value-type="float">
            <text:p>0.059639982702895</text:p>
          </table:table-cell>
          <table:table-cell office:value-type="float" office:value="0.182272213768484" calcext:value-type="float">
            <text:p>0.182272213768484</text:p>
          </table:table-cell>
          <table:table-cell office:value-type="float" office:value="0.675411267075531" calcext:value-type="float">
            <text:p>0.675411267075531</text:p>
          </table:table-cell>
          <table:table-cell office:value-type="float" office:value="0.25499074935366" calcext:value-type="float">
            <text:p>0.25499074935366</text:p>
          </table:table-cell>
          <table:table-cell office:value-type="float" office:value="1.83551044176774" calcext:value-type="float">
            <text:p>1.83551044176774</text:p>
          </table:table-cell>
          <table:table-cell office:value-type="float" office:value="1.42284231382235" calcext:value-type="float">
            <text:p>1.422842313822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2240663900415" calcext:value-type="float">
            <text:p>0.562240663900415</text:p>
          </table:table-cell>
          <table:table-cell office:value-type="float" office:value="0.437759336099585" calcext:value-type="float">
            <text:p>0.437759336099585</text:p>
          </table:table-cell>
          <table:table-cell office:value-type="float" office:value="72.3436433822941" calcext:value-type="float">
            <text:p>72.3436433822941</text:p>
          </table:table-cell>
          <table:table-cell office:value-type="float" office:value="12.3321970892513" calcext:value-type="float">
            <text:p>12.3321970892513</text:p>
          </table:table-cell>
          <table:table-cell office:value-type="float" office:value="23.111194225231" calcext:value-type="float">
            <text:p>23.11119422523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2_939-NOT-BETA-or-very-weak</text:p>
          </table:table-cell>
          <table:table-cell office:value-type="string" calcext:value-type="string">
            <text:p>2559</text:p>
          </table:table-cell>
          <table:table-cell table:number-columns-repeated="11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3.08874047883478</text:p>
          </table:table-cell>
          <table:table-cell office:value-type="string" calcext:value-type="string">
            <text:p>1.3698781169972</text:p>
          </table:table-cell>
          <table:table-cell table:number-columns-repeated="4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1017b-BETA-two-beta-neurons-synchronous-longer-file</text:p>
          </table:table-cell>
          <table:table-cell office:value-type="string" calcext:value-type="string">
            <text:p>2622</text:p>
          </table:table-cell>
          <table:table-cell table:number-columns-repeated="9" office:value-type="string" calcext:value-type="string">
            <text:p/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5</text:p>
          </table:table-cell>
          <table:table-cell table:number-columns-repeated="5" office:value-type="string" calcext:value-type="string">
            <text:p>1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4.83094354454675</text:p>
          </table:table-cell>
          <table:table-cell office:value-type="string" calcext:value-type="string">
            <text:p>2.12337057343477</text:p>
          </table:table-cell>
          <table:table-cell office:value-type="string" calcext:value-type="string">
            <text:p>0.730245231607629</text:p>
          </table:table-cell>
          <table:table-cell office:value-type="string" calcext:value-type="string">
            <text:p>1.3096469199679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goo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1_614-BETA</text:p>
          </table:table-cell>
          <table:table-cell office:value-type="string" calcext:value-type="string">
            <text:p>2622</text:p>
          </table:table-cell>
          <table:table-cell table:number-columns-repeated="11" office:value-type="string" calcext:value-type="string">
            <text:p/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8.79604383149954</text:p>
          </table:table-cell>
          <table:table-cell office:value-type="string" calcext:value-type="string">
            <text:p>3.44847407508233</text:p>
          </table:table-cell>
          <table:table-cell office:value-type="string" calcext:value-type="string">
            <text:p>0.316455696202532</text:p>
          </table:table-cell>
          <table:table-cell office:value-type="string" calcext:value-type="string">
            <text:p>2.17201604863789</text:p>
          </table:table-cell>
          <table:table-cell table:number-columns-repeated="2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two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2_313b-BETA</text:p>
          </table:table-cell>
          <table:table-cell office:value-type="string" calcext:value-type="string">
            <text:p>2761</text:p>
          </table:table-cell>
          <table:table-cell table:number-columns-repeated="11" office:value-type="string" calcext:value-type="string">
            <text:p/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5.33336193448187</text:p>
          </table:table-cell>
          <table:table-cell office:value-type="string" calcext:value-type="string">
            <text:p>1.55658090645373</text:p>
          </table:table-cell>
          <table:table-cell office:value-type="string" calcext:value-type="string">
            <text:p>0.612903225806452</text:p>
          </table:table-cell>
          <table:table-cell office:value-type="string" calcext:value-type="string">
            <text:p>0.438834288735484</text:p>
          </table:table-cell>
          <table:table-cell table:number-columns-repeated="2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no lf beta; two hf beta peak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1_323a-BETA</text:p>
          </table:table-cell>
          <table:table-cell office:value-type="string" calcext:value-type="string">
            <text:p>2779</text:p>
          </table:table-cell>
          <table:table-cell table:number-columns-repeated="11" office:value-type="string" calcext:value-type="string">
            <text:p/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3.08718768801769</text:p>
          </table:table-cell>
          <table:table-cell office:value-type="string" calcext:value-type="string">
            <text:p>1.19479268287556</text:p>
          </table:table-cell>
          <table:table-cell table:number-columns-repeated="4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1_778-BETA</text:p>
          </table:table-cell>
          <table:table-cell office:value-type="string" calcext:value-type="string">
            <text:p>2779</text:p>
          </table:table-cell>
          <table:table-cell table:number-columns-repeated="11" office:value-type="string" calcext:value-type="string">
            <text:p/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6.07405874000602</text:p>
          </table:table-cell>
          <table:table-cell office:value-type="string" calcext:value-type="string">
            <text:p>2.69033348003428</text:p>
          </table:table-cell>
          <table:table-cell office:value-type="string" calcext:value-type="string">
            <text:p>0.21978021978022</text:p>
          </table:table-cell>
          <table:table-cell office:value-type="string" calcext:value-type="string">
            <text:p>0.337441725846707</text:p>
          </table:table-cell>
          <table:table-cell table:number-columns-repeated="2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79_s2_652-BETA-maybe-some</text:p>
          </table:table-cell>
          <table:table-cell office:value-type="string" calcext:value-type="string">
            <text:p>2779</text:p>
          </table:table-cell>
          <table:table-cell table:number-columns-repeated="11" office:value-type="string" calcext:value-type="string">
            <text:p/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3.92390680581592</text:p>
          </table:table-cell>
          <table:table-cell office:value-type="string" calcext:value-type="string">
            <text:p>2.04026459177053</text:p>
          </table:table-cell>
          <table:table-cell table:number-columns-repeated="4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1_356-BETA</text:p>
          </table:table-cell>
          <table:table-cell office:value-type="string" calcext:value-type="string">
            <text:p>2781</text:p>
          </table:table-cell>
          <table:table-cell table:number-columns-repeated="11" office:value-type="string" calcext:value-type="string">
            <text:p/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4.62811551673331</text:p>
          </table:table-cell>
          <table:table-cell office:value-type="string" calcext:value-type="string">
            <text:p>1.56694877031608</text:p>
          </table:table-cell>
          <table:table-cell office:value-type="string" calcext:value-type="string">
            <text:p>0.105263157894737</text:p>
          </table:table-cell>
          <table:table-cell office:value-type="string" calcext:value-type="string">
            <text:p>0.094730985836083</text:p>
          </table:table-cell>
          <table:table-cell table:number-columns-repeated="2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4-349-BETA-VOP-maybe</text:p>
          </table:table-cell>
          <table:table-cell office:value-type="string" calcext:value-type="string">
            <text:p>654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3.72152679815561</text:p>
          </table:table-cell>
          <table:table-cell office:value-type="string" calcext:value-type="string">
            <text:p>2.67892588214971</text:p>
          </table:table-cell>
          <table:table-cell table:number-columns-repeated="4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VIM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78-514-BETA</text:p>
          </table:table-cell>
          <table:table-cell office:value-type="string" calcext:value-type="string">
            <text:p>678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8.02617734608633</text:p>
          </table:table-cell>
          <table:table-cell office:value-type="string" calcext:value-type="string">
            <text:p>2.41777761626</text:p>
          </table:table-cell>
          <table:table-cell office:value-type="string" calcext:value-type="string">
            <text:p>0.114678899082569</text:p>
          </table:table-cell>
          <table:table-cell office:value-type="string" calcext:value-type="string">
            <text:p>0.369522738747443</text:p>
          </table:table-cell>
          <table:table-cell table:number-columns-repeated="2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VIM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6_s1_1822-NOT-BETA-two-units</text:p>
          </table:table-cell>
          <table:table-cell office:value-type="string" calcext:value-type="string">
            <text:p>2556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3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.97719453916843</text:p>
          </table:table-cell>
          <table:table-cell office:value-type="string" calcext:value-type="string">
            <text:p>0.933179913064507</text:p>
          </table:table-cell>
          <table:table-cell table:number-columns-repeated="4"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41_s2_852-BETA</text:p>
          </table:table-cell>
          <table:table-cell office:value-type="string" calcext:value-type="string">
            <text:p>2541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22.181637461905</text:p>
          </table:table-cell>
          <table:table-cell office:value-type="string" calcext:value-type="string">
            <text:p>37.2228058496414</text:p>
          </table:table-cell>
          <table:table-cell office:value-type="string" calcext:value-type="string">
            <text:p>0.2287581699346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strong artifact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6_s2_466-NOT-BETA-maybe-super-weak</text:p>
          </table:table-cell>
          <table:table-cell office:value-type="string" calcext:value-type="string">
            <text:p>2556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bad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559_s1_292-BETA</text:p>
          </table:table-cell>
          <table:table-cell office:value-type="string" calcext:value-type="string">
            <text:p>2559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strongly varying amplitude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622_s2_516-BETA-noisy</text:p>
          </table:table-cell>
          <table:table-cell office:value-type="string" calcext:value-type="string">
            <text:p>2622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too nois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0_s2_950-weird-neuron</text:p>
          </table:table-cell>
          <table:table-cell office:value-type="string" calcext:value-type="string">
            <text:p>2760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weird artifact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3_414-NOT-BETA</text:p>
          </table:table-cell>
          <table:table-cell office:value-type="string" calcext:value-type="string">
            <text:p>2761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9.9503330896736</text:p>
          </table:table-cell>
          <table:table-cell office:value-type="string" calcext:value-type="string">
            <text:p>20.467032019053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1_s3_490-BETA</text:p>
          </table:table-cell>
          <table:table-cell office:value-type="string" calcext:value-type="string">
            <text:p>2761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79.0094422220809</text:p>
          </table:table-cell>
          <table:table-cell office:value-type="string" calcext:value-type="string">
            <text:p>23.424776721353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fferent peak positions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67-S1-1330-b</text:p>
          </table:table-cell>
          <table:table-cell office:value-type="string" calcext:value-type="string">
            <text:p>2726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84.8237311762251</text:p>
          </table:table-cell>
          <table:table-cell office:value-type="string" calcext:value-type="string">
            <text:p>30.1614514543739</text:p>
          </table:table-cell>
          <table:table-cell office:value-type="string" calcext:value-type="string">
            <text:p>0.11111111111111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two beta peaks; exp deca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781_s2_97-BETA</text:p>
          </table:table-cell>
          <table:table-cell office:value-type="string" calcext:value-type="string">
            <text:p>2781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pure noise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10-s2-950-b</text:p>
          </table:table-cell>
          <table:table-cell office:value-type="string" calcext:value-type="string">
            <text:p>2810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8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6" office:value-type="string" calcext:value-type="string">
            <text:p/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dit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884-s1-740</text:p>
          </table:table-cell>
          <table:table-cell office:value-type="string" calcext:value-type="string">
            <text:p>2884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88.2656990190869</text:p>
          </table:table-cell>
          <table:table-cell office:value-type="string" calcext:value-type="string">
            <text:p>38.3134405275364</text:p>
          </table:table-cell>
          <table:table-cell office:value-type="string" calcext:value-type="string">
            <text:p>0.10526315789473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solid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59_s1_807_BETA</text:p>
          </table:table-cell>
          <table:table-cell office:value-type="string" calcext:value-type="string">
            <text:p>295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weird artifacty peask in lf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1_350-NOT-BETA-mostly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79.3199879746776</text:p>
          </table:table-cell>
          <table:table-cell office:value-type="string" calcext:value-type="string">
            <text:p>13.8978515212197</text:p>
          </table:table-cell>
          <table:table-cell office:value-type="string" calcext:value-type="string">
            <text:p>0.01562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1_484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64.1055130238476</text:p>
          </table:table-cell>
          <table:table-cell office:value-type="string" calcext:value-type="string">
            <text:p>14.7596206826134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1_569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39.8767505999596</text:p>
          </table:table-cell>
          <table:table-cell office:value-type="string" calcext:value-type="string">
            <text:p>21.866564814464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1_696-NOT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59.6588967395372</text:p>
          </table:table-cell>
          <table:table-cell office:value-type="string" calcext:value-type="string">
            <text:p>27.463668862527</text:p>
          </table:table-cell>
          <table:table-cell office:value-type="string" calcext:value-type="string">
            <text:p>0.79166666666666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2_328a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77.3367246643995</text:p>
          </table:table-cell>
          <table:table-cell office:value-type="string" calcext:value-type="string">
            <text:p>26.9615288975598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2_328b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90.287185866608</text:p>
          </table:table-cell>
          <table:table-cell office:value-type="string" calcext:value-type="string">
            <text:p>62.593495938058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2_345-BETA-in-and-out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Very weak lf beta; 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2_413-NOT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96.9528718499165</text:p>
          </table:table-cell>
          <table:table-cell office:value-type="string" calcext:value-type="string">
            <text:p>47.7180754481872</text:p>
          </table:table-cell>
          <table:table-cell office:value-type="string" calcext:value-type="string">
            <text:p>0.05555555555555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2_416-some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66.2696122652768</text:p>
          </table:table-cell>
          <table:table-cell office:value-type="string" calcext:value-type="string">
            <text:p>22.006474632036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2_556-BETA-in-and-out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32.024333842065</text:p>
          </table:table-cell>
          <table:table-cell office:value-type="string" calcext:value-type="string">
            <text:p>66.0589821998923</text:p>
          </table:table-cell>
          <table:table-cell office:value-type="string" calcext:value-type="string">
            <text:p>0.30985915492957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2979_s2_774-NOT-BETA</text:p>
          </table:table-cell>
          <table:table-cell office:value-type="string" calcext:value-type="string">
            <text:p>2979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87.5219106846015</text:p>
          </table:table-cell>
          <table:table-cell office:value-type="string" calcext:value-type="string">
            <text:p>24.9254369424527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48_s4_L_539</text:p>
          </table:table-cell>
          <table:table-cell office:value-type="string" calcext:value-type="string">
            <text:p>3048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Very weak lf beta; 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48_s4_L_583-in-and-out</text:p>
          </table:table-cell>
          <table:table-cell office:value-type="string" calcext:value-type="string">
            <text:p>3048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Very weak lf beta; 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048_s4_L_632</text:p>
          </table:table-cell>
          <table:table-cell office:value-type="string" calcext:value-type="string">
            <text:p>3048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Very weak lf beta; 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1_196-BETA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Very weak lf beta; 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1_297-BETA-low-beta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01.33945317076</text:p>
          </table:table-cell>
          <table:table-cell office:value-type="string" calcext:value-type="string">
            <text:p>55.6189287421018</text:p>
          </table:table-cell>
          <table:table-cell office:value-type="string" calcext:value-type="string">
            <text:p>0.37234042553191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very weak hf beta; 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1_436-NOT-BETA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05.635135463011</text:p>
          </table:table-cell>
          <table:table-cell office:value-type="string" calcext:value-type="string">
            <text:p>50.2349029810596</text:p>
          </table:table-cell>
          <table:table-cell office:value-type="string" calcext:value-type="string">
            <text:p>0.14285714285714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1_469-BETA-in-and-out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17.079515860138</text:p>
          </table:table-cell>
          <table:table-cell office:value-type="string" calcext:value-type="string">
            <text:p>27.405917953221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1_501-BETA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90.581652854899</text:p>
          </table:table-cell>
          <table:table-cell office:value-type="string" calcext:value-type="string">
            <text:p>96.3008601950067</text:p>
          </table:table-cell>
          <table:table-cell office:value-type="string" calcext:value-type="string">
            <text:p>0.27692307692307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1_646-NOT-BETA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13.535159118613</text:p>
          </table:table-cell>
          <table:table-cell office:value-type="string" calcext:value-type="string">
            <text:p>62.2666973943676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1_722-BETA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126.386869738362</text:p>
          </table:table-cell>
          <table:table-cell office:value-type="string" calcext:value-type="string">
            <text:p>50.4495467513154</text:p>
          </table:table-cell>
          <table:table-cell office:value-type="string" calcext:value-type="string">
            <text:p>0.041666666666666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wo peaks in lf &amp; hf beta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3_234-BETA-low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51.5192988576369</text:p>
          </table:table-cell>
          <table:table-cell office:value-type="string" calcext:value-type="string">
            <text:p>19.2600104315663</text:p>
          </table:table-cell>
          <table:table-cell office:value-type="string" calcext:value-type="string">
            <text:p>0.47368421052631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3_s3_253-NOT-BETA</text:p>
          </table:table-cell>
          <table:table-cell office:value-type="string" calcext:value-type="string">
            <text:p>3303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6.4258573842735</text:p>
          </table:table-cell>
          <table:table-cell office:value-type="string" calcext:value-type="string">
            <text:p>16.9960990788307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1_182</text:p>
          </table:table-cell>
          <table:table-cell office:value-type="string" calcext:value-type="string">
            <text:p>3304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6" office:value-type="string" calcext:value-type="string">
            <text:p/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xp deca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1_387</text:p>
          </table:table-cell>
          <table:table-cell office:value-type="string" calcext:value-type="string">
            <text:p>3304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6" office:value-type="string" calcext:value-type="string">
            <text:p/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xp deca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1_453</text:p>
          </table:table-cell>
          <table:table-cell office:value-type="string" calcext:value-type="string">
            <text:p>3304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6" office:value-type="string" calcext:value-type="string">
            <text:p/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xp deca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2_308</text:p>
          </table:table-cell>
          <table:table-cell office:value-type="string" calcext:value-type="string">
            <text:p>3304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6" office:value-type="string" calcext:value-type="string">
            <text:p/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xp decay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3304_tbd_s2_574</text:p>
          </table:table-cell>
          <table:table-cell office:value-type="string" calcext:value-type="string">
            <text:p>3304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6" office:value-type="string" calcext:value-type="string">
            <text:p/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artifact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31-1825-BETA</text:p>
          </table:table-cell>
          <table:table-cell office:value-type="string" calcext:value-type="string">
            <text:p>631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4082.4335781027</text:p>
          </table:table-cell>
          <table:table-cell office:value-type="string" calcext:value-type="string">
            <text:p>1615.49891700398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6-1018-BETA</text:p>
          </table:table-cell>
          <table:table-cell office:value-type="string" calcext:value-type="string">
            <text:p>656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83.279926904761</text:p>
          </table:table-cell>
          <table:table-cell office:value-type="string" calcext:value-type="string">
            <text:p>163.572240344997</text:p>
          </table:table-cell>
          <table:table-cell office:value-type="string" calcext:value-type="string">
            <text:p>0.4566210045662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6-1262-BETA</text:p>
          </table:table-cell>
          <table:table-cell office:value-type="string" calcext:value-type="string">
            <text:p>656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253.508701017167</text:p>
          </table:table-cell>
          <table:table-cell office:value-type="string" calcext:value-type="string">
            <text:p>111.31554925607</text:p>
          </table:table-cell>
          <table:table-cell office:value-type="string" calcext:value-type="string">
            <text:p>0.74647887323943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6-1612-BETA</text:p>
          </table:table-cell>
          <table:table-cell office:value-type="string" calcext:value-type="string">
            <text:p>656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339.116821406336</text:p>
          </table:table-cell>
          <table:table-cell office:value-type="string" calcext:value-type="string">
            <text:p>152.957289512981</text:p>
          </table:table-cell>
          <table:table-cell office:value-type="string" calcext:value-type="string">
            <text:p>0.35877862595419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56-1759-BETA</text:p>
          </table:table-cell>
          <table:table-cell office:value-type="string" calcext:value-type="string">
            <text:p>656</text:p>
          </table:table-cell>
          <table:table-cell table:number-columns-repeated="13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91.227412549182</text:p>
          </table:table-cell>
          <table:table-cell office:value-type="string" calcext:value-type="string">
            <text:p>41.3727310505608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685-486-BETA</text:p>
          </table:table-cell>
          <table:table-cell office:value-type="string" calcext:value-type="string">
            <text:p>685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7" office:value-type="string" calcext:value-type="string">
            <text:p/>
          </table:table-cell>
          <table:table-cell office:value-type="string" calcext:value-type="string">
            <text:p>88.025116906652</text:p>
          </table:table-cell>
          <table:table-cell office:value-type="string" calcext:value-type="string">
            <text:p>23.0231789994855</text:p>
          </table:table-cell>
          <table:table-cell office:value-type="string" calcext:value-type="string">
            <text:p>0.26315789473684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table:number-columns-repeated="1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emor reflection @10Hz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bonus-2622_s2_1765-beta-turns-into-tremor</text:p>
          </table:table-cell>
          <table:table-cell office:value-type="string" calcext:value-type="string">
            <text:p>2622</text:p>
          </table:table-cell>
          <table:table-cell table:number-columns-repeated="13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4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office:value-type="string" calcext:value-type="string">
            <text:p/>
          </table:table-cell>
          <table:table-cell office:value-type="string" calcext:value-type="string">
            <text:p>#VALUE!</text:p>
          </table:table-cell>
          <table:table-cell table:number-columns-repeated="27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pure noise</text:p>
          </table:table-cell>
          <table:table-cell office:value-type="string" calcext:value-type="string">
            <text:p>0</text:p>
          </table:table-cell>
        </table:table-row>
      </table:table>
      <table:table table:name="tremor" table:style-name="ta1"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acc channel</text:p>
          </table:table-cell>
          <table:table-cell office:value-type="string" calcext:value-type="string">
            <text:p>DBS (pre/off – 0; on – 1; post/off – 2)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lf manual</text:p>
          </table:table-cell>
          <table:table-cell office:value-type="string" calcext:value-type="string">
            <text:p>hf manual</text:p>
          </table:table-cell>
          <table:table-cell office:value-type="string" calcext:value-type="string">
            <text:p>lf auto</text:p>
          </table:table-cell>
          <table:table-cell office:value-type="string" calcext:value-type="string">
            <text:p>hf auto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peak_spread</text:p>
          </table:table-cell>
          <table:table-cell office:value-type="string" calcext:value-type="string">
            <text:p>burst auto</text:p>
          </table:table-cell>
          <table:table-cell office:value-type="string" calcext:value-type="string">
            <text:p>non burst auto</text:p>
          </table:table-cell>
          <table:table-cell office:value-type="string" calcext:value-type="string">
            <text:p>lf f min</text:p>
          </table:table-cell>
          <table:table-cell office:value-type="string" calcext:value-type="string">
            <text:p>lf f max</text:p>
          </table:table-cell>
          <table:table-cell office:value-type="string" calcext:value-type="string">
            <text:p>hf f min</text:p>
          </table:table-cell>
          <table:table-cell office:value-type="string" calcext:value-type="string">
            <text:p>hf f max</text:p>
          </table:table-cell>
          <table:table-cell office:value-type="string" calcext:value-type="string">
            <text:p>lf_zoom_factor</text:p>
          </table:table-cell>
          <table:table-cell office:value-type="string" calcext:value-type="string">
            <text:p>lf_offset_factor</text:p>
          </table:table-cell>
          <table:table-cell office:value-type="string" calcext:value-type="string">
            <text:p>hf_zoom_factor</text:p>
          </table:table-cell>
          <table:table-cell office:value-type="string" calcext:value-type="string">
            <text:p>hf_offset_factor</text:p>
          </table:table-cell>
          <table:table-cell office:value-type="string" calcext:value-type="string">
            <text:p>pac_thresh</text:p>
          </table:table-cell>
          <table:table-cell office:value-type="string" calcext:value-type="string">
            <text:p>tremor lfp strength 1</text:p>
          </table:table-cell>
          <table:table-cell office:value-type="string" calcext:value-type="string">
            <text:p>tremor overall strength 1</text:p>
          </table:table-cell>
          <table:table-cell office:value-type="string" calcext:value-type="string">
            <text:p>tremor burst strength 1</text:p>
          </table:table-cell>
          <table:table-cell office:value-type="string" calcext:value-type="string">
            <text:p>tremor non burst strength 1</text:p>
          </table:table-cell>
          <table:table-cell office:value-type="string" calcext:value-type="string">
            <text:p>pac overall strength 2</text:p>
          </table:table-cell>
          <table:table-cell office:value-type="string" calcext:value-type="string">
            <text:p>pac burst strength 2</text:p>
          </table:table-cell>
          <table:table-cell office:value-type="string" calcext:value-type="string">
            <text:p>pac non burst strength 2</text:p>
          </table:table-cell>
          <table:table-cell office:value-type="string" calcext:value-type="string">
            <text:p>pac burst strength 3</text:p>
          </table:table-cell>
          <table:table-cell office:value-type="string" calcext:value-type="string">
            <text:p>pac non burst strength 3</text:p>
          </table:table-cell>
          <table:table-cell office:value-type="string" calcext:value-type="string">
            <text:p>pac burst specificity 3</text:p>
          </table:table-cell>
          <table:table-cell office:value-type="string" calcext:value-type="string">
            <text:p>pac non burst specificity 3</text:p>
          </table:table-cell>
          <table:table-cell office:value-type="string" calcext:value-type="string">
            <text:p>pac burst specific strength 3</text:p>
          </table:table-cell>
          <table:table-cell office:value-type="string" calcext:value-type="string">
            <text:p>pac non burst specific strength 3</text:p>
          </table:table-cell>
          <table:table-cell office:value-type="string" calcext:value-type="string">
            <text:p>pac overall strength 4</text:p>
          </table:table-cell>
          <table:table-cell office:value-type="string" calcext:value-type="string">
            <text:p>pac burst strength 4</text:p>
          </table:table-cell>
          <table:table-cell office:value-type="string" calcext:value-type="string">
            <text:p>pac non burst strength 4</text:p>
          </table:table-cell>
          <table:table-cell office:value-type="string" calcext:value-type="string">
            <text:p>spikes_within</text:p>
          </table:table-cell>
          <table:table-cell office:value-type="string" calcext:value-type="string">
            <text:p>spikes_outside</text:p>
          </table:table-cell>
          <table:table-cell office:value-type="string" calcext:value-type="string">
            <text:p>spikes_within_per_second</text:p>
          </table:table-cell>
          <table:table-cell office:value-type="string" calcext:value-type="string">
            <text:p>spikes_outside_per_second</text:p>
          </table:table-cell>
          <table:table-cell office:value-type="string" calcext:value-type="string">
            <text:p>spikes_per_second</text:p>
          </table:table-cell>
          <table:table-cell office:value-type="string" calcext:value-type="string">
            <text:p>valid_data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2962-s2-215-c2b-tremor</text:p>
          </table:table-cell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0.932331502437592" calcext:value-type="float">
            <text:p>-0.932331502437592</text:p>
          </table:table-cell>
          <table:table-cell office:value-type="float" office:value="-1.52744342150833" calcext:value-type="float">
            <text:p>-1.52744342150833</text:p>
          </table:table-cell>
          <table:table-cell office:value-type="float" office:value="-1.07397231379473" calcext:value-type="float">
            <text:p>-1.07397231379473</text:p>
          </table:table-cell>
          <table:table-cell office:value-type="float" office:value="-0.711101468445476" calcext:value-type="float">
            <text:p>-0.711101468445476</text:p>
          </table:table-cell>
          <table:table-cell office:value-type="float" office:value="0.791589190874506" calcext:value-type="float">
            <text:p>0.791589190874506</text:p>
          </table:table-cell>
          <table:table-cell office:value-type="float" office:value="0.873731502527326" calcext:value-type="float">
            <text:p>0.873731502527326</text:p>
          </table:table-cell>
          <table:table-cell office:value-type="float" office:value="0.380536909003922" calcext:value-type="float">
            <text:p>0.380536909003922</text:p>
          </table:table-cell>
          <table:table-cell office:value-type="float" office:value="6.19805613127739" calcext:value-type="float">
            <text:p>6.19805613127739</text:p>
          </table:table-cell>
          <table:table-cell office:value-type="float" office:value="3.11085409726318" calcext:value-type="float">
            <text:p>3.1108540972631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415679703986119" calcext:value-type="float">
            <text:p>0.041567970398612</text:p>
          </table:table-cell>
          <table:table-cell office:value-type="float" office:value="0.620218308193762" calcext:value-type="float">
            <text:p>0.620218308193762</text:p>
          </table:table-cell>
          <table:table-cell office:value-type="float" office:value="0" calcext:value-type="float">
            <text:p>0</text:p>
          </table:table-cell>
          <table:table-cell office:value-type="float" office:value="0.338601219586125" calcext:value-type="float">
            <text:p>0.338601219586125</text:p>
          </table:table-cell>
          <table:table-cell office:value-type="float" office:value="0.471365486763539" calcext:value-type="float">
            <text:p>0.471365486763539</text:p>
          </table:table-cell>
          <table:table-cell office:value-type="float" office:value="0.524320909665193" calcext:value-type="float">
            <text:p>0.524320909665193</text:p>
          </table:table-cell>
          <table:table-cell office:value-type="float" office:value="0.475679090334807" calcext:value-type="float">
            <text:p>0.475679090334807</text:p>
          </table:table-cell>
          <table:table-cell office:value-type="float" office:value="496.079181409582" calcext:value-type="float">
            <text:p>496.079181409582</text:p>
          </table:table-cell>
          <table:table-cell office:value-type="float" office:value="76.8831784098149" calcext:value-type="float">
            <text:p>76.8831784098149</text:p>
          </table:table-cell>
          <table:table-cell office:value-type="float" office:value="138.045904841635" calcext:value-type="float">
            <text:p>138.045904841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65-s1-215</text:p>
          </table:table-cell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1.02415680885315" calcext:value-type="float">
            <text:p>-1.02415680885315</text:p>
          </table:table-cell>
          <table:table-cell office:value-type="float" office:value="1.35449468435817" calcext:value-type="float">
            <text:p>1.35449468435817</text:p>
          </table:table-cell>
          <table:table-cell office:value-type="float" office:value="1.30883437397241" calcext:value-type="float">
            <text:p>1.30883437397241</text:p>
          </table:table-cell>
          <table:table-cell office:value-type="float" office:value="1.10447527157693" calcext:value-type="float">
            <text:p>1.10447527157693</text:p>
          </table:table-cell>
          <table:table-cell office:value-type="float" office:value="0.893162957126203" calcext:value-type="float">
            <text:p>0.893162957126203</text:p>
          </table:table-cell>
          <table:table-cell office:value-type="float" office:value="0.938402040264029" calcext:value-type="float">
            <text:p>0.938402040264029</text:p>
          </table:table-cell>
          <table:table-cell office:value-type="float" office:value="0.875976191251723" calcext:value-type="float">
            <text:p>0.875976191251723</text:p>
          </table:table-cell>
          <table:table-cell office:value-type="float" office:value="11.2221959987286" calcext:value-type="float">
            <text:p>11.2221959987286</text:p>
          </table:table-cell>
          <table:table-cell office:value-type="float" office:value="7.63866321586243" calcext:value-type="float">
            <text:p>7.63866321586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7816290414812" calcext:value-type="float">
            <text:p>0.867816290414812</text:p>
          </table:table-cell>
          <table:table-cell office:value-type="float" office:value="0.912460028911391" calcext:value-type="float">
            <text:p>0.912460028911391</text:p>
          </table:table-cell>
          <table:table-cell office:value-type="float" office:value="0" calcext:value-type="float">
            <text:p>0</text:p>
          </table:table-cell>
          <table:table-cell office:value-type="float" office:value="0.849187935034803" calcext:value-type="float">
            <text:p>0.849187935034803</text:p>
          </table:table-cell>
          <table:table-cell office:value-type="float" office:value="0.150812064965197" calcext:value-type="float">
            <text:p>0.150812064965197</text:p>
          </table:table-cell>
          <table:table-cell office:value-type="float" office:value="147.210245189523" calcext:value-type="float">
            <text:p>147.210245189523</text:p>
          </table:table-cell>
          <table:table-cell office:value-type="float" office:value="12.172467003251" calcext:value-type="float">
            <text:p>12.172467003251</text:p>
          </table:table-cell>
          <table:table-cell office:value-type="float" office:value="55.0717082196122" calcext:value-type="float">
            <text:p>55.0717082196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-1783-NOT-TREMOR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0.47872993350029" calcext:value-type="float">
            <text:p>-0.47872993350029</text:p>
          </table:table-cell>
          <table:table-cell office:value-type="float" office:value="0.112485620959682" calcext:value-type="float">
            <text:p>0.112485620959682</text:p>
          </table:table-cell>
          <table:table-cell office:value-type="float" office:value="0.200208185777013" calcext:value-type="float">
            <text:p>0.200208185777013</text:p>
          </table:table-cell>
          <table:table-cell office:value-type="float" office:value="0.0629469529941795" calcext:value-type="float">
            <text:p>0.0629469529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585879149783" calcext:value-type="float">
            <text:p>0.323585879149783</text:p>
          </table:table-cell>
          <table:table-cell office:value-type="float" office:value="3.79435310032536" calcext:value-type="float">
            <text:p>3.79435310032536</text:p>
          </table:table-cell>
          <table:table-cell office:value-type="float" office:value="1.78198125461477" calcext:value-type="float">
            <text:p>1.781981254614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93.5453695042095" calcext:value-type="float">
            <text:p>93.5453695042095</text:p>
          </table:table-cell>
          <table:table-cell office:value-type="float" office:value="7.08415981864551" calcext:value-type="float">
            <text:p>7.08415981864551</text:p>
          </table:table-cell>
          <table:table-cell office:value-type="float" office:value="18.4569952011812" calcext:value-type="float">
            <text:p>18.45699520118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-2085</text:p>
          </table:table-cell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0.737630605697632" calcext:value-type="float">
            <text:p>-0.737630605697632</text:p>
          </table:table-cell>
          <table:table-cell office:value-type="float" office:value="0.77428213232399" calcext:value-type="float">
            <text:p>0.77428213232399</text:p>
          </table:table-cell>
          <table:table-cell office:value-type="float" office:value="0.671160047985925" calcext:value-type="float">
            <text:p>0.671160047985925</text:p>
          </table:table-cell>
          <table:table-cell office:value-type="float" office:value="0.476487171591859" calcext:value-type="float">
            <text:p>0.476487171591859</text:p>
          </table:table-cell>
          <table:table-cell office:value-type="float" office:value="0.484796724806467" calcext:value-type="float">
            <text:p>0.484796724806467</text:p>
          </table:table-cell>
          <table:table-cell office:value-type="float" office:value="0.722615227159616" calcext:value-type="float">
            <text:p>0.722615227159616</text:p>
          </table:table-cell>
          <table:table-cell office:value-type="float" office:value="0.825691018464317" calcext:value-type="float">
            <text:p>0.825691018464317</text:p>
          </table:table-cell>
          <table:table-cell office:value-type="float" office:value="4.17269121816641" calcext:value-type="float">
            <text:p>4.17269121816641</text:p>
          </table:table-cell>
          <table:table-cell office:value-type="float" office:value="3.84897776257771" calcext:value-type="float">
            <text:p>3.84897776257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7857244902772" calcext:value-type="float">
            <text:p>0.957857244902772</text:p>
          </table:table-cell>
          <table:table-cell office:value-type="float" office:value="0.941728577359273" calcext:value-type="float">
            <text:p>0.941728577359273</text:p>
          </table:table-cell>
          <table:table-cell office:value-type="float" office:value="0.0863807041467557" calcext:value-type="float">
            <text:p>0.086380704146756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04.846780727255" calcext:value-type="float">
            <text:p>104.846780727255</text:p>
          </table:table-cell>
          <table:table-cell office:value-type="float" office:value="3.70723931156566" calcext:value-type="float">
            <text:p>3.70723931156566</text:p>
          </table:table-cell>
          <table:table-cell office:value-type="float" office:value="20.1738050900062" calcext:value-type="float">
            <text:p>20.1738050900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-834-NOT-TREMOR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50264060497284" calcext:value-type="float">
            <text:p>1.50264060497284</text:p>
          </table:table-cell>
          <table:table-cell office:value-type="float" office:value="0.607511979549485" calcext:value-type="float">
            <text:p>0.607511979549485</text:p>
          </table:table-cell>
          <table:table-cell office:value-type="float" office:value="0.387325913617723" calcext:value-type="float">
            <text:p>0.387325913617723</text:p>
          </table:table-cell>
          <table:table-cell office:value-type="float" office:value="0.194004393905331" calcext:value-type="float">
            <text:p>0.194004393905331</text:p>
          </table:table-cell>
          <table:table-cell office:value-type="float" office:value="0.393290087552063" calcext:value-type="float">
            <text:p>0.393290087552063</text:p>
          </table:table-cell>
          <table:table-cell office:value-type="float" office:value="0.162987902379625" calcext:value-type="float">
            <text:p>0.162987902379625</text:p>
          </table:table-cell>
          <table:table-cell office:value-type="float" office:value="0.100803290155024" calcext:value-type="float">
            <text:p>0.100803290155024</text:p>
          </table:table-cell>
          <table:table-cell office:value-type="float" office:value="3.63155468233219" calcext:value-type="float">
            <text:p>3.63155468233219</text:p>
          </table:table-cell>
          <table:table-cell office:value-type="float" office:value="3.46375969906617" calcext:value-type="float">
            <text:p>3.4637596990661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04966958999591" calcext:value-type="float">
            <text:p>0.2049669589995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431547619047619" calcext:value-type="float">
            <text:p>0.431547619047619</text:p>
          </table:table-cell>
          <table:table-cell office:value-type="float" office:value="0.568452380952381" calcext:value-type="float">
            <text:p>0.568452380952381</text:p>
          </table:table-cell>
          <table:table-cell office:value-type="float" office:value="59.192129487886" calcext:value-type="float">
            <text:p>59.192129487886</text:p>
          </table:table-cell>
          <table:table-cell office:value-type="float" office:value="34.9573556865185" calcext:value-type="float">
            <text:p>34.9573556865185</text:p>
          </table:table-cell>
          <table:table-cell office:value-type="float" office:value="42.4593571703871" calcext:value-type="float">
            <text:p>42.4593571703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-s1-1194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86493843793869" calcext:value-type="float">
            <text:p>0.86493843793869</text:p>
          </table:table-cell>
          <table:table-cell office:value-type="float" office:value="1.47797067047758" calcext:value-type="float">
            <text:p>1.47797067047758</text:p>
          </table:table-cell>
          <table:table-cell office:value-type="float" office:value="1.14758471148508" calcext:value-type="float">
            <text:p>1.14758471148508</text:p>
          </table:table-cell>
          <table:table-cell office:value-type="float" office:value="0.202083023328818" calcext:value-type="float">
            <text:p>0.202083023328818</text:p>
          </table:table-cell>
          <table:table-cell office:value-type="float" office:value="0.913512071913517" calcext:value-type="float">
            <text:p>0.913512071913517</text:p>
          </table:table-cell>
          <table:table-cell office:value-type="float" office:value="0.926198259894116" calcext:value-type="float">
            <text:p>0.926198259894116</text:p>
          </table:table-cell>
          <table:table-cell office:value-type="float" office:value="0.28776970259469" calcext:value-type="float">
            <text:p>0.28776970259469</text:p>
          </table:table-cell>
          <table:table-cell office:value-type="float" office:value="8.54896091541323" calcext:value-type="float">
            <text:p>8.54896091541323</text:p>
          </table:table-cell>
          <table:table-cell office:value-type="float" office:value="4.14529486745734" calcext:value-type="float">
            <text:p>4.14529486745734</text:p>
          </table:table-cell>
          <table:table-cell office:value-type="float" office:value="0.496774193548387" calcext:value-type="float">
            <text:p>0.496774193548387</text:p>
          </table:table-cell>
          <table:table-cell office:value-type="float" office:value="0" calcext:value-type="float">
            <text:p>0</text:p>
          </table:table-cell>
          <table:table-cell office:value-type="float" office:value="3.16105453252731" calcext:value-type="float">
            <text:p>3.16105453252731</text:p>
          </table:table-cell>
          <table:table-cell office:value-type="float" office:value="0" calcext:value-type="float">
            <text:p>0</text:p>
          </table:table-cell>
          <table:table-cell office:value-type="float" office:value="0.986367901944529" calcext:value-type="float">
            <text:p>0.986367901944529</text:p>
          </table:table-cell>
          <table:table-cell office:value-type="float" office:value="0.979137383257869" calcext:value-type="float">
            <text:p>0.979137383257869</text:p>
          </table:table-cell>
          <table:table-cell office:value-type="float" office:value="0.724805195227068" calcext:value-type="float">
            <text:p>0.724805195227068</text:p>
          </table:table-cell>
          <table:table-cell office:value-type="float" office:value="0.564948453608247" calcext:value-type="float">
            <text:p>0.564948453608247</text:p>
          </table:table-cell>
          <table:table-cell office:value-type="float" office:value="0.435051546391753" calcext:value-type="float">
            <text:p>0.435051546391753</text:p>
          </table:table-cell>
          <table:table-cell office:value-type="float" office:value="92.8184281842819" calcext:value-type="float">
            <text:p>92.8184281842819</text:p>
          </table:table-cell>
          <table:table-cell office:value-type="float" office:value="20.0237247924081" calcext:value-type="float">
            <text:p>20.0237247924081</text:p>
          </table:table-cell>
          <table:table-cell office:value-type="float" office:value="35.9538900626413" calcext:value-type="float">
            <text:p>35.9538900626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-2170-NOT-TREMOR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1.76587581634521" calcext:value-type="float">
            <text:p>-1.76587581634521</text:p>
          </table:table-cell>
          <table:table-cell office:value-type="float" office:value="0.177796385669691" calcext:value-type="float">
            <text:p>0.177796385669691</text:p>
          </table:table-cell>
          <table:table-cell office:value-type="float" office:value="0.435848508089372" calcext:value-type="float">
            <text:p>0.435848508089372</text:p>
          </table:table-cell>
          <table:table-cell office:value-type="float" office:value="0.38547331973947" calcext:value-type="float">
            <text:p>0.38547331973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521174125543" calcext:value-type="float">
            <text:p>0.411521174125543</text:p>
          </table:table-cell>
          <table:table-cell office:value-type="float" office:value="2.5794696290573" calcext:value-type="float">
            <text:p>2.5794696290573</text:p>
          </table:table-cell>
          <table:table-cell office:value-type="float" office:value="1.09523219286884" calcext:value-type="float">
            <text:p>1.095232192868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598484848484848" calcext:value-type="float">
            <text:p>0.598484848484848</text:p>
          </table:table-cell>
          <table:table-cell office:value-type="float" office:value="0.401515151515152" calcext:value-type="float">
            <text:p>0.401515151515152</text:p>
          </table:table-cell>
          <table:table-cell office:value-type="float" office:value="61.598440545809" calcext:value-type="float">
            <text:p>61.598440545809</text:p>
          </table:table-cell>
          <table:table-cell office:value-type="float" office:value="11.6445127979787" calcext:value-type="float">
            <text:p>11.6445127979787</text:p>
          </table:table-cell>
          <table:table-cell office:value-type="float" office:value="22.6259856016455" calcext:value-type="float">
            <text:p>22.6259856016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5-s1-2831</text:p>
          </table:table-cell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2.86934447288513" calcext:value-type="float">
            <text:p>2.86934447288513</text:p>
          </table:table-cell>
          <table:table-cell office:value-type="float" office:value="0.511817315092108" calcext:value-type="float">
            <text:p>0.511817315092108</text:p>
          </table:table-cell>
          <table:table-cell office:value-type="float" office:value="0.654564792891347" calcext:value-type="float">
            <text:p>0.654564792891347</text:p>
          </table:table-cell>
          <table:table-cell office:value-type="float" office:value="0.498670765878725" calcext:value-type="float">
            <text:p>0.498670765878725</text:p>
          </table:table-cell>
          <table:table-cell office:value-type="float" office:value="0.911904443251821" calcext:value-type="float">
            <text:p>0.911904443251821</text:p>
          </table:table-cell>
          <table:table-cell office:value-type="float" office:value="0.888610980237583" calcext:value-type="float">
            <text:p>0.888610980237583</text:p>
          </table:table-cell>
          <table:table-cell office:value-type="float" office:value="0.766488533662274" calcext:value-type="float">
            <text:p>0.766488533662274</text:p>
          </table:table-cell>
          <table:table-cell office:value-type="float" office:value="6.74938133730111" calcext:value-type="float">
            <text:p>6.74938133730111</text:p>
          </table:table-cell>
          <table:table-cell office:value-type="float" office:value="5.60995360238671" calcext:value-type="float">
            <text:p>5.60995360238671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64702644748275" calcext:value-type="float">
            <text:p>0.764702644748275</text:p>
          </table:table-cell>
          <table:table-cell office:value-type="float" office:value="0" calcext:value-type="float">
            <text:p>0</text:p>
          </table:table-cell>
          <table:table-cell office:value-type="float" office:value="0.876103045630965" calcext:value-type="float">
            <text:p>0.876103045630965</text:p>
          </table:table-cell>
          <table:table-cell office:value-type="float" office:value="0.842737587796028" calcext:value-type="float">
            <text:p>0.842737587796028</text:p>
          </table:table-cell>
          <table:table-cell office:value-type="float" office:value="0.167604002944367" calcext:value-type="float">
            <text:p>0.167604002944367</text:p>
          </table:table-cell>
          <table:table-cell office:value-type="float" office:value="0.646218487394958" calcext:value-type="float">
            <text:p>0.646218487394958</text:p>
          </table:table-cell>
          <table:table-cell office:value-type="float" office:value="0.353781512605042" calcext:value-type="float">
            <text:p>0.353781512605042</text:p>
          </table:table-cell>
          <table:table-cell office:value-type="float" office:value="207.434182132067" calcext:value-type="float">
            <text:p>207.434182132067</text:p>
          </table:table-cell>
          <table:table-cell office:value-type="float" office:value="34.4858657099092" calcext:value-type="float">
            <text:p>34.4858657099092</text:p>
          </table:table-cell>
          <table:table-cell office:value-type="float" office:value="74.7717576389718" calcext:value-type="float">
            <text:p>74.7717576389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-2376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2.03327798843384" calcext:value-type="float">
            <text:p>2.03327798843384</text:p>
          </table:table-cell>
          <table:table-cell office:value-type="float" office:value="2.53079549920941" calcext:value-type="float">
            <text:p>2.53079549920941</text:p>
          </table:table-cell>
          <table:table-cell office:value-type="float" office:value="1.6768084848483" calcext:value-type="float">
            <text:p>1.6768084848483</text:p>
          </table:table-cell>
          <table:table-cell office:value-type="float" office:value="0.333438755088426" calcext:value-type="float">
            <text:p>0.333438755088426</text:p>
          </table:table-cell>
          <table:table-cell office:value-type="float" office:value="0.978267141145387" calcext:value-type="float">
            <text:p>0.978267141145387</text:p>
          </table:table-cell>
          <table:table-cell office:value-type="float" office:value="0.951274989809068" calcext:value-type="float">
            <text:p>0.951274989809068</text:p>
          </table:table-cell>
          <table:table-cell office:value-type="float" office:value="0.566652664904235" calcext:value-type="float">
            <text:p>0.566652664904235</text:p>
          </table:table-cell>
          <table:table-cell office:value-type="float" office:value="8.97266275486368" calcext:value-type="float">
            <text:p>8.97266275486368</text:p>
          </table:table-cell>
          <table:table-cell office:value-type="float" office:value="3.26033396926217" calcext:value-type="float">
            <text:p>3.26033396926217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0" calcext:value-type="float">
            <text:p>0</text:p>
          </table:table-cell>
          <table:table-cell office:value-type="float" office:value="3.97374619270218" calcext:value-type="float">
            <text:p>3.97374619270218</text:p>
          </table:table-cell>
          <table:table-cell office:value-type="float" office:value="0" calcext:value-type="float">
            <text:p>0</text:p>
          </table:table-cell>
          <table:table-cell office:value-type="float" office:value="0.972616132277333" calcext:value-type="float">
            <text:p>0.972616132277333</text:p>
          </table:table-cell>
          <table:table-cell office:value-type="float" office:value="0.939280166135748" calcext:value-type="float">
            <text:p>0.939280166135748</text:p>
          </table:table-cell>
          <table:table-cell office:value-type="float" office:value="0" calcext:value-type="float">
            <text:p>0</text:p>
          </table:table-cell>
          <table:table-cell office:value-type="float" office:value="0.64576802507837" calcext:value-type="float">
            <text:p>0.64576802507837</text:p>
          </table:table-cell>
          <table:table-cell office:value-type="float" office:value="0.35423197492163" calcext:value-type="float">
            <text:p>0.35423197492163</text:p>
          </table:table-cell>
          <table:table-cell office:value-type="float" office:value="157.685241886099" calcext:value-type="float">
            <text:p>157.685241886099</text:p>
          </table:table-cell>
          <table:table-cell office:value-type="float" office:value="17.3320858321702" calcext:value-type="float">
            <text:p>17.3320858321702</text:p>
          </table:table-cell>
          <table:table-cell office:value-type="float" office:value="40.7610431760392" calcext:value-type="float">
            <text:p>40.76104317603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9-2463-NOT-TREMOR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758800387382507" calcext:value-type="float">
            <text:p>0.758800387382507</text:p>
          </table:table-cell>
          <table:table-cell office:value-type="float" office:value="0.468309847156237" calcext:value-type="float">
            <text:p>0.468309847156237</text:p>
          </table:table-cell>
          <table:table-cell office:value-type="float" office:value="0.506360080722323" calcext:value-type="float">
            <text:p>0.506360080722323</text:p>
          </table:table-cell>
          <table:table-cell office:value-type="float" office:value="0.215734553213506" calcext:value-type="float">
            <text:p>0.215734553213506</text:p>
          </table:table-cell>
          <table:table-cell office:value-type="float" office:value="0.0640057560892391" calcext:value-type="float">
            <text:p>0.064005756089239</text:p>
          </table:table-cell>
          <table:table-cell office:value-type="float" office:value="0.596425054378568" calcext:value-type="float">
            <text:p>0.596425054378568</text:p>
          </table:table-cell>
          <table:table-cell office:value-type="float" office:value="0" calcext:value-type="float">
            <text:p>0</text:p>
          </table:table-cell>
          <table:table-cell office:value-type="float" office:value="3.43774728937053" calcext:value-type="float">
            <text:p>3.43774728937053</text:p>
          </table:table-cell>
          <table:table-cell office:value-type="float" office:value="2.52646980400928" calcext:value-type="float">
            <text:p>2.5264698040092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293266620858148" calcext:value-type="float">
            <text:p>0.0293266620858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67816091954023" calcext:value-type="float">
            <text:p>0.67816091954023</text:p>
          </table:table-cell>
          <table:table-cell office:value-type="float" office:value="0.32183908045977" calcext:value-type="float">
            <text:p>0.32183908045977</text:p>
          </table:table-cell>
          <table:table-cell office:value-type="float" office:value="108.376193975018" calcext:value-type="float">
            <text:p>108.376193975018</text:p>
          </table:table-cell>
          <table:table-cell office:value-type="float" office:value="9.34602835518246" calcext:value-type="float">
            <text:p>9.34602835518246</text:p>
          </table:table-cell>
          <table:table-cell office:value-type="float" office:value="24.574015097484" calcext:value-type="float">
            <text:p>24.574015097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-2188-a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424653470516205" calcext:value-type="float">
            <text:p>0.424653470516205</text:p>
          </table:table-cell>
          <table:table-cell office:value-type="float" office:value="1.81446846182136" calcext:value-type="float">
            <text:p>1.81446846182136</text:p>
          </table:table-cell>
          <table:table-cell office:value-type="float" office:value="1.44109875955468" calcext:value-type="float">
            <text:p>1.44109875955468</text:p>
          </table:table-cell>
          <table:table-cell office:value-type="float" office:value="0.558275194616363" calcext:value-type="float">
            <text:p>0.558275194616363</text:p>
          </table:table-cell>
          <table:table-cell office:value-type="float" office:value="0.796352118238624" calcext:value-type="float">
            <text:p>0.796352118238624</text:p>
          </table:table-cell>
          <table:table-cell office:value-type="float" office:value="0.8188787538211" calcext:value-type="float">
            <text:p>0.8188787538211</text:p>
          </table:table-cell>
          <table:table-cell office:value-type="float" office:value="0.516594666715748" calcext:value-type="float">
            <text:p>0.516594666715748</text:p>
          </table:table-cell>
          <table:table-cell office:value-type="float" office:value="6.58229639684227" calcext:value-type="float">
            <text:p>6.58229639684227</text:p>
          </table:table-cell>
          <table:table-cell office:value-type="float" office:value="1.73661220740294" calcext:value-type="float">
            <text:p>1.73661220740294</text:p>
          </table:table-cell>
          <table:table-cell office:value-type="float" office:value="0.120689655172414" calcext:value-type="float">
            <text:p>0.120689655172414</text:p>
          </table:table-cell>
          <table:table-cell office:value-type="float" office:value="0" calcext:value-type="float">
            <text:p>0</text:p>
          </table:table-cell>
          <table:table-cell office:value-type="float" office:value="0.374572679060735" calcext:value-type="float">
            <text:p>0.374572679060735</text:p>
          </table:table-cell>
          <table:table-cell office:value-type="float" office:value="0" calcext:value-type="float">
            <text:p>0</text:p>
          </table:table-cell>
          <table:table-cell office:value-type="float" office:value="0.747311465081327" calcext:value-type="float">
            <text:p>0.747311465081327</text:p>
          </table:table-cell>
          <table:table-cell office:value-type="float" office:value="0.889944514173512" calcext:value-type="float">
            <text:p>0.889944514173512</text:p>
          </table:table-cell>
          <table:table-cell office:value-type="float" office:value="0" calcext:value-type="float">
            <text:p>0</text:p>
          </table:table-cell>
          <table:table-cell office:value-type="float" office:value="0.781569965870307" calcext:value-type="float">
            <text:p>0.781569965870307</text:p>
          </table:table-cell>
          <table:table-cell office:value-type="float" office:value="0.218430034129693" calcext:value-type="float">
            <text:p>0.218430034129693</text:p>
          </table:table-cell>
          <table:table-cell office:value-type="float" office:value="142.289051820554" calcext:value-type="float">
            <text:p>142.289051820554</text:p>
          </table:table-cell>
          <table:table-cell office:value-type="float" office:value="8.02105527008397" calcext:value-type="float">
            <text:p>8.02105527008397</text:p>
          </table:table-cell>
          <table:table-cell office:value-type="float" office:value="30.5577572900588" calcext:value-type="float">
            <text:p>30.5577572900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-2267-NOT-TREMOR-with-accel</text:p>
          </table:table-cell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43062126636505" calcext:value-type="float">
            <text:p>1.43062126636505</text:p>
          </table:table-cell>
          <table:table-cell office:value-type="float" office:value="0.0337383709768476" calcext:value-type="float">
            <text:p>0.033738370976848</text:p>
          </table:table-cell>
          <table:table-cell office:value-type="float" office:value="0.155368417429562" calcext:value-type="float">
            <text:p>0.155368417429562</text:p>
          </table:table-cell>
          <table:table-cell office:value-type="float" office:value="0.119894143190752" calcext:value-type="float">
            <text:p>0.119894143190752</text:p>
          </table:table-cell>
          <table:table-cell office:value-type="float" office:value="0" calcext:value-type="float">
            <text:p>0</text:p>
          </table:table-cell>
          <table:table-cell office:value-type="float" office:value="0.454758659470473" calcext:value-type="float">
            <text:p>0.454758659470473</text:p>
          </table:table-cell>
          <table:table-cell office:value-type="float" office:value="0.364516964167768" calcext:value-type="float">
            <text:p>0.364516964167768</text:p>
          </table:table-cell>
          <table:table-cell office:value-type="float" office:value="2.57945899966635" calcext:value-type="float">
            <text:p>2.57945899966635</text:p>
          </table:table-cell>
          <table:table-cell office:value-type="float" office:value="2.06277667882184" calcext:value-type="float">
            <text:p>2.06277667882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02874651609863" calcext:value-type="float">
            <text:p>0.0302874651609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9281045751634" calcext:value-type="float">
            <text:p>0.619281045751634</text:p>
          </table:table-cell>
          <table:table-cell office:value-type="float" office:value="0.380718954248366" calcext:value-type="float">
            <text:p>0.380718954248366</text:p>
          </table:table-cell>
          <table:table-cell office:value-type="float" office:value="151.218928300682" calcext:value-type="float">
            <text:p>151.218928300682</text:p>
          </table:table-cell>
          <table:table-cell office:value-type="float" office:value="20.181722115876" calcext:value-type="float">
            <text:p>20.181722115876</text:p>
          </table:table-cell>
          <table:table-cell office:value-type="float" office:value="43.5543789230966" calcext:value-type="float">
            <text:p>43.5543789230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-1076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984265625476837" calcext:value-type="float">
            <text:p>0.984265625476837</text:p>
          </table:table-cell>
          <table:table-cell office:value-type="float" office:value="1.04976302280571" calcext:value-type="float">
            <text:p>1.04976302280571</text:p>
          </table:table-cell>
          <table:table-cell office:value-type="float" office:value="0.907455842547946" calcext:value-type="float">
            <text:p>0.907455842547946</text:p>
          </table:table-cell>
          <table:table-cell office:value-type="float" office:value="0.489427058094509" calcext:value-type="float">
            <text:p>0.489427058094509</text:p>
          </table:table-cell>
          <table:table-cell office:value-type="float" office:value="0.643765348578397" calcext:value-type="float">
            <text:p>0.643765348578397</text:p>
          </table:table-cell>
          <table:table-cell office:value-type="float" office:value="0.626042012843519" calcext:value-type="float">
            <text:p>0.626042012843519</text:p>
          </table:table-cell>
          <table:table-cell office:value-type="float" office:value="0.38840285930742" calcext:value-type="float">
            <text:p>0.38840285930742</text:p>
          </table:table-cell>
          <table:table-cell office:value-type="float" office:value="3.95577496307642" calcext:value-type="float">
            <text:p>3.95577496307642</text:p>
          </table:table-cell>
          <table:table-cell office:value-type="float" office:value="1.45717597095365" calcext:value-type="float">
            <text:p>1.45717597095365</text:p>
          </table:table-cell>
          <table:table-cell office:value-type="float" office:value="0.473684210526316" calcext:value-type="float">
            <text:p>0.47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0.607835068907691" calcext:value-type="float">
            <text:p>0.607835068907691</text:p>
          </table:table-cell>
          <table:table-cell office:value-type="float" office:value="0" calcext:value-type="float">
            <text:p>0</text:p>
          </table:table-cell>
          <table:table-cell office:value-type="float" office:value="0.925511412628184" calcext:value-type="float">
            <text:p>0.925511412628184</text:p>
          </table:table-cell>
          <table:table-cell office:value-type="float" office:value="0.900871633293118" calcext:value-type="float">
            <text:p>0.900871633293118</text:p>
          </table:table-cell>
          <table:table-cell office:value-type="float" office:value="0.119784015598387" calcext:value-type="float">
            <text:p>0.119784015598387</text:p>
          </table:table-cell>
          <table:table-cell office:value-type="float" office:value="0.75187969924812" calcext:value-type="float">
            <text:p>0.75187969924812</text:p>
          </table:table-cell>
          <table:table-cell office:value-type="float" office:value="0.24812030075188" calcext:value-type="float">
            <text:p>0.24812030075188</text:p>
          </table:table-cell>
          <table:table-cell office:value-type="float" office:value="134.066228716986" calcext:value-type="float">
            <text:p>134.066228716986</text:p>
          </table:table-cell>
          <table:table-cell office:value-type="float" office:value="8.29840737636211" calcext:value-type="float">
            <text:p>8.29840737636211</text:p>
          </table:table-cell>
          <table:table-cell office:value-type="float" office:value="28.1626516654079" calcext:value-type="float">
            <text:p>28.1626516654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-157-NOT-TREMOR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20031785964966" calcext:value-type="float">
            <text:p>1.20031785964966</text:p>
          </table:table-cell>
          <table:table-cell office:value-type="float" office:value="-0.0539196099529093" calcext:value-type="float">
            <text:p>-0.053919609952909</text:p>
          </table:table-cell>
          <table:table-cell office:value-type="float" office:value="-0.148131066379187" calcext:value-type="float">
            <text:p>-0.148131066379187</text:p>
          </table:table-cell>
          <table:table-cell office:value-type="float" office:value="-0.350235689758847" calcext:value-type="float">
            <text:p>-0.350235689758847</text:p>
          </table:table-cell>
          <table:table-cell office:value-type="float" office:value="0" calcext:value-type="float">
            <text:p>0</text:p>
          </table:table-cell>
          <table:table-cell office:value-type="float" office:value="0.271129869268491" calcext:value-type="float">
            <text:p>0.271129869268491</text:p>
          </table:table-cell>
          <table:table-cell office:value-type="float" office:value="0" calcext:value-type="float">
            <text:p>0</text:p>
          </table:table-cell>
          <table:table-cell office:value-type="float" office:value="3.07007838289507" calcext:value-type="float">
            <text:p>3.07007838289507</text:p>
          </table:table-cell>
          <table:table-cell office:value-type="float" office:value="0.836465169702177" calcext:value-type="float">
            <text:p>0.8364651697021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291304347826087" calcext:value-type="float">
            <text:p>0.291304347826087</text:p>
          </table:table-cell>
          <table:table-cell office:value-type="float" office:value="0.708695652173913" calcext:value-type="float">
            <text:p>0.708695652173913</text:p>
          </table:table-cell>
          <table:table-cell office:value-type="float" office:value="57.0067216880796" calcext:value-type="float">
            <text:p>57.0067216880796</text:p>
          </table:table-cell>
          <table:table-cell office:value-type="float" office:value="19.5981772492816" calcext:value-type="float">
            <text:p>19.5981772492816</text:p>
          </table:table-cell>
          <table:table-cell office:value-type="float" office:value="24.2299102439847" calcext:value-type="float">
            <text:p>24.22991024398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7-689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5257111787796" calcext:value-type="float">
            <text:p>1.5257111787796</text:p>
          </table:table-cell>
          <table:table-cell office:value-type="float" office:value="1.67266269393546" calcext:value-type="float">
            <text:p>1.67266269393546</text:p>
          </table:table-cell>
          <table:table-cell office:value-type="float" office:value="1.12772514472439" calcext:value-type="float">
            <text:p>1.12772514472439</text:p>
          </table:table-cell>
          <table:table-cell office:value-type="float" office:value="-0.111146977392035" calcext:value-type="float">
            <text:p>-0.111146977392035</text:p>
          </table:table-cell>
          <table:table-cell office:value-type="float" office:value="0.403564155481145" calcext:value-type="float">
            <text:p>0.403564155481145</text:p>
          </table:table-cell>
          <table:table-cell office:value-type="float" office:value="0.802741189168152" calcext:value-type="float">
            <text:p>0.802741189168152</text:p>
          </table:table-cell>
          <table:table-cell office:value-type="float" office:value="0" calcext:value-type="float">
            <text:p>0</text:p>
          </table:table-cell>
          <table:table-cell office:value-type="float" office:value="7.99776796262965" calcext:value-type="float">
            <text:p>7.99776796262965</text:p>
          </table:table-cell>
          <table:table-cell office:value-type="float" office:value="3.66913110964163" calcext:value-type="float">
            <text:p>3.66913110964163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.06317265481975" calcext:value-type="float">
            <text:p>2.0631726548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946388429442" calcext:value-type="float">
            <text:p>0.131946388429442</text:p>
          </table:table-cell>
          <table:table-cell office:value-type="float" office:value="0" calcext:value-type="float">
            <text:p>0</text:p>
          </table:table-cell>
          <table:table-cell office:value-type="float" office:value="0.682926829268293" calcext:value-type="float">
            <text:p>0.682926829268293</text:p>
          </table:table-cell>
          <table:table-cell office:value-type="float" office:value="0.317073170731707" calcext:value-type="float">
            <text:p>0.317073170731707</text:p>
          </table:table-cell>
          <table:table-cell office:value-type="float" office:value="83.3912439193885" calcext:value-type="float">
            <text:p>83.3912439193885</text:p>
          </table:table-cell>
          <table:table-cell office:value-type="float" office:value="6.08899297423888" calcext:value-type="float">
            <text:p>6.08899297423888</text:p>
          </table:table-cell>
          <table:table-cell office:value-type="float" office:value="16.5940396368199" calcext:value-type="float">
            <text:p>16.5940396368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2-1414-NOT-TREMOR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800617039203644" calcext:value-type="float">
            <text:p>0.800617039203644</text:p>
          </table:table-cell>
          <table:table-cell office:value-type="float" office:value="-0.314559575109209" calcext:value-type="float">
            <text:p>-0.314559575109209</text:p>
          </table:table-cell>
          <table:table-cell office:value-type="float" office:value="-0.137289581760761" calcext:value-type="float">
            <text:p>-0.137289581760761</text:p>
          </table:table-cell>
          <table:table-cell office:value-type="float" office:value="-0.0089474098592363" calcext:value-type="float">
            <text:p>-0.008947409859236</text:p>
          </table:table-cell>
          <table:table-cell office:value-type="float" office:value="0" calcext:value-type="float">
            <text:p>0</text:p>
          </table:table-cell>
          <table:table-cell office:value-type="float" office:value="0.535316278760453" calcext:value-type="float">
            <text:p>0.535316278760453</text:p>
          </table:table-cell>
          <table:table-cell office:value-type="float" office:value="0.46398612543924" calcext:value-type="float">
            <text:p>0.46398612543924</text:p>
          </table:table-cell>
          <table:table-cell office:value-type="float" office:value="3.08616333932216" calcext:value-type="float">
            <text:p>3.08616333932216</text:p>
          </table:table-cell>
          <table:table-cell office:value-type="float" office:value="1.73097107001018" calcext:value-type="float">
            <text:p>1.73097107001018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117247724598957" calcext:value-type="float">
            <text:p>0.117247724598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414948453608247" calcext:value-type="float">
            <text:p>0.414948453608247</text:p>
          </table:table-cell>
          <table:table-cell office:value-type="float" office:value="0.585051546391753" calcext:value-type="float">
            <text:p>0.585051546391753</text:p>
          </table:table-cell>
          <table:table-cell office:value-type="float" office:value="43.2737535277516" calcext:value-type="float">
            <text:p>43.2737535277516</text:p>
          </table:table-cell>
          <table:table-cell office:value-type="float" office:value="16.0189687171417" calcext:value-type="float">
            <text:p>16.0189687171417</text:p>
          </table:table-cell>
          <table:table-cell office:value-type="float" office:value="21.6866392416383" calcext:value-type="float">
            <text:p>21.6866392416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 exp decay in hf</text:p>
          </table:table-cell>
        </table:table-row>
        <table:table-row table:style-name="ro1">
          <table:table-cell office:value-type="string" calcext:value-type="string">
            <text:p>652-1538-TREMOR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0.212765276432037" calcext:value-type="float">
            <text:p>-0.212765276432037</text:p>
          </table:table-cell>
          <table:table-cell office:value-type="float" office:value="0.817502412432617" calcext:value-type="float">
            <text:p>0.817502412432617</text:p>
          </table:table-cell>
          <table:table-cell office:value-type="float" office:value="0.70494790516462" calcext:value-type="float">
            <text:p>0.70494790516462</text:p>
          </table:table-cell>
          <table:table-cell office:value-type="float" office:value="0.254552535995866" calcext:value-type="float">
            <text:p>0.254552535995866</text:p>
          </table:table-cell>
          <table:table-cell office:value-type="float" office:value="0.719494761315296" calcext:value-type="float">
            <text:p>0.719494761315296</text:p>
          </table:table-cell>
          <table:table-cell office:value-type="float" office:value="0.617406204335096" calcext:value-type="float">
            <text:p>0.617406204335096</text:p>
          </table:table-cell>
          <table:table-cell office:value-type="float" office:value="0.00617976887440519" calcext:value-type="float">
            <text:p>0.006179768874405</text:p>
          </table:table-cell>
          <table:table-cell office:value-type="float" office:value="6.96653943484882" calcext:value-type="float">
            <text:p>6.96653943484882</text:p>
          </table:table-cell>
          <table:table-cell office:value-type="float" office:value="3.06089570536922" calcext:value-type="float">
            <text:p>3.06089570536922</text:p>
          </table:table-cell>
          <table:table-cell office:value-type="float" office:value="0.123711340206186" calcext:value-type="float">
            <text:p>0.123711340206186</text:p>
          </table:table-cell>
          <table:table-cell office:value-type="float" office:value="0" calcext:value-type="float">
            <text:p>0</text:p>
          </table:table-cell>
          <table:table-cell office:value-type="float" office:value="0.30978263617299" calcext:value-type="float">
            <text:p>0.309782636172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203333333333333" calcext:value-type="float">
            <text:p>0.203333333333333</text:p>
          </table:table-cell>
          <table:table-cell office:value-type="float" office:value="122.538966365874" calcext:value-type="float">
            <text:p>122.538966365874</text:p>
          </table:table-cell>
          <table:table-cell office:value-type="float" office:value="4.49835920504406" calcext:value-type="float">
            <text:p>4.49835920504406</text:p>
          </table:table-cell>
          <table:table-cell office:value-type="float" office:value="19.3412374523722" calcext:value-type="float">
            <text:p>19.34123745237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-2124-TREMOR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1.01739525794983" calcext:value-type="float">
            <text:p>-1.01739525794983</text:p>
          </table:table-cell>
          <table:table-cell office:value-type="float" office:value="1.78500267598192" calcext:value-type="float">
            <text:p>1.78500267598192</text:p>
          </table:table-cell>
          <table:table-cell office:value-type="float" office:value="0.909960672962951" calcext:value-type="float">
            <text:p>0.909960672962951</text:p>
          </table:table-cell>
          <table:table-cell office:value-type="float" office:value="-0.163438022288072" calcext:value-type="float">
            <text:p>-0.163438022288072</text:p>
          </table:table-cell>
          <table:table-cell office:value-type="float" office:value="0.764779333451981" calcext:value-type="float">
            <text:p>0.764779333451981</text:p>
          </table:table-cell>
          <table:table-cell office:value-type="float" office:value="0.539065900294806" calcext:value-type="float">
            <text:p>0.539065900294806</text:p>
          </table:table-cell>
          <table:table-cell office:value-type="float" office:value="0.468403129829302" calcext:value-type="float">
            <text:p>0.468403129829302</text:p>
          </table:table-cell>
          <table:table-cell office:value-type="float" office:value="7.62996420124529" calcext:value-type="float">
            <text:p>7.62996420124529</text:p>
          </table:table-cell>
          <table:table-cell office:value-type="float" office:value="3.77462999386756" calcext:value-type="float">
            <text:p>3.7746299938675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48819044121951" calcext:value-type="float">
            <text:p>0.1488190441219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79126213592233" calcext:value-type="float">
            <text:p>0.79126213592233</text:p>
          </table:table-cell>
          <table:table-cell office:value-type="float" office:value="0.20873786407767" calcext:value-type="float">
            <text:p>0.20873786407767</text:p>
          </table:table-cell>
          <table:table-cell office:value-type="float" office:value="162.415304902352" calcext:value-type="float">
            <text:p>162.415304902352</text:p>
          </table:table-cell>
          <table:table-cell office:value-type="float" office:value="3.89658640906908" calcext:value-type="float">
            <text:p>3.89658640906908</text:p>
          </table:table-cell>
          <table:table-cell office:value-type="float" office:value="17.1111978669148" calcext:value-type="float">
            <text:p>17.1111978669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-2248-tremor-then-beta</text:p>
          </table:table-cell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746270656585693" calcext:value-type="float">
            <text:p>0.746270656585693</text:p>
          </table:table-cell>
          <table:table-cell office:value-type="float" office:value="0.873407559817928" calcext:value-type="float">
            <text:p>0.873407559817928</text:p>
          </table:table-cell>
          <table:table-cell office:value-type="float" office:value="0.656871965835029" calcext:value-type="float">
            <text:p>0.656871965835029</text:p>
          </table:table-cell>
          <table:table-cell office:value-type="float" office:value="-0.0756053755434616" calcext:value-type="float">
            <text:p>-0.075605375543462</text:p>
          </table:table-cell>
          <table:table-cell office:value-type="float" office:value="0" calcext:value-type="float">
            <text:p>0</text:p>
          </table:table-cell>
          <table:table-cell office:value-type="float" office:value="0.380292841784188" calcext:value-type="float">
            <text:p>0.380292841784188</text:p>
          </table:table-cell>
          <table:table-cell office:value-type="float" office:value="0.355921071983161" calcext:value-type="float">
            <text:p>0.355921071983161</text:p>
          </table:table-cell>
          <table:table-cell office:value-type="float" office:value="4.01059439873748" calcext:value-type="float">
            <text:p>4.01059439873748</text:p>
          </table:table-cell>
          <table:table-cell office:value-type="float" office:value="1.85645987451844" calcext:value-type="float">
            <text:p>1.856459874518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732876712328767" calcext:value-type="float">
            <text:p>0.732876712328767</text:p>
          </table:table-cell>
          <table:table-cell office:value-type="float" office:value="0.267123287671233" calcext:value-type="float">
            <text:p>0.267123287671233</text:p>
          </table:table-cell>
          <table:table-cell office:value-type="float" office:value="107.327348412659" calcext:value-type="float">
            <text:p>107.327348412659</text:p>
          </table:table-cell>
          <table:table-cell office:value-type="float" office:value="5.77812018489985" calcext:value-type="float">
            <text:p>5.77812018489985</text:p>
          </table:table-cell>
          <table:table-cell office:value-type="float" office:value="18.8470996766302" calcext:value-type="float">
            <text:p>18.8470996766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-744-TREMOR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2.23324227333069" calcext:value-type="float">
            <text:p>2.23324227333069</text:p>
          </table:table-cell>
          <table:table-cell office:value-type="float" office:value="0.958421130610591" calcext:value-type="float">
            <text:p>0.958421130610591</text:p>
          </table:table-cell>
          <table:table-cell office:value-type="float" office:value="0.789946286135806" calcext:value-type="float">
            <text:p>0.789946286135806</text:p>
          </table:table-cell>
          <table:table-cell office:value-type="float" office:value="0.321938320340016" calcext:value-type="float">
            <text:p>0.321938320340016</text:p>
          </table:table-cell>
          <table:table-cell office:value-type="float" office:value="0.292483707745658" calcext:value-type="float">
            <text:p>0.292483707745658</text:p>
          </table:table-cell>
          <table:table-cell office:value-type="float" office:value="0.706699493703563" calcext:value-type="float">
            <text:p>0.706699493703563</text:p>
          </table:table-cell>
          <table:table-cell office:value-type="float" office:value="0.458949571761388" calcext:value-type="float">
            <text:p>0.458949571761388</text:p>
          </table:table-cell>
          <table:table-cell office:value-type="float" office:value="3.75837867246536" calcext:value-type="float">
            <text:p>3.75837867246536</text:p>
          </table:table-cell>
          <table:table-cell office:value-type="float" office:value="2.28315497735366" calcext:value-type="float">
            <text:p>2.283154977353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665226781857451" calcext:value-type="float">
            <text:p>0.665226781857451</text:p>
          </table:table-cell>
          <table:table-cell office:value-type="float" office:value="0.334773218142549" calcext:value-type="float">
            <text:p>0.334773218142549</text:p>
          </table:table-cell>
          <table:table-cell office:value-type="float" office:value="123.806652597729" calcext:value-type="float">
            <text:p>123.806652597729</text:p>
          </table:table-cell>
          <table:table-cell office:value-type="float" office:value="15.2842626329361" calcext:value-type="float">
            <text:p>15.2842626329361</text:p>
          </table:table-cell>
          <table:table-cell office:value-type="float" office:value="36.6619420535439" calcext:value-type="float">
            <text:p>36.6619420535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5-996-NOT-TREMOR</text:p>
          </table:table-cell>
          <table:table-cell office:value-type="float" office:value="655" calcext:value-type="float">
            <text:p>6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85824143886566" calcext:value-type="float">
            <text:p>1.85824143886566</text:p>
          </table:table-cell>
          <table:table-cell office:value-type="float" office:value="-0.219786059022317" calcext:value-type="float">
            <text:p>-0.219786059022317</text:p>
          </table:table-cell>
          <table:table-cell office:value-type="float" office:value="-0.202664738492807" calcext:value-type="float">
            <text:p>-0.202664738492807</text:p>
          </table:table-cell>
          <table:table-cell office:value-type="float" office:value="-0.286934606283478" calcext:value-type="float">
            <text:p>-0.286934606283478</text:p>
          </table:table-cell>
          <table:table-cell office:value-type="float" office:value="0" calcext:value-type="float">
            <text:p>0</text:p>
          </table:table-cell>
          <table:table-cell office:value-type="float" office:value="0.224599334464033" calcext:value-type="float">
            <text:p>0.224599334464033</text:p>
          </table:table-cell>
          <table:table-cell office:value-type="float" office:value="0.470066946394929" calcext:value-type="float">
            <text:p>0.470066946394929</text:p>
          </table:table-cell>
          <table:table-cell office:value-type="float" office:value="2.96235934046889" calcext:value-type="float">
            <text:p>2.96235934046889</text:p>
          </table:table-cell>
          <table:table-cell office:value-type="float" office:value="2.26916401421013" calcext:value-type="float">
            <text:p>2.26916401421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570332480818414" calcext:value-type="float">
            <text:p>0.570332480818414</text:p>
          </table:table-cell>
          <table:table-cell office:value-type="float" office:value="0.429667519181586" calcext:value-type="float">
            <text:p>0.429667519181586</text:p>
          </table:table-cell>
          <table:table-cell office:value-type="float" office:value="151.24796527401" calcext:value-type="float">
            <text:p>151.24796527401</text:p>
          </table:table-cell>
          <table:table-cell office:value-type="float" office:value="19.2899462637211" calcext:value-type="float">
            <text:p>19.2899462637211</text:p>
          </table:table-cell>
          <table:table-cell office:value-type="float" office:value="38.3950665776346" calcext:value-type="float">
            <text:p>38.3950665776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-NOT-TREMOR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193920880556107" calcext:value-type="float">
            <text:p>0.193920880556107</text:p>
          </table:table-cell>
          <table:table-cell office:value-type="float" office:value="0.361673642993096" calcext:value-type="float">
            <text:p>0.361673642993096</text:p>
          </table:table-cell>
          <table:table-cell office:value-type="float" office:value="0.000120488506708915" calcext:value-type="float">
            <text:p>0.000120488506709</text:p>
          </table:table-cell>
          <table:table-cell office:value-type="float" office:value="-0.374164399751632" calcext:value-type="float">
            <text:p>-0.374164399751632</text:p>
          </table:table-cell>
          <table:table-cell office:value-type="float" office:value="0.563418510095682" calcext:value-type="float">
            <text:p>0.563418510095682</text:p>
          </table:table-cell>
          <table:table-cell office:value-type="float" office:value="0.901358154281097" calcext:value-type="float">
            <text:p>0.901358154281097</text:p>
          </table:table-cell>
          <table:table-cell office:value-type="float" office:value="0.941943623231561" calcext:value-type="float">
            <text:p>0.941943623231561</text:p>
          </table:table-cell>
          <table:table-cell office:value-type="float" office:value="4.23790761505129" calcext:value-type="float">
            <text:p>4.23790761505129</text:p>
          </table:table-cell>
          <table:table-cell office:value-type="float" office:value="3.00844067112871" calcext:value-type="float">
            <text:p>3.00844067112871</text:p>
          </table:table-cell>
          <table:table-cell office:value-type="float" office:value="0.186274509803922" calcext:value-type="float">
            <text:p>0.186274509803922</text:p>
          </table:table-cell>
          <table:table-cell office:value-type="float" office:value="0" calcext:value-type="float">
            <text:p>0</text:p>
          </table:table-cell>
          <table:table-cell office:value-type="float" office:value="0.25978441303082" calcext:value-type="float">
            <text:p>0.259784413030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438118811881188" calcext:value-type="float">
            <text:p>0.438118811881188</text:p>
          </table:table-cell>
          <table:table-cell office:value-type="float" office:value="0.561881188118812" calcext:value-type="float">
            <text:p>0.561881188118812</text:p>
          </table:table-cell>
          <table:table-cell office:value-type="float" office:value="60.9378227638918" calcext:value-type="float">
            <text:p>60.9378227638918</text:p>
          </table:table-cell>
          <table:table-cell office:value-type="float" office:value="12.9394865246933" calcext:value-type="float">
            <text:p>12.9394865246933</text:p>
          </table:table-cell>
          <table:table-cell office:value-type="float" office:value="19.7576267373507" calcext:value-type="float">
            <text:p>19.7576267373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-645-NOT-TREMOR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1.50270855426788" calcext:value-type="float">
            <text:p>-1.50270855426788</text:p>
          </table:table-cell>
          <table:table-cell office:value-type="float" office:value="0.0318047028531904" calcext:value-type="float">
            <text:p>0.031804702853191</text:p>
          </table:table-cell>
          <table:table-cell office:value-type="float" office:value="-0.0242716021686499" calcext:value-type="float">
            <text:p>-0.02427160216865</text:p>
          </table:table-cell>
          <table:table-cell office:value-type="float" office:value="-0.158759102649806" calcext:value-type="float">
            <text:p>-0.158759102649806</text:p>
          </table:table-cell>
          <table:table-cell office:value-type="float" office:value="0" calcext:value-type="float">
            <text:p>0</text:p>
          </table:table-cell>
          <table:table-cell office:value-type="float" office:value="0.291449224633595" calcext:value-type="float">
            <text:p>0.291449224633595</text:p>
          </table:table-cell>
          <table:table-cell office:value-type="float" office:value="0.488683089557274" calcext:value-type="float">
            <text:p>0.488683089557274</text:p>
          </table:table-cell>
          <table:table-cell office:value-type="float" office:value="2.52458575391136" calcext:value-type="float">
            <text:p>2.52458575391136</text:p>
          </table:table-cell>
          <table:table-cell office:value-type="float" office:value="1.45157534651441" calcext:value-type="float">
            <text:p>1.451575346514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87.7803435295606" calcext:value-type="float">
            <text:p>87.7803435295606</text:p>
          </table:table-cell>
          <table:table-cell office:value-type="float" office:value="22.5878921920895" calcext:value-type="float">
            <text:p>22.5878921920895</text:p>
          </table:table-cell>
          <table:table-cell office:value-type="float" office:value="34.3685335711264" calcext:value-type="float">
            <text:p>34.368533571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-cell1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409434527158737" calcext:value-type="float">
            <text:p>0.409434527158737</text:p>
          </table:table-cell>
          <table:table-cell office:value-type="float" office:value="0.930782695609043" calcext:value-type="float">
            <text:p>0.930782695609043</text:p>
          </table:table-cell>
          <table:table-cell office:value-type="float" office:value="0.63756957330584" calcext:value-type="float">
            <text:p>0.63756957330584</text:p>
          </table:table-cell>
          <table:table-cell office:value-type="float" office:value="0.024234068395351" calcext:value-type="float">
            <text:p>0.024234068395351</text:p>
          </table:table-cell>
          <table:table-cell office:value-type="float" office:value="0.977044772424589" calcext:value-type="float">
            <text:p>0.977044772424589</text:p>
          </table:table-cell>
          <table:table-cell office:value-type="float" office:value="0.968240251893475" calcext:value-type="float">
            <text:p>0.968240251893475</text:p>
          </table:table-cell>
          <table:table-cell office:value-type="float" office:value="0.274705327323187" calcext:value-type="float">
            <text:p>0.274705327323187</text:p>
          </table:table-cell>
          <table:table-cell office:value-type="float" office:value="9.87859826145201" calcext:value-type="float">
            <text:p>9.87859826145201</text:p>
          </table:table-cell>
          <table:table-cell office:value-type="float" office:value="4.37972851064043" calcext:value-type="float">
            <text:p>4.379728510640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745410672602" calcext:value-type="float">
            <text:p>0.102745410672602</text:p>
          </table:table-cell>
          <table:table-cell office:value-type="float" office:value="0.4338464638989" calcext:value-type="float">
            <text:p>0.4338464638989</text:p>
          </table:table-cell>
          <table:table-cell office:value-type="float" office:value="0.531366275546932" calcext:value-type="float">
            <text:p>0.531366275546932</text:p>
          </table:table-cell>
          <table:table-cell office:value-type="float" office:value="0.703339882121807" calcext:value-type="float">
            <text:p>0.703339882121807</text:p>
          </table:table-cell>
          <table:table-cell office:value-type="float" office:value="0.296660117878193" calcext:value-type="float">
            <text:p>0.296660117878193</text:p>
          </table:table-cell>
          <table:table-cell office:value-type="float" office:value="136.607851517187" calcext:value-type="float">
            <text:p>136.607851517187</text:p>
          </table:table-cell>
          <table:table-cell office:value-type="float" office:value="14.1163712512153" calcext:value-type="float">
            <text:p>14.1163712512153</text:p>
          </table:table-cell>
          <table:table-cell office:value-type="float" office:value="38.2205589062162" calcext:value-type="float">
            <text:p>38.220558906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-cell1-b</text:p>
          </table:table-cell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820679128170013" calcext:value-type="float">
            <text:p>0.820679128170013</text:p>
          </table:table-cell>
          <table:table-cell office:value-type="float" office:value="1.14656811988548" calcext:value-type="float">
            <text:p>1.14656811988548</text:p>
          </table:table-cell>
          <table:table-cell office:value-type="float" office:value="0.892089441447358" calcext:value-type="float">
            <text:p>0.892089441447358</text:p>
          </table:table-cell>
          <table:table-cell office:value-type="float" office:value="0.0616413013256017" calcext:value-type="float">
            <text:p>0.061641301325602</text:p>
          </table:table-cell>
          <table:table-cell office:value-type="float" office:value="0.6765348128122" calcext:value-type="float">
            <text:p>0.6765348128122</text:p>
          </table:table-cell>
          <table:table-cell office:value-type="float" office:value="0.850828687873548" calcext:value-type="float">
            <text:p>0.850828687873548</text:p>
          </table:table-cell>
          <table:table-cell office:value-type="float" office:value="0.677419275081512" calcext:value-type="float">
            <text:p>0.677419275081512</text:p>
          </table:table-cell>
          <table:table-cell office:value-type="float" office:value="8.13225616071939" calcext:value-type="float">
            <text:p>8.13225616071939</text:p>
          </table:table-cell>
          <table:table-cell office:value-type="float" office:value="3.79048595542826" calcext:value-type="float">
            <text:p>3.79048595542826</text:p>
          </table:table-cell>
          <table:table-cell office:value-type="float" office:value="0.685714285714286" calcext:value-type="float">
            <text:p>0.6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.74720706028315" calcext:value-type="float">
            <text:p>3.74720706028315</text:p>
          </table:table-cell>
          <table:table-cell office:value-type="float" office:value="0" calcext:value-type="float">
            <text:p>0</text:p>
          </table:table-cell>
          <table:table-cell office:value-type="float" office:value="0.72879675103774" calcext:value-type="float">
            <text:p>0.72879675103774</text:p>
          </table:table-cell>
          <table:table-cell office:value-type="float" office:value="0.865590576340387" calcext:value-type="float">
            <text:p>0.865590576340387</text:p>
          </table:table-cell>
          <table:table-cell office:value-type="float" office:value="0.690538590423797" calcext:value-type="float">
            <text:p>0.690538590423797</text:p>
          </table:table-cell>
          <table:table-cell office:value-type="float" office:value="0.634920634920635" calcext:value-type="float">
            <text:p>0.634920634920635</text:p>
          </table:table-cell>
          <table:table-cell office:value-type="float" office:value="0.365079365079365" calcext:value-type="float">
            <text:p>0.365079365079365</text:p>
          </table:table-cell>
          <table:table-cell office:value-type="float" office:value="170.357751277683" calcext:value-type="float">
            <text:p>170.357751277683</text:p>
          </table:table-cell>
          <table:table-cell office:value-type="float" office:value="18.7077043206663" calcext:value-type="float">
            <text:p>18.7077043206663</text:p>
          </table:table-cell>
          <table:table-cell office:value-type="float" office:value="43.0257334863137" calcext:value-type="float">
            <text:p>43.0257334863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-cell1-c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808786273002625" calcext:value-type="float">
            <text:p>0.808786273002625</text:p>
          </table:table-cell>
          <table:table-cell office:value-type="float" office:value="1.24466260307738" calcext:value-type="float">
            <text:p>1.24466260307738</text:p>
          </table:table-cell>
          <table:table-cell office:value-type="float" office:value="0.878616977927785" calcext:value-type="float">
            <text:p>0.878616977927785</text:p>
          </table:table-cell>
          <table:table-cell office:value-type="float" office:value="-0.0861099323917309" calcext:value-type="float">
            <text:p>-0.086109932391731</text:p>
          </table:table-cell>
          <table:table-cell office:value-type="float" office:value="0.486698203134164" calcext:value-type="float">
            <text:p>0.486698203134164</text:p>
          </table:table-cell>
          <table:table-cell office:value-type="float" office:value="0.655793468244027" calcext:value-type="float">
            <text:p>0.655793468244027</text:p>
          </table:table-cell>
          <table:table-cell office:value-type="float" office:value="0.669639150126453" calcext:value-type="float">
            <text:p>0.669639150126453</text:p>
          </table:table-cell>
          <table:table-cell office:value-type="float" office:value="7.19072265474643" calcext:value-type="float">
            <text:p>7.19072265474643</text:p>
          </table:table-cell>
          <table:table-cell office:value-type="float" office:value="2.8657719603465" calcext:value-type="float">
            <text:p>2.865771960346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31343590516816" calcext:value-type="float">
            <text:p>3.31343590516816</text:p>
          </table:table-cell>
          <table:table-cell office:value-type="float" office:value="0" calcext:value-type="float">
            <text:p>0</text:p>
          </table:table-cell>
          <table:table-cell office:value-type="float" office:value="0.760980697391894" calcext:value-type="float">
            <text:p>0.760980697391894</text:p>
          </table:table-cell>
          <table:table-cell office:value-type="float" office:value="0.891763586359431" calcext:value-type="float">
            <text:p>0.891763586359431</text:p>
          </table:table-cell>
          <table:table-cell office:value-type="float" office:value="0.763714728491563" calcext:value-type="float">
            <text:p>0.763714728491563</text:p>
          </table:table-cell>
          <table:table-cell office:value-type="float" office:value="0.643835616438356" calcext:value-type="float">
            <text:p>0.643835616438356</text:p>
          </table:table-cell>
          <table:table-cell office:value-type="float" office:value="0.356164383561644" calcext:value-type="float">
            <text:p>0.356164383561644</text:p>
          </table:table-cell>
          <table:table-cell office:value-type="float" office:value="167.60174971472" calcext:value-type="float">
            <text:p>167.60174971472</text:p>
          </table:table-cell>
          <table:table-cell office:value-type="float" office:value="18.3622735319598" calcext:value-type="float">
            <text:p>18.3622735319598</text:p>
          </table:table-cell>
          <table:table-cell office:value-type="float" office:value="43.0329801615997" calcext:value-type="float">
            <text:p>43.0329801615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-518-NOT-TREMOR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0.359638214111328" calcext:value-type="float">
            <text:p>-0.359638214111328</text:p>
          </table:table-cell>
          <table:table-cell office:value-type="float" office:value="0.484116793524215" calcext:value-type="float">
            <text:p>0.484116793524215</text:p>
          </table:table-cell>
          <table:table-cell office:value-type="float" office:value="0.584112287352965" calcext:value-type="float">
            <text:p>0.584112287352965</text:p>
          </table:table-cell>
          <table:table-cell office:value-type="float" office:value="0.328059377870552" calcext:value-type="float">
            <text:p>0.328059377870552</text:p>
          </table:table-cell>
          <table:table-cell office:value-type="float" office:value="0.467321822498063" calcext:value-type="float">
            <text:p>0.467321822498063</text:p>
          </table:table-cell>
          <table:table-cell office:value-type="float" office:value="0.808283644828025" calcext:value-type="float">
            <text:p>0.808283644828025</text:p>
          </table:table-cell>
          <table:table-cell office:value-type="float" office:value="0.00651517073466212" calcext:value-type="float">
            <text:p>0.006515170734662</text:p>
          </table:table-cell>
          <table:table-cell office:value-type="float" office:value="4.59907626609413" calcext:value-type="float">
            <text:p>4.59907626609413</text:p>
          </table:table-cell>
          <table:table-cell office:value-type="float" office:value="1.85280624080034" calcext:value-type="float">
            <text:p>1.8528062408003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0.956065188970573" calcext:value-type="float">
            <text:p>0.9560651889705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570776255707763" calcext:value-type="float">
            <text:p>0.570776255707763</text:p>
          </table:table-cell>
          <table:table-cell office:value-type="float" office:value="0.429223744292237" calcext:value-type="float">
            <text:p>0.429223744292237</text:p>
          </table:table-cell>
          <table:table-cell office:value-type="float" office:value="125.110096885259" calcext:value-type="float">
            <text:p>125.110096885259</text:p>
          </table:table-cell>
          <table:table-cell office:value-type="float" office:value="10.6337728626117" calcext:value-type="float">
            <text:p>10.6337728626117</text:p>
          </table:table-cell>
          <table:table-cell office:value-type="float" office:value="22.2586310636983" calcext:value-type="float">
            <text:p>22.2586310636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-650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29748523235321" calcext:value-type="float">
            <text:p>1.29748523235321</text:p>
          </table:table-cell>
          <table:table-cell office:value-type="float" office:value="1.23258192725224" calcext:value-type="float">
            <text:p>1.23258192725224</text:p>
          </table:table-cell>
          <table:table-cell office:value-type="float" office:value="1.22094462809395" calcext:value-type="float">
            <text:p>1.22094462809395</text:p>
          </table:table-cell>
          <table:table-cell office:value-type="float" office:value="0.960725856332664" calcext:value-type="float">
            <text:p>0.960725856332664</text:p>
          </table:table-cell>
          <table:table-cell office:value-type="float" office:value="0.949014496873261" calcext:value-type="float">
            <text:p>0.949014496873261</text:p>
          </table:table-cell>
          <table:table-cell office:value-type="float" office:value="0.954196899634778" calcext:value-type="float">
            <text:p>0.954196899634778</text:p>
          </table:table-cell>
          <table:table-cell office:value-type="float" office:value="0.829474153324563" calcext:value-type="float">
            <text:p>0.829474153324563</text:p>
          </table:table-cell>
          <table:table-cell office:value-type="float" office:value="8.26168822540224" calcext:value-type="float">
            <text:p>8.26168822540224</text:p>
          </table:table-cell>
          <table:table-cell office:value-type="float" office:value="5.15848992702329" calcext:value-type="float">
            <text:p>5.158489927023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.73379558468687" calcext:value-type="float">
            <text:p>4.73379558468687</text:p>
          </table:table-cell>
          <table:table-cell office:value-type="float" office:value="0" calcext:value-type="float">
            <text:p>0</text:p>
          </table:table-cell>
          <table:table-cell office:value-type="float" office:value="0.846389041264808" calcext:value-type="float">
            <text:p>0.846389041264808</text:p>
          </table:table-cell>
          <table:table-cell office:value-type="float" office:value="0.862952826533248" calcext:value-type="float">
            <text:p>0.862952826533248</text:p>
          </table:table-cell>
          <table:table-cell office:value-type="float" office:value="0.412769255614689" calcext:value-type="float">
            <text:p>0.412769255614689</text:p>
          </table:table-cell>
          <table:table-cell office:value-type="float" office:value="0.73972602739726" calcext:value-type="float">
            <text:p>0.73972602739726</text:p>
          </table:table-cell>
          <table:table-cell office:value-type="float" office:value="0.26027397260274" calcext:value-type="float">
            <text:p>0.26027397260274</text:p>
          </table:table-cell>
          <table:table-cell office:value-type="float" office:value="230.927129661307" calcext:value-type="float">
            <text:p>230.927129661307</text:p>
          </table:table-cell>
          <table:table-cell office:value-type="float" office:value="20.732851749198" calcext:value-type="float">
            <text:p>20.732851749198</text:p>
          </table:table-cell>
          <table:table-cell office:value-type="float" office:value="63.4639125067376" calcext:value-type="float">
            <text:p>63.4639125067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-645-TREMOR-MOV-DESYNCH-TREMOR-REST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673325479030609" calcext:value-type="float">
            <text:p>0.673325479030609</text:p>
          </table:table-cell>
          <table:table-cell office:value-type="float" office:value="1.52357759720762" calcext:value-type="float">
            <text:p>1.52357759720762</text:p>
          </table:table-cell>
          <table:table-cell office:value-type="float" office:value="1.28704218967236" calcext:value-type="float">
            <text:p>1.28704218967236</text:p>
          </table:table-cell>
          <table:table-cell office:value-type="float" office:value="0.0522402004291814" calcext:value-type="float">
            <text:p>0.052240200429181</text:p>
          </table:table-cell>
          <table:table-cell office:value-type="float" office:value="0.788748181268114" calcext:value-type="float">
            <text:p>0.788748181268114</text:p>
          </table:table-cell>
          <table:table-cell office:value-type="float" office:value="0.810412695890211" calcext:value-type="float">
            <text:p>0.810412695890211</text:p>
          </table:table-cell>
          <table:table-cell office:value-type="float" office:value="0.249300949403802" calcext:value-type="float">
            <text:p>0.249300949403802</text:p>
          </table:table-cell>
          <table:table-cell office:value-type="float" office:value="6.13473005509396" calcext:value-type="float">
            <text:p>6.13473005509396</text:p>
          </table:table-cell>
          <table:table-cell office:value-type="float" office:value="2.04869538951129" calcext:value-type="float">
            <text:p>2.04869538951129</text:p>
          </table:table-cell>
          <table:table-cell office:value-type="float" office:value="0.443548387096774" calcext:value-type="float">
            <text:p>0.44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.00094899495194" calcext:value-type="float">
            <text:p>1.000948994951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151595744680851" calcext:value-type="float">
            <text:p>0.151595744680851</text:p>
          </table:table-cell>
          <table:table-cell office:value-type="float" office:value="0.848404255319149" calcext:value-type="float">
            <text:p>0.848404255319149</text:p>
          </table:table-cell>
          <table:table-cell office:value-type="float" office:value="50.2574592650067" calcext:value-type="float">
            <text:p>50.2574592650067</text:p>
          </table:table-cell>
          <table:table-cell office:value-type="float" office:value="39.3141831769804" calcext:value-type="float">
            <text:p>39.3141831769804</text:p>
          </table:table-cell>
          <table:table-cell office:value-type="float" office:value="40.6562085057978" calcext:value-type="float">
            <text:p>40.6562085057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-689-NOT-TREMOR</text:p>
          </table:table-cell>
          <table:table-cell office:value-type="float" office:value="669" calcext:value-type="float">
            <text:p>66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712841928005219" calcext:value-type="float">
            <text:p>0.712841928005219</text:p>
          </table:table-cell>
          <table:table-cell office:value-type="float" office:value="-0.146268035386899" calcext:value-type="float">
            <text:p>-0.146268035386899</text:p>
          </table:table-cell>
          <table:table-cell office:value-type="float" office:value="-0.098250169704896" calcext:value-type="float">
            <text:p>-0.098250169704896</text:p>
          </table:table-cell>
          <table:table-cell office:value-type="float" office:value="0.0035691349570361" calcext:value-type="float">
            <text:p>0.003569134957036</text:p>
          </table:table-cell>
          <table:table-cell office:value-type="float" office:value="0.366301427404489" calcext:value-type="float">
            <text:p>0.366301427404489</text:p>
          </table:table-cell>
          <table:table-cell office:value-type="float" office:value="0.284303665943005" calcext:value-type="float">
            <text:p>0.284303665943005</text:p>
          </table:table-cell>
          <table:table-cell office:value-type="float" office:value="0" calcext:value-type="float">
            <text:p>0</text:p>
          </table:table-cell>
          <table:table-cell office:value-type="float" office:value="4.1764677409187" calcext:value-type="float">
            <text:p>4.1764677409187</text:p>
          </table:table-cell>
          <table:table-cell office:value-type="float" office:value="2.78129012855731" calcext:value-type="float">
            <text:p>2.78129012855731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0.0878381839819841" calcext:value-type="float">
            <text:p>0.0878381839819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560650887573965" calcext:value-type="float">
            <text:p>0.560650887573965</text:p>
          </table:table-cell>
          <table:table-cell office:value-type="float" office:value="0.439349112426036" calcext:value-type="float">
            <text:p>0.439349112426036</text:p>
          </table:table-cell>
          <table:table-cell office:value-type="float" office:value="83.7843095642332" calcext:value-type="float">
            <text:p>83.7843095642332</text:p>
          </table:table-cell>
          <table:table-cell office:value-type="float" office:value="12.6524255168324" calcext:value-type="float">
            <text:p>12.6524255168324</text:p>
          </table:table-cell>
          <table:table-cell office:value-type="float" office:value="24.1452026768315" calcext:value-type="float">
            <text:p>24.1452026768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-cell2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788883090019226" calcext:value-type="float">
            <text:p>0.788883090019226</text:p>
          </table:table-cell>
          <table:table-cell office:value-type="float" office:value="1.89448172640707" calcext:value-type="float">
            <text:p>1.89448172640707</text:p>
          </table:table-cell>
          <table:table-cell office:value-type="float" office:value="1.76037378308325" calcext:value-type="float">
            <text:p>1.76037378308325</text:p>
          </table:table-cell>
          <table:table-cell office:value-type="float" office:value="0.808846981542625" calcext:value-type="float">
            <text:p>0.808846981542625</text:p>
          </table:table-cell>
          <table:table-cell office:value-type="float" office:value="0.488082301535663" calcext:value-type="float">
            <text:p>0.488082301535663</text:p>
          </table:table-cell>
          <table:table-cell office:value-type="float" office:value="0.669941220931742" calcext:value-type="float">
            <text:p>0.669941220931742</text:p>
          </table:table-cell>
          <table:table-cell office:value-type="float" office:value="0.184085302712178" calcext:value-type="float">
            <text:p>0.184085302712178</text:p>
          </table:table-cell>
          <table:table-cell office:value-type="float" office:value="6.37416572120511" calcext:value-type="float">
            <text:p>6.37416572120511</text:p>
          </table:table-cell>
          <table:table-cell office:value-type="float" office:value="1.62196528802935" calcext:value-type="float">
            <text:p>1.62196528802935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0" calcext:value-type="float">
            <text:p>0</text:p>
          </table:table-cell>
          <table:table-cell office:value-type="float" office:value="2.1714958859499" calcext:value-type="float">
            <text:p>2.1714958859499</text:p>
          </table:table-cell>
          <table:table-cell office:value-type="float" office:value="0" calcext:value-type="float">
            <text:p>0</text:p>
          </table:table-cell>
          <table:table-cell office:value-type="float" office:value="0.977416346024443" calcext:value-type="float">
            <text:p>0.977416346024443</text:p>
          </table:table-cell>
          <table:table-cell office:value-type="float" office:value="0.964238955096911" calcext:value-type="float">
            <text:p>0.964238955096911</text:p>
          </table:table-cell>
          <table:table-cell office:value-type="float" office:value="0.247832197317406" calcext:value-type="float">
            <text:p>0.247832197317406</text:p>
          </table:table-cell>
          <table:table-cell office:value-type="float" office:value="0.832271762208068" calcext:value-type="float">
            <text:p>0.832271762208068</text:p>
          </table:table-cell>
          <table:table-cell office:value-type="float" office:value="0.167728237791932" calcext:value-type="float">
            <text:p>0.167728237791932</text:p>
          </table:table-cell>
          <table:table-cell office:value-type="float" office:value="191.018244191486" calcext:value-type="float">
            <text:p>191.018244191486</text:p>
          </table:table-cell>
          <table:table-cell office:value-type="float" office:value="11.6879120358863" calcext:value-type="float">
            <text:p>11.6879120358863</text:p>
          </table:table-cell>
          <table:table-cell office:value-type="float" office:value="53.4542086961259" calcext:value-type="float">
            <text:p>53.4542086961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-1289-NOT-TREMOR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903514504432678" calcext:value-type="float">
            <text:p>0.903514504432678</text:p>
          </table:table-cell>
          <table:table-cell office:value-type="float" office:value="0.630529626434983" calcext:value-type="float">
            <text:p>0.630529626434983</text:p>
          </table:table-cell>
          <table:table-cell office:value-type="float" office:value="0.487877547026644" calcext:value-type="float">
            <text:p>0.487877547026644</text:p>
          </table:table-cell>
          <table:table-cell office:value-type="float" office:value="0.134044000754093" calcext:value-type="float">
            <text:p>0.134044000754093</text:p>
          </table:table-cell>
          <table:table-cell office:value-type="float" office:value="0.491760947577973" calcext:value-type="float">
            <text:p>0.491760947577973</text:p>
          </table:table-cell>
          <table:table-cell office:value-type="float" office:value="0.578393755094676" calcext:value-type="float">
            <text:p>0.578393755094676</text:p>
          </table:table-cell>
          <table:table-cell office:value-type="float" office:value="0.254095243549719" calcext:value-type="float">
            <text:p>0.254095243549719</text:p>
          </table:table-cell>
          <table:table-cell office:value-type="float" office:value="4.15371794615421" calcext:value-type="float">
            <text:p>4.15371794615421</text:p>
          </table:table-cell>
          <table:table-cell office:value-type="float" office:value="1.9423323745985" calcext:value-type="float">
            <text:p>1.9423323745985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0.200869800512376" calcext:value-type="float">
            <text:p>0.2008698005123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515011547344111" calcext:value-type="float">
            <text:p>0.515011547344111</text:p>
          </table:table-cell>
          <table:table-cell office:value-type="float" office:value="0.484988452655889" calcext:value-type="float">
            <text:p>0.484988452655889</text:p>
          </table:table-cell>
          <table:table-cell office:value-type="float" office:value="81.3773573889181" calcext:value-type="float">
            <text:p>81.3773573889181</text:p>
          </table:table-cell>
          <table:table-cell office:value-type="float" office:value="22.0099946337537" calcext:value-type="float">
            <text:p>22.0099946337537</text:p>
          </table:table-cell>
          <table:table-cell office:value-type="float" office:value="35.2564520121419" calcext:value-type="float">
            <text:p>35.2564520121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-947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72839558124542" calcext:value-type="float">
            <text:p>1.72839558124542</text:p>
          </table:table-cell>
          <table:table-cell office:value-type="float" office:value="1.40751906265345" calcext:value-type="float">
            <text:p>1.40751906265345</text:p>
          </table:table-cell>
          <table:table-cell office:value-type="float" office:value="0.877138148020823" calcext:value-type="float">
            <text:p>0.877138148020823</text:p>
          </table:table-cell>
          <table:table-cell office:value-type="float" office:value="0.131571554776098" calcext:value-type="float">
            <text:p>0.131571554776098</text:p>
          </table:table-cell>
          <table:table-cell office:value-type="float" office:value="0.910032693283324" calcext:value-type="float">
            <text:p>0.910032693283324</text:p>
          </table:table-cell>
          <table:table-cell office:value-type="float" office:value="0.962905787534092" calcext:value-type="float">
            <text:p>0.962905787534092</text:p>
          </table:table-cell>
          <table:table-cell office:value-type="float" office:value="0.663434325630717" calcext:value-type="float">
            <text:p>0.663434325630717</text:p>
          </table:table-cell>
          <table:table-cell office:value-type="float" office:value="8.89298271726868" calcext:value-type="float">
            <text:p>8.89298271726868</text:p>
          </table:table-cell>
          <table:table-cell office:value-type="float" office:value="5.31352061171452" calcext:value-type="float">
            <text:p>5.31352061171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05534568027696" calcext:value-type="float">
            <text:p>0.905534568027696</text:p>
          </table:table-cell>
          <table:table-cell office:value-type="float" office:value="0.955040142235898" calcext:value-type="float">
            <text:p>0.955040142235898</text:p>
          </table:table-cell>
          <table:table-cell office:value-type="float" office:value="0" calcext:value-type="float">
            <text:p>0</text:p>
          </table:table-cell>
          <table:table-cell office:value-type="float" office:value="0.427184466019417" calcext:value-type="float">
            <text:p>0.427184466019417</text:p>
          </table:table-cell>
          <table:table-cell office:value-type="float" office:value="0.572815533980582" calcext:value-type="float">
            <text:p>0.572815533980582</text:p>
          </table:table-cell>
          <table:table-cell office:value-type="float" office:value="60.4661389621812" calcext:value-type="float">
            <text:p>60.4661389621812</text:p>
          </table:table-cell>
          <table:table-cell office:value-type="float" office:value="12.5688089029773" calcext:value-type="float">
            <text:p>12.5688089029773</text:p>
          </table:table-cell>
          <table:table-cell office:value-type="float" office:value="18.9972407891048" calcext:value-type="float">
            <text:p>18.9972407891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-947-stim-off</text:p>
          </table:table-cell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64555513858795" calcext:value-type="float">
            <text:p>1.64555513858795</text:p>
          </table:table-cell>
          <table:table-cell office:value-type="float" office:value="1.72071311304543" calcext:value-type="float">
            <text:p>1.72071311304543</text:p>
          </table:table-cell>
          <table:table-cell office:value-type="float" office:value="1.29921702029725" calcext:value-type="float">
            <text:p>1.29921702029725</text:p>
          </table:table-cell>
          <table:table-cell office:value-type="float" office:value="0.496358804177581" calcext:value-type="float">
            <text:p>0.496358804177581</text:p>
          </table:table-cell>
          <table:table-cell office:value-type="float" office:value="0.745536214311013" calcext:value-type="float">
            <text:p>0.745536214311013</text:p>
          </table:table-cell>
          <table:table-cell office:value-type="float" office:value="0.884161884824065" calcext:value-type="float">
            <text:p>0.884161884824065</text:p>
          </table:table-cell>
          <table:table-cell office:value-type="float" office:value="0.228246425326073" calcext:value-type="float">
            <text:p>0.228246425326073</text:p>
          </table:table-cell>
          <table:table-cell office:value-type="float" office:value="6.56632698868507" calcext:value-type="float">
            <text:p>6.56632698868507</text:p>
          </table:table-cell>
          <table:table-cell office:value-type="float" office:value="2.6975421682684" calcext:value-type="float">
            <text:p>2.6975421682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98294947320665" calcext:value-type="float">
            <text:p>3.98294947320665</text:p>
          </table:table-cell>
          <table:table-cell office:value-type="float" office:value="0" calcext:value-type="float">
            <text:p>0</text:p>
          </table:table-cell>
          <table:table-cell office:value-type="float" office:value="0.915997687141199" calcext:value-type="float">
            <text:p>0.915997687141199</text:p>
          </table:table-cell>
          <table:table-cell office:value-type="float" office:value="0.949794688185422" calcext:value-type="float">
            <text:p>0.949794688185422</text:p>
          </table:table-cell>
          <table:table-cell office:value-type="float" office:value="0" calcext:value-type="float">
            <text:p>0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85.2660300136426" calcext:value-type="float">
            <text:p>85.2660300136426</text:p>
          </table:table-cell>
          <table:table-cell office:value-type="float" office:value="27.7175369770219" calcext:value-type="float">
            <text:p>27.7175369770219</text:p>
          </table:table-cell>
          <table:table-cell office:value-type="float" office:value="38.561936402468" calcext:value-type="float">
            <text:p>38.561936402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-1850-TREMOR-AND-ACC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2.42725133895874" calcext:value-type="float">
            <text:p>2.42725133895874</text:p>
          </table:table-cell>
          <table:table-cell office:value-type="float" office:value="1.8555432776871" calcext:value-type="float">
            <text:p>1.8555432776871</text:p>
          </table:table-cell>
          <table:table-cell office:value-type="float" office:value="1.18298845283917" calcext:value-type="float">
            <text:p>1.18298845283917</text:p>
          </table:table-cell>
          <table:table-cell office:value-type="float" office:value="0.246424798852493" calcext:value-type="float">
            <text:p>0.246424798852493</text:p>
          </table:table-cell>
          <table:table-cell office:value-type="float" office:value="0.928926315629755" calcext:value-type="float">
            <text:p>0.928926315629755</text:p>
          </table:table-cell>
          <table:table-cell office:value-type="float" office:value="0.934162370551641" calcext:value-type="float">
            <text:p>0.934162370551641</text:p>
          </table:table-cell>
          <table:table-cell office:value-type="float" office:value="0.27963206984146" calcext:value-type="float">
            <text:p>0.27963206984146</text:p>
          </table:table-cell>
          <table:table-cell office:value-type="float" office:value="6.05369154299316" calcext:value-type="float">
            <text:p>6.05369154299316</text:p>
          </table:table-cell>
          <table:table-cell office:value-type="float" office:value="2.45244473289091" calcext:value-type="float">
            <text:p>2.45244473289091</text:p>
          </table:table-cell>
          <table:table-cell office:value-type="float" office:value="0.514285714285714" calcext:value-type="float">
            <text:p>0.5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.65484894620222" calcext:value-type="float">
            <text:p>1.65484894620222</text:p>
          </table:table-cell>
          <table:table-cell office:value-type="float" office:value="0" calcext:value-type="float">
            <text:p>0</text:p>
          </table:table-cell>
          <table:table-cell office:value-type="float" office:value="0.918376987045665" calcext:value-type="float">
            <text:p>0.918376987045665</text:p>
          </table:table-cell>
          <table:table-cell office:value-type="float" office:value="0.955566022449048" calcext:value-type="float">
            <text:p>0.955566022449048</text:p>
          </table:table-cell>
          <table:table-cell office:value-type="float" office:value="0" calcext:value-type="float">
            <text:p>0</text:p>
          </table:table-cell>
          <table:table-cell office:value-type="float" office:value="0.554838709677419" calcext:value-type="float">
            <text:p>0.554838709677419</text:p>
          </table:table-cell>
          <table:table-cell office:value-type="float" office:value="0.445161290322581" calcext:value-type="float">
            <text:p>0.445161290322581</text:p>
          </table:table-cell>
          <table:table-cell office:value-type="float" office:value="112.991381122556" calcext:value-type="float">
            <text:p>112.991381122556</text:p>
          </table:table-cell>
          <table:table-cell office:value-type="float" office:value="16.9645432849912" calcext:value-type="float">
            <text:p>16.9645432849912</text:p>
          </table:table-cell>
          <table:table-cell office:value-type="float" office:value="32.1015541294335" calcext:value-type="float">
            <text:p>32.1015541294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-1953-NOT-TREMOR</text:p>
          </table:table-cell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08537876605988" calcext:value-type="float">
            <text:p>1.08537876605988</text:p>
          </table:table-cell>
          <table:table-cell office:value-type="float" office:value="0.237917763036011" calcext:value-type="float">
            <text:p>0.237917763036011</text:p>
          </table:table-cell>
          <table:table-cell office:value-type="float" office:value="0.214545864729327" calcext:value-type="float">
            <text:p>0.214545864729327</text:p>
          </table:table-cell>
          <table:table-cell office:value-type="float" office:value="0.172487484121986" calcext:value-type="float">
            <text:p>0.172487484121986</text:p>
          </table:table-cell>
          <table:table-cell office:value-type="float" office:value="0" calcext:value-type="float">
            <text:p>0</text:p>
          </table:table-cell>
          <table:table-cell office:value-type="float" office:value="0.522957495700524" calcext:value-type="float">
            <text:p>0.522957495700524</text:p>
          </table:table-cell>
          <table:table-cell office:value-type="float" office:value="0.702450555016913" calcext:value-type="float">
            <text:p>0.702450555016913</text:p>
          </table:table-cell>
          <table:table-cell office:value-type="float" office:value="4.73601243294141" calcext:value-type="float">
            <text:p>4.73601243294141</text:p>
          </table:table-cell>
          <table:table-cell office:value-type="float" office:value="4.4232686492329" calcext:value-type="float">
            <text:p>4.423268649232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0.359676665091194" calcext:value-type="float">
            <text:p>0.3596766650911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68141592920354" calcext:value-type="float">
            <text:p>0.68141592920354</text:p>
          </table:table-cell>
          <table:table-cell office:value-type="float" office:value="0.31858407079646" calcext:value-type="float">
            <text:p>0.31858407079646</text:p>
          </table:table-cell>
          <table:table-cell office:value-type="float" office:value="72.0074812967581" calcext:value-type="float">
            <text:p>72.0074812967581</text:p>
          </table:table-cell>
          <table:table-cell office:value-type="float" office:value="9.07343432849865" calcext:value-type="float">
            <text:p>9.07343432849865</text:p>
          </table:table-cell>
          <table:table-cell office:value-type="float" office:value="22.4341666401957" calcext:value-type="float">
            <text:p>22.4341666401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-cell4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0583633184433" calcext:value-type="float">
            <text:p>1.0583633184433</text:p>
          </table:table-cell>
          <table:table-cell office:value-type="float" office:value="1.8879954673234" calcext:value-type="float">
            <text:p>1.8879954673234</text:p>
          </table:table-cell>
          <table:table-cell office:value-type="float" office:value="1.19715401541629" calcext:value-type="float">
            <text:p>1.19715401541629</text:p>
          </table:table-cell>
          <table:table-cell office:value-type="float" office:value="0.395841604889187" calcext:value-type="float">
            <text:p>0.395841604889187</text:p>
          </table:table-cell>
          <table:table-cell office:value-type="float" office:value="0.811974599659125" calcext:value-type="float">
            <text:p>0.811974599659125</text:p>
          </table:table-cell>
          <table:table-cell office:value-type="float" office:value="0.967045121353714" calcext:value-type="float">
            <text:p>0.967045121353714</text:p>
          </table:table-cell>
          <table:table-cell office:value-type="float" office:value="0.74205728808218" calcext:value-type="float">
            <text:p>0.74205728808218</text:p>
          </table:table-cell>
          <table:table-cell office:value-type="float" office:value="8.16534830511465" calcext:value-type="float">
            <text:p>8.16534830511465</text:p>
          </table:table-cell>
          <table:table-cell office:value-type="float" office:value="5.31229451177615" calcext:value-type="float">
            <text:p>5.31229451177615</text:p>
          </table:table-cell>
          <table:table-cell office:value-type="float" office:value="0.236111111111111" calcext:value-type="float">
            <text:p>0.236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.06766946326701" calcext:value-type="float">
            <text:p>1.06766946326701</text:p>
          </table:table-cell>
          <table:table-cell office:value-type="float" office:value="0" calcext:value-type="float">
            <text:p>0</text:p>
          </table:table-cell>
          <table:table-cell office:value-type="float" office:value="0.961108978109002" calcext:value-type="float">
            <text:p>0.961108978109002</text:p>
          </table:table-cell>
          <table:table-cell office:value-type="float" office:value="0.926525100715127" calcext:value-type="float">
            <text:p>0.926525100715127</text:p>
          </table:table-cell>
          <table:table-cell office:value-type="float" office:value="0" calcext:value-type="float">
            <text:p>0</text:p>
          </table:table-cell>
          <table:table-cell office:value-type="float" office:value="0.717791411042945" calcext:value-type="float">
            <text:p>0.717791411042945</text:p>
          </table:table-cell>
          <table:table-cell office:value-type="float" office:value="0.282208588957055" calcext:value-type="float">
            <text:p>0.282208588957055</text:p>
          </table:table-cell>
          <table:table-cell office:value-type="float" office:value="102.60997684698" calcext:value-type="float">
            <text:p>102.60997684698</text:p>
          </table:table-cell>
          <table:table-cell office:value-type="float" office:value="6.29660859185931" calcext:value-type="float">
            <text:p>6.29660859185931</text:p>
          </table:table-cell>
          <table:table-cell office:value-type="float" office:value="19.2996249005418" calcext:value-type="float">
            <text:p>19.29962490054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8-cell1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2.09921479225159" calcext:value-type="float">
            <text:p>2.09921479225159</text:p>
          </table:table-cell>
          <table:table-cell office:value-type="float" office:value="1.98793445460603" calcext:value-type="float">
            <text:p>1.98793445460603</text:p>
          </table:table-cell>
          <table:table-cell office:value-type="float" office:value="1.19768829885142" calcext:value-type="float">
            <text:p>1.19768829885142</text:p>
          </table:table-cell>
          <table:table-cell office:value-type="float" office:value="0.433421621515185" calcext:value-type="float">
            <text:p>0.433421621515185</text:p>
          </table:table-cell>
          <table:table-cell office:value-type="float" office:value="0.487934936810114" calcext:value-type="float">
            <text:p>0.487934936810114</text:p>
          </table:table-cell>
          <table:table-cell office:value-type="float" office:value="0.556676476142442" calcext:value-type="float">
            <text:p>0.556676476142442</text:p>
          </table:table-cell>
          <table:table-cell office:value-type="float" office:value="0.379650468014659" calcext:value-type="float">
            <text:p>0.379650468014659</text:p>
          </table:table-cell>
          <table:table-cell office:value-type="float" office:value="4.80490815660947" calcext:value-type="float">
            <text:p>4.80490815660947</text:p>
          </table:table-cell>
          <table:table-cell office:value-type="float" office:value="2.19147739972185" calcext:value-type="float">
            <text:p>2.19147739972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51055206258083" calcext:value-type="float">
            <text:p>0.851055206258083</text:p>
          </table:table-cell>
          <table:table-cell office:value-type="float" office:value="0.928446642800772" calcext:value-type="float">
            <text:p>0.928446642800772</text:p>
          </table:table-cell>
          <table:table-cell office:value-type="float" office:value="0" calcext:value-type="float">
            <text:p>0</text:p>
          </table:table-cell>
          <table:table-cell office:value-type="float" office:value="0.689814814814815" calcext:value-type="float">
            <text:p>0.689814814814815</text:p>
          </table:table-cell>
          <table:table-cell office:value-type="float" office:value="0.310185185185185" calcext:value-type="float">
            <text:p>0.310185185185185</text:p>
          </table:table-cell>
          <table:table-cell office:value-type="float" office:value="127.901387172092" calcext:value-type="float">
            <text:p>127.901387172092</text:p>
          </table:table-cell>
          <table:table-cell office:value-type="float" office:value="14.6965921454392" calcext:value-type="float">
            <text:p>14.6965921454392</text:p>
          </table:table-cell>
          <table:table-cell office:value-type="float" office:value="37.7369038966847" calcext:value-type="float">
            <text:p>37.73690389668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-1018-TREMOR-in-and-out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1.43949925899506" calcext:value-type="float">
            <text:p>-1.43949925899506</text:p>
          </table:table-cell>
          <table:table-cell office:value-type="float" office:value="1.84586881041053" calcext:value-type="float">
            <text:p>1.84586881041053</text:p>
          </table:table-cell>
          <table:table-cell office:value-type="float" office:value="1.3402336034023" calcext:value-type="float">
            <text:p>1.3402336034023</text:p>
          </table:table-cell>
          <table:table-cell office:value-type="float" office:value="0.396012278907467" calcext:value-type="float">
            <text:p>0.396012278907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360370982109" calcext:value-type="float">
            <text:p>0.544360370982109</text:p>
          </table:table-cell>
          <table:table-cell office:value-type="float" office:value="4.15301555484996" calcext:value-type="float">
            <text:p>4.15301555484996</text:p>
          </table:table-cell>
          <table:table-cell office:value-type="float" office:value="2.32816376704717" calcext:value-type="float">
            <text:p>2.328163767047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236700077101002" calcext:value-type="float">
            <text:p>0.236700077101002</text:p>
          </table:table-cell>
          <table:table-cell office:value-type="float" office:value="0.763299922898998" calcext:value-type="float">
            <text:p>0.763299922898998</text:p>
          </table:table-cell>
          <table:table-cell office:value-type="float" office:value="80.2589199815954" calcext:value-type="float">
            <text:p>80.2589199815954</text:p>
          </table:table-cell>
          <table:table-cell office:value-type="float" office:value="53.334999827604" calcext:value-type="float">
            <text:p>53.334999827604</text:p>
          </table:table-cell>
          <table:table-cell office:value-type="float" office:value="57.9353054267112" calcext:value-type="float">
            <text:p>57.9353054267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-917-NOT-TREMOR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048590961843729" calcext:value-type="float">
            <text:p>0.048590961843729</text:p>
          </table:table-cell>
          <table:table-cell office:value-type="float" office:value="0.0879113117397074" calcext:value-type="float">
            <text:p>0.087911311739708</text:p>
          </table:table-cell>
          <table:table-cell office:value-type="float" office:value="-0.0861825437223481" calcext:value-type="float">
            <text:p>-0.086182543722348</text:p>
          </table:table-cell>
          <table:table-cell office:value-type="float" office:value="-0.113574300604562" calcext:value-type="float">
            <text:p>-0.113574300604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28314738683" calcext:value-type="float">
            <text:p>0.30428314738683</text:p>
          </table:table-cell>
          <table:table-cell office:value-type="float" office:value="5.32151528416662" calcext:value-type="float">
            <text:p>5.32151528416662</text:p>
          </table:table-cell>
          <table:table-cell office:value-type="float" office:value="3.28946141658296" calcext:value-type="float">
            <text:p>3.28946141658296</text:p>
          </table:table-cell>
          <table:table-cell office:value-type="float" office:value="0.00903614457831325" calcext:value-type="float">
            <text:p>0.009036144578313</text:p>
          </table:table-cell>
          <table:table-cell office:value-type="float" office:value="0" calcext:value-type="float">
            <text:p>0</text:p>
          </table:table-cell>
          <table:table-cell office:value-type="float" office:value="0.0184370614726986" calcext:value-type="float">
            <text:p>0.0184370614726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/>
          </table:table-cell>
          <table:table-cell office:value-type="float" office:value="0.485473289597001" calcext:value-type="float">
            <text:p>0.485473289597001</text:p>
          </table:table-cell>
          <table:table-cell office:value-type="float" office:value="0.514526710402999" calcext:value-type="float">
            <text:p>0.514526710402999</text:p>
          </table:table-cell>
          <table:table-cell office:value-type="float" office:value="48.4496124031008" calcext:value-type="float">
            <text:p>48.4496124031008</text:p>
          </table:table-cell>
          <table:table-cell office:value-type="float" office:value="13.7331300129677" calcext:value-type="float">
            <text:p>13.7331300129677</text:p>
          </table:table-cell>
          <table:table-cell office:value-type="float" office:value="21.0587228506287" calcext:value-type="float">
            <text:p>21.0587228506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2-2188-b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1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filter was applied</text:p>
          </table:table-cell>
        </table:table-row>
        <table:table-row table:style-name="ro1">
          <table:table-cell office:value-type="string" calcext:value-type="string">
            <text:p>642-2188-b-stim-on</text:p>
          </table:table-cell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33034884929657" calcext:value-type="float">
            <text:p>1.33034884929657</text:p>
          </table:table-cell>
          <table:table-cell office:value-type="float" office:value="0.92009256443285" calcext:value-type="float">
            <text:p>0.92009256443285</text:p>
          </table:table-cell>
          <table:table-cell office:value-type="float" office:value="1.40608606283301" calcext:value-type="float">
            <text:p>1.40608606283301</text:p>
          </table:table-cell>
          <table:table-cell office:value-type="float" office:value="0.157245704840185" calcext:value-type="float">
            <text:p>0.157245704840185</text:p>
          </table:table-cell>
          <table:table-cell office:value-type="float" office:value="0" calcext:value-type="float">
            <text:p>0</text:p>
          </table:table-cell>
          <table:table-cell office:value-type="float" office:value="0.662497051165842" calcext:value-type="float">
            <text:p>0.662497051165842</text:p>
          </table:table-cell>
          <table:table-cell office:value-type="float" office:value="0" calcext:value-type="float">
            <text:p>0</text:p>
          </table:table-cell>
          <table:table-cell office:value-type="float" office:value="0.377785642860585" calcext:value-type="float">
            <text:p>0.377785642860585</text:p>
          </table:table-cell>
          <table:table-cell office:value-type="float" office:value="0.288467063179231" calcext:value-type="float">
            <text:p>0.2884670631792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-TREMOR-WITH-ACCELEROMETER-AND-MOV-DESYNCH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table:number-columns-repeated="21" office:value-type="string" calcext:value-type="string"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ng artifacts</text:p>
          </table:table-cell>
        </table:table-row>
        <table:table-row table:style-name="ro1">
          <table:table-cell office:value-type="string" calcext:value-type="string">
            <text:p>664-cell1-c-stim-on</text:p>
          </table:table-cell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78292274475098" calcext:value-type="float">
            <text:p>1.78292274475098</text:p>
          </table:table-cell>
          <table:table-cell office:value-type="float" office:value="-0.358720398031785" calcext:value-type="float">
            <text:p>-0.358720398031785</text:p>
          </table:table-cell>
          <table:table-cell office:value-type="float" office:value="-0.301104497733417" calcext:value-type="float">
            <text:p>-0.301104497733417</text:p>
          </table:table-cell>
          <table:table-cell office:value-type="float" office:value="-0.785957426760799" calcext:value-type="float">
            <text:p>-0.785957426760799</text:p>
          </table:table-cell>
          <table:table-cell office:value-type="float" office:value="0.701855623606412" calcext:value-type="float">
            <text:p>0.701855623606412</text:p>
          </table:table-cell>
          <table:table-cell office:value-type="float" office:value="0.855601118300316" calcext:value-type="float">
            <text:p>0.855601118300316</text:p>
          </table:table-cell>
          <table:table-cell office:value-type="float" office:value="0.69923340364695" calcext:value-type="float">
            <text:p>0.69923340364695</text:p>
          </table:table-cell>
          <table:table-cell office:value-type="float" office:value="0.561874884089471" calcext:value-type="float">
            <text:p>0.561874884089471</text:p>
          </table:table-cell>
          <table:table-cell office:value-type="float" office:value="0.566699073726827" calcext:value-type="float">
            <text:p>0.5666990737268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-cell2-stim-on</text:p>
          </table:table-cell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-0.231090903282166" calcext:value-type="float">
            <text:p>-0.231090903282166</text:p>
          </table:table-cell>
          <table:table-cell office:value-type="float" office:value="0.492308041306051" calcext:value-type="float">
            <text:p>0.492308041306051</text:p>
          </table:table-cell>
          <table:table-cell office:value-type="float" office:value="0.512861824754007" calcext:value-type="float">
            <text:p>0.512861824754007</text:p>
          </table:table-cell>
          <table:table-cell office:value-type="float" office:value="-0.0722236058121799" calcext:value-type="float">
            <text:p>-0.07222360581218</text:p>
          </table:table-cell>
          <table:table-cell office:value-type="float" office:value="0.178222679783294" calcext:value-type="float">
            <text:p>0.17822267978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266407119138" calcext:value-type="float">
            <text:p>0.405266407119138</text:p>
          </table:table-cell>
          <table:table-cell office:value-type="float" office:value="0.290077559680174" calcext:value-type="float">
            <text:p>0.290077559680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-947-stim-on</text:p>
          </table:table-cell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.56902694702148" calcext:value-type="float">
            <text:p>1.56902694702148</text:p>
          </table:table-cell>
          <table:table-cell office:value-type="float" office:value="0.282747938156003" calcext:value-type="float">
            <text:p>0.282747938156003</text:p>
          </table:table-cell>
          <table:table-cell office:value-type="float" office:value="-0.180184736115919" calcext:value-type="float">
            <text:p>-0.180184736115919</text:p>
          </table:table-cell>
          <table:table-cell office:value-type="float" office:value="-0.0980894693499337" calcext:value-type="float">
            <text:p>-0.098089469349934</text:p>
          </table:table-cell>
          <table:table-cell office:value-type="float" office:value="0.0036326894413492" calcext:value-type="float">
            <text:p>0.003632689441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3939392861245" calcext:value-type="float">
            <text:p>0.643939392861245</text:p>
          </table:table-cell>
          <table:table-cell office:value-type="float" office:value="0.500976113788721" calcext:value-type="float">
            <text:p>0.5009761137887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6-cell4-stim-on</text:p>
          </table:table-cell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0.185262426733971" calcext:value-type="float">
            <text:p>0.185262426733971</text:p>
          </table:table-cell>
          <table:table-cell office:value-type="float" office:value="-0.513277895132495" calcext:value-type="float">
            <text:p>-0.513277895132495</text:p>
          </table:table-cell>
          <table:table-cell office:value-type="float" office:value="-0.069954256535123" calcext:value-type="float">
            <text:p>-0.069954256535123</text:p>
          </table:table-cell>
          <table:table-cell office:value-type="float" office:value="0.223394119723184" calcext:value-type="float">
            <text:p>0.223394119723184</text:p>
          </table:table-cell>
          <table:table-cell office:value-type="float" office:value="0.389774502797797" calcext:value-type="float">
            <text:p>0.389774502797797</text:p>
          </table:table-cell>
          <table:table-cell office:value-type="float" office:value="0.588256332625925" calcext:value-type="float">
            <text:p>0.588256332625925</text:p>
          </table:table-cell>
          <table:table-cell office:value-type="float" office:value="0.0233402275973155" calcext:value-type="float">
            <text:p>0.023340227597316</text:p>
          </table:table-cell>
          <table:table-cell office:value-type="float" office:value="0.9378710317939" calcext:value-type="float">
            <text:p>0.9378710317939</text:p>
          </table:table-cell>
          <table:table-cell office:value-type="float" office:value="0.318678435180337" calcext:value-type="float">
            <text:p>0.3186784351803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/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12T15:56:57.448847280</dc:date>
    <dc:creator>Maximilian Scherer</dc:creator>
    <meta:editing-duration>PT6H5M47S</meta:editing-duration>
    <meta:editing-cycles>1</meta:editing-cycles>
    <meta:document-statistic meta:table-count="2" meta:cell-count="16513" meta:object-count="0"/>
  </office:meta>
</office:document-meta>
</file>